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335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1.4508in"/>
    </style:style>
    <style:style style:name="co4" style:family="table-column">
      <style:table-column-properties fo:break-before="auto" style:column-width="2.6945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1.1929in"/>
    </style:style>
    <style:style style:name="co7" style:family="table-column">
      <style:table-column-properties fo:break-before="auto" style:column-width="1.311in"/>
    </style:style>
    <style:style style:name="co8" style:family="table-column">
      <style:table-column-properties fo:break-before="auto" style:column-width="1.3543in"/>
    </style:style>
    <style:style style:name="co9" style:family="table-column">
      <style:table-column-properties fo:break-before="auto" style:column-width="1.922in"/>
    </style:style>
    <style:style style:name="co10" style:family="table-column">
      <style:table-column-properties fo:break-before="auto" style:column-width="2.2866in"/>
    </style:style>
    <style:style style:name="co11" style:family="table-column">
      <style:table-column-properties fo:break-before="auto" style:column-width="1.5362in"/>
    </style:style>
    <style:style style:name="co12" style:family="table-column">
      <style:table-column-properties fo:break-before="auto" style:column-width="1.6008in"/>
    </style:style>
    <style:style style:name="co13" style:family="table-column">
      <style:table-column-properties fo:break-before="auto" style:column-width="1.5575in"/>
    </style:style>
    <style:style style:name="co14" style:family="table-column">
      <style:table-column-properties fo:break-before="auto" style:column-width="1.6756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2.6516in"/>
    </style:style>
    <style:style style:name="co17" style:family="table-column">
      <style:table-column-properties fo:break-before="auto" style:column-width="1.9008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p_filt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Iterations per Second</text:p>
          </table:table-cell>
          <table:table-cell office:value-type="string" calcext:value-type="string">
            <text:p>Standard Deviation Iterations Per Second</text:p>
          </table:table-cell>
          <table:table-cell office:value-type="string" calcext:value-type="string">
            <text:p>Run Time Average</text:p>
          </table:table-cell>
          <table:table-cell office:value-type="string" calcext:value-type="string">
            <text:p>Run Time Median</text:p>
          </table:table-cell>
          <table:table-cell office:value-type="string" calcext:value-type="string">
            <text:p>Run Time Minimum</text:p>
          </table:table-cell>
          <table:table-cell office:value-type="string" calcext:value-type="string">
            <text:p>Run Time Maximum</text:p>
          </table:table-cell>
          <table:table-cell office:value-type="string" calcext:value-type="string">
            <text:p>Run Time Standard Deviation</text:p>
          </table:table-cell>
          <table:table-cell office:value-type="string" calcext:value-type="string">
            <text:p>Run Time Standard Deviation Ratio</text:p>
          </table:table-cell>
          <table:table-cell office:value-type="string" calcext:value-type="string">
            <text:p>Run Time Sample Size</text:p>
          </table:table-cell>
          <table:table-cell office:value-type="string" calcext:value-type="string">
            <text:p>Memory Usage Average</text:p>
          </table:table-cell>
          <table:table-cell office:value-type="string" calcext:value-type="string">
            <text:p>Memory Usage Median</text:p>
          </table:table-cell>
          <table:table-cell office:value-type="string" calcext:value-type="string">
            <text:p>Memory Usage Minimum</text:p>
          </table:table-cell>
          <table:table-cell office:value-type="string" calcext:value-type="string">
            <text:p>Memory Usage Maximum</text:p>
          </table:table-cell>
          <table:table-cell office:value-type="string" calcext:value-type="string">
            <text:p>Memory Usage Standard Deviation</text:p>
          </table:table-cell>
          <table:table-cell office:value-type="string" calcext:value-type="string">
            <text:p>Memory Usage Standard Deviation Ratio</text:p>
          </table:table-cell>
          <table:table-cell office:value-type="string" calcext:value-type="string">
            <text:p>Memory Usage Sample Size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1" calcext:value-type="float">
            <text:p>1</text:p>
          </table:table-cell>
          <table:table-cell office:value-type="float" office:value="541491.809936375" calcext:value-type="float">
            <text:p>541491.809936375</text:p>
          </table:table-cell>
          <table:table-cell office:value-type="float" office:value="77100.2060410724" calcext:value-type="float">
            <text:p>77100.2060410724</text:p>
          </table:table-cell>
          <table:table-cell office:value-type="float" office:value="1846.75" calcext:value-type="float">
            <text:p>1846.75</text:p>
          </table:table-cell>
          <table:table-cell office:value-type="float" office:value="1852.5" calcext:value-type="float">
            <text:p>1852.5</text:p>
          </table:table-cell>
          <table:table-cell office:value-type="float" office:value="1526" calcext:value-type="float">
            <text:p>1526</text:p>
          </table:table-cell>
          <table:table-cell office:value-type="float" office:value="2156" calcext:value-type="float">
            <text:p>2156</text:p>
          </table:table-cell>
          <table:table-cell office:value-type="float" office:value="262.949139568853" calcext:value-type="float">
            <text:p>262.949139568853</text:p>
          </table:table-cell>
          <table:table-cell office:value-type="float" office:value="0.14238480550635" calcext:value-type="float">
            <text:p>0.1423848055063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2" calcext:value-type="float">
            <text:p>2</text:p>
          </table:table-cell>
          <table:table-cell office:value-type="float" office:value="455684.666210982" calcext:value-type="float">
            <text:p>455684.666210982</text:p>
          </table:table-cell>
          <table:table-cell office:value-type="float" office:value="36197.0137337146" calcext:value-type="float">
            <text:p>36197.0137337146</text:p>
          </table:table-cell>
          <table:table-cell office:value-type="float" office:value="2194.5" calcext:value-type="float">
            <text:p>2194.5</text:p>
          </table:table-cell>
          <table:table-cell office:value-type="float" office:value="2225" calcext:value-type="float">
            <text:p>2225</text:p>
          </table:table-cell>
          <table:table-cell office:value-type="float" office:value="1970" calcext:value-type="float">
            <text:p>1970</text:p>
          </table:table-cell>
          <table:table-cell office:value-type="float" office:value="2358" calcext:value-type="float">
            <text:p>2358</text:p>
          </table:table-cell>
          <table:table-cell office:value-type="float" office:value="174.318673698488" calcext:value-type="float">
            <text:p>174.318673698488</text:p>
          </table:table-cell>
          <table:table-cell office:value-type="float" office:value="0.0794343466386367" calcext:value-type="float">
            <text:p>0.079434346638636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3" calcext:value-type="float">
            <text:p>3</text:p>
          </table:table-cell>
          <table:table-cell office:value-type="float" office:value="193040.876405579" calcext:value-type="float">
            <text:p>193040.876405579</text:p>
          </table:table-cell>
          <table:table-cell office:value-type="float" office:value="250775.492698045" calcext:value-type="float">
            <text:p>250775.492698045</text:p>
          </table:table-cell>
          <table:table-cell office:value-type="float" office:value="5180.25" calcext:value-type="float">
            <text:p>5180.25</text:p>
          </table:table-cell>
          <table:table-cell office:value-type="float" office:value="1848" calcext:value-type="float">
            <text:p>1848</text:p>
          </table:table-cell>
          <table:table-cell office:value-type="float" office:value="1751" calcext:value-type="float">
            <text:p>1751</text:p>
          </table:table-cell>
          <table:table-cell office:value-type="float" office:value="15274" calcext:value-type="float">
            <text:p>15274</text:p>
          </table:table-cell>
          <table:table-cell office:value-type="float" office:value="6729.55785447058" calcext:value-type="float">
            <text:p>6729.55785447058</text:p>
          </table:table-cell>
          <table:table-cell office:value-type="float" office:value="1.29907974604905" calcext:value-type="float">
            <text:p>1.2990797460490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48" calcext:value-type="float">
            <text:p>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4" calcext:value-type="float">
            <text:p>4</text:p>
          </table:table-cell>
          <table:table-cell office:value-type="float" office:value="424223.141372362" calcext:value-type="float">
            <text:p>424223.141372362</text:p>
          </table:table-cell>
          <table:table-cell office:value-type="float" office:value="82168.3384304847" calcext:value-type="float">
            <text:p>82168.3384304847</text:p>
          </table:table-cell>
          <table:table-cell office:value-type="float" office:value="2357.25" calcext:value-type="float">
            <text:p>2357.25</text:p>
          </table:table-cell>
          <table:table-cell office:value-type="float" office:value="2383" calcext:value-type="float">
            <text:p>2383</text:p>
          </table:table-cell>
          <table:table-cell office:value-type="float" office:value="1861" calcext:value-type="float">
            <text:p>1861</text:p>
          </table:table-cell>
          <table:table-cell office:value-type="float" office:value="2802" calcext:value-type="float">
            <text:p>2802</text:p>
          </table:table-cell>
          <table:table-cell office:value-type="float" office:value="456.578854087659" calcext:value-type="float">
            <text:p>456.578854087659</text:p>
          </table:table-cell>
          <table:table-cell office:value-type="float" office:value="0.19369131576526" calcext:value-type="float">
            <text:p>0.1936913157652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36" calcext:value-type="float">
            <text:p>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5" calcext:value-type="float">
            <text:p>5</text:p>
          </table:table-cell>
          <table:table-cell office:value-type="float" office:value="464414.257517706" calcext:value-type="float">
            <text:p>464414.257517706</text:p>
          </table:table-cell>
          <table:table-cell office:value-type="float" office:value="44000.7371403713" calcext:value-type="float">
            <text:p>44000.7371403713</text:p>
          </table:table-cell>
          <table:table-cell office:value-type="float" office:value="2153.25" calcext:value-type="float">
            <text:p>2153.25</text:p>
          </table:table-cell>
          <table:table-cell office:value-type="float" office:value="2170.5" calcext:value-type="float">
            <text:p>2170.5</text:p>
          </table:table-cell>
          <table:table-cell office:value-type="float" office:value="1904" calcext:value-type="float">
            <text:p>1904</text:p>
          </table:table-cell>
          <table:table-cell office:value-type="float" office:value="2368" calcext:value-type="float">
            <text:p>2368</text:p>
          </table:table-cell>
          <table:table-cell office:value-type="float" office:value="204.008782490689" calcext:value-type="float">
            <text:p>204.008782490689</text:p>
          </table:table-cell>
          <table:table-cell office:value-type="float" office:value="0.0947445872475046" calcext:value-type="float">
            <text:p>0.094744587247504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68" calcext:value-type="float">
            <text:p>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6" calcext:value-type="float">
            <text:p>6</text:p>
          </table:table-cell>
          <table:table-cell office:value-type="float" office:value="486203.962562295" calcext:value-type="float">
            <text:p>486203.962562295</text:p>
          </table:table-cell>
          <table:table-cell office:value-type="float" office:value="58333.8145054817" calcext:value-type="float">
            <text:p>58333.8145054817</text:p>
          </table:table-cell>
          <table:table-cell office:value-type="float" office:value="2056.75" calcext:value-type="float">
            <text:p>2056.75</text:p>
          </table:table-cell>
          <table:table-cell office:value-type="float" office:value="2053" calcext:value-type="float">
            <text:p>2053</text:p>
          </table:table-cell>
          <table:table-cell office:value-type="float" office:value="1810" calcext:value-type="float">
            <text:p>1810</text:p>
          </table:table-cell>
          <table:table-cell office:value-type="float" office:value="2311" calcext:value-type="float">
            <text:p>2311</text:p>
          </table:table-cell>
          <table:table-cell office:value-type="float" office:value="246.764901610149" calcext:value-type="float">
            <text:p>246.764901610149</text:p>
          </table:table-cell>
          <table:table-cell office:value-type="float" office:value="0.119978072984149" calcext:value-type="float">
            <text:p>0.11997807298414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456" calcext:value-type="float">
            <text:p>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7" calcext:value-type="float">
            <text:p>7</text:p>
          </table:table-cell>
          <table:table-cell office:value-type="float" office:value="449135.41432742" calcext:value-type="float">
            <text:p>449135.41432742</text:p>
          </table:table-cell>
          <table:table-cell office:value-type="float" office:value="48555.9658418202" calcext:value-type="float">
            <text:p>48555.9658418202</text:p>
          </table:table-cell>
          <table:table-cell office:value-type="float" office:value="2226.5" calcext:value-type="float">
            <text:p>2226.5</text:p>
          </table:table-cell>
          <table:table-cell office:value-type="float" office:value="2192" calcext:value-type="float">
            <text:p>2192</text:p>
          </table:table-cell>
          <table:table-cell office:value-type="float" office:value="2009" calcext:value-type="float">
            <text:p>2009</text:p>
          </table:table-cell>
          <table:table-cell office:value-type="float" office:value="2513" calcext:value-type="float">
            <text:p>2513</text:p>
          </table:table-cell>
          <table:table-cell office:value-type="float" office:value="240.706598718578" calcext:value-type="float">
            <text:p>240.706598718578</text:p>
          </table:table-cell>
          <table:table-cell office:value-type="float" office:value="0.108109857946813" calcext:value-type="float">
            <text:p>0.10810985794681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488" calcext:value-type="float">
            <text:p>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8" calcext:value-type="float">
            <text:p>8</text:p>
          </table:table-cell>
          <table:table-cell office:value-type="float" office:value="462855.820411942" calcext:value-type="float">
            <text:p>462855.820411942</text:p>
          </table:table-cell>
          <table:table-cell office:value-type="float" office:value="35788.0190497462" calcext:value-type="float">
            <text:p>35788.0190497462</text:p>
          </table:table-cell>
          <table:table-cell office:value-type="float" office:value="2160.5" calcext:value-type="float">
            <text:p>2160.5</text:p>
          </table:table-cell>
          <table:table-cell office:value-type="float" office:value="2185" calcext:value-type="float">
            <text:p>2185</text:p>
          </table:table-cell>
          <table:table-cell office:value-type="float" office:value="1939" calcext:value-type="float">
            <text:p>1939</text:p>
          </table:table-cell>
          <table:table-cell office:value-type="float" office:value="2333" calcext:value-type="float">
            <text:p>2333</text:p>
          </table:table-cell>
          <table:table-cell office:value-type="float" office:value="167.049892746648" calcext:value-type="float">
            <text:p>167.049892746648</text:p>
          </table:table-cell>
          <table:table-cell office:value-type="float" office:value="0.0773200151569767" calcext:value-type="float">
            <text:p>0.077320015156976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76" calcext:value-type="float">
            <text:p>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9" calcext:value-type="float">
            <text:p>9</text:p>
          </table:table-cell>
          <table:table-cell office:value-type="float" office:value="447727.781508843" calcext:value-type="float">
            <text:p>447727.781508843</text:p>
          </table:table-cell>
          <table:table-cell office:value-type="float" office:value="23882.2580851576" calcext:value-type="float">
            <text:p>23882.2580851576</text:p>
          </table:table-cell>
          <table:table-cell office:value-type="float" office:value="2233.5" calcext:value-type="float">
            <text:p>2233.5</text:p>
          </table:table-cell>
          <table:table-cell office:value-type="float" office:value="2235.5" calcext:value-type="float">
            <text:p>2235.5</text:p>
          </table:table-cell>
          <table:table-cell office:value-type="float" office:value="2097" calcext:value-type="float">
            <text:p>2097</text:p>
          </table:table-cell>
          <table:table-cell office:value-type="float" office:value="2366" calcext:value-type="float">
            <text:p>2366</text:p>
          </table:table-cell>
          <table:table-cell office:value-type="float" office:value="119.137175838051" calcext:value-type="float">
            <text:p>119.137175838051</text:p>
          </table:table-cell>
          <table:table-cell office:value-type="float" office:value="0.0533410234331994" calcext:value-type="float">
            <text:p>0.053341023433199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08" calcext:value-type="float">
            <text:p>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10" calcext:value-type="float">
            <text:p>10</text:p>
          </table:table-cell>
          <table:table-cell office:value-type="float" office:value="436490.615451768" calcext:value-type="float">
            <text:p>436490.615451768</text:p>
          </table:table-cell>
          <table:table-cell office:value-type="float" office:value="58864.431495315" calcext:value-type="float">
            <text:p>58864.431495315</text:p>
          </table:table-cell>
          <table:table-cell office:value-type="float" office:value="2291" calcext:value-type="float">
            <text:p>2291</text:p>
          </table:table-cell>
          <table:table-cell office:value-type="float" office:value="2311" calcext:value-type="float">
            <text:p>2311</text:p>
          </table:table-cell>
          <table:table-cell office:value-type="float" office:value="1894" calcext:value-type="float">
            <text:p>1894</text:p>
          </table:table-cell>
          <table:table-cell office:value-type="float" office:value="2648" calcext:value-type="float">
            <text:p>2648</text:p>
          </table:table-cell>
          <table:table-cell office:value-type="float" office:value="308.960623165261" calcext:value-type="float">
            <text:p>308.960623165261</text:p>
          </table:table-cell>
          <table:table-cell office:value-type="float" office:value="0.134858412555767" calcext:value-type="float">
            <text:p>0.13485841255576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96" calcext:value-type="float">
            <text:p>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20" calcext:value-type="float">
            <text:p>20</text:p>
          </table:table-cell>
          <table:table-cell office:value-type="float" office:value="369173.973234887" calcext:value-type="float">
            <text:p>369173.973234887</text:p>
          </table:table-cell>
          <table:table-cell office:value-type="float" office:value="29878.4577311062" calcext:value-type="float">
            <text:p>29878.4577311062</text:p>
          </table:table-cell>
          <table:table-cell office:value-type="float" office:value="2708.75" calcext:value-type="float">
            <text:p>2708.75</text:p>
          </table:table-cell>
          <table:table-cell office:value-type="float" office:value="2766" calcext:value-type="float">
            <text:p>2766</text:p>
          </table:table-cell>
          <table:table-cell office:value-type="float" office:value="2396" calcext:value-type="float">
            <text:p>2396</text:p>
          </table:table-cell>
          <table:table-cell office:value-type="float" office:value="2907" calcext:value-type="float">
            <text:p>2907</text:p>
          </table:table-cell>
          <table:table-cell office:value-type="float" office:value="219.228001556979" calcext:value-type="float">
            <text:p>219.228001556979</text:p>
          </table:table-cell>
          <table:table-cell office:value-type="float" office:value="0.0809332723791338" calcext:value-type="float">
            <text:p>0.080933272379133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104" calcext:value-type="float">
            <text:p>1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30" calcext:value-type="float">
            <text:p>30</text:p>
          </table:table-cell>
          <table:table-cell office:value-type="float" office:value="334616.028107746" calcext:value-type="float">
            <text:p>334616.028107746</text:p>
          </table:table-cell>
          <table:table-cell office:value-type="float" office:value="22985.255383559" calcext:value-type="float">
            <text:p>22985.255383559</text:p>
          </table:table-cell>
          <table:table-cell office:value-type="float" office:value="2988.5" calcext:value-type="float">
            <text:p>2988.5</text:p>
          </table:table-cell>
          <table:table-cell office:value-type="float" office:value="2946" calcext:value-type="float">
            <text:p>2946</text:p>
          </table:table-cell>
          <table:table-cell office:value-type="float" office:value="2799" calcext:value-type="float">
            <text:p>2799</text:p>
          </table:table-cell>
          <table:table-cell office:value-type="float" office:value="3263" calcext:value-type="float">
            <text:p>3263</text:p>
          </table:table-cell>
          <table:table-cell office:value-type="float" office:value="205.28435563059" calcext:value-type="float">
            <text:p>205.28435563059</text:p>
          </table:table-cell>
          <table:table-cell office:value-type="float" office:value="0.0686914357137662" calcext:value-type="float">
            <text:p>0.068691435713766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624" calcext:value-type="float">
            <text:p>1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40" calcext:value-type="float">
            <text:p>40</text:p>
          </table:table-cell>
          <table:table-cell office:value-type="float" office:value="99031.9625659181" calcext:value-type="float">
            <text:p>99031.9625659181</text:p>
          </table:table-cell>
          <table:table-cell office:value-type="float" office:value="63836.9670892429" calcext:value-type="float">
            <text:p>63836.9670892429</text:p>
          </table:table-cell>
          <table:table-cell office:value-type="float" office:value="10097.75" calcext:value-type="float">
            <text:p>10097.75</text:p>
          </table:table-cell>
          <table:table-cell office:value-type="float" office:value="8324.5" calcext:value-type="float">
            <text:p>8324.5</text:p>
          </table:table-cell>
          <table:table-cell office:value-type="float" office:value="5005" calcext:value-type="float">
            <text:p>5005</text:p>
          </table:table-cell>
          <table:table-cell office:value-type="float" office:value="18737" calcext:value-type="float">
            <text:p>18737</text:p>
          </table:table-cell>
          <table:table-cell office:value-type="float" office:value="6509.10794579411" calcext:value-type="float">
            <text:p>6509.10794579411</text:p>
          </table:table-cell>
          <table:table-cell office:value-type="float" office:value="0.644609734425403" calcext:value-type="float">
            <text:p>0.64460973442540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488" calcext:value-type="float">
            <text:p>1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50" calcext:value-type="float">
            <text:p>50</text:p>
          </table:table-cell>
          <table:table-cell office:value-type="float" office:value="92038.656235619" calcext:value-type="float">
            <text:p>92038.656235619</text:p>
          </table:table-cell>
          <table:table-cell office:value-type="float" office:value="87152.7206800047" calcext:value-type="float">
            <text:p>87152.7206800047</text:p>
          </table:table-cell>
          <table:table-cell office:value-type="float" office:value="10865" calcext:value-type="float">
            <text:p>10865</text:p>
          </table:table-cell>
          <table:table-cell office:value-type="float" office:value="5745.5" calcext:value-type="float">
            <text:p>5745.5</text:p>
          </table:table-cell>
          <table:table-cell office:value-type="float" office:value="5672" calcext:value-type="float">
            <text:p>5672</text:p>
          </table:table-cell>
          <table:table-cell office:value-type="float" office:value="26297" calcext:value-type="float">
            <text:p>26297</text:p>
          </table:table-cell>
          <table:table-cell office:value-type="float" office:value="10288.2239801954" calcext:value-type="float">
            <text:p>10288.2239801954</text:p>
          </table:table-cell>
          <table:table-cell office:value-type="float" office:value="0.946914310188251" calcext:value-type="float">
            <text:p>0.94691431018825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680" calcext:value-type="float">
            <text:p>26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60" calcext:value-type="float">
            <text:p>60</text:p>
          </table:table-cell>
          <table:table-cell office:value-type="float" office:value="60370.0685200278" calcext:value-type="float">
            <text:p>60370.0685200278</text:p>
          </table:table-cell>
          <table:table-cell office:value-type="float" office:value="68701.755225889" calcext:value-type="float">
            <text:p>68701.755225889</text:p>
          </table:table-cell>
          <table:table-cell office:value-type="float" office:value="16564.5" calcext:value-type="float">
            <text:p>16564.5</text:p>
          </table:table-cell>
          <table:table-cell office:value-type="float" office:value="7274" calcext:value-type="float">
            <text:p>7274</text:p>
          </table:table-cell>
          <table:table-cell office:value-type="float" office:value="6873" calcext:value-type="float">
            <text:p>6873</text:p>
          </table:table-cell>
          <table:table-cell office:value-type="float" office:value="44837" calcext:value-type="float">
            <text:p>44837</text:p>
          </table:table-cell>
          <table:table-cell office:value-type="float" office:value="18850.5703627238" calcext:value-type="float">
            <text:p>18850.5703627238</text:p>
          </table:table-cell>
          <table:table-cell office:value-type="float" office:value="1.13801022443924" calcext:value-type="float">
            <text:p>1.1380102244392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688" calcext:value-type="float">
            <text:p>2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70" calcext:value-type="float">
            <text:p>70</text:p>
          </table:table-cell>
          <table:table-cell office:value-type="float" office:value="60196.5417086788" calcext:value-type="float">
            <text:p>60196.5417086788</text:p>
          </table:table-cell>
          <table:table-cell office:value-type="float" office:value="3111.00047875875" calcext:value-type="float">
            <text:p>3111.00047875875</text:p>
          </table:table-cell>
          <table:table-cell office:value-type="float" office:value="16612.25" calcext:value-type="float">
            <text:p>16612.25</text:p>
          </table:table-cell>
          <table:table-cell office:value-type="float" office:value="16454" calcext:value-type="float">
            <text:p>16454</text:p>
          </table:table-cell>
          <table:table-cell office:value-type="float" office:value="15759" calcext:value-type="float">
            <text:p>15759</text:p>
          </table:table-cell>
          <table:table-cell office:value-type="float" office:value="17782" calcext:value-type="float">
            <text:p>17782</text:p>
          </table:table-cell>
          <table:table-cell office:value-type="float" office:value="858.533002665982" calcext:value-type="float">
            <text:p>858.533002665982</text:p>
          </table:table-cell>
          <table:table-cell office:value-type="float" office:value="0.0516807177032601" calcext:value-type="float">
            <text:p>0.051680717703260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592" calcext:value-type="float">
            <text:p>3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80" calcext:value-type="float">
            <text:p>80</text:p>
          </table:table-cell>
          <table:table-cell office:value-type="float" office:value="57024.7344785801" calcext:value-type="float">
            <text:p>57024.7344785801</text:p>
          </table:table-cell>
          <table:table-cell office:value-type="float" office:value="1489.15945967977" calcext:value-type="float">
            <text:p>1489.15945967977</text:p>
          </table:table-cell>
          <table:table-cell office:value-type="float" office:value="17536.25" calcext:value-type="float">
            <text:p>17536.25</text:p>
          </table:table-cell>
          <table:table-cell office:value-type="float" office:value="17357.5" calcext:value-type="float">
            <text:p>17357.5</text:p>
          </table:table-cell>
          <table:table-cell office:value-type="float" office:value="17218" calcext:value-type="float">
            <text:p>17218</text:p>
          </table:table-cell>
          <table:table-cell office:value-type="float" office:value="18212" calcext:value-type="float">
            <text:p>18212</text:p>
          </table:table-cell>
          <table:table-cell office:value-type="float" office:value="457.94641244" calcext:value-type="float">
            <text:p>457.94641244</text:p>
          </table:table-cell>
          <table:table-cell office:value-type="float" office:value="0.0261142725748093" calcext:value-type="float">
            <text:p>0.026114272574809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640" calcext:value-type="float">
            <text:p>3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90" calcext:value-type="float">
            <text:p>90</text:p>
          </table:table-cell>
          <table:table-cell office:value-type="float" office:value="51976.4027131682" calcext:value-type="float">
            <text:p>51976.4027131682</text:p>
          </table:table-cell>
          <table:table-cell office:value-type="float" office:value="15044.0568554209" calcext:value-type="float">
            <text:p>15044.0568554209</text:p>
          </table:table-cell>
          <table:table-cell office:value-type="float" office:value="19239.5" calcext:value-type="float">
            <text:p>19239.5</text:p>
          </table:table-cell>
          <table:table-cell office:value-type="float" office:value="16679.5" calcext:value-type="float">
            <text:p>16679.5</text:p>
          </table:table-cell>
          <table:table-cell office:value-type="float" office:value="16023" calcext:value-type="float">
            <text:p>16023</text:p>
          </table:table-cell>
          <table:table-cell office:value-type="float" office:value="27576" calcext:value-type="float">
            <text:p>27576</text:p>
          </table:table-cell>
          <table:table-cell office:value-type="float" office:value="5568.68341711037" calcext:value-type="float">
            <text:p>5568.68341711037</text:p>
          </table:table-cell>
          <table:table-cell office:value-type="float" office:value="0.28944013186987" calcext:value-type="float">
            <text:p>0.2894401318698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4256" calcext:value-type="float">
            <text:p>4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100" calcext:value-type="float">
            <text:p>100</text:p>
          </table:table-cell>
          <table:table-cell office:value-type="float" office:value="47301.4521545812" calcext:value-type="float">
            <text:p>47301.4521545812</text:p>
          </table:table-cell>
          <table:table-cell office:value-type="float" office:value="14380.1592048487" calcext:value-type="float">
            <text:p>14380.1592048487</text:p>
          </table:table-cell>
          <table:table-cell office:value-type="float" office:value="21141" calcext:value-type="float">
            <text:p>21141</text:p>
          </table:table-cell>
          <table:table-cell office:value-type="float" office:value="18133.5" calcext:value-type="float">
            <text:p>18133.5</text:p>
          </table:table-cell>
          <table:table-cell office:value-type="float" office:value="17528" calcext:value-type="float">
            <text:p>17528</text:p>
          </table:table-cell>
          <table:table-cell office:value-type="float" office:value="30769" calcext:value-type="float">
            <text:p>30769</text:p>
          </table:table-cell>
          <table:table-cell office:value-type="float" office:value="6427.09540409455" calcext:value-type="float">
            <text:p>6427.09540409455</text:p>
          </table:table-cell>
          <table:table-cell office:value-type="float" office:value="0.304010945749707" calcext:value-type="float">
            <text:p>0.30401094574970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4592" calcext:value-type="float">
            <text:p>4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200" calcext:value-type="float">
            <text:p>200</text:p>
          </table:table-cell>
          <table:table-cell office:value-type="float" office:value="23450.1410916822" calcext:value-type="float">
            <text:p>23450.1410916822</text:p>
          </table:table-cell>
          <table:table-cell office:value-type="float" office:value="7961.09079883685" calcext:value-type="float">
            <text:p>7961.09079883685</text:p>
          </table:table-cell>
          <table:table-cell office:value-type="float" office:value="42643.6666666667" calcext:value-type="float">
            <text:p>42643.6666666667</text:p>
          </table:table-cell>
          <table:table-cell office:value-type="float" office:value="50966" calcext:value-type="float">
            <text:p>50966</text:p>
          </table:table-cell>
          <table:table-cell office:value-type="float" office:value="25927" calcext:value-type="float">
            <text:p>25927</text:p>
          </table:table-cell>
          <table:table-cell office:value-type="float" office:value="51038" calcext:value-type="float">
            <text:p>51038</text:p>
          </table:table-cell>
          <table:table-cell office:value-type="float" office:value="14477.1027603362" calcext:value-type="float">
            <text:p>14477.1027603362</text:p>
          </table:table-cell>
          <table:table-cell office:value-type="float" office:value="0.339490102328666" calcext:value-type="float">
            <text:p>0.33949010232866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8032" calcext:value-type="float">
            <text:p>8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300" calcext:value-type="float">
            <text:p>300</text:p>
          </table:table-cell>
          <table:table-cell office:value-type="float" office:value="17.3178111713667" calcext:value-type="float">
            <text:p>17.3178111713667</text:p>
          </table:table-cell>
          <table:table-cell office:value-type="float" office:value="24.4648941290076" calcext:value-type="float">
            <text:p>24.4648941290076</text:p>
          </table:table-cell>
          <table:table-cell table:number-columns-repeated="2" office:value-type="float" office:value="57744018" calcext:value-type="float">
            <text:p>57744018</text:p>
          </table:table-cell>
          <table:table-cell office:value-type="float" office:value="61748" calcext:value-type="float">
            <text:p>61748</text:p>
          </table:table-cell>
          <table:table-cell office:value-type="float" office:value="115426288" calcext:value-type="float">
            <text:p>115426288</text:p>
          </table:table-cell>
          <table:table-cell office:value-type="float" office:value="81575048.5424667" calcext:value-type="float">
            <text:p>81575048.5424667</text:p>
          </table:table-cell>
          <table:table-cell office:value-type="float" office:value="1.41270128695351" calcext:value-type="float">
            <text:p>1.4127012869535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1552" calcext:value-type="float">
            <text:p>11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400" calcext:value-type="float">
            <text:p>400</text:p>
          </table:table-cell>
          <table:table-cell office:value-type="float" office:value="26.2501578618868" calcext:value-type="float">
            <text:p>26.2501578618868</text:p>
          </table:table-cell>
          <table:table-cell office:value-type="float" office:value="45.381799370052" calcext:value-type="float">
            <text:p>45.381799370052</text:p>
          </table:table-cell>
          <table:table-cell office:value-type="float" office:value="38095009" calcext:value-type="float">
            <text:p>38095009</text:p>
          </table:table-cell>
          <table:table-cell office:value-type="float" office:value="79451" calcext:value-type="float">
            <text:p>79451</text:p>
          </table:table-cell>
          <table:table-cell office:value-type="float" office:value="62665" calcext:value-type="float">
            <text:p>62665</text:p>
          </table:table-cell>
          <table:table-cell office:value-type="float" office:value="114142911" calcext:value-type="float">
            <text:p>114142911</text:p>
          </table:table-cell>
          <table:table-cell office:value-type="float" office:value="65859415.5713035" calcext:value-type="float">
            <text:p>65859415.5713035</text:p>
          </table:table-cell>
          <table:table-cell office:value-type="float" office:value="1.72882005543832" calcext:value-type="float">
            <text:p>1.7288200554383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5760" calcext:value-type="float">
            <text:p>25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500" calcext:value-type="float">
            <text:p>500</text:p>
          </table:table-cell>
          <table:table-cell office:value-type="float" office:value="12696.1959023028" calcext:value-type="float">
            <text:p>12696.1959023028</text:p>
          </table:table-cell>
          <table:table-cell office:value-type="float" office:value="4245.15496651153" calcext:value-type="float">
            <text:p>4245.15496651153</text:p>
          </table:table-cell>
          <table:table-cell office:value-type="float" office:value="78763.75" calcext:value-type="float">
            <text:p>78763.75</text:p>
          </table:table-cell>
          <table:table-cell office:value-type="float" office:value="74495" calcext:value-type="float">
            <text:p>74495</text:p>
          </table:table-cell>
          <table:table-cell office:value-type="float" office:value="55879" calcext:value-type="float">
            <text:p>55879</text:p>
          </table:table-cell>
          <table:table-cell office:value-type="float" office:value="110186" calcext:value-type="float">
            <text:p>110186</text:p>
          </table:table-cell>
          <table:table-cell office:value-type="float" office:value="26335.7880633306" calcext:value-type="float">
            <text:p>26335.7880633306</text:p>
          </table:table-cell>
          <table:table-cell office:value-type="float" office:value="0.334364324493572" calcext:value-type="float">
            <text:p>0.33436432449357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8656" calcext:value-type="float">
            <text:p>18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600" calcext:value-type="float">
            <text:p>600</text:p>
          </table:table-cell>
          <table:table-cell office:value-type="float" office:value="12923.987567124" calcext:value-type="float">
            <text:p>12923.987567124</text:p>
          </table:table-cell>
          <table:table-cell office:value-type="float" office:value="1489.60264195146" calcext:value-type="float">
            <text:p>1489.60264195146</text:p>
          </table:table-cell>
          <table:table-cell office:value-type="float" office:value="77375.5" calcext:value-type="float">
            <text:p>77375.5</text:p>
          </table:table-cell>
          <table:table-cell office:value-type="float" office:value="79505" calcext:value-type="float">
            <text:p>79505</text:p>
          </table:table-cell>
          <table:table-cell office:value-type="float" office:value="64777" calcext:value-type="float">
            <text:p>64777</text:p>
          </table:table-cell>
          <table:table-cell office:value-type="float" office:value="85715" calcext:value-type="float">
            <text:p>85715</text:p>
          </table:table-cell>
          <table:table-cell office:value-type="float" office:value="8918.20335045125" calcext:value-type="float">
            <text:p>8918.20335045125</text:p>
          </table:table-cell>
          <table:table-cell office:value-type="float" office:value="0.115258749222315" calcext:value-type="float">
            <text:p>0.11525874922231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2160" calcext:value-type="float">
            <text:p>22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700" calcext:value-type="float">
            <text:p>700</text:p>
          </table:table-cell>
          <table:table-cell office:value-type="float" office:value="12233.2763466544" calcext:value-type="float">
            <text:p>12233.2763466544</text:p>
          </table:table-cell>
          <table:table-cell office:value-type="float" office:value="1363.89304627994" calcext:value-type="float">
            <text:p>1363.89304627994</text:p>
          </table:table-cell>
          <table:table-cell office:value-type="float" office:value="81744.25" calcext:value-type="float">
            <text:p>81744.25</text:p>
          </table:table-cell>
          <table:table-cell office:value-type="float" office:value="79161" calcext:value-type="float">
            <text:p>79161</text:p>
          </table:table-cell>
          <table:table-cell office:value-type="float" office:value="73941" calcext:value-type="float">
            <text:p>73941</text:p>
          </table:table-cell>
          <table:table-cell office:value-type="float" office:value="94714" calcext:value-type="float">
            <text:p>94714</text:p>
          </table:table-cell>
          <table:table-cell office:value-type="float" office:value="9113.70028674779" calcext:value-type="float">
            <text:p>9113.70028674779</text:p>
          </table:table-cell>
          <table:table-cell office:value-type="float" office:value="0.111490414148369" calcext:value-type="float">
            <text:p>0.11149041414836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5600" calcext:value-type="float">
            <text:p>25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800" calcext:value-type="float">
            <text:p>800</text:p>
          </table:table-cell>
          <table:table-cell office:value-type="float" office:value="9976.28139099291" calcext:value-type="float">
            <text:p>9976.28139099291</text:p>
          </table:table-cell>
          <table:table-cell office:value-type="float" office:value="1208.22742117825" calcext:value-type="float">
            <text:p>1208.22742117825</text:p>
          </table:table-cell>
          <table:table-cell office:value-type="float" office:value="100237.75" calcext:value-type="float">
            <text:p>100237.75</text:p>
          </table:table-cell>
          <table:table-cell office:value-type="float" office:value="101122.5" calcext:value-type="float">
            <text:p>101122.5</text:p>
          </table:table-cell>
          <table:table-cell office:value-type="float" office:value="84743" calcext:value-type="float">
            <text:p>84743</text:p>
          </table:table-cell>
          <table:table-cell office:value-type="float" office:value="113963" calcext:value-type="float">
            <text:p>113963</text:p>
          </table:table-cell>
          <table:table-cell office:value-type="float" office:value="12139.79372079" calcext:value-type="float">
            <text:p>12139.79372079</text:p>
          </table:table-cell>
          <table:table-cell office:value-type="float" office:value="0.12110999818721" calcext:value-type="float">
            <text:p>0.1211099981872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9168" calcext:value-type="float">
            <text:p>29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900" calcext:value-type="float">
            <text:p>900</text:p>
          </table:table-cell>
          <table:table-cell office:value-type="float" office:value="9008.17717282864" calcext:value-type="float">
            <text:p>9008.17717282864</text:p>
          </table:table-cell>
          <table:table-cell office:value-type="float" office:value="219.140007762107" calcext:value-type="float">
            <text:p>219.140007762107</text:p>
          </table:table-cell>
          <table:table-cell office:value-type="float" office:value="111010.25" calcext:value-type="float">
            <text:p>111010.25</text:p>
          </table:table-cell>
          <table:table-cell office:value-type="float" office:value="110644" calcext:value-type="float">
            <text:p>110644</text:p>
          </table:table-cell>
          <table:table-cell office:value-type="float" office:value="108569" calcext:value-type="float">
            <text:p>108569</text:p>
          </table:table-cell>
          <table:table-cell office:value-type="float" office:value="114184" calcext:value-type="float">
            <text:p>114184</text:p>
          </table:table-cell>
          <table:table-cell office:value-type="float" office:value="2700.52271174798" calcext:value-type="float">
            <text:p>2700.52271174798</text:p>
          </table:table-cell>
          <table:table-cell office:value-type="float" office:value="0.0243267870466734" calcext:value-type="float">
            <text:p>0.024326787046673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2784" calcext:value-type="float">
            <text:p>32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1000" calcext:value-type="float">
            <text:p>1000</text:p>
          </table:table-cell>
          <table:table-cell office:value-type="float" office:value="9196.33250259797" calcext:value-type="float">
            <text:p>9196.33250259797</text:p>
          </table:table-cell>
          <table:table-cell office:value-type="float" office:value="477.586773927036" calcext:value-type="float">
            <text:p>477.586773927036</text:p>
          </table:table-cell>
          <table:table-cell office:value-type="float" office:value="108739" calcext:value-type="float">
            <text:p>108739</text:p>
          </table:table-cell>
          <table:table-cell office:value-type="float" office:value="108757" calcext:value-type="float">
            <text:p>108757</text:p>
          </table:table-cell>
          <table:table-cell office:value-type="float" office:value="102902" calcext:value-type="float">
            <text:p>102902</text:p>
          </table:table-cell>
          <table:table-cell office:value-type="float" office:value="114540" calcext:value-type="float">
            <text:p>114540</text:p>
          </table:table-cell>
          <table:table-cell office:value-type="float" office:value="5647.06726245285" calcext:value-type="float">
            <text:p>5647.06726245285</text:p>
          </table:table-cell>
          <table:table-cell office:value-type="float" office:value="0.051932308210052" calcext:value-type="float">
            <text:p>0.05193230821005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8000" calcext:value-type="float">
            <text:p>3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2000" calcext:value-type="float">
            <text:p>2000</text:p>
          </table:table-cell>
          <table:table-cell office:value-type="float" office:value="4731.09071748173" calcext:value-type="float">
            <text:p>4731.09071748173</text:p>
          </table:table-cell>
          <table:table-cell office:value-type="float" office:value="324.923489726551" calcext:value-type="float">
            <text:p>324.923489726551</text:p>
          </table:table-cell>
          <table:table-cell office:value-type="float" office:value="211367.75" calcext:value-type="float">
            <text:p>211367.75</text:p>
          </table:table-cell>
          <table:table-cell office:value-type="float" office:value="208460" calcext:value-type="float">
            <text:p>208460</text:p>
          </table:table-cell>
          <table:table-cell office:value-type="float" office:value="197894" calcext:value-type="float">
            <text:p>197894</text:p>
          </table:table-cell>
          <table:table-cell office:value-type="float" office:value="230657" calcext:value-type="float">
            <text:p>230657</text:p>
          </table:table-cell>
          <table:table-cell office:value-type="float" office:value="14516.3876676213" calcext:value-type="float">
            <text:p>14516.3876676213</text:p>
          </table:table-cell>
          <table:table-cell office:value-type="float" office:value="0.0686783469456493" calcext:value-type="float">
            <text:p>0.068678346945649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04592" calcext:value-type="float">
            <text:p>104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3000" calcext:value-type="float">
            <text:p>3000</text:p>
          </table:table-cell>
          <table:table-cell office:value-type="float" office:value="3095.63260413128" calcext:value-type="float">
            <text:p>3095.63260413128</text:p>
          </table:table-cell>
          <table:table-cell office:value-type="float" office:value="178.705085191213" calcext:value-type="float">
            <text:p>178.705085191213</text:p>
          </table:table-cell>
          <table:table-cell office:value-type="float" office:value="323035.75" calcext:value-type="float">
            <text:p>323035.75</text:p>
          </table:table-cell>
          <table:table-cell office:value-type="float" office:value="321738.5" calcext:value-type="float">
            <text:p>321738.5</text:p>
          </table:table-cell>
          <table:table-cell office:value-type="float" office:value="301597" calcext:value-type="float">
            <text:p>301597</text:p>
          </table:table-cell>
          <table:table-cell office:value-type="float" office:value="347069" calcext:value-type="float">
            <text:p>347069</text:p>
          </table:table-cell>
          <table:table-cell office:value-type="float" office:value="18648.2501659003" calcext:value-type="float">
            <text:p>18648.2501659003</text:p>
          </table:table-cell>
          <table:table-cell office:value-type="float" office:value="0.0577281312235574" calcext:value-type="float">
            <text:p>0.057728131223557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52144" calcext:value-type="float">
            <text:p>152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4000" calcext:value-type="float">
            <text:p>4000</text:p>
          </table:table-cell>
          <table:table-cell office:value-type="float" office:value="2349.96639548054" calcext:value-type="float">
            <text:p>2349.96639548054</text:p>
          </table:table-cell>
          <table:table-cell office:value-type="float" office:value="142.587531015635" calcext:value-type="float">
            <text:p>142.587531015635</text:p>
          </table:table-cell>
          <table:table-cell office:value-type="float" office:value="425538" calcext:value-type="float">
            <text:p>425538</text:p>
          </table:table-cell>
          <table:table-cell office:value-type="float" office:value="418038" calcext:value-type="float">
            <text:p>418038</text:p>
          </table:table-cell>
          <table:table-cell office:value-type="float" office:value="405098" calcext:value-type="float">
            <text:p>405098</text:p>
          </table:table-cell>
          <table:table-cell office:value-type="float" office:value="460978" calcext:value-type="float">
            <text:p>460978</text:p>
          </table:table-cell>
          <table:table-cell office:value-type="float" office:value="25820.1193387379" calcext:value-type="float">
            <text:p>25820.1193387379</text:p>
          </table:table-cell>
          <table:table-cell office:value-type="float" office:value="0.0606764127733314" calcext:value-type="float">
            <text:p>0.060676412773331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12496" calcext:value-type="float">
            <text:p>212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5000" calcext:value-type="float">
            <text:p>5000</text:p>
          </table:table-cell>
          <table:table-cell office:value-type="float" office:value="1813.55889169789" calcext:value-type="float">
            <text:p>1813.55889169789</text:p>
          </table:table-cell>
          <table:table-cell office:value-type="float" office:value="114.851891810487" calcext:value-type="float">
            <text:p>114.851891810487</text:p>
          </table:table-cell>
          <table:table-cell office:value-type="float" office:value="551402" calcext:value-type="float">
            <text:p>551402</text:p>
          </table:table-cell>
          <table:table-cell office:value-type="float" office:value="559589" calcext:value-type="float">
            <text:p>559589</text:p>
          </table:table-cell>
          <table:table-cell office:value-type="float" office:value="505960" calcext:value-type="float">
            <text:p>505960</text:p>
          </table:table-cell>
          <table:table-cell office:value-type="float" office:value="580470" calcext:value-type="float">
            <text:p>580470</text:p>
          </table:table-cell>
          <table:table-cell office:value-type="float" office:value="34920.0476135605" calcext:value-type="float">
            <text:p>34920.0476135605</text:p>
          </table:table-cell>
          <table:table-cell office:value-type="float" office:value="0.0633295628480864" calcext:value-type="float">
            <text:p>0.063329562848086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52904" calcext:value-type="float">
            <text:p>252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6000" calcext:value-type="float">
            <text:p>6000</text:p>
          </table:table-cell>
          <table:table-cell office:value-type="float" office:value="1503.62712453115" calcext:value-type="float">
            <text:p>1503.62712453115</text:p>
          </table:table-cell>
          <table:table-cell office:value-type="float" office:value="100.20061273325" calcext:value-type="float">
            <text:p>100.20061273325</text:p>
          </table:table-cell>
          <table:table-cell office:value-type="float" office:value="665058.5" calcext:value-type="float">
            <text:p>665058.5</text:p>
          </table:table-cell>
          <table:table-cell office:value-type="float" office:value="651615.5" calcext:value-type="float">
            <text:p>651615.5</text:p>
          </table:table-cell>
          <table:table-cell office:value-type="float" office:value="631618" calcext:value-type="float">
            <text:p>631618</text:p>
          </table:table-cell>
          <table:table-cell office:value-type="float" office:value="725385" calcext:value-type="float">
            <text:p>725385</text:p>
          </table:table-cell>
          <table:table-cell office:value-type="float" office:value="44319.0124175468" calcext:value-type="float">
            <text:p>44319.0124175468</text:p>
          </table:table-cell>
          <table:table-cell office:value-type="float" office:value="0.0666392692034562" calcext:value-type="float">
            <text:p>0.066639269203456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82216" calcext:value-type="float">
            <text:p>282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7000" calcext:value-type="float">
            <text:p>7000</text:p>
          </table:table-cell>
          <table:table-cell office:value-type="float" office:value="1302.6638498732" calcext:value-type="float">
            <text:p>1302.6638498732</text:p>
          </table:table-cell>
          <table:table-cell office:value-type="float" office:value="35.5032757597623" calcext:value-type="float">
            <text:p>35.5032757597623</text:p>
          </table:table-cell>
          <table:table-cell office:value-type="float" office:value="767657.75" calcext:value-type="float">
            <text:p>767657.75</text:p>
          </table:table-cell>
          <table:table-cell office:value-type="float" office:value="766016" calcext:value-type="float">
            <text:p>766016</text:p>
          </table:table-cell>
          <table:table-cell office:value-type="float" office:value="744656" calcext:value-type="float">
            <text:p>744656</text:p>
          </table:table-cell>
          <table:table-cell office:value-type="float" office:value="793943" calcext:value-type="float">
            <text:p>793943</text:p>
          </table:table-cell>
          <table:table-cell office:value-type="float" office:value="20922.0243503507" calcext:value-type="float">
            <text:p>20922.0243503507</text:p>
          </table:table-cell>
          <table:table-cell office:value-type="float" office:value="0.0272543647873687" calcext:value-type="float">
            <text:p>0.027254364787368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93904" calcext:value-type="float">
            <text:p>393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8000" calcext:value-type="float">
            <text:p>8000</text:p>
          </table:table-cell>
          <table:table-cell office:value-type="float" office:value="1114.93596086575" calcext:value-type="float">
            <text:p>1114.93596086575</text:p>
          </table:table-cell>
          <table:table-cell office:value-type="float" office:value="65.9115660327299" calcext:value-type="float">
            <text:p>65.9115660327299</text:p>
          </table:table-cell>
          <table:table-cell office:value-type="float" office:value="896912.5" calcext:value-type="float">
            <text:p>896912.5</text:p>
          </table:table-cell>
          <table:table-cell office:value-type="float" office:value="912505" calcext:value-type="float">
            <text:p>912505</text:p>
          </table:table-cell>
          <table:table-cell office:value-type="float" office:value="820393" calcext:value-type="float">
            <text:p>820393</text:p>
          </table:table-cell>
          <table:table-cell office:value-type="float" office:value="942247" calcext:value-type="float">
            <text:p>942247</text:p>
          </table:table-cell>
          <table:table-cell office:value-type="float" office:value="53022.6932705862" calcext:value-type="float">
            <text:p>53022.6932705862</text:p>
          </table:table-cell>
          <table:table-cell office:value-type="float" office:value="0.0591169074693308" calcext:value-type="float">
            <text:p>0.059116907469330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416856" calcext:value-type="float">
            <text:p>416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9000" calcext:value-type="float">
            <text:p>9000</text:p>
          </table:table-cell>
          <table:table-cell office:value-type="float" office:value="978.763044158608" calcext:value-type="float">
            <text:p>978.763044158608</text:p>
          </table:table-cell>
          <table:table-cell office:value-type="float" office:value="45.7379481586147" calcext:value-type="float">
            <text:p>45.7379481586147</text:p>
          </table:table-cell>
          <table:table-cell office:value-type="float" office:value="1021697.75" calcext:value-type="float">
            <text:p>1021697.75</text:p>
          </table:table-cell>
          <table:table-cell office:value-type="float" office:value="1021852" calcext:value-type="float">
            <text:p>1021852</text:p>
          </table:table-cell>
          <table:table-cell office:value-type="float" office:value="966462" calcext:value-type="float">
            <text:p>966462</text:p>
          </table:table-cell>
          <table:table-cell office:value-type="float" office:value="1076625" calcext:value-type="float">
            <text:p>1076625</text:p>
          </table:table-cell>
          <table:table-cell office:value-type="float" office:value="47744.3023642612" calcext:value-type="float">
            <text:p>47744.3023642612</text:p>
          </table:table-cell>
          <table:table-cell office:value-type="float" office:value="0.0467303587232733" calcext:value-type="float">
            <text:p>0.046730358723273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488744" calcext:value-type="float">
            <text:p>488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10000" calcext:value-type="float">
            <text:p>10000</text:p>
          </table:table-cell>
          <table:table-cell office:value-type="float" office:value="922.64455764268" calcext:value-type="float">
            <text:p>922.64455764268</text:p>
          </table:table-cell>
          <table:table-cell office:value-type="float" office:value="15.5322546747345" calcext:value-type="float">
            <text:p>15.5322546747345</text:p>
          </table:table-cell>
          <table:table-cell office:value-type="float" office:value="1083841" calcext:value-type="float">
            <text:p>1083841</text:p>
          </table:table-cell>
          <table:table-cell office:value-type="float" office:value="1089141" calcext:value-type="float">
            <text:p>1089141</text:p>
          </table:table-cell>
          <table:table-cell office:value-type="float" office:value="1057722" calcext:value-type="float">
            <text:p>1057722</text:p>
          </table:table-cell>
          <table:table-cell office:value-type="float" office:value="1099360" calcext:value-type="float">
            <text:p>1099360</text:p>
          </table:table-cell>
          <table:table-cell office:value-type="float" office:value="18245.9152871723" calcext:value-type="float">
            <text:p>18245.9152871723</text:p>
          </table:table-cell>
          <table:table-cell office:value-type="float" office:value="0.0168344944389189" calcext:value-type="float">
            <text:p>0.016834494438918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08408" calcext:value-type="float">
            <text:p>508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20000" calcext:value-type="float">
            <text:p>20000</text:p>
          </table:table-cell>
          <table:table-cell office:value-type="float" office:value="453.720611098142" calcext:value-type="float">
            <text:p>453.720611098142</text:p>
          </table:table-cell>
          <table:table-cell office:value-type="float" office:value="11.2119498465209" calcext:value-type="float">
            <text:p>11.2119498465209</text:p>
          </table:table-cell>
          <table:table-cell office:value-type="float" office:value="2203999.5" calcext:value-type="float">
            <text:p>2203999.5</text:p>
          </table:table-cell>
          <table:table-cell office:value-type="float" office:value="2227852.5" calcext:value-type="float">
            <text:p>2227852.5</text:p>
          </table:table-cell>
          <table:table-cell office:value-type="float" office:value="2122608" calcext:value-type="float">
            <text:p>2122608</text:p>
          </table:table-cell>
          <table:table-cell office:value-type="float" office:value="2237685" calcext:value-type="float">
            <text:p>2237685</text:p>
          </table:table-cell>
          <table:table-cell office:value-type="float" office:value="54463.3222545228" calcext:value-type="float">
            <text:p>54463.3222545228</text:p>
          </table:table-cell>
          <table:table-cell office:value-type="float" office:value="0.0247111318557571" calcext:value-type="float">
            <text:p>0.024711131855757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057648" calcext:value-type="float">
            <text:p>1057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30000" calcext:value-type="float">
            <text:p>30000</text:p>
          </table:table-cell>
          <table:table-cell office:value-type="float" office:value="292.698575494573" calcext:value-type="float">
            <text:p>292.698575494573</text:p>
          </table:table-cell>
          <table:table-cell office:value-type="float" office:value="9.76317244399408" calcext:value-type="float">
            <text:p>9.76317244399408</text:p>
          </table:table-cell>
          <table:table-cell office:value-type="float" office:value="3416484" calcext:value-type="float">
            <text:p>3416484</text:p>
          </table:table-cell>
          <table:table-cell office:value-type="float" office:value="3371523.5" calcext:value-type="float">
            <text:p>3371523.5</text:p>
          </table:table-cell>
          <table:table-cell office:value-type="float" office:value="3339940" calcext:value-type="float">
            <text:p>3339940</text:p>
          </table:table-cell>
          <table:table-cell office:value-type="float" office:value="3582949" calcext:value-type="float">
            <text:p>3582949</text:p>
          </table:table-cell>
          <table:table-cell office:value-type="float" office:value="113959.292038868" calcext:value-type="float">
            <text:p>113959.292038868</text:p>
          </table:table-cell>
          <table:table-cell office:value-type="float" office:value="0.0333557224441467" calcext:value-type="float">
            <text:p>0.033355722444146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490688" calcext:value-type="float">
            <text:p>1490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40000" calcext:value-type="float">
            <text:p>40000</text:p>
          </table:table-cell>
          <table:table-cell office:value-type="float" office:value="214.710180977064" calcext:value-type="float">
            <text:p>214.710180977064</text:p>
          </table:table-cell>
          <table:table-cell office:value-type="float" office:value="5.07331119350781" calcext:value-type="float">
            <text:p>5.07331119350781</text:p>
          </table:table-cell>
          <table:table-cell office:value-type="float" office:value="4657441" calcext:value-type="float">
            <text:p>4657441</text:p>
          </table:table-cell>
          <table:table-cell office:value-type="float" office:value="4638161" calcext:value-type="float">
            <text:p>4638161</text:p>
          </table:table-cell>
          <table:table-cell office:value-type="float" office:value="4558306" calcext:value-type="float">
            <text:p>4558306</text:p>
          </table:table-cell>
          <table:table-cell office:value-type="float" office:value="4775856" calcext:value-type="float">
            <text:p>4775856</text:p>
          </table:table-cell>
          <table:table-cell office:value-type="float" office:value="110049.031913052" calcext:value-type="float">
            <text:p>110049.031913052</text:p>
          </table:table-cell>
          <table:table-cell office:value-type="float" office:value="0.0236286475584022" calcext:value-type="float">
            <text:p>0.023628647558402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199072" calcext:value-type="float">
            <text:p>2199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50000" calcext:value-type="float">
            <text:p>50000</text:p>
          </table:table-cell>
          <table:table-cell office:value-type="float" office:value="182.094302997636" calcext:value-type="float">
            <text:p>182.094302997636</text:p>
          </table:table-cell>
          <table:table-cell office:value-type="float" office:value="3.82042372205821" calcext:value-type="float">
            <text:p>3.82042372205821</text:p>
          </table:table-cell>
          <table:table-cell office:value-type="float" office:value="5491660" calcext:value-type="float">
            <text:p>5491660</text:p>
          </table:table-cell>
          <table:table-cell office:value-type="float" office:value="5498355.5" calcext:value-type="float">
            <text:p>5498355.5</text:p>
          </table:table-cell>
          <table:table-cell office:value-type="float" office:value="5344325" calcext:value-type="float">
            <text:p>5344325</text:p>
          </table:table-cell>
          <table:table-cell office:value-type="float" office:value="5625604" calcext:value-type="float">
            <text:p>5625604</text:p>
          </table:table-cell>
          <table:table-cell office:value-type="float" office:value="115217.597651863" calcext:value-type="float">
            <text:p>115217.597651863</text:p>
          </table:table-cell>
          <table:table-cell office:value-type="float" office:value="0.0209804681374782" calcext:value-type="float">
            <text:p>0.020980468137478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915312" calcext:value-type="float">
            <text:p>2915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60000" calcext:value-type="float">
            <text:p>60000</text:p>
          </table:table-cell>
          <table:table-cell office:value-type="float" office:value="153.677858858643" calcext:value-type="float">
            <text:p>153.677858858643</text:p>
          </table:table-cell>
          <table:table-cell office:value-type="float" office:value="2.44129316768923" calcext:value-type="float">
            <text:p>2.44129316768923</text:p>
          </table:table-cell>
          <table:table-cell office:value-type="float" office:value="6507118.25" calcext:value-type="float">
            <text:p>6507118.25</text:p>
          </table:table-cell>
          <table:table-cell office:value-type="float" office:value="6488895" calcext:value-type="float">
            <text:p>6488895</text:p>
          </table:table-cell>
          <table:table-cell office:value-type="float" office:value="6412231" calcext:value-type="float">
            <text:p>6412231</text:p>
          </table:table-cell>
          <table:table-cell office:value-type="float" office:value="6638452" calcext:value-type="float">
            <text:p>6638452</text:p>
          </table:table-cell>
          <table:table-cell office:value-type="float" office:value="103370.670590115" calcext:value-type="float">
            <text:p>103370.670590115</text:p>
          </table:table-cell>
          <table:table-cell office:value-type="float" office:value="0.0158857833250709" calcext:value-type="float">
            <text:p>0.015885783325070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452312" calcext:value-type="float">
            <text:p>3452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70000" calcext:value-type="float">
            <text:p>70000</text:p>
          </table:table-cell>
          <table:table-cell office:value-type="float" office:value="132.105727648586" calcext:value-type="float">
            <text:p>132.105727648586</text:p>
          </table:table-cell>
          <table:table-cell office:value-type="float" office:value="1.72987341515768" calcext:value-type="float">
            <text:p>1.72987341515768</text:p>
          </table:table-cell>
          <table:table-cell office:value-type="float" office:value="7569694.5" calcext:value-type="float">
            <text:p>7569694.5</text:p>
          </table:table-cell>
          <table:table-cell office:value-type="float" office:value="7595834" calcext:value-type="float">
            <text:p>7595834</text:p>
          </table:table-cell>
          <table:table-cell office:value-type="float" office:value="7431312" calcext:value-type="float">
            <text:p>7431312</text:p>
          </table:table-cell>
          <table:table-cell office:value-type="float" office:value="7655798" calcext:value-type="float">
            <text:p>7655798</text:p>
          </table:table-cell>
          <table:table-cell office:value-type="float" office:value="99122.2220981081" calcext:value-type="float">
            <text:p>99122.2220981081</text:p>
          </table:table-cell>
          <table:table-cell office:value-type="float" office:value="0.0130946132764153" calcext:value-type="float">
            <text:p>0.013094613276415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730736" calcext:value-type="float">
            <text:p>3730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80000" calcext:value-type="float">
            <text:p>80000</text:p>
          </table:table-cell>
          <table:table-cell office:value-type="float" office:value="114.117573452989" calcext:value-type="float">
            <text:p>114.117573452989</text:p>
          </table:table-cell>
          <table:table-cell office:value-type="float" office:value="1.26829215723325" calcext:value-type="float">
            <text:p>1.26829215723325</text:p>
          </table:table-cell>
          <table:table-cell office:value-type="float" office:value="8762892.25" calcext:value-type="float">
            <text:p>8762892.25</text:p>
          </table:table-cell>
          <table:table-cell office:value-type="float" office:value="8776578.5" calcext:value-type="float">
            <text:p>8776578.5</text:p>
          </table:table-cell>
          <table:table-cell office:value-type="float" office:value="8632461" calcext:value-type="float">
            <text:p>8632461</text:p>
          </table:table-cell>
          <table:table-cell office:value-type="float" office:value="8865951" calcext:value-type="float">
            <text:p>8865951</text:p>
          </table:table-cell>
          <table:table-cell office:value-type="float" office:value="97389.9740335216" calcext:value-type="float">
            <text:p>97389.9740335216</text:p>
          </table:table-cell>
          <table:table-cell office:value-type="float" office:value="0.0111139075153551" calcext:value-type="float">
            <text:p>0.011113907515355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4515224" calcext:value-type="float">
            <text:p>4515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90000" calcext:value-type="float">
            <text:p>90000</text:p>
          </table:table-cell>
          <table:table-cell office:value-type="float" office:value="99.7535638082898" calcext:value-type="float">
            <text:p>99.7535638082898</text:p>
          </table:table-cell>
          <table:table-cell office:value-type="float" office:value="3.67872734828771" calcext:value-type="float">
            <text:p>3.67872734828771</text:p>
          </table:table-cell>
          <table:table-cell office:value-type="float" office:value="10024704.5" calcext:value-type="float">
            <text:p>10024704.5</text:p>
          </table:table-cell>
          <table:table-cell office:value-type="float" office:value="9889299" calcext:value-type="float">
            <text:p>9889299</text:p>
          </table:table-cell>
          <table:table-cell office:value-type="float" office:value="9749818" calcext:value-type="float">
            <text:p>9749818</text:p>
          </table:table-cell>
          <table:table-cell office:value-type="float" office:value="10570402" calcext:value-type="float">
            <text:p>10570402</text:p>
          </table:table-cell>
          <table:table-cell office:value-type="float" office:value="369692.60239691" calcext:value-type="float">
            <text:p>369692.60239691</text:p>
          </table:table-cell>
          <table:table-cell office:value-type="float" office:value="0.0368781546026529" calcext:value-type="float">
            <text:p>0.036878154602652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403592" calcext:value-type="float">
            <text:p>5403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100000" calcext:value-type="float">
            <text:p>100000</text:p>
          </table:table-cell>
          <table:table-cell office:value-type="float" office:value="91.8283174104561" calcext:value-type="float">
            <text:p>91.8283174104561</text:p>
          </table:table-cell>
          <table:table-cell office:value-type="float" office:value="1.61282361515597" calcext:value-type="float">
            <text:p>1.61282361515597</text:p>
          </table:table-cell>
          <table:table-cell office:value-type="float" office:value="10889887" calcext:value-type="float">
            <text:p>10889887</text:p>
          </table:table-cell>
          <table:table-cell office:value-type="float" office:value="10837825" calcext:value-type="float">
            <text:p>10837825</text:p>
          </table:table-cell>
          <table:table-cell office:value-type="float" office:value="10730044" calcext:value-type="float">
            <text:p>10730044</text:p>
          </table:table-cell>
          <table:table-cell office:value-type="float" office:value="11101792" calcext:value-type="float">
            <text:p>11101792</text:p>
          </table:table-cell>
          <table:table-cell office:value-type="float" office:value="191264.17008682" calcext:value-type="float">
            <text:p>191264.17008682</text:p>
          </table:table-cell>
          <table:table-cell office:value-type="float" office:value="0.01756346691998" calcext:value-type="float">
            <text:p>0.0175634669199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6592552" calcext:value-type="float">
            <text:p>6592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200000" calcext:value-type="float">
            <text:p>200000</text:p>
          </table:table-cell>
          <table:table-cell office:value-type="float" office:value="44.6891389974483" calcext:value-type="float">
            <text:p>44.6891389974483</text:p>
          </table:table-cell>
          <table:table-cell office:value-type="float" office:value="0.299227491330653" calcext:value-type="float">
            <text:p>0.299227491330653</text:p>
          </table:table-cell>
          <table:table-cell office:value-type="float" office:value="22376801.6666667" calcext:value-type="float">
            <text:p>22376801.6666667</text:p>
          </table:table-cell>
          <table:table-cell office:value-type="float" office:value="22448508" calcext:value-type="float">
            <text:p>22448508</text:p>
          </table:table-cell>
          <table:table-cell office:value-type="float" office:value="22204594" calcext:value-type="float">
            <text:p>22204594</text:p>
          </table:table-cell>
          <table:table-cell office:value-type="float" office:value="22477303" calcext:value-type="float">
            <text:p>22477303</text:p>
          </table:table-cell>
          <table:table-cell office:value-type="float" office:value="149829.564340064" calcext:value-type="float">
            <text:p>149829.564340064</text:p>
          </table:table-cell>
          <table:table-cell office:value-type="float" office:value="0.00669575422672024" calcext:value-type="float">
            <text:p>0.0066957542267202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0444912" calcext:value-type="float">
            <text:p>10444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300000" calcext:value-type="float">
            <text:p>300000</text:p>
          </table:table-cell>
          <table:table-cell office:value-type="float" office:value="27.8902332642424" calcext:value-type="float">
            <text:p>27.8902332642424</text:p>
          </table:table-cell>
          <table:table-cell office:value-type="float" office:value="0.996889541231197" calcext:value-type="float">
            <text:p>0.996889541231197</text:p>
          </table:table-cell>
          <table:table-cell office:value-type="float" office:value="35854845.3333333" calcext:value-type="float">
            <text:p>35854845.3333333</text:p>
          </table:table-cell>
          <table:table-cell office:value-type="float" office:value="35134857" calcext:value-type="float">
            <text:p>35134857</text:p>
          </table:table-cell>
          <table:table-cell office:value-type="float" office:value="35095180" calcext:value-type="float">
            <text:p>35095180</text:p>
          </table:table-cell>
          <table:table-cell office:value-type="float" office:value="37334499" calcext:value-type="float">
            <text:p>37334499</text:p>
          </table:table-cell>
          <table:table-cell office:value-type="float" office:value="1281571.22160352" calcext:value-type="float">
            <text:p>1281571.22160352</text:p>
          </table:table-cell>
          <table:table-cell office:value-type="float" office:value="0.0357433203152622" calcext:value-type="float">
            <text:p>0.035743320315262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6717184" calcext:value-type="float">
            <text:p>16717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400000" calcext:value-type="float">
            <text:p>400000</text:p>
          </table:table-cell>
          <table:table-cell office:value-type="float" office:value="17.8460854544633" calcext:value-type="float">
            <text:p>17.8460854544633</text:p>
          </table:table-cell>
          <table:table-cell office:value-type="float" office:value="1.38543696615396" calcext:value-type="float">
            <text:p>1.38543696615396</text:p>
          </table:table-cell>
          <table:table-cell table:number-columns-repeated="2" office:value-type="float" office:value="56034697.5" calcext:value-type="float">
            <text:p>56034697.5</text:p>
          </table:table-cell>
          <table:table-cell office:value-type="float" office:value="52958701" calcext:value-type="float">
            <text:p>52958701</text:p>
          </table:table-cell>
          <table:table-cell office:value-type="float" office:value="59110694" calcext:value-type="float">
            <text:p>59110694</text:p>
          </table:table-cell>
          <table:table-cell office:value-type="float" office:value="4350115.96811217" calcext:value-type="float">
            <text:p>4350115.96811217</text:p>
          </table:table-cell>
          <table:table-cell office:value-type="float" office:value="0.0776325413037551" calcext:value-type="float">
            <text:p>0.077632541303755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21914576" calcext:value-type="float">
            <text:p>21914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500000" calcext:value-type="float">
            <text:p>500000</text:p>
          </table:table-cell>
          <table:table-cell office:value-type="float" office:value="14.6941799512462" calcext:value-type="float">
            <text:p>14.6941799512462</text:p>
          </table:table-cell>
          <table:table-cell office:value-type="float" office:value="0.301679907507277" calcext:value-type="float">
            <text:p>0.301679907507277</text:p>
          </table:table-cell>
          <table:table-cell table:number-columns-repeated="2" office:value-type="float" office:value="68054155" calcext:value-type="float">
            <text:p>68054155</text:p>
          </table:table-cell>
          <table:table-cell office:value-type="float" office:value="67066192" calcext:value-type="float">
            <text:p>67066192</text:p>
          </table:table-cell>
          <table:table-cell office:value-type="float" office:value="69042118" calcext:value-type="float">
            <text:p>69042118</text:p>
          </table:table-cell>
          <table:table-cell office:value-type="float" office:value="1397190.67372281" calcext:value-type="float">
            <text:p>1397190.67372281</text:p>
          </table:table-cell>
          <table:table-cell office:value-type="float" office:value="0.0205305711858859" calcext:value-type="float">
            <text:p>0.020530571185885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29914288" calcext:value-type="float">
            <text:p>29914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600000" calcext:value-type="float">
            <text:p>600000</text:p>
          </table:table-cell>
          <table:table-cell office:value-type="float" office:value="4.69703563552163" calcext:value-type="float">
            <text:p>4.6970356355216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12900237" calcext:value-type="float">
            <text:p>212900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6592248" calcext:value-type="float">
            <text:p>36592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700000" calcext:value-type="float">
            <text:p>700000</text:p>
          </table:table-cell>
          <table:table-cell office:value-type="float" office:value="10.2472845502915" calcext:value-type="float">
            <text:p>10.2472845502915</text:p>
          </table:table-cell>
          <table:table-cell office:value-type="float" office:value="0.264241886240697" calcext:value-type="float">
            <text:p>0.264241886240697</text:p>
          </table:table-cell>
          <table:table-cell table:number-columns-repeated="2" office:value-type="float" office:value="97586828.5" calcext:value-type="float">
            <text:p>97586828.5</text:p>
          </table:table-cell>
          <table:table-cell office:value-type="float" office:value="95807447" calcext:value-type="float">
            <text:p>95807447</text:p>
          </table:table-cell>
          <table:table-cell office:value-type="float" office:value="99366210" calcext:value-type="float">
            <text:p>99366210</text:p>
          </table:table-cell>
          <table:table-cell office:value-type="float" office:value="2516425.44993578" calcext:value-type="float">
            <text:p>2516425.44993578</text:p>
          </table:table-cell>
          <table:table-cell office:value-type="float" office:value="0.0257865276350874" calcext:value-type="float">
            <text:p>0.025786527635087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2791080" calcext:value-type="float">
            <text:p>427910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800000" calcext:value-type="float">
            <text:p>800000</text:p>
          </table:table-cell>
          <table:table-cell office:value-type="float" office:value="9.02173432783219" calcext:value-type="float">
            <text:p>9.02173432783219</text:p>
          </table:table-cell>
          <table:table-cell office:value-type="float" office:value="0.269216347236729" calcext:value-type="float">
            <text:p>0.269216347236729</text:p>
          </table:table-cell>
          <table:table-cell table:number-columns-repeated="2" office:value-type="float" office:value="110843432.5" calcext:value-type="float">
            <text:p>110843432.5</text:p>
          </table:table-cell>
          <table:table-cell office:value-type="float" office:value="108504561" calcext:value-type="float">
            <text:p>108504561</text:p>
          </table:table-cell>
          <table:table-cell office:value-type="float" office:value="113182304" calcext:value-type="float">
            <text:p>113182304</text:p>
          </table:table-cell>
          <table:table-cell office:value-type="float" office:value="3307663.7959479" calcext:value-type="float">
            <text:p>3307663.7959479</text:p>
          </table:table-cell>
          <table:table-cell office:value-type="float" office:value="0.0298408640128309" calcext:value-type="float">
            <text:p>0.029840864012830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3524528" calcext:value-type="float">
            <text:p>43524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900000" calcext:value-type="float">
            <text:p>900000</text:p>
          </table:table-cell>
          <table:table-cell office:value-type="float" office:value="3.76528047301261" calcext:value-type="float">
            <text:p>3.7652804730126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65584465" calcext:value-type="float">
            <text:p>265584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0993984" calcext:value-type="float">
            <text:p>50993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3837821069277" calcext:value-type="float">
            <text:p>3.383782106927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95527303" calcext:value-type="float">
            <text:p>295527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5080800" calcext:value-type="float">
            <text:p>55080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1" calcext:value-type="float">
            <text:p>1</text:p>
          </table:table-cell>
          <table:table-cell office:value-type="float" office:value="480019.200768031" calcext:value-type="float">
            <text:p>480019.200768031</text:p>
          </table:table-cell>
          <table:table-cell office:value-type="float" office:value="98572.4877156768" calcext:value-type="float">
            <text:p>98572.4877156768</text:p>
          </table:table-cell>
          <table:table-cell office:value-type="float" office:value="2083.25" calcext:value-type="float">
            <text:p>2083.25</text:p>
          </table:table-cell>
          <table:table-cell office:value-type="float" office:value="1968" calcext:value-type="float">
            <text:p>1968</text:p>
          </table:table-cell>
          <table:table-cell office:value-type="float" office:value="1737" calcext:value-type="float">
            <text:p>1737</text:p>
          </table:table-cell>
          <table:table-cell office:value-type="float" office:value="2660" calcext:value-type="float">
            <text:p>2660</text:p>
          </table:table-cell>
          <table:table-cell office:value-type="float" office:value="427.797752058922" calcext:value-type="float">
            <text:p>427.797752058922</text:p>
          </table:table-cell>
          <table:table-cell office:value-type="float" office:value="0.205351135033684" calcext:value-type="float">
            <text:p>0.20535113503368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2" calcext:value-type="float">
            <text:p>2</text:p>
          </table:table-cell>
          <table:table-cell office:value-type="float" office:value="518000.518000518" calcext:value-type="float">
            <text:p>518000.518000518</text:p>
          </table:table-cell>
          <table:table-cell office:value-type="float" office:value="51291.1786007198" calcext:value-type="float">
            <text:p>51291.1786007198</text:p>
          </table:table-cell>
          <table:table-cell office:value-type="float" office:value="1930.5" calcext:value-type="float">
            <text:p>1930.5</text:p>
          </table:table-cell>
          <table:table-cell office:value-type="float" office:value="1877" calcext:value-type="float">
            <text:p>1877</text:p>
          </table:table-cell>
          <table:table-cell office:value-type="float" office:value="1782" calcext:value-type="float">
            <text:p>1782</text:p>
          </table:table-cell>
          <table:table-cell office:value-type="float" office:value="2186" calcext:value-type="float">
            <text:p>2186</text:p>
          </table:table-cell>
          <table:table-cell office:value-type="float" office:value="191.153515967315" calcext:value-type="float">
            <text:p>191.153515967315</text:p>
          </table:table-cell>
          <table:table-cell office:value-type="float" office:value="0.0990176202886896" calcext:value-type="float">
            <text:p>0.099017620288689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64" calcext:value-type="float">
            <text:p>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3" calcext:value-type="float">
            <text:p>3</text:p>
          </table:table-cell>
          <table:table-cell office:value-type="float" office:value="498566.620964726" calcext:value-type="float">
            <text:p>498566.620964726</text:p>
          </table:table-cell>
          <table:table-cell office:value-type="float" office:value="57600.8855629786" calcext:value-type="float">
            <text:p>57600.8855629786</text:p>
          </table:table-cell>
          <table:table-cell office:value-type="float" office:value="2005.75" calcext:value-type="float">
            <text:p>2005.75</text:p>
          </table:table-cell>
          <table:table-cell office:value-type="float" office:value="1904.5" calcext:value-type="float">
            <text:p>1904.5</text:p>
          </table:table-cell>
          <table:table-cell office:value-type="float" office:value="1862" calcext:value-type="float">
            <text:p>1862</text:p>
          </table:table-cell>
          <table:table-cell office:value-type="float" office:value="2352" calcext:value-type="float">
            <text:p>2352</text:p>
          </table:table-cell>
          <table:table-cell office:value-type="float" office:value="231.730267049142" calcext:value-type="float">
            <text:p>231.730267049142</text:p>
          </table:table-cell>
          <table:table-cell office:value-type="float" office:value="0.115532976217944" calcext:value-type="float">
            <text:p>0.11553297621794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4" calcext:value-type="float">
            <text:p>4</text:p>
          </table:table-cell>
          <table:table-cell office:value-type="float" office:value="475680.818171007" calcext:value-type="float">
            <text:p>475680.818171007</text:p>
          </table:table-cell>
          <table:table-cell office:value-type="float" office:value="37528.6341851736" calcext:value-type="float">
            <text:p>37528.6341851736</text:p>
          </table:table-cell>
          <table:table-cell office:value-type="float" office:value="2102.25" calcext:value-type="float">
            <text:p>2102.25</text:p>
          </table:table-cell>
          <table:table-cell office:value-type="float" office:value="2074" calcext:value-type="float">
            <text:p>2074</text:p>
          </table:table-cell>
          <table:table-cell office:value-type="float" office:value="1949" calcext:value-type="float">
            <text:p>1949</text:p>
          </table:table-cell>
          <table:table-cell office:value-type="float" office:value="2312" calcext:value-type="float">
            <text:p>2312</text:p>
          </table:table-cell>
          <table:table-cell office:value-type="float" office:value="165.856112338376" calcext:value-type="float">
            <text:p>165.856112338376</text:p>
          </table:table-cell>
          <table:table-cell office:value-type="float" office:value="0.0788945712157812" calcext:value-type="float">
            <text:p>0.078894571215781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432" calcext:value-type="float">
            <text:p>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5" calcext:value-type="float">
            <text:p>5</text:p>
          </table:table-cell>
          <table:table-cell office:value-type="float" office:value="445732.114998886" calcext:value-type="float">
            <text:p>445732.114998886</text:p>
          </table:table-cell>
          <table:table-cell office:value-type="float" office:value="37038.0546310692" calcext:value-type="float">
            <text:p>37038.0546310692</text:p>
          </table:table-cell>
          <table:table-cell office:value-type="float" office:value="2243.5" calcext:value-type="float">
            <text:p>2243.5</text:p>
          </table:table-cell>
          <table:table-cell office:value-type="float" office:value="2269.5" calcext:value-type="float">
            <text:p>2269.5</text:p>
          </table:table-cell>
          <table:table-cell office:value-type="float" office:value="2020" calcext:value-type="float">
            <text:p>2020</text:p>
          </table:table-cell>
          <table:table-cell office:value-type="float" office:value="2415" calcext:value-type="float">
            <text:p>2415</text:p>
          </table:table-cell>
          <table:table-cell office:value-type="float" office:value="186.423353329637" calcext:value-type="float">
            <text:p>186.423353329637</text:p>
          </table:table-cell>
          <table:table-cell office:value-type="float" office:value="0.0830948755648037" calcext:value-type="float">
            <text:p>0.083094875564803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488" calcext:value-type="float">
            <text:p>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6" calcext:value-type="float">
            <text:p>6</text:p>
          </table:table-cell>
          <table:table-cell office:value-type="float" office:value="426803.243704652" calcext:value-type="float">
            <text:p>426803.243704652</text:p>
          </table:table-cell>
          <table:table-cell office:value-type="float" office:value="40155.6580674107" calcext:value-type="float">
            <text:p>40155.6580674107</text:p>
          </table:table-cell>
          <table:table-cell office:value-type="float" office:value="2343" calcext:value-type="float">
            <text:p>2343</text:p>
          </table:table-cell>
          <table:table-cell office:value-type="float" office:value="2377.5" calcext:value-type="float">
            <text:p>2377.5</text:p>
          </table:table-cell>
          <table:table-cell office:value-type="float" office:value="2043" calcext:value-type="float">
            <text:p>2043</text:p>
          </table:table-cell>
          <table:table-cell office:value-type="float" office:value="2574" calcext:value-type="float">
            <text:p>2574</text:p>
          </table:table-cell>
          <table:table-cell office:value-type="float" office:value="220.440468154103" calcext:value-type="float">
            <text:p>220.440468154103</text:p>
          </table:table-cell>
          <table:table-cell office:value-type="float" office:value="0.0940847068519432" calcext:value-type="float">
            <text:p>0.094084706851943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7" calcext:value-type="float">
            <text:p>7</text:p>
          </table:table-cell>
          <table:table-cell office:value-type="float" office:value="450602.681085953" calcext:value-type="float">
            <text:p>450602.681085953</text:p>
          </table:table-cell>
          <table:table-cell office:value-type="float" office:value="15075.7267350029" calcext:value-type="float">
            <text:p>15075.7267350029</text:p>
          </table:table-cell>
          <table:table-cell office:value-type="float" office:value="2219.25" calcext:value-type="float">
            <text:p>2219.25</text:p>
          </table:table-cell>
          <table:table-cell office:value-type="float" office:value="2211.5" calcext:value-type="float">
            <text:p>2211.5</text:p>
          </table:table-cell>
          <table:table-cell office:value-type="float" office:value="2144" calcext:value-type="float">
            <text:p>2144</text:p>
          </table:table-cell>
          <table:table-cell office:value-type="float" office:value="2310" calcext:value-type="float">
            <text:p>2310</text:p>
          </table:table-cell>
          <table:table-cell office:value-type="float" office:value="74.2490179508569" calcext:value-type="float">
            <text:p>74.2490179508569</text:p>
          </table:table-cell>
          <table:table-cell office:value-type="float" office:value="0.0334568065566551" calcext:value-type="float">
            <text:p>0.033456806556655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56" calcext:value-type="float">
            <text:p>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8" calcext:value-type="float">
            <text:p>8</text:p>
          </table:table-cell>
          <table:table-cell office:value-type="float" office:value="434310.532030402" calcext:value-type="float">
            <text:p>434310.532030402</text:p>
          </table:table-cell>
          <table:table-cell office:value-type="float" office:value="36410.9374405356" calcext:value-type="float">
            <text:p>36410.9374405356</text:p>
          </table:table-cell>
          <table:table-cell office:value-type="float" office:value="2302.5" calcext:value-type="float">
            <text:p>2302.5</text:p>
          </table:table-cell>
          <table:table-cell office:value-type="float" office:value="2312.5" calcext:value-type="float">
            <text:p>2312.5</text:p>
          </table:table-cell>
          <table:table-cell office:value-type="float" office:value="2058" calcext:value-type="float">
            <text:p>2058</text:p>
          </table:table-cell>
          <table:table-cell office:value-type="float" office:value="2527" calcext:value-type="float">
            <text:p>2527</text:p>
          </table:table-cell>
          <table:table-cell office:value-type="float" office:value="193.032812409359" calcext:value-type="float">
            <text:p>193.032812409359</text:p>
          </table:table-cell>
          <table:table-cell office:value-type="float" office:value="0.0838361834568333" calcext:value-type="float">
            <text:p>0.083836183456833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768" calcext:value-type="float">
            <text:p>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9" calcext:value-type="float">
            <text:p>9</text:p>
          </table:table-cell>
          <table:table-cell office:value-type="float" office:value="417057.658221249" calcext:value-type="float">
            <text:p>417057.658221249</text:p>
          </table:table-cell>
          <table:table-cell office:value-type="float" office:value="34847.772602018" calcext:value-type="float">
            <text:p>34847.772602018</text:p>
          </table:table-cell>
          <table:table-cell office:value-type="float" office:value="2397.75" calcext:value-type="float">
            <text:p>2397.75</text:p>
          </table:table-cell>
          <table:table-cell office:value-type="float" office:value="2461.5" calcext:value-type="float">
            <text:p>2461.5</text:p>
          </table:table-cell>
          <table:table-cell office:value-type="float" office:value="2116" calcext:value-type="float">
            <text:p>2116</text:p>
          </table:table-cell>
          <table:table-cell office:value-type="float" office:value="2552" calcext:value-type="float">
            <text:p>2552</text:p>
          </table:table-cell>
          <table:table-cell office:value-type="float" office:value="200.346990660371" calcext:value-type="float">
            <text:p>200.346990660371</text:p>
          </table:table-cell>
          <table:table-cell office:value-type="float" office:value="0.0835562467564887" calcext:value-type="float">
            <text:p>0.083556246756488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24" calcext:value-type="float">
            <text:p>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10" calcext:value-type="float">
            <text:p>10</text:p>
          </table:table-cell>
          <table:table-cell office:value-type="float" office:value="175154.354775146" calcext:value-type="float">
            <text:p>175154.354775146</text:p>
          </table:table-cell>
          <table:table-cell office:value-type="float" office:value="201528.260888828" calcext:value-type="float">
            <text:p>201528.260888828</text:p>
          </table:table-cell>
          <table:table-cell office:value-type="float" office:value="5709.25" calcext:value-type="float">
            <text:p>5709.25</text:p>
          </table:table-cell>
          <table:table-cell office:value-type="float" office:value="2477" calcext:value-type="float">
            <text:p>2477</text:p>
          </table:table-cell>
          <table:table-cell office:value-type="float" office:value="2321" calcext:value-type="float">
            <text:p>2321</text:p>
          </table:table-cell>
          <table:table-cell office:value-type="float" office:value="15562" calcext:value-type="float">
            <text:p>15562</text:p>
          </table:table-cell>
          <table:table-cell office:value-type="float" office:value="6568.92159465058" calcext:value-type="float">
            <text:p>6568.92159465058</text:p>
          </table:table-cell>
          <table:table-cell office:value-type="float" office:value="1.15057522347954" calcext:value-type="float">
            <text:p>1.1505752234795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936" calcext:value-type="float">
            <text:p>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20" calcext:value-type="float">
            <text:p>20</text:p>
          </table:table-cell>
          <table:table-cell office:value-type="float" office:value="171917.30777496" calcext:value-type="float">
            <text:p>171917.30777496</text:p>
          </table:table-cell>
          <table:table-cell office:value-type="float" office:value="190293.23894488" calcext:value-type="float">
            <text:p>190293.23894488</text:p>
          </table:table-cell>
          <table:table-cell office:value-type="float" office:value="5816.75" calcext:value-type="float">
            <text:p>5816.75</text:p>
          </table:table-cell>
          <table:table-cell office:value-type="float" office:value="2721" calcext:value-type="float">
            <text:p>2721</text:p>
          </table:table-cell>
          <table:table-cell office:value-type="float" office:value="2354" calcext:value-type="float">
            <text:p>2354</text:p>
          </table:table-cell>
          <table:table-cell office:value-type="float" office:value="15471" calcext:value-type="float">
            <text:p>15471</text:p>
          </table:table-cell>
          <table:table-cell office:value-type="float" office:value="6438.49192357962" calcext:value-type="float">
            <text:p>6438.49192357962</text:p>
          </table:table-cell>
          <table:table-cell office:value-type="float" office:value="1.10688819763263" calcext:value-type="float">
            <text:p>1.1068881976326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776" calcext:value-type="float">
            <text:p>1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30" calcext:value-type="float">
            <text:p>30</text:p>
          </table:table-cell>
          <table:table-cell office:value-type="float" office:value="320051.208193311" calcext:value-type="float">
            <text:p>320051.208193311</text:p>
          </table:table-cell>
          <table:table-cell office:value-type="float" office:value="27190.6448117109" calcext:value-type="float">
            <text:p>27190.6448117109</text:p>
          </table:table-cell>
          <table:table-cell office:value-type="float" office:value="3124.5" calcext:value-type="float">
            <text:p>3124.5</text:p>
          </table:table-cell>
          <table:table-cell office:value-type="float" office:value="3122.5" calcext:value-type="float">
            <text:p>3122.5</text:p>
          </table:table-cell>
          <table:table-cell office:value-type="float" office:value="2819" calcext:value-type="float">
            <text:p>2819</text:p>
          </table:table-cell>
          <table:table-cell office:value-type="float" office:value="3434" calcext:value-type="float">
            <text:p>3434</text:p>
          </table:table-cell>
          <table:table-cell office:value-type="float" office:value="265.448676771989" calcext:value-type="float">
            <text:p>265.448676771989</text:p>
          </table:table-cell>
          <table:table-cell office:value-type="float" office:value="0.0849571697141908" calcext:value-type="float">
            <text:p>0.084957169714190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616" calcext:value-type="float">
            <text:p>2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40" calcext:value-type="float">
            <text:p>40</text:p>
          </table:table-cell>
          <table:table-cell office:value-type="float" office:value="187169.528800711" calcext:value-type="float">
            <text:p>187169.528800711</text:p>
          </table:table-cell>
          <table:table-cell office:value-type="float" office:value="12769.8983029697" calcext:value-type="float">
            <text:p>12769.8983029697</text:p>
          </table:table-cell>
          <table:table-cell office:value-type="float" office:value="5342.75" calcext:value-type="float">
            <text:p>5342.75</text:p>
          </table:table-cell>
          <table:table-cell office:value-type="float" office:value="5323" calcext:value-type="float">
            <text:p>5323</text:p>
          </table:table-cell>
          <table:table-cell office:value-type="float" office:value="4991" calcext:value-type="float">
            <text:p>4991</text:p>
          </table:table-cell>
          <table:table-cell office:value-type="float" office:value="5734" calcext:value-type="float">
            <text:p>5734</text:p>
          </table:table-cell>
          <table:table-cell office:value-type="float" office:value="364.516460533677" calcext:value-type="float">
            <text:p>364.516460533677</text:p>
          </table:table-cell>
          <table:table-cell office:value-type="float" office:value="0.0682263741581915" calcext:value-type="float">
            <text:p>0.068226374158191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192" calcext:value-type="float">
            <text:p>2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50" calcext:value-type="float">
            <text:p>50</text:p>
          </table:table-cell>
          <table:table-cell office:value-type="float" office:value="70050.0858113551" calcext:value-type="float">
            <text:p>70050.0858113551</text:p>
          </table:table-cell>
          <table:table-cell office:value-type="float" office:value="47050.3864275562" calcext:value-type="float">
            <text:p>47050.3864275562</text:p>
          </table:table-cell>
          <table:table-cell office:value-type="float" office:value="14275.5" calcext:value-type="float">
            <text:p>14275.5</text:p>
          </table:table-cell>
          <table:table-cell office:value-type="float" office:value="12863.5" calcext:value-type="float">
            <text:p>12863.5</text:p>
          </table:table-cell>
          <table:table-cell office:value-type="float" office:value="6160" calcext:value-type="float">
            <text:p>6160</text:p>
          </table:table-cell>
          <table:table-cell office:value-type="float" office:value="25215" calcext:value-type="float">
            <text:p>25215</text:p>
          </table:table-cell>
          <table:table-cell office:value-type="float" office:value="9588.39355679563" calcext:value-type="float">
            <text:p>9588.39355679563</text:p>
          </table:table-cell>
          <table:table-cell office:value-type="float" office:value="0.671667791446579" calcext:value-type="float">
            <text:p>0.67166779144657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736" calcext:value-type="float">
            <text:p>3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60" calcext:value-type="float">
            <text:p>60</text:p>
          </table:table-cell>
          <table:table-cell office:value-type="float" office:value="147601.47601476" calcext:value-type="float">
            <text:p>147601.47601476</text:p>
          </table:table-cell>
          <table:table-cell office:value-type="float" office:value="4820.70965947445" calcext:value-type="float">
            <text:p>4820.70965947445</text:p>
          </table:table-cell>
          <table:table-cell office:value-type="float" office:value="6775" calcext:value-type="float">
            <text:p>6775</text:p>
          </table:table-cell>
          <table:table-cell office:value-type="float" office:value="6825.5" calcext:value-type="float">
            <text:p>6825.5</text:p>
          </table:table-cell>
          <table:table-cell office:value-type="float" office:value="6489" calcext:value-type="float">
            <text:p>6489</text:p>
          </table:table-cell>
          <table:table-cell office:value-type="float" office:value="6960" calcext:value-type="float">
            <text:p>6960</text:p>
          </table:table-cell>
          <table:table-cell office:value-type="float" office:value="221.273586313414" calcext:value-type="float">
            <text:p>221.273586313414</text:p>
          </table:table-cell>
          <table:table-cell office:value-type="float" office:value="0.0326603079429394" calcext:value-type="float">
            <text:p>0.032660307942939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616" calcext:value-type="float">
            <text:p>3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70" calcext:value-type="float">
            <text:p>70</text:p>
          </table:table-cell>
          <table:table-cell office:value-type="float" office:value="65898.9439694229" calcext:value-type="float">
            <text:p>65898.9439694229</text:p>
          </table:table-cell>
          <table:table-cell office:value-type="float" office:value="1303.9461212658" calcext:value-type="float">
            <text:p>1303.9461212658</text:p>
          </table:table-cell>
          <table:table-cell office:value-type="float" office:value="15174.75" calcext:value-type="float">
            <text:p>15174.75</text:p>
          </table:table-cell>
          <table:table-cell office:value-type="float" office:value="15216.5" calcext:value-type="float">
            <text:p>15216.5</text:p>
          </table:table-cell>
          <table:table-cell office:value-type="float" office:value="14786" calcext:value-type="float">
            <text:p>14786</text:p>
          </table:table-cell>
          <table:table-cell office:value-type="float" office:value="15480" calcext:value-type="float">
            <text:p>15480</text:p>
          </table:table-cell>
          <table:table-cell office:value-type="float" office:value="300.263634161715" calcext:value-type="float">
            <text:p>300.263634161715</text:p>
          </table:table-cell>
          <table:table-cell office:value-type="float" office:value="0.0197870564036781" calcext:value-type="float">
            <text:p>0.019787056403678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408" calcext:value-type="float">
            <text:p>5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80" calcext:value-type="float">
            <text:p>80</text:p>
          </table:table-cell>
          <table:table-cell office:value-type="float" office:value="59887.4116660678" calcext:value-type="float">
            <text:p>59887.4116660678</text:p>
          </table:table-cell>
          <table:table-cell office:value-type="float" office:value="1568.90780747186" calcext:value-type="float">
            <text:p>1568.90780747186</text:p>
          </table:table-cell>
          <table:table-cell office:value-type="float" office:value="16698" calcext:value-type="float">
            <text:p>16698</text:p>
          </table:table-cell>
          <table:table-cell office:value-type="float" office:value="16646.5" calcext:value-type="float">
            <text:p>16646.5</text:p>
          </table:table-cell>
          <table:table-cell office:value-type="float" office:value="16294" calcext:value-type="float">
            <text:p>16294</text:p>
          </table:table-cell>
          <table:table-cell office:value-type="float" office:value="17205" calcext:value-type="float">
            <text:p>17205</text:p>
          </table:table-cell>
          <table:table-cell office:value-type="float" office:value="437.44790165992" calcext:value-type="float">
            <text:p>437.44790165992</text:p>
          </table:table-cell>
          <table:table-cell office:value-type="float" office:value="0.0261976225691651" calcext:value-type="float">
            <text:p>0.026197622569165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704" calcext:value-type="float">
            <text:p>3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90" calcext:value-type="float">
            <text:p>90</text:p>
          </table:table-cell>
          <table:table-cell office:value-type="float" office:value="41175.5623037727" calcext:value-type="float">
            <text:p>41175.5623037727</text:p>
          </table:table-cell>
          <table:table-cell office:value-type="float" office:value="13954.1714617868" calcext:value-type="float">
            <text:p>13954.1714617868</text:p>
          </table:table-cell>
          <table:table-cell office:value-type="float" office:value="24286.25" calcext:value-type="float">
            <text:p>24286.25</text:p>
          </table:table-cell>
          <table:table-cell office:value-type="float" office:value="23667.5" calcext:value-type="float">
            <text:p>23667.5</text:p>
          </table:table-cell>
          <table:table-cell office:value-type="float" office:value="16942" calcext:value-type="float">
            <text:p>16942</text:p>
          </table:table-cell>
          <table:table-cell office:value-type="float" office:value="32868" calcext:value-type="float">
            <text:p>32868</text:p>
          </table:table-cell>
          <table:table-cell office:value-type="float" office:value="8230.47646960167" calcext:value-type="float">
            <text:p>8230.47646960167</text:p>
          </table:table-cell>
          <table:table-cell office:value-type="float" office:value="0.338894496663819" calcext:value-type="float">
            <text:p>0.33889449666381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272" calcext:value-type="float">
            <text:p>8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100" calcext:value-type="float">
            <text:p>100</text:p>
          </table:table-cell>
          <table:table-cell office:value-type="float" office:value="35310.7344632768" calcext:value-type="float">
            <text:p>35310.7344632768</text:p>
          </table:table-cell>
          <table:table-cell office:value-type="float" office:value="7862.26829970463" calcext:value-type="float">
            <text:p>7862.26829970463</text:p>
          </table:table-cell>
          <table:table-cell office:value-type="float" office:value="28320" calcext:value-type="float">
            <text:p>28320</text:p>
          </table:table-cell>
          <table:table-cell office:value-type="float" office:value="31119" calcext:value-type="float">
            <text:p>31119</text:p>
          </table:table-cell>
          <table:table-cell office:value-type="float" office:value="18892" calcext:value-type="float">
            <text:p>18892</text:p>
          </table:table-cell>
          <table:table-cell office:value-type="float" office:value="32150" calcext:value-type="float">
            <text:p>32150</text:p>
          </table:table-cell>
          <table:table-cell office:value-type="float" office:value="6305.71529117303" calcext:value-type="float">
            <text:p>6305.71529117303</text:p>
          </table:table-cell>
          <table:table-cell office:value-type="float" office:value="0.222659438247635" calcext:value-type="float">
            <text:p>0.22265943824763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368" calcext:value-type="float">
            <text:p>8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200" calcext:value-type="float">
            <text:p>200</text:p>
          </table:table-cell>
          <table:table-cell office:value-type="float" office:value="17.0700905171422" calcext:value-type="float">
            <text:p>17.0700905171422</text:p>
          </table:table-cell>
          <table:table-cell office:value-type="float" office:value="24.1244452624295" calcext:value-type="float">
            <text:p>24.1244452624295</text:p>
          </table:table-cell>
          <table:table-cell table:number-columns-repeated="2" office:value-type="float" office:value="58581997.5" calcext:value-type="float">
            <text:p>58581997.5</text:p>
          </table:table-cell>
          <table:table-cell office:value-type="float" office:value="39575" calcext:value-type="float">
            <text:p>39575</text:p>
          </table:table-cell>
          <table:table-cell office:value-type="float" office:value="117124420" calcext:value-type="float">
            <text:p>117124420</text:p>
          </table:table-cell>
          <table:table-cell office:value-type="float" office:value="82791487.8736758" calcext:value-type="float">
            <text:p>82791487.8736758</text:p>
          </table:table-cell>
          <table:table-cell office:value-type="float" office:value="1.41325819205253" calcext:value-type="float">
            <text:p>1.4132581920525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7544" calcext:value-type="float">
            <text:p>17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300" calcext:value-type="float">
            <text:p>300</text:p>
          </table:table-cell>
          <table:table-cell office:value-type="float" office:value="16.8812490057999" calcext:value-type="float">
            <text:p>16.8812490057999</text:p>
          </table:table-cell>
          <table:table-cell office:value-type="float" office:value="23.8478655148089" calcext:value-type="float">
            <text:p>23.8478655148089</text:p>
          </table:table-cell>
          <table:table-cell table:number-columns-repeated="2" office:value-type="float" office:value="59237323" calcext:value-type="float">
            <text:p>59237323</text:p>
          </table:table-cell>
          <table:table-cell office:value-type="float" office:value="64081" calcext:value-type="float">
            <text:p>64081</text:p>
          </table:table-cell>
          <table:table-cell office:value-type="float" office:value="118410565" calcext:value-type="float">
            <text:p>118410565</text:p>
          </table:table-cell>
          <table:table-cell office:value-type="float" office:value="83683601.3659852" calcext:value-type="float">
            <text:p>83683601.3659852</text:p>
          </table:table-cell>
          <table:table-cell office:value-type="float" office:value="1.4126837123613" calcext:value-type="float">
            <text:p>1.412683712361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8752" calcext:value-type="float">
            <text:p>18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400" calcext:value-type="float">
            <text:p>400</text:p>
          </table:table-cell>
          <table:table-cell office:value-type="float" office:value="17.63345119297" calcext:value-type="float">
            <text:p>17.63345119297</text:p>
          </table:table-cell>
          <table:table-cell office:value-type="float" office:value="24.9054404711663" calcext:value-type="float">
            <text:p>24.9054404711663</text:p>
          </table:table-cell>
          <table:table-cell table:number-columns-repeated="2" office:value-type="float" office:value="56710396" calcext:value-type="float">
            <text:p>56710396</text:p>
          </table:table-cell>
          <table:table-cell office:value-type="float" office:value="72829" calcext:value-type="float">
            <text:p>72829</text:p>
          </table:table-cell>
          <table:table-cell office:value-type="float" office:value="113347963" calcext:value-type="float">
            <text:p>113347963</text:p>
          </table:table-cell>
          <table:table-cell office:value-type="float" office:value="80097615.3912148" calcext:value-type="float">
            <text:p>80097615.3912148</text:p>
          </table:table-cell>
          <table:table-cell office:value-type="float" office:value="1.41239739167427" calcext:value-type="float">
            <text:p>1.4123973916742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1520" calcext:value-type="float">
            <text:p>315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500" calcext:value-type="float">
            <text:p>500</text:p>
          </table:table-cell>
          <table:table-cell office:value-type="float" office:value="14709.7761172075" calcext:value-type="float">
            <text:p>14709.7761172075</text:p>
          </table:table-cell>
          <table:table-cell office:value-type="float" office:value="2493.98796373073" calcext:value-type="float">
            <text:p>2493.98796373073</text:p>
          </table:table-cell>
          <table:table-cell office:value-type="float" office:value="67982" calcext:value-type="float">
            <text:p>67982</text:p>
          </table:table-cell>
          <table:table-cell office:value-type="float" office:value="66264" calcext:value-type="float">
            <text:p>66264</text:p>
          </table:table-cell>
          <table:table-cell office:value-type="float" office:value="56740" calcext:value-type="float">
            <text:p>56740</text:p>
          </table:table-cell>
          <table:table-cell office:value-type="float" office:value="82660" calcext:value-type="float">
            <text:p>82660</text:p>
          </table:table-cell>
          <table:table-cell office:value-type="float" office:value="11526.0958698078" calcext:value-type="float">
            <text:p>11526.0958698078</text:p>
          </table:table-cell>
          <table:table-cell office:value-type="float" office:value="0.169546289750342" calcext:value-type="float">
            <text:p>0.16954628975034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0656" calcext:value-type="float">
            <text:p>30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600" calcext:value-type="float">
            <text:p>600</text:p>
          </table:table-cell>
          <table:table-cell office:value-type="float" office:value="14255.9295757079" calcext:value-type="float">
            <text:p>14255.9295757079</text:p>
          </table:table-cell>
          <table:table-cell office:value-type="float" office:value="1316.32480115119" calcext:value-type="float">
            <text:p>1316.32480115119</text:p>
          </table:table-cell>
          <table:table-cell office:value-type="float" office:value="70146.25" calcext:value-type="float">
            <text:p>70146.25</text:p>
          </table:table-cell>
          <table:table-cell office:value-type="float" office:value="66994.5" calcext:value-type="float">
            <text:p>66994.5</text:p>
          </table:table-cell>
          <table:table-cell office:value-type="float" office:value="66738" calcext:value-type="float">
            <text:p>66738</text:p>
          </table:table-cell>
          <table:table-cell office:value-type="float" office:value="79858" calcext:value-type="float">
            <text:p>79858</text:p>
          </table:table-cell>
          <table:table-cell office:value-type="float" office:value="6476.97143089783" calcext:value-type="float">
            <text:p>6476.97143089783</text:p>
          </table:table-cell>
          <table:table-cell office:value-type="float" office:value="0.0923352485827514" calcext:value-type="float">
            <text:p>0.092335248582751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6560" calcext:value-type="float">
            <text:p>36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700" calcext:value-type="float">
            <text:p>700</text:p>
          </table:table-cell>
          <table:table-cell office:value-type="float" office:value="11477.9594483693" calcext:value-type="float">
            <text:p>11477.9594483693</text:p>
          </table:table-cell>
          <table:table-cell office:value-type="float" office:value="1262.29879669934" calcext:value-type="float">
            <text:p>1262.29879669934</text:p>
          </table:table-cell>
          <table:table-cell office:value-type="float" office:value="87123.5" calcext:value-type="float">
            <text:p>87123.5</text:p>
          </table:table-cell>
          <table:table-cell office:value-type="float" office:value="91665" calcext:value-type="float">
            <text:p>91665</text:p>
          </table:table-cell>
          <table:table-cell office:value-type="float" office:value="72770" calcext:value-type="float">
            <text:p>72770</text:p>
          </table:table-cell>
          <table:table-cell office:value-type="float" office:value="92394" calcext:value-type="float">
            <text:p>92394</text:p>
          </table:table-cell>
          <table:table-cell office:value-type="float" office:value="9581.48438395638" calcext:value-type="float">
            <text:p>9581.48438395638</text:p>
          </table:table-cell>
          <table:table-cell office:value-type="float" office:value="0.109975889214235" calcext:value-type="float">
            <text:p>0.10997588921423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4464" calcext:value-type="float">
            <text:p>34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800" calcext:value-type="float">
            <text:p>800</text:p>
          </table:table-cell>
          <table:table-cell office:value-type="float" office:value="9936.08612599454" calcext:value-type="float">
            <text:p>9936.08612599454</text:p>
          </table:table-cell>
          <table:table-cell office:value-type="float" office:value="747.544566728631" calcext:value-type="float">
            <text:p>747.544566728631</text:p>
          </table:table-cell>
          <table:table-cell office:value-type="float" office:value="100643.25" calcext:value-type="float">
            <text:p>100643.25</text:p>
          </table:table-cell>
          <table:table-cell office:value-type="float" office:value="99875.5" calcext:value-type="float">
            <text:p>99875.5</text:p>
          </table:table-cell>
          <table:table-cell office:value-type="float" office:value="92317" calcext:value-type="float">
            <text:p>92317</text:p>
          </table:table-cell>
          <table:table-cell office:value-type="float" office:value="110505" calcext:value-type="float">
            <text:p>110505</text:p>
          </table:table-cell>
          <table:table-cell office:value-type="float" office:value="7571.92658773182" calcext:value-type="float">
            <text:p>7571.92658773182</text:p>
          </table:table-cell>
          <table:table-cell office:value-type="float" office:value="0.0752353147154113" calcext:value-type="float">
            <text:p>0.075235314715411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48368" calcext:value-type="float">
            <text:p>48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900" calcext:value-type="float">
            <text:p>900</text:p>
          </table:table-cell>
          <table:table-cell office:value-type="float" office:value="8302.3207061954" calcext:value-type="float">
            <text:p>8302.3207061954</text:p>
          </table:table-cell>
          <table:table-cell office:value-type="float" office:value="2108.8496725741" calcext:value-type="float">
            <text:p>2108.8496725741</text:p>
          </table:table-cell>
          <table:table-cell office:value-type="float" office:value="120448.25" calcext:value-type="float">
            <text:p>120448.25</text:p>
          </table:table-cell>
          <table:table-cell office:value-type="float" office:value="108847" calcext:value-type="float">
            <text:p>108847</text:p>
          </table:table-cell>
          <table:table-cell office:value-type="float" office:value="98371" calcext:value-type="float">
            <text:p>98371</text:p>
          </table:table-cell>
          <table:table-cell office:value-type="float" office:value="165728" calcext:value-type="float">
            <text:p>165728</text:p>
          </table:table-cell>
          <table:table-cell office:value-type="float" office:value="30594.7290599214" calcext:value-type="float">
            <text:p>30594.7290599214</text:p>
          </table:table-cell>
          <table:table-cell office:value-type="float" office:value="0.254007252574624" calcext:value-type="float">
            <text:p>0.25400725257462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4384" calcext:value-type="float">
            <text:p>54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1000" calcext:value-type="float">
            <text:p>1000</text:p>
          </table:table-cell>
          <table:table-cell office:value-type="float" office:value="7755.24448408236" calcext:value-type="float">
            <text:p>7755.24448408236</text:p>
          </table:table-cell>
          <table:table-cell office:value-type="float" office:value="762.173893617011" calcext:value-type="float">
            <text:p>762.173893617011</text:p>
          </table:table-cell>
          <table:table-cell office:value-type="float" office:value="128945" calcext:value-type="float">
            <text:p>128945</text:p>
          </table:table-cell>
          <table:table-cell office:value-type="float" office:value="126597" calcext:value-type="float">
            <text:p>126597</text:p>
          </table:table-cell>
          <table:table-cell office:value-type="float" office:value="116333" calcext:value-type="float">
            <text:p>116333</text:p>
          </table:table-cell>
          <table:table-cell office:value-type="float" office:value="146253" calcext:value-type="float">
            <text:p>146253</text:p>
          </table:table-cell>
          <table:table-cell office:value-type="float" office:value="12672.5228217063" calcext:value-type="float">
            <text:p>12672.5228217063</text:p>
          </table:table-cell>
          <table:table-cell office:value-type="float" office:value="0.0982785127124455" calcext:value-type="float">
            <text:p>0.098278512712445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9984" calcext:value-type="float">
            <text:p>5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2000" calcext:value-type="float">
            <text:p>2000</text:p>
          </table:table-cell>
          <table:table-cell office:value-type="float" office:value="4543.40485031185" calcext:value-type="float">
            <text:p>4543.40485031185</text:p>
          </table:table-cell>
          <table:table-cell office:value-type="float" office:value="146.978863714313" calcext:value-type="float">
            <text:p>146.978863714313</text:p>
          </table:table-cell>
          <table:table-cell office:value-type="float" office:value="220099.25" calcext:value-type="float">
            <text:p>220099.25</text:p>
          </table:table-cell>
          <table:table-cell office:value-type="float" office:value="220280" calcext:value-type="float">
            <text:p>220280</text:p>
          </table:table-cell>
          <table:table-cell office:value-type="float" office:value="213061" calcext:value-type="float">
            <text:p>213061</text:p>
          </table:table-cell>
          <table:table-cell office:value-type="float" office:value="226776" calcext:value-type="float">
            <text:p>226776</text:p>
          </table:table-cell>
          <table:table-cell office:value-type="float" office:value="7120.19701857563" calcext:value-type="float">
            <text:p>7120.19701857563</text:p>
          </table:table-cell>
          <table:table-cell office:value-type="float" office:value="0.0323499376693725" calcext:value-type="float">
            <text:p>0.032349937669372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52592" calcext:value-type="float">
            <text:p>152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3000" calcext:value-type="float">
            <text:p>3000</text:p>
          </table:table-cell>
          <table:table-cell office:value-type="float" office:value="2951.02116398603" calcext:value-type="float">
            <text:p>2951.02116398603</text:p>
          </table:table-cell>
          <table:table-cell office:value-type="float" office:value="67.5912702293815" calcext:value-type="float">
            <text:p>67.5912702293815</text:p>
          </table:table-cell>
          <table:table-cell office:value-type="float" office:value="338865.75" calcext:value-type="float">
            <text:p>338865.75</text:p>
          </table:table-cell>
          <table:table-cell office:value-type="float" office:value="338017" calcext:value-type="float">
            <text:p>338017</text:p>
          </table:table-cell>
          <table:table-cell office:value-type="float" office:value="331860" calcext:value-type="float">
            <text:p>331860</text:p>
          </table:table-cell>
          <table:table-cell office:value-type="float" office:value="347569" calcext:value-type="float">
            <text:p>347569</text:p>
          </table:table-cell>
          <table:table-cell office:value-type="float" office:value="7761.50532542925" calcext:value-type="float">
            <text:p>7761.50532542925</text:p>
          </table:table-cell>
          <table:table-cell office:value-type="float" office:value="0.022904366479732" calcext:value-type="float">
            <text:p>0.02290436647973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17832" calcext:value-type="float">
            <text:p>217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4000" calcext:value-type="float">
            <text:p>4000</text:p>
          </table:table-cell>
          <table:table-cell office:value-type="float" office:value="2370.89864171217" calcext:value-type="float">
            <text:p>2370.89864171217</text:p>
          </table:table-cell>
          <table:table-cell office:value-type="float" office:value="136.605223024245" calcext:value-type="float">
            <text:p>136.605223024245</text:p>
          </table:table-cell>
          <table:table-cell office:value-type="float" office:value="421781" calcext:value-type="float">
            <text:p>421781</text:p>
          </table:table-cell>
          <table:table-cell office:value-type="float" office:value="411307.5" calcext:value-type="float">
            <text:p>411307.5</text:p>
          </table:table-cell>
          <table:table-cell office:value-type="float" office:value="406617" calcext:value-type="float">
            <text:p>406617</text:p>
          </table:table-cell>
          <table:table-cell office:value-type="float" office:value="457892" calcext:value-type="float">
            <text:p>457892</text:p>
          </table:table-cell>
          <table:table-cell office:value-type="float" office:value="24301.9615257699" calcext:value-type="float">
            <text:p>24301.9615257699</text:p>
          </table:table-cell>
          <table:table-cell office:value-type="float" office:value="0.0576174875723892" calcext:value-type="float">
            <text:p>0.057617487572389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09808" calcext:value-type="float">
            <text:p>309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5000" calcext:value-type="float">
            <text:p>5000</text:p>
          </table:table-cell>
          <table:table-cell office:value-type="float" office:value="1759.41573322331" calcext:value-type="float">
            <text:p>1759.41573322331</text:p>
          </table:table-cell>
          <table:table-cell office:value-type="float" office:value="109.520686682009" calcext:value-type="float">
            <text:p>109.520686682009</text:p>
          </table:table-cell>
          <table:table-cell office:value-type="float" office:value="568370.5" calcext:value-type="float">
            <text:p>568370.5</text:p>
          </table:table-cell>
          <table:table-cell office:value-type="float" office:value="569599" calcext:value-type="float">
            <text:p>569599</text:p>
          </table:table-cell>
          <table:table-cell office:value-type="float" office:value="525854" calcext:value-type="float">
            <text:p>525854</text:p>
          </table:table-cell>
          <table:table-cell office:value-type="float" office:value="608430" calcext:value-type="float">
            <text:p>608430</text:p>
          </table:table-cell>
          <table:table-cell office:value-type="float" office:value="35380.1129968047" calcext:value-type="float">
            <text:p>35380.1129968047</text:p>
          </table:table-cell>
          <table:table-cell office:value-type="float" office:value="0.0622483274497967" calcext:value-type="float">
            <text:p>0.062248327449796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416624" calcext:value-type="float">
            <text:p>416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6000" calcext:value-type="float">
            <text:p>6000</text:p>
          </table:table-cell>
          <table:table-cell office:value-type="float" office:value="1490.16361623965" calcext:value-type="float">
            <text:p>1490.16361623965</text:p>
          </table:table-cell>
          <table:table-cell office:value-type="float" office:value="59.7068721648524" calcext:value-type="float">
            <text:p>59.7068721648524</text:p>
          </table:table-cell>
          <table:table-cell office:value-type="float" office:value="671067.25" calcext:value-type="float">
            <text:p>671067.25</text:p>
          </table:table-cell>
          <table:table-cell office:value-type="float" office:value="670596" calcext:value-type="float">
            <text:p>670596</text:p>
          </table:table-cell>
          <table:table-cell office:value-type="float" office:value="645229" calcext:value-type="float">
            <text:p>645229</text:p>
          </table:table-cell>
          <table:table-cell office:value-type="float" office:value="697848" calcext:value-type="float">
            <text:p>697848</text:p>
          </table:table-cell>
          <table:table-cell office:value-type="float" office:value="26887.8706157628" calcext:value-type="float">
            <text:p>26887.8706157628</text:p>
          </table:table-cell>
          <table:table-cell office:value-type="float" office:value="0.040067326509769" calcext:value-type="float">
            <text:p>0.04006732650976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449520" calcext:value-type="float">
            <text:p>4495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7000" calcext:value-type="float">
            <text:p>7000</text:p>
          </table:table-cell>
          <table:table-cell office:value-type="float" office:value="1261.61036362449" calcext:value-type="float">
            <text:p>1261.61036362449</text:p>
          </table:table-cell>
          <table:table-cell office:value-type="float" office:value="66.1382280647456" calcext:value-type="float">
            <text:p>66.1382280647456</text:p>
          </table:table-cell>
          <table:table-cell office:value-type="float" office:value="792637.75" calcext:value-type="float">
            <text:p>792637.75</text:p>
          </table:table-cell>
          <table:table-cell office:value-type="float" office:value="788251.5" calcext:value-type="float">
            <text:p>788251.5</text:p>
          </table:table-cell>
          <table:table-cell office:value-type="float" office:value="746522" calcext:value-type="float">
            <text:p>746522</text:p>
          </table:table-cell>
          <table:table-cell office:value-type="float" office:value="847526" calcext:value-type="float">
            <text:p>847526</text:p>
          </table:table-cell>
          <table:table-cell office:value-type="float" office:value="41552.9689623176" calcext:value-type="float">
            <text:p>41552.9689623176</text:p>
          </table:table-cell>
          <table:table-cell office:value-type="float" office:value="0.0524236562822268" calcext:value-type="float">
            <text:p>0.052423656282226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492248" calcext:value-type="float">
            <text:p>492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8000" calcext:value-type="float">
            <text:p>8000</text:p>
          </table:table-cell>
          <table:table-cell office:value-type="float" office:value="1067.18603053486" calcext:value-type="float">
            <text:p>1067.18603053486</text:p>
          </table:table-cell>
          <table:table-cell office:value-type="float" office:value="76.1819664143512" calcext:value-type="float">
            <text:p>76.1819664143512</text:p>
          </table:table-cell>
          <table:table-cell office:value-type="float" office:value="937043.75" calcext:value-type="float">
            <text:p>937043.75</text:p>
          </table:table-cell>
          <table:table-cell office:value-type="float" office:value="944829.5" calcext:value-type="float">
            <text:p>944829.5</text:p>
          </table:table-cell>
          <table:table-cell office:value-type="float" office:value="848917" calcext:value-type="float">
            <text:p>848917</text:p>
          </table:table-cell>
          <table:table-cell office:value-type="float" office:value="1009599" calcext:value-type="float">
            <text:p>1009599</text:p>
          </table:table-cell>
          <table:table-cell office:value-type="float" office:value="66891.65098563" calcext:value-type="float">
            <text:p>66891.65098563</text:p>
          </table:table-cell>
          <table:table-cell office:value-type="float" office:value="0.0713858354912777" calcext:value-type="float">
            <text:p>0.071385835491277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04344" calcext:value-type="float">
            <text:p>604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9000" calcext:value-type="float">
            <text:p>9000</text:p>
          </table:table-cell>
          <table:table-cell office:value-type="float" office:value="962.300436932513" calcext:value-type="float">
            <text:p>962.300436932513</text:p>
          </table:table-cell>
          <table:table-cell office:value-type="float" office:value="48.3524273531956" calcext:value-type="float">
            <text:p>48.3524273531956</text:p>
          </table:table-cell>
          <table:table-cell office:value-type="float" office:value="1039176.5" calcext:value-type="float">
            <text:p>1039176.5</text:p>
          </table:table-cell>
          <table:table-cell office:value-type="float" office:value="1041888.5" calcext:value-type="float">
            <text:p>1041888.5</text:p>
          </table:table-cell>
          <table:table-cell office:value-type="float" office:value="972655" calcext:value-type="float">
            <text:p>972655</text:p>
          </table:table-cell>
          <table:table-cell office:value-type="float" office:value="1100274" calcext:value-type="float">
            <text:p>1100274</text:p>
          </table:table-cell>
          <table:table-cell office:value-type="float" office:value="52215.196309759" calcext:value-type="float">
            <text:p>52215.196309759</text:p>
          </table:table-cell>
          <table:table-cell office:value-type="float" office:value="0.050246706223398" calcext:value-type="float">
            <text:p>0.05024670622339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37104" calcext:value-type="float">
            <text:p>637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10000" calcext:value-type="float">
            <text:p>10000</text:p>
          </table:table-cell>
          <table:table-cell office:value-type="float" office:value="913.565720090772" calcext:value-type="float">
            <text:p>913.565720090772</text:p>
          </table:table-cell>
          <table:table-cell office:value-type="float" office:value="24.9252986996617" calcext:value-type="float">
            <text:p>24.9252986996617</text:p>
          </table:table-cell>
          <table:table-cell office:value-type="float" office:value="1094612" calcext:value-type="float">
            <text:p>1094612</text:p>
          </table:table-cell>
          <table:table-cell office:value-type="float" office:value="1091609" calcext:value-type="float">
            <text:p>1091609</text:p>
          </table:table-cell>
          <table:table-cell office:value-type="float" office:value="1064217" calcext:value-type="float">
            <text:p>1064217</text:p>
          </table:table-cell>
          <table:table-cell office:value-type="float" office:value="1131013" calcext:value-type="float">
            <text:p>1131013</text:p>
          </table:table-cell>
          <table:table-cell office:value-type="float" office:value="29864.880500905" calcext:value-type="float">
            <text:p>29864.880500905</text:p>
          </table:table-cell>
          <table:table-cell office:value-type="float" office:value="0.0272835310602341" calcext:value-type="float">
            <text:p>0.027283531060234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54304" calcext:value-type="float">
            <text:p>854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20000" calcext:value-type="float">
            <text:p>20000</text:p>
          </table:table-cell>
          <table:table-cell office:value-type="float" office:value="451.472517118427" calcext:value-type="float">
            <text:p>451.472517118427</text:p>
          </table:table-cell>
          <table:table-cell office:value-type="float" office:value="28.6262324588586" calcext:value-type="float">
            <text:p>28.6262324588586</text:p>
          </table:table-cell>
          <table:table-cell office:value-type="float" office:value="2214974.25" calcext:value-type="float">
            <text:p>2214974.25</text:p>
          </table:table-cell>
          <table:table-cell office:value-type="float" office:value="2172458" calcext:value-type="float">
            <text:p>2172458</text:p>
          </table:table-cell>
          <table:table-cell office:value-type="float" office:value="2097573" calcext:value-type="float">
            <text:p>2097573</text:p>
          </table:table-cell>
          <table:table-cell office:value-type="float" office:value="2417408" calcext:value-type="float">
            <text:p>2417408</text:p>
          </table:table-cell>
          <table:table-cell office:value-type="float" office:value="140443.471898542" calcext:value-type="float">
            <text:p>140443.471898542</text:p>
          </table:table-cell>
          <table:table-cell office:value-type="float" office:value="0.063406367770886" calcext:value-type="float">
            <text:p>0.06340636777088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577728" calcext:value-type="float">
            <text:p>1577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30000" calcext:value-type="float">
            <text:p>30000</text:p>
          </table:table-cell>
          <table:table-cell office:value-type="float" office:value="299.800430348528" calcext:value-type="float">
            <text:p>299.800430348528</text:p>
          </table:table-cell>
          <table:table-cell office:value-type="float" office:value="7.48664318418296" calcext:value-type="float">
            <text:p>7.48664318418296</text:p>
          </table:table-cell>
          <table:table-cell office:value-type="float" office:value="3335552.25" calcext:value-type="float">
            <text:p>3335552.25</text:p>
          </table:table-cell>
          <table:table-cell office:value-type="float" office:value="3300247" calcext:value-type="float">
            <text:p>3300247</text:p>
          </table:table-cell>
          <table:table-cell office:value-type="float" office:value="3283372" calcext:value-type="float">
            <text:p>3283372</text:p>
          </table:table-cell>
          <table:table-cell office:value-type="float" office:value="3458343" calcext:value-type="float">
            <text:p>3458343</text:p>
          </table:table-cell>
          <table:table-cell office:value-type="float" office:value="83295.7093787949" calcext:value-type="float">
            <text:p>83295.7093787949</text:p>
          </table:table-cell>
          <table:table-cell office:value-type="float" office:value="0.0249720895179486" calcext:value-type="float">
            <text:p>0.024972089517948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574288" calcext:value-type="float">
            <text:p>2574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40000" calcext:value-type="float">
            <text:p>40000</text:p>
          </table:table-cell>
          <table:table-cell office:value-type="float" office:value="227.852767921247" calcext:value-type="float">
            <text:p>227.852767921247</text:p>
          </table:table-cell>
          <table:table-cell office:value-type="float" office:value="4.10527092153484" calcext:value-type="float">
            <text:p>4.10527092153484</text:p>
          </table:table-cell>
          <table:table-cell office:value-type="float" office:value="4388799" calcext:value-type="float">
            <text:p>4388799</text:p>
          </table:table-cell>
          <table:table-cell office:value-type="float" office:value="4364387.5" calcext:value-type="float">
            <text:p>4364387.5</text:p>
          </table:table-cell>
          <table:table-cell office:value-type="float" office:value="4323088" calcext:value-type="float">
            <text:p>4323088</text:p>
          </table:table-cell>
          <table:table-cell office:value-type="float" office:value="4503333" calcext:value-type="float">
            <text:p>4503333</text:p>
          </table:table-cell>
          <table:table-cell office:value-type="float" office:value="79073.9084696505" calcext:value-type="float">
            <text:p>79073.9084696505</text:p>
          </table:table-cell>
          <table:table-cell office:value-type="float" office:value="0.0180172089151612" calcext:value-type="float">
            <text:p>0.018017208915161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429344" calcext:value-type="float">
            <text:p>3429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50000" calcext:value-type="float">
            <text:p>50000</text:p>
          </table:table-cell>
          <table:table-cell office:value-type="float" office:value="179.237383469375" calcext:value-type="float">
            <text:p>179.237383469375</text:p>
          </table:table-cell>
          <table:table-cell office:value-type="float" office:value="1.94050135691316" calcext:value-type="float">
            <text:p>1.94050135691316</text:p>
          </table:table-cell>
          <table:table-cell office:value-type="float" office:value="5579193.25" calcext:value-type="float">
            <text:p>5579193.25</text:p>
          </table:table-cell>
          <table:table-cell office:value-type="float" office:value="5586083" calcext:value-type="float">
            <text:p>5586083</text:p>
          </table:table-cell>
          <table:table-cell office:value-type="float" office:value="5498970" calcext:value-type="float">
            <text:p>5498970</text:p>
          </table:table-cell>
          <table:table-cell office:value-type="float" office:value="5645637" calcext:value-type="float">
            <text:p>5645637</text:p>
          </table:table-cell>
          <table:table-cell office:value-type="float" office:value="60402.7567382759" calcext:value-type="float">
            <text:p>60402.7567382759</text:p>
          </table:table-cell>
          <table:table-cell office:value-type="float" office:value="0.0108264320721057" calcext:value-type="float">
            <text:p>0.010826432072105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836456" calcext:value-type="float">
            <text:p>3836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60000" calcext:value-type="float">
            <text:p>60000</text:p>
          </table:table-cell>
          <table:table-cell office:value-type="float" office:value="145.780144081077" calcext:value-type="float">
            <text:p>145.780144081077</text:p>
          </table:table-cell>
          <table:table-cell office:value-type="float" office:value="3.60774838279991" calcext:value-type="float">
            <text:p>3.60774838279991</text:p>
          </table:table-cell>
          <table:table-cell office:value-type="float" office:value="6859644.75" calcext:value-type="float">
            <text:p>6859644.75</text:p>
          </table:table-cell>
          <table:table-cell office:value-type="float" office:value="6825053.5" calcext:value-type="float">
            <text:p>6825053.5</text:p>
          </table:table-cell>
          <table:table-cell office:value-type="float" office:value="6708910" calcext:value-type="float">
            <text:p>6708910</text:p>
          </table:table-cell>
          <table:table-cell office:value-type="float" office:value="7079562" calcext:value-type="float">
            <text:p>7079562</text:p>
          </table:table-cell>
          <table:table-cell office:value-type="float" office:value="169761.611976668" calcext:value-type="float">
            <text:p>169761.611976668</text:p>
          </table:table-cell>
          <table:table-cell office:value-type="float" office:value="0.0247478722533944" calcext:value-type="float">
            <text:p>0.024747872253394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4517552" calcext:value-type="float">
            <text:p>4517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70000" calcext:value-type="float">
            <text:p>70000</text:p>
          </table:table-cell>
          <table:table-cell office:value-type="float" office:value="125.764819096583" calcext:value-type="float">
            <text:p>125.764819096583</text:p>
          </table:table-cell>
          <table:table-cell office:value-type="float" office:value="4.98874891901868" calcext:value-type="float">
            <text:p>4.98874891901868</text:p>
          </table:table-cell>
          <table:table-cell office:value-type="float" office:value="7951349.25" calcext:value-type="float">
            <text:p>7951349.25</text:p>
          </table:table-cell>
          <table:table-cell office:value-type="float" office:value="7862958.5" calcext:value-type="float">
            <text:p>7862958.5</text:p>
          </table:table-cell>
          <table:table-cell office:value-type="float" office:value="7684063" calcext:value-type="float">
            <text:p>7684063</text:p>
          </table:table-cell>
          <table:table-cell office:value-type="float" office:value="8395417" calcext:value-type="float">
            <text:p>8395417</text:p>
          </table:table-cell>
          <table:table-cell office:value-type="float" office:value="315408.436640889" calcext:value-type="float">
            <text:p>315408.436640889</text:p>
          </table:table-cell>
          <table:table-cell office:value-type="float" office:value="0.0396672849756775" calcext:value-type="float">
            <text:p>0.039667284975677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243752" calcext:value-type="float">
            <text:p>6243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80000" calcext:value-type="float">
            <text:p>80000</text:p>
          </table:table-cell>
          <table:table-cell office:value-type="float" office:value="107.820036283599" calcext:value-type="float">
            <text:p>107.820036283599</text:p>
          </table:table-cell>
          <table:table-cell office:value-type="float" office:value="4.70248012041138" calcext:value-type="float">
            <text:p>4.70248012041138</text:p>
          </table:table-cell>
          <table:table-cell office:value-type="float" office:value="9274714" calcext:value-type="float">
            <text:p>9274714</text:p>
          </table:table-cell>
          <table:table-cell office:value-type="float" office:value="9204558" calcext:value-type="float">
            <text:p>9204558</text:p>
          </table:table-cell>
          <table:table-cell office:value-type="float" office:value="8909872" calcext:value-type="float">
            <text:p>8909872</text:p>
          </table:table-cell>
          <table:table-cell office:value-type="float" office:value="9709712" calcext:value-type="float">
            <text:p>9709712</text:p>
          </table:table-cell>
          <table:table-cell office:value-type="float" office:value="404508.843725326" calcext:value-type="float">
            <text:p>404508.843725326</text:p>
          </table:table-cell>
          <table:table-cell office:value-type="float" office:value="0.0436141582075011" calcext:value-type="float">
            <text:p>0.043614158207501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6709904" calcext:value-type="float">
            <text:p>6709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90000" calcext:value-type="float">
            <text:p>90000</text:p>
          </table:table-cell>
          <table:table-cell office:value-type="float" office:value="92.1351019997003" calcext:value-type="float">
            <text:p>92.1351019997003</text:p>
          </table:table-cell>
          <table:table-cell office:value-type="float" office:value="1.26111767678872" calcext:value-type="float">
            <text:p>1.26111767678872</text:p>
          </table:table-cell>
          <table:table-cell office:value-type="float" office:value="10853626.6666667" calcext:value-type="float">
            <text:p>10853626.6666667</text:p>
          </table:table-cell>
          <table:table-cell office:value-type="float" office:value="10794810" calcext:value-type="float">
            <text:p>10794810</text:p>
          </table:table-cell>
          <table:table-cell office:value-type="float" office:value="10743479" calcext:value-type="float">
            <text:p>10743479</text:p>
          </table:table-cell>
          <table:table-cell office:value-type="float" office:value="11022591" calcext:value-type="float">
            <text:p>11022591</text:p>
          </table:table-cell>
          <table:table-cell office:value-type="float" office:value="148561.190572549" calcext:value-type="float">
            <text:p>148561.190572549</text:p>
          </table:table-cell>
          <table:table-cell office:value-type="float" office:value="0.0136877004465987" calcext:value-type="float">
            <text:p>0.013687700446598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6825648" calcext:value-type="float">
            <text:p>6825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100000" calcext:value-type="float">
            <text:p>100000</text:p>
          </table:table-cell>
          <table:table-cell office:value-type="float" office:value="88.6529040519371" calcext:value-type="float">
            <text:p>88.6529040519371</text:p>
          </table:table-cell>
          <table:table-cell office:value-type="float" office:value="2.3931006879655" calcext:value-type="float">
            <text:p>2.3931006879655</text:p>
          </table:table-cell>
          <table:table-cell office:value-type="float" office:value="11279946.3333333" calcext:value-type="float">
            <text:p>11279946.3333333</text:p>
          </table:table-cell>
          <table:table-cell office:value-type="float" office:value="11179109" calcext:value-type="float">
            <text:p>11179109</text:p>
          </table:table-cell>
          <table:table-cell office:value-type="float" office:value="11038665" calcext:value-type="float">
            <text:p>11038665</text:p>
          </table:table-cell>
          <table:table-cell office:value-type="float" office:value="11622065" calcext:value-type="float">
            <text:p>11622065</text:p>
          </table:table-cell>
          <table:table-cell office:value-type="float" office:value="304491.405207657" calcext:value-type="float">
            <text:p>304491.405207657</text:p>
          </table:table-cell>
          <table:table-cell office:value-type="float" office:value="0.0269940473305139" calcext:value-type="float">
            <text:p>0.026994047330513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8095312" calcext:value-type="float">
            <text:p>8095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200000" calcext:value-type="float">
            <text:p>200000</text:p>
          </table:table-cell>
          <table:table-cell office:value-type="float" office:value="43.5597934394595" calcext:value-type="float">
            <text:p>43.5597934394595</text:p>
          </table:table-cell>
          <table:table-cell office:value-type="float" office:value="1.0640728641449" calcext:value-type="float">
            <text:p>1.0640728641449</text:p>
          </table:table-cell>
          <table:table-cell office:value-type="float" office:value="22956950" calcext:value-type="float">
            <text:p>22956950</text:p>
          </table:table-cell>
          <table:table-cell office:value-type="float" office:value="22729977" calcext:value-type="float">
            <text:p>22729977</text:p>
          </table:table-cell>
          <table:table-cell office:value-type="float" office:value="22545225" calcext:value-type="float">
            <text:p>22545225</text:p>
          </table:table-cell>
          <table:table-cell office:value-type="float" office:value="23595648" calcext:value-type="float">
            <text:p>23595648</text:p>
          </table:table-cell>
          <table:table-cell office:value-type="float" office:value="560789.333688686" calcext:value-type="float">
            <text:p>560789.333688686</text:p>
          </table:table-cell>
          <table:table-cell office:value-type="float" office:value="0.0244278675385313" calcext:value-type="float">
            <text:p>0.024427867538531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7485840" calcext:value-type="float">
            <text:p>174858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300000" calcext:value-type="float">
            <text:p>300000</text:p>
          </table:table-cell>
          <table:table-cell office:value-type="float" office:value="24.6875504526096" calcext:value-type="float">
            <text:p>24.6875504526096</text:p>
          </table:table-cell>
          <table:table-cell office:value-type="float" office:value="2.7681491079803" calcext:value-type="float">
            <text:p>2.7681491079803</text:p>
          </table:table-cell>
          <table:table-cell office:value-type="float" office:value="40506246.3333333" calcext:value-type="float">
            <text:p>40506246.3333333</text:p>
          </table:table-cell>
          <table:table-cell office:value-type="float" office:value="43008480" calcext:value-type="float">
            <text:p>43008480</text:p>
          </table:table-cell>
          <table:table-cell office:value-type="float" office:value="35263565" calcext:value-type="float">
            <text:p>35263565</text:p>
          </table:table-cell>
          <table:table-cell office:value-type="float" office:value="43246694" calcext:value-type="float">
            <text:p>43246694</text:p>
          </table:table-cell>
          <table:table-cell office:value-type="float" office:value="4541857.2357143" calcext:value-type="float">
            <text:p>4541857.2357143</text:p>
          </table:table-cell>
          <table:table-cell office:value-type="float" office:value="0.112127329655247" calcext:value-type="float">
            <text:p>0.11212732965524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6006672" calcext:value-type="float">
            <text:p>26006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400000" calcext:value-type="float">
            <text:p>400000</text:p>
          </table:table-cell>
          <table:table-cell office:value-type="float" office:value="17.0998588150157" calcext:value-type="float">
            <text:p>17.0998588150157</text:p>
          </table:table-cell>
          <table:table-cell office:value-type="float" office:value="0.0229153969519574" calcext:value-type="float">
            <text:p>0.0229153969519574</text:p>
          </table:table-cell>
          <table:table-cell table:number-columns-repeated="2" office:value-type="float" office:value="58480015" calcext:value-type="float">
            <text:p>58480015</text:p>
          </table:table-cell>
          <table:table-cell office:value-type="float" office:value="58424600" calcext:value-type="float">
            <text:p>58424600</text:p>
          </table:table-cell>
          <table:table-cell office:value-type="float" office:value="58535430" calcext:value-type="float">
            <text:p>58535430</text:p>
          </table:table-cell>
          <table:table-cell office:value-type="float" office:value="78368.6445589051" calcext:value-type="float">
            <text:p>78368.6445589051</text:p>
          </table:table-cell>
          <table:table-cell office:value-type="float" office:value="0.00134009275748142" calcext:value-type="float">
            <text:p>0.0013400927574814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1865208" calcext:value-type="float">
            <text:p>31865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500000" calcext:value-type="float">
            <text:p>500000</text:p>
          </table:table-cell>
          <table:table-cell office:value-type="float" office:value="7.68028553458349" calcext:value-type="float">
            <text:p>7.68028553458349</text:p>
          </table:table-cell>
          <table:table-cell office:value-type="float" office:value="4.82212829854623" calcext:value-type="float">
            <text:p>4.82212829854623</text:p>
          </table:table-cell>
          <table:table-cell table:number-columns-repeated="2" office:value-type="float" office:value="130203492.5" calcext:value-type="float">
            <text:p>130203492.5</text:p>
          </table:table-cell>
          <table:table-cell office:value-type="float" office:value="72398010" calcext:value-type="float">
            <text:p>72398010</text:p>
          </table:table-cell>
          <table:table-cell office:value-type="float" office:value="188008975" calcext:value-type="float">
            <text:p>188008975</text:p>
          </table:table-cell>
          <table:table-cell office:value-type="float" office:value="81749297.3310206" calcext:value-type="float">
            <text:p>81749297.3310206</text:p>
          </table:table-cell>
          <table:table-cell office:value-type="float" office:value="0.627857945753802" calcext:value-type="float">
            <text:p>0.62785794575380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1421560" calcext:value-type="float">
            <text:p>41421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600000" calcext:value-type="float">
            <text:p>600000</text:p>
          </table:table-cell>
          <table:table-cell office:value-type="float" office:value="11.5101846228434" calcext:value-type="float">
            <text:p>11.5101846228434</text:p>
          </table:table-cell>
          <table:table-cell office:value-type="float" office:value="0.234681381430288" calcext:value-type="float">
            <text:p>0.234681381430288</text:p>
          </table:table-cell>
          <table:table-cell table:number-columns-repeated="2" office:value-type="float" office:value="86879579.5" calcext:value-type="float">
            <text:p>86879579.5</text:p>
          </table:table-cell>
          <table:table-cell office:value-type="float" office:value="85627018" calcext:value-type="float">
            <text:p>85627018</text:p>
          </table:table-cell>
          <table:table-cell office:value-type="float" office:value="88132141" calcext:value-type="float">
            <text:p>88132141</text:p>
          </table:table-cell>
          <table:table-cell office:value-type="float" office:value="1771389.46100639" calcext:value-type="float">
            <text:p>1771389.46100639</text:p>
          </table:table-cell>
          <table:table-cell office:value-type="float" office:value="0.0203890197351426" calcext:value-type="float">
            <text:p>0.020389019735142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9501416" calcext:value-type="float">
            <text:p>49501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700000" calcext:value-type="float">
            <text:p>700000</text:p>
          </table:table-cell>
          <table:table-cell office:value-type="float" office:value="4.45299883332321" calcext:value-type="float">
            <text:p>4.4529988333232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24567766" calcext:value-type="float">
            <text:p>224567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9760200" calcext:value-type="float">
            <text:p>59760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800000" calcext:value-type="float">
            <text:p>800000</text:p>
          </table:table-cell>
          <table:table-cell office:value-type="float" office:value="3.19406572229727" calcext:value-type="float">
            <text:p>3.1940657222972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13080596" calcext:value-type="float">
            <text:p>313080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1266224" calcext:value-type="float">
            <text:p>61266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900000" calcext:value-type="float">
            <text:p>900000</text:p>
          </table:table-cell>
          <table:table-cell office:value-type="float" office:value="3.55136811058381" calcext:value-type="float">
            <text:p>3.5513681105838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81581624" calcext:value-type="float">
            <text:p>281581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70168088" calcext:value-type="float">
            <text:p>70168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40843401864467" calcext:value-type="float">
            <text:p>3.4084340186446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93389866" calcext:value-type="float">
            <text:p>293389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78480648" calcext:value-type="float">
            <text:p>78480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1" calcext:value-type="float">
            <text:p>1</text:p>
          </table:table-cell>
          <table:table-cell office:value-type="float" office:value="618238.021638331" calcext:value-type="float">
            <text:p>618238.021638331</text:p>
          </table:table-cell>
          <table:table-cell office:value-type="float" office:value="81858.0866074251" calcext:value-type="float">
            <text:p>81858.0866074251</text:p>
          </table:table-cell>
          <table:table-cell office:value-type="float" office:value="1617.5" calcext:value-type="float">
            <text:p>1617.5</text:p>
          </table:table-cell>
          <table:table-cell office:value-type="float" office:value="1530.5" calcext:value-type="float">
            <text:p>1530.5</text:p>
          </table:table-cell>
          <table:table-cell office:value-type="float" office:value="1475" calcext:value-type="float">
            <text:p>1475</text:p>
          </table:table-cell>
          <table:table-cell office:value-type="float" office:value="1934" calcext:value-type="float">
            <text:p>1934</text:p>
          </table:table-cell>
          <table:table-cell office:value-type="float" office:value="214.165823604048" calcext:value-type="float">
            <text:p>214.165823604048</text:p>
          </table:table-cell>
          <table:table-cell office:value-type="float" office:value="0.13240545508751" calcext:value-type="float">
            <text:p>0.1324054550875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2" calcext:value-type="float">
            <text:p>2</text:p>
          </table:table-cell>
          <table:table-cell office:value-type="float" office:value="538285.56048984" calcext:value-type="float">
            <text:p>538285.56048984</text:p>
          </table:table-cell>
          <table:table-cell office:value-type="float" office:value="80713.7810619358" calcext:value-type="float">
            <text:p>80713.7810619358</text:p>
          </table:table-cell>
          <table:table-cell office:value-type="float" office:value="1857.75" calcext:value-type="float">
            <text:p>1857.75</text:p>
          </table:table-cell>
          <table:table-cell office:value-type="float" office:value="1826" calcext:value-type="float">
            <text:p>1826</text:p>
          </table:table-cell>
          <table:table-cell office:value-type="float" office:value="1619" calcext:value-type="float">
            <text:p>1619</text:p>
          </table:table-cell>
          <table:table-cell office:value-type="float" office:value="2160" calcext:value-type="float">
            <text:p>2160</text:p>
          </table:table-cell>
          <table:table-cell office:value-type="float" office:value="278.562231227901" calcext:value-type="float">
            <text:p>278.562231227901</text:p>
          </table:table-cell>
          <table:table-cell office:value-type="float" office:value="0.149946026767811" calcext:value-type="float">
            <text:p>0.1499460267678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64" calcext:value-type="float">
            <text:p>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3" calcext:value-type="float">
            <text:p>3</text:p>
          </table:table-cell>
          <table:table-cell office:value-type="float" office:value="296186.597556461" calcext:value-type="float">
            <text:p>296186.597556461</text:p>
          </table:table-cell>
          <table:table-cell office:value-type="float" office:value="274117.622896534" calcext:value-type="float">
            <text:p>274117.622896534</text:p>
          </table:table-cell>
          <table:table-cell office:value-type="float" office:value="3376.25" calcext:value-type="float">
            <text:p>3376.25</text:p>
          </table:table-cell>
          <table:table-cell office:value-type="float" office:value="1864" calcext:value-type="float">
            <text:p>1864</text:p>
          </table:table-cell>
          <table:table-cell office:value-type="float" office:value="1715" calcext:value-type="float">
            <text:p>1715</text:p>
          </table:table-cell>
          <table:table-cell office:value-type="float" office:value="8062" calcext:value-type="float">
            <text:p>8062</text:p>
          </table:table-cell>
          <table:table-cell office:value-type="float" office:value="3124.68434405781" calcext:value-type="float">
            <text:p>3124.68434405781</text:p>
          </table:table-cell>
          <table:table-cell office:value-type="float" office:value="0.925489624304424" calcext:value-type="float">
            <text:p>0.92548962430442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4" calcext:value-type="float">
            <text:p>4</text:p>
          </table:table-cell>
          <table:table-cell office:value-type="float" office:value="565131.393048884" calcext:value-type="float">
            <text:p>565131.393048884</text:p>
          </table:table-cell>
          <table:table-cell office:value-type="float" office:value="17984.4428066205" calcext:value-type="float">
            <text:p>17984.4428066205</text:p>
          </table:table-cell>
          <table:table-cell office:value-type="float" office:value="1769.5" calcext:value-type="float">
            <text:p>1769.5</text:p>
          </table:table-cell>
          <table:table-cell office:value-type="float" office:value="1772" calcext:value-type="float">
            <text:p>1772</text:p>
          </table:table-cell>
          <table:table-cell office:value-type="float" office:value="1705" calcext:value-type="float">
            <text:p>1705</text:p>
          </table:table-cell>
          <table:table-cell office:value-type="float" office:value="1829" calcext:value-type="float">
            <text:p>1829</text:p>
          </table:table-cell>
          <table:table-cell office:value-type="float" office:value="56.3116329012044" calcext:value-type="float">
            <text:p>56.3116329012044</text:p>
          </table:table-cell>
          <table:table-cell office:value-type="float" office:value="0.031823471546315" calcext:value-type="float">
            <text:p>0.03182347154631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432" calcext:value-type="float">
            <text:p>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5" calcext:value-type="float">
            <text:p>5</text:p>
          </table:table-cell>
          <table:table-cell office:value-type="float" office:value="189834.3695126" calcext:value-type="float">
            <text:p>189834.3695126</text:p>
          </table:table-cell>
          <table:table-cell office:value-type="float" office:value="241742.235153656" calcext:value-type="float">
            <text:p>241742.235153656</text:p>
          </table:table-cell>
          <table:table-cell office:value-type="float" office:value="5267.75" calcext:value-type="float">
            <text:p>5267.75</text:p>
          </table:table-cell>
          <table:table-cell office:value-type="float" office:value="2051.5" calcext:value-type="float">
            <text:p>2051.5</text:p>
          </table:table-cell>
          <table:table-cell office:value-type="float" office:value="1643" calcext:value-type="float">
            <text:p>1643</text:p>
          </table:table-cell>
          <table:table-cell office:value-type="float" office:value="15325" calcext:value-type="float">
            <text:p>15325</text:p>
          </table:table-cell>
          <table:table-cell office:value-type="float" office:value="6708.15122941237" calcext:value-type="float">
            <text:p>6708.15122941237</text:p>
          </table:table-cell>
          <table:table-cell office:value-type="float" office:value="1.27343765923067" calcext:value-type="float">
            <text:p>1.2734376592306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488" calcext:value-type="float">
            <text:p>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6" calcext:value-type="float">
            <text:p>6</text:p>
          </table:table-cell>
          <table:table-cell office:value-type="float" office:value="482218.203737191" calcext:value-type="float">
            <text:p>482218.203737191</text:p>
          </table:table-cell>
          <table:table-cell office:value-type="float" office:value="35207.4661117955" calcext:value-type="float">
            <text:p>35207.4661117955</text:p>
          </table:table-cell>
          <table:table-cell office:value-type="float" office:value="2073.75" calcext:value-type="float">
            <text:p>2073.75</text:p>
          </table:table-cell>
          <table:table-cell office:value-type="float" office:value="2131" calcext:value-type="float">
            <text:p>2131</text:p>
          </table:table-cell>
          <table:table-cell office:value-type="float" office:value="1851" calcext:value-type="float">
            <text:p>1851</text:p>
          </table:table-cell>
          <table:table-cell office:value-type="float" office:value="2182" calcext:value-type="float">
            <text:p>2182</text:p>
          </table:table-cell>
          <table:table-cell office:value-type="float" office:value="151.40756255881" calcext:value-type="float">
            <text:p>151.40756255881</text:p>
          </table:table-cell>
          <table:table-cell office:value-type="float" office:value="0.0730114828493358" calcext:value-type="float">
            <text:p>0.073011482849335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7" calcext:value-type="float">
            <text:p>7</text:p>
          </table:table-cell>
          <table:table-cell office:value-type="float" office:value="478125.74707148" calcext:value-type="float">
            <text:p>478125.74707148</text:p>
          </table:table-cell>
          <table:table-cell office:value-type="float" office:value="50751.6836624812" calcext:value-type="float">
            <text:p>50751.6836624812</text:p>
          </table:table-cell>
          <table:table-cell office:value-type="float" office:value="2091.5" calcext:value-type="float">
            <text:p>2091.5</text:p>
          </table:table-cell>
          <table:table-cell office:value-type="float" office:value="2061.5" calcext:value-type="float">
            <text:p>2061.5</text:p>
          </table:table-cell>
          <table:table-cell office:value-type="float" office:value="1892" calcext:value-type="float">
            <text:p>1892</text:p>
          </table:table-cell>
          <table:table-cell office:value-type="float" office:value="2351" calcext:value-type="float">
            <text:p>2351</text:p>
          </table:table-cell>
          <table:table-cell office:value-type="float" office:value="222.006756653936" calcext:value-type="float">
            <text:p>222.006756653936</text:p>
          </table:table-cell>
          <table:table-cell office:value-type="float" office:value="0.106147146380079" calcext:value-type="float">
            <text:p>0.10614714638007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56" calcext:value-type="float">
            <text:p>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8" calcext:value-type="float">
            <text:p>8</text:p>
          </table:table-cell>
          <table:table-cell office:value-type="float" office:value="439270.810454645" calcext:value-type="float">
            <text:p>439270.810454645</text:p>
          </table:table-cell>
          <table:table-cell office:value-type="float" office:value="61891.4805754661" calcext:value-type="float">
            <text:p>61891.4805754661</text:p>
          </table:table-cell>
          <table:table-cell office:value-type="float" office:value="2276.5" calcext:value-type="float">
            <text:p>2276.5</text:p>
          </table:table-cell>
          <table:table-cell office:value-type="float" office:value="2255" calcext:value-type="float">
            <text:p>2255</text:p>
          </table:table-cell>
          <table:table-cell office:value-type="float" office:value="1908" calcext:value-type="float">
            <text:p>1908</text:p>
          </table:table-cell>
          <table:table-cell office:value-type="float" office:value="2688" calcext:value-type="float">
            <text:p>2688</text:p>
          </table:table-cell>
          <table:table-cell office:value-type="float" office:value="320.749642764155" calcext:value-type="float">
            <text:p>320.749642764155</text:p>
          </table:table-cell>
          <table:table-cell office:value-type="float" office:value="0.140895955530049" calcext:value-type="float">
            <text:p>0.14089595553004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768" calcext:value-type="float">
            <text:p>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9" calcext:value-type="float">
            <text:p>9</text:p>
          </table:table-cell>
          <table:table-cell office:value-type="float" office:value="490556.78194751" calcext:value-type="float">
            <text:p>490556.78194751</text:p>
          </table:table-cell>
          <table:table-cell office:value-type="float" office:value="32420.5867955341" calcext:value-type="float">
            <text:p>32420.5867955341</text:p>
          </table:table-cell>
          <table:table-cell office:value-type="float" office:value="2038.5" calcext:value-type="float">
            <text:p>2038.5</text:p>
          </table:table-cell>
          <table:table-cell office:value-type="float" office:value="2003" calcext:value-type="float">
            <text:p>2003</text:p>
          </table:table-cell>
          <table:table-cell office:value-type="float" office:value="1921" calcext:value-type="float">
            <text:p>1921</text:p>
          </table:table-cell>
          <table:table-cell office:value-type="float" office:value="2227" calcext:value-type="float">
            <text:p>2227</text:p>
          </table:table-cell>
          <table:table-cell office:value-type="float" office:value="134.723172963426" calcext:value-type="float">
            <text:p>134.723172963426</text:p>
          </table:table-cell>
          <table:table-cell office:value-type="float" office:value="0.0660893661826963" calcext:value-type="float">
            <text:p>0.066089366182696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24" calcext:value-type="float">
            <text:p>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10" calcext:value-type="float">
            <text:p>10</text:p>
          </table:table-cell>
          <table:table-cell office:value-type="float" office:value="182008.463393548" calcext:value-type="float">
            <text:p>182008.463393548</text:p>
          </table:table-cell>
          <table:table-cell office:value-type="float" office:value="219325.46694619" calcext:value-type="float">
            <text:p>219325.46694619</text:p>
          </table:table-cell>
          <table:table-cell office:value-type="float" office:value="5494.25" calcext:value-type="float">
            <text:p>5494.25</text:p>
          </table:table-cell>
          <table:table-cell office:value-type="float" office:value="2259" calcext:value-type="float">
            <text:p>2259</text:p>
          </table:table-cell>
          <table:table-cell office:value-type="float" office:value="2035" calcext:value-type="float">
            <text:p>2035</text:p>
          </table:table-cell>
          <table:table-cell office:value-type="float" office:value="15424" calcext:value-type="float">
            <text:p>15424</text:p>
          </table:table-cell>
          <table:table-cell office:value-type="float" office:value="6620.73029078616" calcext:value-type="float">
            <text:p>6620.73029078616</text:p>
          </table:table-cell>
          <table:table-cell office:value-type="float" office:value="1.20502894676911" calcext:value-type="float">
            <text:p>1.205028946769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936" calcext:value-type="float">
            <text:p>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20" calcext:value-type="float">
            <text:p>20</text:p>
          </table:table-cell>
          <table:table-cell office:value-type="float" office:value="401525.798032524" calcext:value-type="float">
            <text:p>401525.798032524</text:p>
          </table:table-cell>
          <table:table-cell office:value-type="float" office:value="58127.4569131115" calcext:value-type="float">
            <text:p>58127.4569131115</text:p>
          </table:table-cell>
          <table:table-cell office:value-type="float" office:value="2490.5" calcext:value-type="float">
            <text:p>2490.5</text:p>
          </table:table-cell>
          <table:table-cell office:value-type="float" office:value="2494.5" calcext:value-type="float">
            <text:p>2494.5</text:p>
          </table:table-cell>
          <table:table-cell office:value-type="float" office:value="2130" calcext:value-type="float">
            <text:p>2130</text:p>
          </table:table-cell>
          <table:table-cell office:value-type="float" office:value="2843" calcext:value-type="float">
            <text:p>2843</text:p>
          </table:table-cell>
          <table:table-cell office:value-type="float" office:value="360.540797506561" calcext:value-type="float">
            <text:p>360.540797506561</text:p>
          </table:table-cell>
          <table:table-cell office:value-type="float" office:value="0.144766431442104" calcext:value-type="float">
            <text:p>0.14476643144210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776" calcext:value-type="float">
            <text:p>1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30" calcext:value-type="float">
            <text:p>30</text:p>
          </table:table-cell>
          <table:table-cell office:value-type="float" office:value="372335.47426231" calcext:value-type="float">
            <text:p>372335.47426231</text:p>
          </table:table-cell>
          <table:table-cell office:value-type="float" office:value="31979.1179537902" calcext:value-type="float">
            <text:p>31979.1179537902</text:p>
          </table:table-cell>
          <table:table-cell office:value-type="float" office:value="2685.75" calcext:value-type="float">
            <text:p>2685.75</text:p>
          </table:table-cell>
          <table:table-cell office:value-type="float" office:value="2705" calcext:value-type="float">
            <text:p>2705</text:p>
          </table:table-cell>
          <table:table-cell office:value-type="float" office:value="2441" calcext:value-type="float">
            <text:p>2441</text:p>
          </table:table-cell>
          <table:table-cell office:value-type="float" office:value="2892" calcext:value-type="float">
            <text:p>2892</text:p>
          </table:table-cell>
          <table:table-cell office:value-type="float" office:value="230.673470516226" calcext:value-type="float">
            <text:p>230.673470516226</text:p>
          </table:table-cell>
          <table:table-cell office:value-type="float" office:value="0.0858879160443919" calcext:value-type="float">
            <text:p>0.085887916044391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616" calcext:value-type="float">
            <text:p>2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40" calcext:value-type="float">
            <text:p>40</text:p>
          </table:table-cell>
          <table:table-cell office:value-type="float" office:value="195780.921149234" calcext:value-type="float">
            <text:p>195780.921149234</text:p>
          </table:table-cell>
          <table:table-cell office:value-type="float" office:value="5059.42502770874" calcext:value-type="float">
            <text:p>5059.42502770874</text:p>
          </table:table-cell>
          <table:table-cell office:value-type="float" office:value="5107.75" calcext:value-type="float">
            <text:p>5107.75</text:p>
          </table:table-cell>
          <table:table-cell office:value-type="float" office:value="5118.5" calcext:value-type="float">
            <text:p>5118.5</text:p>
          </table:table-cell>
          <table:table-cell office:value-type="float" office:value="4966" calcext:value-type="float">
            <text:p>4966</text:p>
          </table:table-cell>
          <table:table-cell office:value-type="float" office:value="5228" calcext:value-type="float">
            <text:p>5228</text:p>
          </table:table-cell>
          <table:table-cell office:value-type="float" office:value="131.99589640086" calcext:value-type="float">
            <text:p>131.99589640086</text:p>
          </table:table-cell>
          <table:table-cell office:value-type="float" office:value="0.0258422781852793" calcext:value-type="float">
            <text:p>0.025842278185279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192" calcext:value-type="float">
            <text:p>2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50" calcext:value-type="float">
            <text:p>50</text:p>
          </table:table-cell>
          <table:table-cell office:value-type="float" office:value="131384.463787157" calcext:value-type="float">
            <text:p>131384.463787157</text:p>
          </table:table-cell>
          <table:table-cell office:value-type="float" office:value="58610.6726146827" calcext:value-type="float">
            <text:p>58610.6726146827</text:p>
          </table:table-cell>
          <table:table-cell office:value-type="float" office:value="7611.25" calcext:value-type="float">
            <text:p>7611.25</text:p>
          </table:table-cell>
          <table:table-cell office:value-type="float" office:value="5993.5" calcext:value-type="float">
            <text:p>5993.5</text:p>
          </table:table-cell>
          <table:table-cell office:value-type="float" office:value="5762" calcext:value-type="float">
            <text:p>5762</text:p>
          </table:table-cell>
          <table:table-cell office:value-type="float" office:value="12696" calcext:value-type="float">
            <text:p>12696</text:p>
          </table:table-cell>
          <table:table-cell office:value-type="float" office:value="3395.38229315443" calcext:value-type="float">
            <text:p>3395.38229315443</text:p>
          </table:table-cell>
          <table:table-cell office:value-type="float" office:value="0.446100481938503" calcext:value-type="float">
            <text:p>0.44610048193850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736" calcext:value-type="float">
            <text:p>3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60" calcext:value-type="float">
            <text:p>60</text:p>
          </table:table-cell>
          <table:table-cell office:value-type="float" office:value="149953.139643861" calcext:value-type="float">
            <text:p>149953.139643861</text:p>
          </table:table-cell>
          <table:table-cell office:value-type="float" office:value="7437.8158930873" calcext:value-type="float">
            <text:p>7437.8158930873</text:p>
          </table:table-cell>
          <table:table-cell office:value-type="float" office:value="6668.75" calcext:value-type="float">
            <text:p>6668.75</text:p>
          </table:table-cell>
          <table:table-cell office:value-type="float" office:value="6618.5" calcext:value-type="float">
            <text:p>6618.5</text:p>
          </table:table-cell>
          <table:table-cell office:value-type="float" office:value="6386" calcext:value-type="float">
            <text:p>6386</text:p>
          </table:table-cell>
          <table:table-cell office:value-type="float" office:value="7052" calcext:value-type="float">
            <text:p>7052</text:p>
          </table:table-cell>
          <table:table-cell office:value-type="float" office:value="330.776233527541" calcext:value-type="float">
            <text:p>330.776233527541</text:p>
          </table:table-cell>
          <table:table-cell office:value-type="float" office:value="0.0496009347370259" calcext:value-type="float">
            <text:p>0.049600934737025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616" calcext:value-type="float">
            <text:p>3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70" calcext:value-type="float">
            <text:p>70</text:p>
          </table:table-cell>
          <table:table-cell office:value-type="float" office:value="66640.0106624017" calcext:value-type="float">
            <text:p>66640.0106624017</text:p>
          </table:table-cell>
          <table:table-cell office:value-type="float" office:value="2087.32901188263" calcext:value-type="float">
            <text:p>2087.32901188263</text:p>
          </table:table-cell>
          <table:table-cell office:value-type="float" office:value="15006" calcext:value-type="float">
            <text:p>15006</text:p>
          </table:table-cell>
          <table:table-cell office:value-type="float" office:value="15133.5" calcext:value-type="float">
            <text:p>15133.5</text:p>
          </table:table-cell>
          <table:table-cell office:value-type="float" office:value="14332" calcext:value-type="float">
            <text:p>14332</text:p>
          </table:table-cell>
          <table:table-cell office:value-type="float" office:value="15425" calcext:value-type="float">
            <text:p>15425</text:p>
          </table:table-cell>
          <table:table-cell office:value-type="float" office:value="470.024822039574" calcext:value-type="float">
            <text:p>470.024822039574</text:p>
          </table:table-cell>
          <table:table-cell office:value-type="float" office:value="0.0313224591523107" calcext:value-type="float">
            <text:p>0.031322459152310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408" calcext:value-type="float">
            <text:p>5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80" calcext:value-type="float">
            <text:p>80</text:p>
          </table:table-cell>
          <table:table-cell office:value-type="float" office:value="60777.3422068253" calcext:value-type="float">
            <text:p>60777.3422068253</text:p>
          </table:table-cell>
          <table:table-cell office:value-type="float" office:value="2455.3373665537" calcext:value-type="float">
            <text:p>2455.3373665537</text:p>
          </table:table-cell>
          <table:table-cell office:value-type="float" office:value="16453.5" calcext:value-type="float">
            <text:p>16453.5</text:p>
          </table:table-cell>
          <table:table-cell office:value-type="float" office:value="16280" calcext:value-type="float">
            <text:p>16280</text:p>
          </table:table-cell>
          <table:table-cell office:value-type="float" office:value="15856" calcext:value-type="float">
            <text:p>15856</text:p>
          </table:table-cell>
          <table:table-cell office:value-type="float" office:value="17398" calcext:value-type="float">
            <text:p>17398</text:p>
          </table:table-cell>
          <table:table-cell office:value-type="float" office:value="664.703191908489" calcext:value-type="float">
            <text:p>664.703191908489</text:p>
          </table:table-cell>
          <table:table-cell office:value-type="float" office:value="0.0403988933605913" calcext:value-type="float">
            <text:p>0.040398893360591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704" calcext:value-type="float">
            <text:p>3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90" calcext:value-type="float">
            <text:p>90</text:p>
          </table:table-cell>
          <table:table-cell office:value-type="float" office:value="43793.3828198559" calcext:value-type="float">
            <text:p>43793.3828198559</text:p>
          </table:table-cell>
          <table:table-cell office:value-type="float" office:value="13610.6316429865" calcext:value-type="float">
            <text:p>13610.6316429865</text:p>
          </table:table-cell>
          <table:table-cell office:value-type="float" office:value="22834.5" calcext:value-type="float">
            <text:p>22834.5</text:p>
          </table:table-cell>
          <table:table-cell office:value-type="float" office:value="22632.5" calcext:value-type="float">
            <text:p>22632.5</text:p>
          </table:table-cell>
          <table:table-cell office:value-type="float" office:value="16225" calcext:value-type="float">
            <text:p>16225</text:p>
          </table:table-cell>
          <table:table-cell office:value-type="float" office:value="29848" calcext:value-type="float">
            <text:p>29848</text:p>
          </table:table-cell>
          <table:table-cell office:value-type="float" office:value="7096.77919904516" calcext:value-type="float">
            <text:p>7096.77919904516</text:p>
          </table:table-cell>
          <table:table-cell office:value-type="float" office:value="0.310791968251775" calcext:value-type="float">
            <text:p>0.31079196825177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272" calcext:value-type="float">
            <text:p>8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100" calcext:value-type="float">
            <text:p>100</text:p>
          </table:table-cell>
          <table:table-cell office:value-type="float" office:value="35048.3667461096" calcext:value-type="float">
            <text:p>35048.3667461096</text:p>
          </table:table-cell>
          <table:table-cell office:value-type="float" office:value="7403.61910911113" calcext:value-type="float">
            <text:p>7403.61910911113</text:p>
          </table:table-cell>
          <table:table-cell office:value-type="float" office:value="28532" calcext:value-type="float">
            <text:p>28532</text:p>
          </table:table-cell>
          <table:table-cell office:value-type="float" office:value="31173.5" calcext:value-type="float">
            <text:p>31173.5</text:p>
          </table:table-cell>
          <table:table-cell office:value-type="float" office:value="19524" calcext:value-type="float">
            <text:p>19524</text:p>
          </table:table-cell>
          <table:table-cell office:value-type="float" office:value="32257" calcext:value-type="float">
            <text:p>32257</text:p>
          </table:table-cell>
          <table:table-cell office:value-type="float" office:value="6027.1014039365" calcext:value-type="float">
            <text:p>6027.1014039365</text:p>
          </table:table-cell>
          <table:table-cell office:value-type="float" office:value="0.211240060421159" calcext:value-type="float">
            <text:p>0.21124006042115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368" calcext:value-type="float">
            <text:p>8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200" calcext:value-type="float">
            <text:p>200</text:p>
          </table:table-cell>
          <table:table-cell office:value-type="float" office:value="17.4840826441465" calcext:value-type="float">
            <text:p>17.4840826441465</text:p>
          </table:table-cell>
          <table:table-cell office:value-type="float" office:value="24.7091676356015" calcext:value-type="float">
            <text:p>24.7091676356015</text:p>
          </table:table-cell>
          <table:table-cell table:number-columns-repeated="2" office:value-type="float" office:value="57194879.5" calcext:value-type="float">
            <text:p>57194879.5</text:p>
          </table:table-cell>
          <table:table-cell office:value-type="float" office:value="39460" calcext:value-type="float">
            <text:p>39460</text:p>
          </table:table-cell>
          <table:table-cell office:value-type="float" office:value="114350299" calcext:value-type="float">
            <text:p>114350299</text:p>
          </table:table-cell>
          <table:table-cell office:value-type="float" office:value="80829969.4200237" calcext:value-type="float">
            <text:p>80829969.4200237</text:p>
          </table:table-cell>
          <table:table-cell office:value-type="float" office:value="1.41323786546353" calcext:value-type="float">
            <text:p>1.4132378654635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7544" calcext:value-type="float">
            <text:p>17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300" calcext:value-type="float">
            <text:p>300</text:p>
          </table:table-cell>
          <table:table-cell office:value-type="float" office:value="17.5471769891094" calcext:value-type="float">
            <text:p>17.5471769891094</text:p>
          </table:table-cell>
          <table:table-cell office:value-type="float" office:value="24.7857655570649" calcext:value-type="float">
            <text:p>24.7857655570649</text:p>
          </table:table-cell>
          <table:table-cell table:number-columns-repeated="2" office:value-type="float" office:value="56989224" calcext:value-type="float">
            <text:p>56989224</text:p>
          </table:table-cell>
          <table:table-cell office:value-type="float" office:value="68184" calcext:value-type="float">
            <text:p>68184</text:p>
          </table:table-cell>
          <table:table-cell office:value-type="float" office:value="113910264" calcext:value-type="float">
            <text:p>113910264</text:p>
          </table:table-cell>
          <table:table-cell office:value-type="float" office:value="80498506.7523814" calcext:value-type="float">
            <text:p>80498506.7523814</text:p>
          </table:table-cell>
          <table:table-cell office:value-type="float" office:value="1.41252154534305" calcext:value-type="float">
            <text:p>1.4125215453430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8752" calcext:value-type="float">
            <text:p>18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400" calcext:value-type="float">
            <text:p>400</text:p>
          </table:table-cell>
          <table:table-cell office:value-type="float" office:value="17.4295356553832" calcext:value-type="float">
            <text:p>17.4295356553832</text:p>
          </table:table-cell>
          <table:table-cell office:value-type="float" office:value="24.6110400934046" calcext:value-type="float">
            <text:p>24.6110400934046</text:p>
          </table:table-cell>
          <table:table-cell table:number-columns-repeated="2" office:value-type="float" office:value="57373875" calcext:value-type="float">
            <text:p>57373875</text:p>
          </table:table-cell>
          <table:table-cell office:value-type="float" office:value="88556" calcext:value-type="float">
            <text:p>88556</text:p>
          </table:table-cell>
          <table:table-cell office:value-type="float" office:value="114659194" calcext:value-type="float">
            <text:p>114659194</text:p>
          </table:table-cell>
          <table:table-cell office:value-type="float" office:value="81013675.0546691" calcext:value-type="float">
            <text:p>81013675.0546691</text:p>
          </table:table-cell>
          <table:table-cell office:value-type="float" office:value="1.41203073793899" calcext:value-type="float">
            <text:p>1.4120307379389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1520" calcext:value-type="float">
            <text:p>315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500" calcext:value-type="float">
            <text:p>500</text:p>
          </table:table-cell>
          <table:table-cell office:value-type="float" office:value="14533.0882085789" calcext:value-type="float">
            <text:p>14533.0882085789</text:p>
          </table:table-cell>
          <table:table-cell office:value-type="float" office:value="2034.16960049859" calcext:value-type="float">
            <text:p>2034.16960049859</text:p>
          </table:table-cell>
          <table:table-cell office:value-type="float" office:value="68808.5" calcext:value-type="float">
            <text:p>68808.5</text:p>
          </table:table-cell>
          <table:table-cell office:value-type="float" office:value="71242.5" calcext:value-type="float">
            <text:p>71242.5</text:p>
          </table:table-cell>
          <table:table-cell office:value-type="float" office:value="55120" calcext:value-type="float">
            <text:p>55120</text:p>
          </table:table-cell>
          <table:table-cell office:value-type="float" office:value="77629" calcext:value-type="float">
            <text:p>77629</text:p>
          </table:table-cell>
          <table:table-cell office:value-type="float" office:value="9630.99906551755" calcext:value-type="float">
            <text:p>9630.99906551755</text:p>
          </table:table-cell>
          <table:table-cell office:value-type="float" office:value="0.139968158955907" calcext:value-type="float">
            <text:p>0.13996815895590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0656" calcext:value-type="float">
            <text:p>30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600" calcext:value-type="float">
            <text:p>600</text:p>
          </table:table-cell>
          <table:table-cell office:value-type="float" office:value="14310.3997252403" calcext:value-type="float">
            <text:p>14310.3997252403</text:p>
          </table:table-cell>
          <table:table-cell office:value-type="float" office:value="817.672213735411" calcext:value-type="float">
            <text:p>817.672213735411</text:p>
          </table:table-cell>
          <table:table-cell office:value-type="float" office:value="69879.25" calcext:value-type="float">
            <text:p>69879.25</text:p>
          </table:table-cell>
          <table:table-cell office:value-type="float" office:value="68265" calcext:value-type="float">
            <text:p>68265</text:p>
          </table:table-cell>
          <table:table-cell office:value-type="float" office:value="67177" calcext:value-type="float">
            <text:p>67177</text:p>
          </table:table-cell>
          <table:table-cell office:value-type="float" office:value="75810" calcext:value-type="float">
            <text:p>75810</text:p>
          </table:table-cell>
          <table:table-cell office:value-type="float" office:value="3992.78302065113" calcext:value-type="float">
            <text:p>3992.78302065113</text:p>
          </table:table-cell>
          <table:table-cell office:value-type="float" office:value="0.0571383210416702" calcext:value-type="float">
            <text:p>0.057138321041670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6560" calcext:value-type="float">
            <text:p>36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700" calcext:value-type="float">
            <text:p>700</text:p>
          </table:table-cell>
          <table:table-cell office:value-type="float" office:value="9154.135037223" calcext:value-type="float">
            <text:p>9154.135037223</text:p>
          </table:table-cell>
          <table:table-cell office:value-type="float" office:value="2556.7380622738" calcext:value-type="float">
            <text:p>2556.7380622738</text:p>
          </table:table-cell>
          <table:table-cell office:value-type="float" office:value="109240.25" calcext:value-type="float">
            <text:p>109240.25</text:p>
          </table:table-cell>
          <table:table-cell office:value-type="float" office:value="103777.5" calcext:value-type="float">
            <text:p>103777.5</text:p>
          </table:table-cell>
          <table:table-cell office:value-type="float" office:value="78510" calcext:value-type="float">
            <text:p>78510</text:p>
          </table:table-cell>
          <table:table-cell office:value-type="float" office:value="150896" calcext:value-type="float">
            <text:p>150896</text:p>
          </table:table-cell>
          <table:table-cell office:value-type="float" office:value="30510.6603705983" calcext:value-type="float">
            <text:p>30510.6603705983</text:p>
          </table:table-cell>
          <table:table-cell office:value-type="float" office:value="0.279298705107306" calcext:value-type="float">
            <text:p>0.27929870510730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4464" calcext:value-type="float">
            <text:p>34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800" calcext:value-type="float">
            <text:p>800</text:p>
          </table:table-cell>
          <table:table-cell office:value-type="float" office:value="9167.24725899307" calcext:value-type="float">
            <text:p>9167.24725899307</text:p>
          </table:table-cell>
          <table:table-cell office:value-type="float" office:value="2833.83104625083" calcext:value-type="float">
            <text:p>2833.83104625083</text:p>
          </table:table-cell>
          <table:table-cell office:value-type="float" office:value="109084" calcext:value-type="float">
            <text:p>109084</text:p>
          </table:table-cell>
          <table:table-cell office:value-type="float" office:value="94199.5" calcext:value-type="float">
            <text:p>94199.5</text:p>
          </table:table-cell>
          <table:table-cell office:value-type="float" office:value="88767" calcext:value-type="float">
            <text:p>88767</text:p>
          </table:table-cell>
          <table:table-cell office:value-type="float" office:value="159170" calcext:value-type="float">
            <text:p>159170</text:p>
          </table:table-cell>
          <table:table-cell office:value-type="float" office:value="33720.659770137" calcext:value-type="float">
            <text:p>33720.659770137</text:p>
          </table:table-cell>
          <table:table-cell office:value-type="float" office:value="0.309125625849226" calcext:value-type="float">
            <text:p>0.30912562584922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48368" calcext:value-type="float">
            <text:p>48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900" calcext:value-type="float">
            <text:p>900</text:p>
          </table:table-cell>
          <table:table-cell office:value-type="float" office:value="9880.37337931" calcext:value-type="float">
            <text:p>9880.37337931</text:p>
          </table:table-cell>
          <table:table-cell office:value-type="float" office:value="633.699716731547" calcext:value-type="float">
            <text:p>633.699716731547</text:p>
          </table:table-cell>
          <table:table-cell office:value-type="float" office:value="101210.75" calcext:value-type="float">
            <text:p>101210.75</text:p>
          </table:table-cell>
          <table:table-cell office:value-type="float" office:value="98602.5" calcext:value-type="float">
            <text:p>98602.5</text:p>
          </table:table-cell>
          <table:table-cell office:value-type="float" office:value="96788" calcext:value-type="float">
            <text:p>96788</text:p>
          </table:table-cell>
          <table:table-cell office:value-type="float" office:value="110850" calcext:value-type="float">
            <text:p>110850</text:p>
          </table:table-cell>
          <table:table-cell office:value-type="float" office:value="6491.37650399872" calcext:value-type="float">
            <text:p>6491.37650399872</text:p>
          </table:table-cell>
          <table:table-cell office:value-type="float" office:value="0.0641372236051874" calcext:value-type="float">
            <text:p>0.064137223605187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4384" calcext:value-type="float">
            <text:p>54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1000" calcext:value-type="float">
            <text:p>1000</text:p>
          </table:table-cell>
          <table:table-cell office:value-type="float" office:value="7959.23280954949" calcext:value-type="float">
            <text:p>7959.23280954949</text:p>
          </table:table-cell>
          <table:table-cell office:value-type="float" office:value="369.208261027924" calcext:value-type="float">
            <text:p>369.208261027924</text:p>
          </table:table-cell>
          <table:table-cell office:value-type="float" office:value="125640.25" calcext:value-type="float">
            <text:p>125640.25</text:p>
          </table:table-cell>
          <table:table-cell office:value-type="float" office:value="123726" calcext:value-type="float">
            <text:p>123726</text:p>
          </table:table-cell>
          <table:table-cell office:value-type="float" office:value="121301" calcext:value-type="float">
            <text:p>121301</text:p>
          </table:table-cell>
          <table:table-cell office:value-type="float" office:value="133808" calcext:value-type="float">
            <text:p>133808</text:p>
          </table:table-cell>
          <table:table-cell office:value-type="float" office:value="5828.12682171553" calcext:value-type="float">
            <text:p>5828.12682171553</text:p>
          </table:table-cell>
          <table:table-cell office:value-type="float" office:value="0.0463874182176137" calcext:value-type="float">
            <text:p>0.046387418217613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9984" calcext:value-type="float">
            <text:p>5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2000" calcext:value-type="float">
            <text:p>2000</text:p>
          </table:table-cell>
          <table:table-cell office:value-type="float" office:value="4423.16411044641" calcext:value-type="float">
            <text:p>4423.16411044641</text:p>
          </table:table-cell>
          <table:table-cell office:value-type="float" office:value="554.903373922827" calcext:value-type="float">
            <text:p>554.903373922827</text:p>
          </table:table-cell>
          <table:table-cell office:value-type="float" office:value="226082.5" calcext:value-type="float">
            <text:p>226082.5</text:p>
          </table:table-cell>
          <table:table-cell office:value-type="float" office:value="217386.5" calcext:value-type="float">
            <text:p>217386.5</text:p>
          </table:table-cell>
          <table:table-cell office:value-type="float" office:value="204692" calcext:value-type="float">
            <text:p>204692</text:p>
          </table:table-cell>
          <table:table-cell office:value-type="float" office:value="264865" calcext:value-type="float">
            <text:p>264865</text:p>
          </table:table-cell>
          <table:table-cell office:value-type="float" office:value="28362.940850107" calcext:value-type="float">
            <text:p>28362.940850107</text:p>
          </table:table-cell>
          <table:table-cell office:value-type="float" office:value="0.125453942034907" calcext:value-type="float">
            <text:p>0.12545394203490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52592" calcext:value-type="float">
            <text:p>152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3000" calcext:value-type="float">
            <text:p>3000</text:p>
          </table:table-cell>
          <table:table-cell office:value-type="float" office:value="2999.64529194423" calcext:value-type="float">
            <text:p>2999.64529194423</text:p>
          </table:table-cell>
          <table:table-cell office:value-type="float" office:value="54.5828892534236" calcext:value-type="float">
            <text:p>54.5828892534236</text:p>
          </table:table-cell>
          <table:table-cell office:value-type="float" office:value="333372.75" calcext:value-type="float">
            <text:p>333372.75</text:p>
          </table:table-cell>
          <table:table-cell office:value-type="float" office:value="334062" calcext:value-type="float">
            <text:p>334062</text:p>
          </table:table-cell>
          <table:table-cell office:value-type="float" office:value="325536" calcext:value-type="float">
            <text:p>325536</text:p>
          </table:table-cell>
          <table:table-cell office:value-type="float" office:value="339831" calcext:value-type="float">
            <text:p>339831</text:p>
          </table:table-cell>
          <table:table-cell office:value-type="float" office:value="6066.19987444089" calcext:value-type="float">
            <text:p>6066.19987444089</text:p>
          </table:table-cell>
          <table:table-cell office:value-type="float" office:value="0.0181964478933593" calcext:value-type="float">
            <text:p>0.018196447893359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17832" calcext:value-type="float">
            <text:p>217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4000" calcext:value-type="float">
            <text:p>4000</text:p>
          </table:table-cell>
          <table:table-cell office:value-type="float" office:value="2170.93862159509" calcext:value-type="float">
            <text:p>2170.93862159509</text:p>
          </table:table-cell>
          <table:table-cell office:value-type="float" office:value="176.253825546273" calcext:value-type="float">
            <text:p>176.253825546273</text:p>
          </table:table-cell>
          <table:table-cell office:value-type="float" office:value="460630.25" calcext:value-type="float">
            <text:p>460630.25</text:p>
          </table:table-cell>
          <table:table-cell office:value-type="float" office:value="449595.5" calcext:value-type="float">
            <text:p>449595.5</text:p>
          </table:table-cell>
          <table:table-cell office:value-type="float" office:value="430272" calcext:value-type="float">
            <text:p>430272</text:p>
          </table:table-cell>
          <table:table-cell office:value-type="float" office:value="513058" calcext:value-type="float">
            <text:p>513058</text:p>
          </table:table-cell>
          <table:table-cell office:value-type="float" office:value="37397.5767519323" calcext:value-type="float">
            <text:p>37397.5767519323</text:p>
          </table:table-cell>
          <table:table-cell office:value-type="float" office:value="0.0811878437248363" calcext:value-type="float">
            <text:p>0.081187843724836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09808" calcext:value-type="float">
            <text:p>309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5000" calcext:value-type="float">
            <text:p>5000</text:p>
          </table:table-cell>
          <table:table-cell office:value-type="float" office:value="1722.26274323732" calcext:value-type="float">
            <text:p>1722.26274323732</text:p>
          </table:table-cell>
          <table:table-cell office:value-type="float" office:value="90.2732296437837" calcext:value-type="float">
            <text:p>90.2732296437837</text:p>
          </table:table-cell>
          <table:table-cell office:value-type="float" office:value="580631.5" calcext:value-type="float">
            <text:p>580631.5</text:p>
          </table:table-cell>
          <table:table-cell office:value-type="float" office:value="592317" calcext:value-type="float">
            <text:p>592317</text:p>
          </table:table-cell>
          <table:table-cell office:value-type="float" office:value="535855" calcext:value-type="float">
            <text:p>535855</text:p>
          </table:table-cell>
          <table:table-cell office:value-type="float" office:value="602037" calcext:value-type="float">
            <text:p>602037</text:p>
          </table:table-cell>
          <table:table-cell office:value-type="float" office:value="30434.0792040765" calcext:value-type="float">
            <text:p>30434.0792040765</text:p>
          </table:table-cell>
          <table:table-cell office:value-type="float" office:value="0.0524154807379146" calcext:value-type="float">
            <text:p>0.052415480737914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416624" calcext:value-type="float">
            <text:p>416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6000" calcext:value-type="float">
            <text:p>6000</text:p>
          </table:table-cell>
          <table:table-cell office:value-type="float" office:value="1457.94697738433" calcext:value-type="float">
            <text:p>1457.94697738433</text:p>
          </table:table-cell>
          <table:table-cell office:value-type="float" office:value="63.7196671933807" calcext:value-type="float">
            <text:p>63.7196671933807</text:p>
          </table:table-cell>
          <table:table-cell office:value-type="float" office:value="685896" calcext:value-type="float">
            <text:p>685896</text:p>
          </table:table-cell>
          <table:table-cell office:value-type="float" office:value="680301.5" calcext:value-type="float">
            <text:p>680301.5</text:p>
          </table:table-cell>
          <table:table-cell office:value-type="float" office:value="655647" calcext:value-type="float">
            <text:p>655647</text:p>
          </table:table-cell>
          <table:table-cell office:value-type="float" office:value="727334" calcext:value-type="float">
            <text:p>727334</text:p>
          </table:table-cell>
          <table:table-cell office:value-type="float" office:value="29977.1291598556" calcext:value-type="float">
            <text:p>29977.1291598556</text:p>
          </table:table-cell>
          <table:table-cell office:value-type="float" office:value="0.0437050648492711" calcext:value-type="float">
            <text:p>0.04370506484927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449520" calcext:value-type="float">
            <text:p>4495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7000" calcext:value-type="float">
            <text:p>7000</text:p>
          </table:table-cell>
          <table:table-cell office:value-type="float" office:value="1228.94547568332" calcext:value-type="float">
            <text:p>1228.94547568332</text:p>
          </table:table-cell>
          <table:table-cell office:value-type="float" office:value="50.2149423705621" calcext:value-type="float">
            <text:p>50.2149423705621</text:p>
          </table:table-cell>
          <table:table-cell office:value-type="float" office:value="813705.75" calcext:value-type="float">
            <text:p>813705.75</text:p>
          </table:table-cell>
          <table:table-cell office:value-type="float" office:value="808438" calcext:value-type="float">
            <text:p>808438</text:p>
          </table:table-cell>
          <table:table-cell office:value-type="float" office:value="778943" calcext:value-type="float">
            <text:p>778943</text:p>
          </table:table-cell>
          <table:table-cell office:value-type="float" office:value="859004" calcext:value-type="float">
            <text:p>859004</text:p>
          </table:table-cell>
          <table:table-cell office:value-type="float" office:value="33248.1693869502" calcext:value-type="float">
            <text:p>33248.1693869502</text:p>
          </table:table-cell>
          <table:table-cell office:value-type="float" office:value="0.040860187342845" calcext:value-type="float">
            <text:p>0.04086018734284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492248" calcext:value-type="float">
            <text:p>492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8000" calcext:value-type="float">
            <text:p>8000</text:p>
          </table:table-cell>
          <table:table-cell office:value-type="float" office:value="1110.22601426085" calcext:value-type="float">
            <text:p>1110.22601426085</text:p>
          </table:table-cell>
          <table:table-cell office:value-type="float" office:value="47.6734254081503" calcext:value-type="float">
            <text:p>47.6734254081503</text:p>
          </table:table-cell>
          <table:table-cell office:value-type="float" office:value="900717.5" calcext:value-type="float">
            <text:p>900717.5</text:p>
          </table:table-cell>
          <table:table-cell office:value-type="float" office:value="907719.5" calcext:value-type="float">
            <text:p>907719.5</text:p>
          </table:table-cell>
          <table:table-cell office:value-type="float" office:value="853521" calcext:value-type="float">
            <text:p>853521</text:p>
          </table:table-cell>
          <table:table-cell office:value-type="float" office:value="933910" calcext:value-type="float">
            <text:p>933910</text:p>
          </table:table-cell>
          <table:table-cell office:value-type="float" office:value="38677.0693520937" calcext:value-type="float">
            <text:p>38677.0693520937</text:p>
          </table:table-cell>
          <table:table-cell office:value-type="float" office:value="0.0429402885500656" calcext:value-type="float">
            <text:p>0.042940288550065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04344" calcext:value-type="float">
            <text:p>604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9000" calcext:value-type="float">
            <text:p>9000</text:p>
          </table:table-cell>
          <table:table-cell office:value-type="float" office:value="979.756275828825" calcext:value-type="float">
            <text:p>979.756275828825</text:p>
          </table:table-cell>
          <table:table-cell office:value-type="float" office:value="38.9513564409985" calcext:value-type="float">
            <text:p>38.9513564409985</text:p>
          </table:table-cell>
          <table:table-cell office:value-type="float" office:value="1020662" calcext:value-type="float">
            <text:p>1020662</text:p>
          </table:table-cell>
          <table:table-cell office:value-type="float" office:value="1035541.5" calcext:value-type="float">
            <text:p>1035541.5</text:p>
          </table:table-cell>
          <table:table-cell office:value-type="float" office:value="960829" calcext:value-type="float">
            <text:p>960829</text:p>
          </table:table-cell>
          <table:table-cell office:value-type="float" office:value="1050736" calcext:value-type="float">
            <text:p>1050736</text:p>
          </table:table-cell>
          <table:table-cell office:value-type="float" office:value="40577.6113392595" calcext:value-type="float">
            <text:p>40577.6113392595</text:p>
          </table:table-cell>
          <table:table-cell office:value-type="float" office:value="0.0397561693677824" calcext:value-type="float">
            <text:p>0.039756169367782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37104" calcext:value-type="float">
            <text:p>637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10000" calcext:value-type="float">
            <text:p>10000</text:p>
          </table:table-cell>
          <table:table-cell office:value-type="float" office:value="863.830322992637" calcext:value-type="float">
            <text:p>863.830322992637</text:p>
          </table:table-cell>
          <table:table-cell office:value-type="float" office:value="33.3154369882606" calcext:value-type="float">
            <text:p>33.3154369882606</text:p>
          </table:table-cell>
          <table:table-cell office:value-type="float" office:value="1157634.75" calcext:value-type="float">
            <text:p>1157634.75</text:p>
          </table:table-cell>
          <table:table-cell office:value-type="float" office:value="1166250.5" calcext:value-type="float">
            <text:p>1166250.5</text:p>
          </table:table-cell>
          <table:table-cell office:value-type="float" office:value="1100395" calcext:value-type="float">
            <text:p>1100395</text:p>
          </table:table-cell>
          <table:table-cell office:value-type="float" office:value="1197643" calcext:value-type="float">
            <text:p>1197643</text:p>
          </table:table-cell>
          <table:table-cell office:value-type="float" office:value="44646.6239289154" calcext:value-type="float">
            <text:p>44646.6239289154</text:p>
          </table:table-cell>
          <table:table-cell office:value-type="float" office:value="0.0385671075690457" calcext:value-type="float">
            <text:p>0.038567107569045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54304" calcext:value-type="float">
            <text:p>854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20000" calcext:value-type="float">
            <text:p>20000</text:p>
          </table:table-cell>
          <table:table-cell office:value-type="float" office:value="446.92203121147" calcext:value-type="float">
            <text:p>446.92203121147</text:p>
          </table:table-cell>
          <table:table-cell office:value-type="float" office:value="18.9278759788077" calcext:value-type="float">
            <text:p>18.9278759788077</text:p>
          </table:table-cell>
          <table:table-cell office:value-type="float" office:value="2237526.75" calcext:value-type="float">
            <text:p>2237526.75</text:p>
          </table:table-cell>
          <table:table-cell office:value-type="float" office:value="2220091" calcext:value-type="float">
            <text:p>2220091</text:p>
          </table:table-cell>
          <table:table-cell office:value-type="float" office:value="2142520" calcext:value-type="float">
            <text:p>2142520</text:p>
          </table:table-cell>
          <table:table-cell office:value-type="float" office:value="2367405" calcext:value-type="float">
            <text:p>2367405</text:p>
          </table:table-cell>
          <table:table-cell office:value-type="float" office:value="94762.9023981255" calcext:value-type="float">
            <text:p>94762.9023981255</text:p>
          </table:table-cell>
          <table:table-cell office:value-type="float" office:value="0.0423516288232646" calcext:value-type="float">
            <text:p>0.042351628823264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577728" calcext:value-type="float">
            <text:p>1577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30000" calcext:value-type="float">
            <text:p>30000</text:p>
          </table:table-cell>
          <table:table-cell office:value-type="float" office:value="293.041280578674" calcext:value-type="float">
            <text:p>293.041280578674</text:p>
          </table:table-cell>
          <table:table-cell office:value-type="float" office:value="4.42778235356024" calcext:value-type="float">
            <text:p>4.42778235356024</text:p>
          </table:table-cell>
          <table:table-cell office:value-type="float" office:value="3412488.5" calcext:value-type="float">
            <text:p>3412488.5</text:p>
          </table:table-cell>
          <table:table-cell office:value-type="float" office:value="3407781" calcext:value-type="float">
            <text:p>3407781</text:p>
          </table:table-cell>
          <table:table-cell office:value-type="float" office:value="3360990" calcext:value-type="float">
            <text:p>3360990</text:p>
          </table:table-cell>
          <table:table-cell office:value-type="float" office:value="3473402" calcext:value-type="float">
            <text:p>3473402</text:p>
          </table:table-cell>
          <table:table-cell office:value-type="float" office:value="51561.8698232198" calcext:value-type="float">
            <text:p>51561.8698232198</text:p>
          </table:table-cell>
          <table:table-cell office:value-type="float" office:value="0.0151097563620272" calcext:value-type="float">
            <text:p>0.015109756362027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574288" calcext:value-type="float">
            <text:p>2574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40000" calcext:value-type="float">
            <text:p>40000</text:p>
          </table:table-cell>
          <table:table-cell office:value-type="float" office:value="198.298965038042" calcext:value-type="float">
            <text:p>198.298965038042</text:p>
          </table:table-cell>
          <table:table-cell office:value-type="float" office:value="19.0880965970066" calcext:value-type="float">
            <text:p>19.0880965970066</text:p>
          </table:table-cell>
          <table:table-cell office:value-type="float" office:value="5042890.66666667" calcext:value-type="float">
            <text:p>5042890.66666667</text:p>
          </table:table-cell>
          <table:table-cell office:value-type="float" office:value="4836036" calcext:value-type="float">
            <text:p>4836036</text:p>
          </table:table-cell>
          <table:table-cell office:value-type="float" office:value="4695158" calcext:value-type="float">
            <text:p>4695158</text:p>
          </table:table-cell>
          <table:table-cell office:value-type="float" office:value="5597478" calcext:value-type="float">
            <text:p>5597478</text:p>
          </table:table-cell>
          <table:table-cell office:value-type="float" office:value="485424.541449372" calcext:value-type="float">
            <text:p>485424.541449372</text:p>
          </table:table-cell>
          <table:table-cell office:value-type="float" office:value="0.0962591841734765" calcext:value-type="float">
            <text:p>0.096259184173476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3429344" calcext:value-type="float">
            <text:p>3429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50000" calcext:value-type="float">
            <text:p>50000</text:p>
          </table:table-cell>
          <table:table-cell office:value-type="float" office:value="175.791644711023" calcext:value-type="float">
            <text:p>175.791644711023</text:p>
          </table:table-cell>
          <table:table-cell office:value-type="float" office:value="5.87318956941517" calcext:value-type="float">
            <text:p>5.87318956941517</text:p>
          </table:table-cell>
          <table:table-cell office:value-type="float" office:value="5688552.5" calcext:value-type="float">
            <text:p>5688552.5</text:p>
          </table:table-cell>
          <table:table-cell office:value-type="float" office:value="5622006.5" calcext:value-type="float">
            <text:p>5622006.5</text:p>
          </table:table-cell>
          <table:table-cell office:value-type="float" office:value="5552030" calcext:value-type="float">
            <text:p>5552030</text:p>
          </table:table-cell>
          <table:table-cell office:value-type="float" office:value="5958167" calcext:value-type="float">
            <text:p>5958167</text:p>
          </table:table-cell>
          <table:table-cell office:value-type="float" office:value="190054.238715338" calcext:value-type="float">
            <text:p>190054.238715338</text:p>
          </table:table-cell>
          <table:table-cell office:value-type="float" office:value="0.0334099472080706" calcext:value-type="float">
            <text:p>0.033409947208070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836456" calcext:value-type="float">
            <text:p>3836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60000" calcext:value-type="float">
            <text:p>60000</text:p>
          </table:table-cell>
          <table:table-cell office:value-type="float" office:value="143.414828490924" calcext:value-type="float">
            <text:p>143.414828490924</text:p>
          </table:table-cell>
          <table:table-cell office:value-type="float" office:value="7.5968939650999" calcext:value-type="float">
            <text:p>7.5968939650999</text:p>
          </table:table-cell>
          <table:table-cell office:value-type="float" office:value="6972779.66666667" calcext:value-type="float">
            <text:p>6972779.66666667</text:p>
          </table:table-cell>
          <table:table-cell office:value-type="float" office:value="7149892" calcext:value-type="float">
            <text:p>7149892</text:p>
          </table:table-cell>
          <table:table-cell office:value-type="float" office:value="6548219" calcext:value-type="float">
            <text:p>6548219</text:p>
          </table:table-cell>
          <table:table-cell office:value-type="float" office:value="7220228" calcext:value-type="float">
            <text:p>7220228</text:p>
          </table:table-cell>
          <table:table-cell office:value-type="float" office:value="369358.373377853" calcext:value-type="float">
            <text:p>369358.373377853</text:p>
          </table:table-cell>
          <table:table-cell office:value-type="float" office:value="0.0529714677696713" calcext:value-type="float">
            <text:p>0.052971467769671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517552" calcext:value-type="float">
            <text:p>4517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70000" calcext:value-type="float">
            <text:p>70000</text:p>
          </table:table-cell>
          <table:table-cell office:value-type="float" office:value="125.323219025468" calcext:value-type="float">
            <text:p>125.323219025468</text:p>
          </table:table-cell>
          <table:table-cell office:value-type="float" office:value="5.91916373798391" calcext:value-type="float">
            <text:p>5.91916373798391</text:p>
          </table:table-cell>
          <table:table-cell office:value-type="float" office:value="7979367.33333333" calcext:value-type="float">
            <text:p>7979367.33333333</text:p>
          </table:table-cell>
          <table:table-cell office:value-type="float" office:value="7808333" calcext:value-type="float">
            <text:p>7808333</text:p>
          </table:table-cell>
          <table:table-cell office:value-type="float" office:value="7718337" calcext:value-type="float">
            <text:p>7718337</text:p>
          </table:table-cell>
          <table:table-cell office:value-type="float" office:value="8411432" calcext:value-type="float">
            <text:p>8411432</text:p>
          </table:table-cell>
          <table:table-cell office:value-type="float" office:value="376874.948942396" calcext:value-type="float">
            <text:p>376874.948942396</text:p>
          </table:table-cell>
          <table:table-cell office:value-type="float" office:value="0.04723118177152" calcext:value-type="float">
            <text:p>0.0472311817715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6243752" calcext:value-type="float">
            <text:p>6243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80000" calcext:value-type="float">
            <text:p>80000</text:p>
          </table:table-cell>
          <table:table-cell office:value-type="float" office:value="110.657142234301" calcext:value-type="float">
            <text:p>110.657142234301</text:p>
          </table:table-cell>
          <table:table-cell office:value-type="float" office:value="1.73325017281162" calcext:value-type="float">
            <text:p>1.73325017281162</text:p>
          </table:table-cell>
          <table:table-cell office:value-type="float" office:value="9036922.33333334" calcext:value-type="float">
            <text:p>9036922.33333334</text:p>
          </table:table-cell>
          <table:table-cell office:value-type="float" office:value="9031911" calcext:value-type="float">
            <text:p>9031911</text:p>
          </table:table-cell>
          <table:table-cell office:value-type="float" office:value="8897947" calcext:value-type="float">
            <text:p>8897947</text:p>
          </table:table-cell>
          <table:table-cell office:value-type="float" office:value="9180909" calcext:value-type="float">
            <text:p>9180909</text:p>
          </table:table-cell>
          <table:table-cell office:value-type="float" office:value="141547.548397467" calcext:value-type="float">
            <text:p>141547.548397467</text:p>
          </table:table-cell>
          <table:table-cell office:value-type="float" office:value="0.0156632471959352" calcext:value-type="float">
            <text:p>0.015663247195935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6709904" calcext:value-type="float">
            <text:p>6709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90000" calcext:value-type="float">
            <text:p>90000</text:p>
          </table:table-cell>
          <table:table-cell office:value-type="float" office:value="97.6429067408041" calcext:value-type="float">
            <text:p>97.6429067408041</text:p>
          </table:table-cell>
          <table:table-cell office:value-type="float" office:value="2.00912648100431" calcext:value-type="float">
            <text:p>2.00912648100431</text:p>
          </table:table-cell>
          <table:table-cell office:value-type="float" office:value="10241399.3333333" calcext:value-type="float">
            <text:p>10241399.3333333</text:p>
          </table:table-cell>
          <table:table-cell office:value-type="float" office:value="10165077" calcext:value-type="float">
            <text:p>10165077</text:p>
          </table:table-cell>
          <table:table-cell office:value-type="float" office:value="10079465" calcext:value-type="float">
            <text:p>10079465</text:p>
          </table:table-cell>
          <table:table-cell office:value-type="float" office:value="10479656" calcext:value-type="float">
            <text:p>10479656</text:p>
          </table:table-cell>
          <table:table-cell office:value-type="float" office:value="210729.763071886" calcext:value-type="float">
            <text:p>210729.763071886</text:p>
          </table:table-cell>
          <table:table-cell office:value-type="float" office:value="0.0205762666031399" calcext:value-type="float">
            <text:p>0.020576266603139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6825648" calcext:value-type="float">
            <text:p>6825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100000" calcext:value-type="float">
            <text:p>100000</text:p>
          </table:table-cell>
          <table:table-cell office:value-type="float" office:value="88.8136676596553" calcext:value-type="float">
            <text:p>88.8136676596553</text:p>
          </table:table-cell>
          <table:table-cell office:value-type="float" office:value="1.37972215430835" calcext:value-type="float">
            <text:p>1.37972215430835</text:p>
          </table:table-cell>
          <table:table-cell office:value-type="float" office:value="11259528.25" calcext:value-type="float">
            <text:p>11259528.25</text:p>
          </table:table-cell>
          <table:table-cell office:value-type="float" office:value="11182397.5" calcext:value-type="float">
            <text:p>11182397.5</text:p>
          </table:table-cell>
          <table:table-cell office:value-type="float" office:value="11154060" calcext:value-type="float">
            <text:p>11154060</text:p>
          </table:table-cell>
          <table:table-cell office:value-type="float" office:value="11519258" calcext:value-type="float">
            <text:p>11519258</text:p>
          </table:table-cell>
          <table:table-cell office:value-type="float" office:value="174917.003012619" calcext:value-type="float">
            <text:p>174917.003012619</text:p>
          </table:table-cell>
          <table:table-cell office:value-type="float" office:value="0.0155350205735857" calcext:value-type="float">
            <text:p>0.015535020573585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095312" calcext:value-type="float">
            <text:p>8095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200000" calcext:value-type="float">
            <text:p>200000</text:p>
          </table:table-cell>
          <table:table-cell office:value-type="float" office:value="40.7612877007094" calcext:value-type="float">
            <text:p>40.7612877007094</text:p>
          </table:table-cell>
          <table:table-cell office:value-type="float" office:value="0.293457773671675" calcext:value-type="float">
            <text:p>0.293457773671675</text:p>
          </table:table-cell>
          <table:table-cell office:value-type="float" office:value="24533081.6666667" calcext:value-type="float">
            <text:p>24533081.6666667</text:p>
          </table:table-cell>
          <table:table-cell office:value-type="float" office:value="24615835" calcext:value-type="float">
            <text:p>24615835</text:p>
          </table:table-cell>
          <table:table-cell office:value-type="float" office:value="24330274" calcext:value-type="float">
            <text:p>24330274</text:p>
          </table:table-cell>
          <table:table-cell office:value-type="float" office:value="24653136" calcext:value-type="float">
            <text:p>24653136</text:p>
          </table:table-cell>
          <table:table-cell office:value-type="float" office:value="176624.045345851" calcext:value-type="float">
            <text:p>176624.045345851</text:p>
          </table:table-cell>
          <table:table-cell office:value-type="float" office:value="0.00719942352720539" calcext:value-type="float">
            <text:p>0.0071994235272053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7485840" calcext:value-type="float">
            <text:p>174858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300000" calcext:value-type="float">
            <text:p>300000</text:p>
          </table:table-cell>
          <table:table-cell office:value-type="float" office:value="22.238801248553" calcext:value-type="float">
            <text:p>22.238801248553</text:p>
          </table:table-cell>
          <table:table-cell office:value-type="float" office:value="0.582488111362054" calcext:value-type="float">
            <text:p>0.582488111362054</text:p>
          </table:table-cell>
          <table:table-cell table:number-columns-repeated="2" office:value-type="float" office:value="44966452.5" calcext:value-type="float">
            <text:p>44966452.5</text:p>
          </table:table-cell>
          <table:table-cell office:value-type="float" office:value="44133636" calcext:value-type="float">
            <text:p>44133636</text:p>
          </table:table-cell>
          <table:table-cell office:value-type="float" office:value="45799269" calcext:value-type="float">
            <text:p>45799269</text:p>
          </table:table-cell>
          <table:table-cell office:value-type="float" office:value="1177780.38926809" calcext:value-type="float">
            <text:p>1177780.38926809</text:p>
          </table:table-cell>
          <table:table-cell office:value-type="float" office:value="0.0261924239913765" calcext:value-type="float">
            <text:p>0.026192423991376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26006672" calcext:value-type="float">
            <text:p>26006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400000" calcext:value-type="float">
            <text:p>400000</text:p>
          </table:table-cell>
          <table:table-cell office:value-type="float" office:value="17.0022408868478" calcext:value-type="float">
            <text:p>17.0022408868478</text:p>
          </table:table-cell>
          <table:table-cell office:value-type="float" office:value="0.500797118154545" calcext:value-type="float">
            <text:p>0.500797118154545</text:p>
          </table:table-cell>
          <table:table-cell table:number-columns-repeated="2" office:value-type="float" office:value="58815776.5" calcext:value-type="float">
            <text:p>58815776.5</text:p>
          </table:table-cell>
          <table:table-cell office:value-type="float" office:value="57590781" calcext:value-type="float">
            <text:p>57590781</text:p>
          </table:table-cell>
          <table:table-cell office:value-type="float" office:value="60040772" calcext:value-type="float">
            <text:p>60040772</text:p>
          </table:table-cell>
          <table:table-cell office:value-type="float" office:value="1732405.24994601" calcext:value-type="float">
            <text:p>1732405.24994601</text:p>
          </table:table-cell>
          <table:table-cell office:value-type="float" office:value="0.0294547713732218" calcext:value-type="float">
            <text:p>0.029454771373221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1865208" calcext:value-type="float">
            <text:p>31865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500000" calcext:value-type="float">
            <text:p>500000</text:p>
          </table:table-cell>
          <table:table-cell office:value-type="float" office:value="5.14242374526095" calcext:value-type="float">
            <text:p>5.1424237452609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94460832" calcext:value-type="float">
            <text:p>194460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41421560" calcext:value-type="float">
            <text:p>41421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600000" calcext:value-type="float">
            <text:p>600000</text:p>
          </table:table-cell>
          <table:table-cell office:value-type="float" office:value="11.1828095078908" calcext:value-type="float">
            <text:p>11.1828095078908</text:p>
          </table:table-cell>
          <table:table-cell office:value-type="float" office:value="0.200402928391924" calcext:value-type="float">
            <text:p>0.200402928391924</text:p>
          </table:table-cell>
          <table:table-cell table:number-columns-repeated="2" office:value-type="float" office:value="89422966.5" calcext:value-type="float">
            <text:p>89422966.5</text:p>
          </table:table-cell>
          <table:table-cell office:value-type="float" office:value="88289817" calcext:value-type="float">
            <text:p>88289817</text:p>
          </table:table-cell>
          <table:table-cell office:value-type="float" office:value="90556116" calcext:value-type="float">
            <text:p>90556116</text:p>
          </table:table-cell>
          <table:table-cell office:value-type="float" office:value="1602515.39109629" calcext:value-type="float">
            <text:p>1602515.39109629</text:p>
          </table:table-cell>
          <table:table-cell office:value-type="float" office:value="0.0179206243520929" calcext:value-type="float">
            <text:p>0.017920624352092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9501416" calcext:value-type="float">
            <text:p>49501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700000" calcext:value-type="float">
            <text:p>700000</text:p>
          </table:table-cell>
          <table:table-cell office:value-type="float" office:value="4.29851026916468" calcext:value-type="float">
            <text:p>4.2985102691646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32638737" calcext:value-type="float">
            <text:p>232638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9760200" calcext:value-type="float">
            <text:p>59760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800000" calcext:value-type="float">
            <text:p>800000</text:p>
          </table:table-cell>
          <table:table-cell office:value-type="float" office:value="3.16712666436623" calcext:value-type="float">
            <text:p>3.1671266643662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15743608" calcext:value-type="float">
            <text:p>315743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1266224" calcext:value-type="float">
            <text:p>61266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900000" calcext:value-type="float">
            <text:p>900000</text:p>
          </table:table-cell>
          <table:table-cell office:value-type="float" office:value="3.7945073754428" calcext:value-type="float">
            <text:p>3.794507375442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63538821" calcext:value-type="float">
            <text:p>263538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70168088" calcext:value-type="float">
            <text:p>70168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6052533935403" calcext:value-type="float">
            <text:p>3.605253393540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77373014" calcext:value-type="float">
            <text:p>277373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78480648" calcext:value-type="float">
            <text:p>78480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1" calcext:value-type="float">
            <text:p>1</text:p>
          </table:table-cell>
          <table:table-cell office:value-type="float" office:value="470145.745181006" calcext:value-type="float">
            <text:p>470145.745181006</text:p>
          </table:table-cell>
          <table:table-cell office:value-type="float" office:value="29035.3253520221" calcext:value-type="float">
            <text:p>29035.3253520221</text:p>
          </table:table-cell>
          <table:table-cell office:value-type="float" office:value="2127" calcext:value-type="float">
            <text:p>2127</text:p>
          </table:table-cell>
          <table:table-cell office:value-type="float" office:value="2128.5" calcext:value-type="float">
            <text:p>2128.5</text:p>
          </table:table-cell>
          <table:table-cell office:value-type="float" office:value="1967" calcext:value-type="float">
            <text:p>1967</text:p>
          </table:table-cell>
          <table:table-cell office:value-type="float" office:value="2284" calcext:value-type="float">
            <text:p>2284</text:p>
          </table:table-cell>
          <table:table-cell office:value-type="float" office:value="131.359557449518" calcext:value-type="float">
            <text:p>131.359557449518</text:p>
          </table:table-cell>
          <table:table-cell office:value-type="float" office:value="0.061758137023751" calcext:value-type="float">
            <text:p>0.06175813702375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08" calcext:value-type="float">
            <text:p>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2" calcext:value-type="float">
            <text:p>2</text:p>
          </table:table-cell>
          <table:table-cell office:value-type="float" office:value="420388.859695218" calcext:value-type="float">
            <text:p>420388.859695218</text:p>
          </table:table-cell>
          <table:table-cell office:value-type="float" office:value="30593.4361539922" calcext:value-type="float">
            <text:p>30593.4361539922</text:p>
          </table:table-cell>
          <table:table-cell office:value-type="float" office:value="2378.75" calcext:value-type="float">
            <text:p>2378.75</text:p>
          </table:table-cell>
          <table:table-cell office:value-type="float" office:value="2411" calcext:value-type="float">
            <text:p>2411</text:p>
          </table:table-cell>
          <table:table-cell office:value-type="float" office:value="2152" calcext:value-type="float">
            <text:p>2152</text:p>
          </table:table-cell>
          <table:table-cell office:value-type="float" office:value="2541" calcext:value-type="float">
            <text:p>2541</text:p>
          </table:table-cell>
          <table:table-cell office:value-type="float" office:value="173.111476607801" calcext:value-type="float">
            <text:p>173.111476607801</text:p>
          </table:table-cell>
          <table:table-cell office:value-type="float" office:value="0.072774136251309" calcext:value-type="float">
            <text:p>0.07277413625130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3" calcext:value-type="float">
            <text:p>3</text:p>
          </table:table-cell>
          <table:table-cell office:value-type="float" office:value="412541.254125413" calcext:value-type="float">
            <text:p>412541.254125413</text:p>
          </table:table-cell>
          <table:table-cell office:value-type="float" office:value="41615.3822495775" calcext:value-type="float">
            <text:p>41615.3822495775</text:p>
          </table:table-cell>
          <table:table-cell office:value-type="float" office:value="2424" calcext:value-type="float">
            <text:p>2424</text:p>
          </table:table-cell>
          <table:table-cell office:value-type="float" office:value="2317.5" calcext:value-type="float">
            <text:p>2317.5</text:p>
          </table:table-cell>
          <table:table-cell office:value-type="float" office:value="2275" calcext:value-type="float">
            <text:p>2275</text:p>
          </table:table-cell>
          <table:table-cell office:value-type="float" office:value="2786" calcext:value-type="float">
            <text:p>2786</text:p>
          </table:table-cell>
          <table:table-cell office:value-type="float" office:value="244.522664252894" calcext:value-type="float">
            <text:p>244.522664252894</text:p>
          </table:table-cell>
          <table:table-cell office:value-type="float" office:value="0.100875686572976" calcext:value-type="float">
            <text:p>0.10087568657297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76" calcext:value-type="float">
            <text:p>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4" calcext:value-type="float">
            <text:p>4</text:p>
          </table:table-cell>
          <table:table-cell office:value-type="float" office:value="175123.681099777" calcext:value-type="float">
            <text:p>175123.681099777</text:p>
          </table:table-cell>
          <table:table-cell office:value-type="float" office:value="210828.85661709" calcext:value-type="float">
            <text:p>210828.85661709</text:p>
          </table:table-cell>
          <table:table-cell office:value-type="float" office:value="5710.25" calcext:value-type="float">
            <text:p>5710.25</text:p>
          </table:table-cell>
          <table:table-cell office:value-type="float" office:value="2319" calcext:value-type="float">
            <text:p>2319</text:p>
          </table:table-cell>
          <table:table-cell office:value-type="float" office:value="2182" calcext:value-type="float">
            <text:p>2182</text:p>
          </table:table-cell>
          <table:table-cell office:value-type="float" office:value="16021" calcext:value-type="float">
            <text:p>16021</text:p>
          </table:table-cell>
          <table:table-cell office:value-type="float" office:value="6874.48705359171" calcext:value-type="float">
            <text:p>6874.48705359171</text:p>
          </table:table-cell>
          <table:table-cell office:value-type="float" office:value="1.20388547849774" calcext:value-type="float">
            <text:p>1.2038854784977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488" calcext:value-type="float">
            <text:p>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5" calcext:value-type="float">
            <text:p>5</text:p>
          </table:table-cell>
          <table:table-cell office:value-type="float" office:value="392272.236932431" calcext:value-type="float">
            <text:p>392272.236932431</text:p>
          </table:table-cell>
          <table:table-cell office:value-type="float" office:value="32592.5917299685" calcext:value-type="float">
            <text:p>32592.5917299685</text:p>
          </table:table-cell>
          <table:table-cell office:value-type="float" office:value="2549.25" calcext:value-type="float">
            <text:p>2549.25</text:p>
          </table:table-cell>
          <table:table-cell office:value-type="float" office:value="2650" calcext:value-type="float">
            <text:p>2650</text:p>
          </table:table-cell>
          <table:table-cell office:value-type="float" office:value="2232" calcext:value-type="float">
            <text:p>2232</text:p>
          </table:table-cell>
          <table:table-cell office:value-type="float" office:value="2665" calcext:value-type="float">
            <text:p>2665</text:p>
          </table:table-cell>
          <table:table-cell office:value-type="float" office:value="211.808679394086" calcext:value-type="float">
            <text:p>211.808679394086</text:p>
          </table:table-cell>
          <table:table-cell office:value-type="float" office:value="0.0830866644676222" calcext:value-type="float">
            <text:p>0.083086664467622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44" calcext:value-type="float">
            <text:p>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6" calcext:value-type="float">
            <text:p>6</text:p>
          </table:table-cell>
          <table:table-cell office:value-type="float" office:value="390548.720952939" calcext:value-type="float">
            <text:p>390548.720952939</text:p>
          </table:table-cell>
          <table:table-cell office:value-type="float" office:value="47413.9001044762" calcext:value-type="float">
            <text:p>47413.9001044762</text:p>
          </table:table-cell>
          <table:table-cell office:value-type="float" office:value="2560.5" calcext:value-type="float">
            <text:p>2560.5</text:p>
          </table:table-cell>
          <table:table-cell office:value-type="float" office:value="2424.5" calcext:value-type="float">
            <text:p>2424.5</text:p>
          </table:table-cell>
          <table:table-cell office:value-type="float" office:value="2372" calcext:value-type="float">
            <text:p>2372</text:p>
          </table:table-cell>
          <table:table-cell office:value-type="float" office:value="3021" calcext:value-type="float">
            <text:p>3021</text:p>
          </table:table-cell>
          <table:table-cell office:value-type="float" office:value="310.853127162438" calcext:value-type="float">
            <text:p>310.853127162438</text:p>
          </table:table-cell>
          <table:table-cell office:value-type="float" office:value="0.121403291217511" calcext:value-type="float">
            <text:p>0.1214032912175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56" calcext:value-type="float">
            <text:p>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7" calcext:value-type="float">
            <text:p>7</text:p>
          </table:table-cell>
          <table:table-cell office:value-type="float" office:value="162873.081151513" calcext:value-type="float">
            <text:p>162873.081151513</text:p>
          </table:table-cell>
          <table:table-cell office:value-type="float" office:value="173933.69327771" calcext:value-type="float">
            <text:p>173933.69327771</text:p>
          </table:table-cell>
          <table:table-cell office:value-type="float" office:value="6139.75" calcext:value-type="float">
            <text:p>6139.75</text:p>
          </table:table-cell>
          <table:table-cell office:value-type="float" office:value="2896" calcext:value-type="float">
            <text:p>2896</text:p>
          </table:table-cell>
          <table:table-cell office:value-type="float" office:value="2793" calcext:value-type="float">
            <text:p>2793</text:p>
          </table:table-cell>
          <table:table-cell office:value-type="float" office:value="15974" calcext:value-type="float">
            <text:p>15974</text:p>
          </table:table-cell>
          <table:table-cell office:value-type="float" office:value="6556.69669752485" calcext:value-type="float">
            <text:p>6556.69669752485</text:p>
          </table:table-cell>
          <table:table-cell office:value-type="float" office:value="1.06790939330182" calcext:value-type="float">
            <text:p>1.0679093933018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712" calcext:value-type="float">
            <text:p>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8" calcext:value-type="float">
            <text:p>8</text:p>
          </table:table-cell>
          <table:table-cell office:value-type="float" office:value="400240.144086452" calcext:value-type="float">
            <text:p>400240.144086452</text:p>
          </table:table-cell>
          <table:table-cell office:value-type="float" office:value="11830.7459971268" calcext:value-type="float">
            <text:p>11830.7459971268</text:p>
          </table:table-cell>
          <table:table-cell office:value-type="float" office:value="2498.5" calcext:value-type="float">
            <text:p>2498.5</text:p>
          </table:table-cell>
          <table:table-cell office:value-type="float" office:value="2497" calcext:value-type="float">
            <text:p>2497</text:p>
          </table:table-cell>
          <table:table-cell office:value-type="float" office:value="2429" calcext:value-type="float">
            <text:p>2429</text:p>
          </table:table-cell>
          <table:table-cell office:value-type="float" office:value="2571" calcext:value-type="float">
            <text:p>2571</text:p>
          </table:table-cell>
          <table:table-cell office:value-type="float" office:value="73.8534585062429" calcext:value-type="float">
            <text:p>73.8534585062429</text:p>
          </table:table-cell>
          <table:table-cell office:value-type="float" office:value="0.0295591188738214" calcext:value-type="float">
            <text:p>0.029559118873821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24" calcext:value-type="float">
            <text:p>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9" calcext:value-type="float">
            <text:p>9</text:p>
          </table:table-cell>
          <table:table-cell office:value-type="float" office:value="380011.40034201" calcext:value-type="float">
            <text:p>380011.40034201</text:p>
          </table:table-cell>
          <table:table-cell office:value-type="float" office:value="24203.4263545141" calcext:value-type="float">
            <text:p>24203.4263545141</text:p>
          </table:table-cell>
          <table:table-cell office:value-type="float" office:value="2631.5" calcext:value-type="float">
            <text:p>2631.5</text:p>
          </table:table-cell>
          <table:table-cell office:value-type="float" office:value="2581.5" calcext:value-type="float">
            <text:p>2581.5</text:p>
          </table:table-cell>
          <table:table-cell office:value-type="float" office:value="2501" calcext:value-type="float">
            <text:p>2501</text:p>
          </table:table-cell>
          <table:table-cell office:value-type="float" office:value="2862" calcext:value-type="float">
            <text:p>2862</text:p>
          </table:table-cell>
          <table:table-cell office:value-type="float" office:value="167.603699243185" calcext:value-type="float">
            <text:p>167.603699243185</text:p>
          </table:table-cell>
          <table:table-cell office:value-type="float" office:value="0.0636913164519038" calcext:value-type="float">
            <text:p>0.063691316451903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80" calcext:value-type="float">
            <text:p>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10" calcext:value-type="float">
            <text:p>10</text:p>
          </table:table-cell>
          <table:table-cell office:value-type="float" office:value="381606.563632894" calcext:value-type="float">
            <text:p>381606.563632894</text:p>
          </table:table-cell>
          <table:table-cell office:value-type="float" office:value="11440.1811866445" calcext:value-type="float">
            <text:p>11440.1811866445</text:p>
          </table:table-cell>
          <table:table-cell office:value-type="float" office:value="2620.5" calcext:value-type="float">
            <text:p>2620.5</text:p>
          </table:table-cell>
          <table:table-cell office:value-type="float" office:value="2633" calcext:value-type="float">
            <text:p>2633</text:p>
          </table:table-cell>
          <table:table-cell office:value-type="float" office:value="2519" calcext:value-type="float">
            <text:p>2519</text:p>
          </table:table-cell>
          <table:table-cell office:value-type="float" office:value="2697" calcext:value-type="float">
            <text:p>2697</text:p>
          </table:table-cell>
          <table:table-cell office:value-type="float" office:value="78.5599558723569" calcext:value-type="float">
            <text:p>78.5599558723569</text:p>
          </table:table-cell>
          <table:table-cell office:value-type="float" office:value="0.029978994799602" calcext:value-type="float">
            <text:p>0.02997899479960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992" calcext:value-type="float">
            <text:p>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20" calcext:value-type="float">
            <text:p>20</text:p>
          </table:table-cell>
          <table:table-cell office:value-type="float" office:value="214707.461084273" calcext:value-type="float">
            <text:p>214707.461084273</text:p>
          </table:table-cell>
          <table:table-cell office:value-type="float" office:value="126506.236753639" calcext:value-type="float">
            <text:p>126506.236753639</text:p>
          </table:table-cell>
          <table:table-cell office:value-type="float" office:value="4657.5" calcext:value-type="float">
            <text:p>4657.5</text:p>
          </table:table-cell>
          <table:table-cell office:value-type="float" office:value="3386" calcext:value-type="float">
            <text:p>3386</text:p>
          </table:table-cell>
          <table:table-cell office:value-type="float" office:value="3090" calcext:value-type="float">
            <text:p>3090</text:p>
          </table:table-cell>
          <table:table-cell office:value-type="float" office:value="8768" calcext:value-type="float">
            <text:p>8768</text:p>
          </table:table-cell>
          <table:table-cell office:value-type="float" office:value="2744.21203019495" calcext:value-type="float">
            <text:p>2744.21203019495</text:p>
          </table:table-cell>
          <table:table-cell office:value-type="float" office:value="0.589202797680074" calcext:value-type="float">
            <text:p>0.58920279768007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832" calcext:value-type="float">
            <text:p>1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30" calcext:value-type="float">
            <text:p>30</text:p>
          </table:table-cell>
          <table:table-cell office:value-type="float" office:value="288454.604456624" calcext:value-type="float">
            <text:p>288454.604456624</text:p>
          </table:table-cell>
          <table:table-cell office:value-type="float" office:value="30026.3890410314" calcext:value-type="float">
            <text:p>30026.3890410314</text:p>
          </table:table-cell>
          <table:table-cell office:value-type="float" office:value="3466.75" calcext:value-type="float">
            <text:p>3466.75</text:p>
          </table:table-cell>
          <table:table-cell office:value-type="float" office:value="3482.5" calcext:value-type="float">
            <text:p>3482.5</text:p>
          </table:table-cell>
          <table:table-cell office:value-type="float" office:value="3111" calcext:value-type="float">
            <text:p>3111</text:p>
          </table:table-cell>
          <table:table-cell office:value-type="float" office:value="3791" calcext:value-type="float">
            <text:p>3791</text:p>
          </table:table-cell>
          <table:table-cell office:value-type="float" office:value="360.867819753069" calcext:value-type="float">
            <text:p>360.867819753069</text:p>
          </table:table-cell>
          <table:table-cell office:value-type="float" office:value="0.104093984207996" calcext:value-type="float">
            <text:p>0.10409398420799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712" calcext:value-type="float">
            <text:p>1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40" calcext:value-type="float">
            <text:p>40</text:p>
          </table:table-cell>
          <table:table-cell office:value-type="float" office:value="108269.048585736" calcext:value-type="float">
            <text:p>108269.048585736</text:p>
          </table:table-cell>
          <table:table-cell office:value-type="float" office:value="79443.2633939982" calcext:value-type="float">
            <text:p>79443.2633939982</text:p>
          </table:table-cell>
          <table:table-cell office:value-type="float" office:value="9236.25" calcext:value-type="float">
            <text:p>9236.25</text:p>
          </table:table-cell>
          <table:table-cell office:value-type="float" office:value="5980" calcext:value-type="float">
            <text:p>5980</text:p>
          </table:table-cell>
          <table:table-cell office:value-type="float" office:value="5587" calcext:value-type="float">
            <text:p>5587</text:p>
          </table:table-cell>
          <table:table-cell office:value-type="float" office:value="19398" calcext:value-type="float">
            <text:p>19398</text:p>
          </table:table-cell>
          <table:table-cell office:value-type="float" office:value="6777.17086376511" calcext:value-type="float">
            <text:p>6777.17086376511</text:p>
          </table:table-cell>
          <table:table-cell office:value-type="float" office:value="0.733757841522816" calcext:value-type="float">
            <text:p>0.73375784152281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248" calcext:value-type="float">
            <text:p>2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50" calcext:value-type="float">
            <text:p>50</text:p>
          </table:table-cell>
          <table:table-cell office:value-type="float" office:value="97177.0079199261" calcext:value-type="float">
            <text:p>97177.0079199261</text:p>
          </table:table-cell>
          <table:table-cell office:value-type="float" office:value="61425.5015044291" calcext:value-type="float">
            <text:p>61425.5015044291</text:p>
          </table:table-cell>
          <table:table-cell office:value-type="float" office:value="10290.5" calcext:value-type="float">
            <text:p>10290.5</text:p>
          </table:table-cell>
          <table:table-cell office:value-type="float" office:value="7141.5" calcext:value-type="float">
            <text:p>7141.5</text:p>
          </table:table-cell>
          <table:table-cell office:value-type="float" office:value="6834" calcext:value-type="float">
            <text:p>6834</text:p>
          </table:table-cell>
          <table:table-cell office:value-type="float" office:value="20045" calcext:value-type="float">
            <text:p>20045</text:p>
          </table:table-cell>
          <table:table-cell office:value-type="float" office:value="6504.61602761198" calcext:value-type="float">
            <text:p>6504.61602761198</text:p>
          </table:table-cell>
          <table:table-cell office:value-type="float" office:value="0.632099123231328" calcext:value-type="float">
            <text:p>0.63209912323132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792" calcext:value-type="float">
            <text:p>3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60" calcext:value-type="float">
            <text:p>60</text:p>
          </table:table-cell>
          <table:table-cell office:value-type="float" office:value="128164.04998398" calcext:value-type="float">
            <text:p>128164.04998398</text:p>
          </table:table-cell>
          <table:table-cell office:value-type="float" office:value="3532.61361854849" calcext:value-type="float">
            <text:p>3532.61361854849</text:p>
          </table:table-cell>
          <table:table-cell office:value-type="float" office:value="7802.5" calcext:value-type="float">
            <text:p>7802.5</text:p>
          </table:table-cell>
          <table:table-cell office:value-type="float" office:value="7877" calcext:value-type="float">
            <text:p>7877</text:p>
          </table:table-cell>
          <table:table-cell office:value-type="float" office:value="7487" calcext:value-type="float">
            <text:p>7487</text:p>
          </table:table-cell>
          <table:table-cell office:value-type="float" office:value="7969" calcext:value-type="float">
            <text:p>7969</text:p>
          </table:table-cell>
          <table:table-cell office:value-type="float" office:value="215.062006562449" calcext:value-type="float">
            <text:p>215.062006562449</text:p>
          </table:table-cell>
          <table:table-cell office:value-type="float" office:value="0.0275632177587246" calcext:value-type="float">
            <text:p>0.027563217758724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672" calcext:value-type="float">
            <text:p>3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70" calcext:value-type="float">
            <text:p>70</text:p>
          </table:table-cell>
          <table:table-cell office:value-type="float" office:value="45922.6433073488" calcext:value-type="float">
            <text:p>45922.6433073488</text:p>
          </table:table-cell>
          <table:table-cell office:value-type="float" office:value="14725.4719450901" calcext:value-type="float">
            <text:p>14725.4719450901</text:p>
          </table:table-cell>
          <table:table-cell office:value-type="float" office:value="21775.75" calcext:value-type="float">
            <text:p>21775.75</text:p>
          </table:table-cell>
          <table:table-cell office:value-type="float" office:value="20873.5" calcext:value-type="float">
            <text:p>20873.5</text:p>
          </table:table-cell>
          <table:table-cell office:value-type="float" office:value="15588" calcext:value-type="float">
            <text:p>15588</text:p>
          </table:table-cell>
          <table:table-cell office:value-type="float" office:value="29768" calcext:value-type="float">
            <text:p>29768</text:p>
          </table:table-cell>
          <table:table-cell office:value-type="float" office:value="6982.57270519494" calcext:value-type="float">
            <text:p>6982.57270519494</text:p>
          </table:table-cell>
          <table:table-cell office:value-type="float" office:value="0.320658195708296" calcext:value-type="float">
            <text:p>0.32065819570829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464" calcext:value-type="float">
            <text:p>5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80" calcext:value-type="float">
            <text:p>80</text:p>
          </table:table-cell>
          <table:table-cell office:value-type="float" office:value="46163.7891238113" calcext:value-type="float">
            <text:p>46163.7891238113</text:p>
          </table:table-cell>
          <table:table-cell office:value-type="float" office:value="14262.2045268185" calcext:value-type="float">
            <text:p>14262.2045268185</text:p>
          </table:table-cell>
          <table:table-cell office:value-type="float" office:value="21662" calcext:value-type="float">
            <text:p>21662</text:p>
          </table:table-cell>
          <table:table-cell office:value-type="float" office:value="19512" calcext:value-type="float">
            <text:p>19512</text:p>
          </table:table-cell>
          <table:table-cell office:value-type="float" office:value="16453" calcext:value-type="float">
            <text:p>16453</text:p>
          </table:table-cell>
          <table:table-cell office:value-type="float" office:value="31171" calcext:value-type="float">
            <text:p>31171</text:p>
          </table:table-cell>
          <table:table-cell office:value-type="float" office:value="6692.42885655126" calcext:value-type="float">
            <text:p>6692.42885655126</text:p>
          </table:table-cell>
          <table:table-cell office:value-type="float" office:value="0.308947874459942" calcext:value-type="float">
            <text:p>0.30894787445994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712" calcext:value-type="float">
            <text:p>3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90" calcext:value-type="float">
            <text:p>90</text:p>
          </table:table-cell>
          <table:table-cell office:value-type="float" office:value="46244.3784177486" calcext:value-type="float">
            <text:p>46244.3784177486</text:p>
          </table:table-cell>
          <table:table-cell office:value-type="float" office:value="14551.1534550939" calcext:value-type="float">
            <text:p>14551.1534550939</text:p>
          </table:table-cell>
          <table:table-cell office:value-type="float" office:value="21624.25" calcext:value-type="float">
            <text:p>21624.25</text:p>
          </table:table-cell>
          <table:table-cell office:value-type="float" office:value="18265" calcext:value-type="float">
            <text:p>18265</text:p>
          </table:table-cell>
          <table:table-cell office:value-type="float" office:value="18137" calcext:value-type="float">
            <text:p>18137</text:p>
          </table:table-cell>
          <table:table-cell office:value-type="float" office:value="31830" calcext:value-type="float">
            <text:p>31830</text:p>
          </table:table-cell>
          <table:table-cell office:value-type="float" office:value="6804.23850135585" calcext:value-type="float">
            <text:p>6804.23850135585</text:p>
          </table:table-cell>
          <table:table-cell office:value-type="float" office:value="0.314657780101315" calcext:value-type="float">
            <text:p>0.31465778010131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328" calcext:value-type="float">
            <text:p>8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100" calcext:value-type="float">
            <text:p>100</text:p>
          </table:table-cell>
          <table:table-cell office:value-type="float" office:value="42949.7916935103" calcext:value-type="float">
            <text:p>42949.7916935103</text:p>
          </table:table-cell>
          <table:table-cell office:value-type="float" office:value="11757.5945343518" calcext:value-type="float">
            <text:p>11757.5945343518</text:p>
          </table:table-cell>
          <table:table-cell office:value-type="float" office:value="23283" calcext:value-type="float">
            <text:p>23283</text:p>
          </table:table-cell>
          <table:table-cell office:value-type="float" office:value="20374.5" calcext:value-type="float">
            <text:p>20374.5</text:p>
          </table:table-cell>
          <table:table-cell office:value-type="float" office:value="19575" calcext:value-type="float">
            <text:p>19575</text:p>
          </table:table-cell>
          <table:table-cell office:value-type="float" office:value="32808" calcext:value-type="float">
            <text:p>32808</text:p>
          </table:table-cell>
          <table:table-cell office:value-type="float" office:value="6373.76952830897" calcext:value-type="float">
            <text:p>6373.76952830897</text:p>
          </table:table-cell>
          <table:table-cell office:value-type="float" office:value="0.273752073543314" calcext:value-type="float">
            <text:p>0.27375207354331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184" calcext:value-type="float">
            <text:p>8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200" calcext:value-type="float">
            <text:p>200</text:p>
          </table:table-cell>
          <table:table-cell office:value-type="float" office:value="17.1524188812798" calcext:value-type="float">
            <text:p>17.1524188812798</text:p>
          </table:table-cell>
          <table:table-cell office:value-type="float" office:value="24.2402314950391" calcext:value-type="float">
            <text:p>24.2402314950391</text:p>
          </table:table-cell>
          <table:table-cell table:number-columns-repeated="2" office:value-type="float" office:value="58300815" calcext:value-type="float">
            <text:p>58300815</text:p>
          </table:table-cell>
          <table:table-cell office:value-type="float" office:value="40743" calcext:value-type="float">
            <text:p>40743</text:p>
          </table:table-cell>
          <table:table-cell office:value-type="float" office:value="116560887" calcext:value-type="float">
            <text:p>116560887</text:p>
          </table:table-cell>
          <table:table-cell office:value-type="float" office:value="82392183.967233" calcext:value-type="float">
            <text:p>82392183.967233</text:p>
          </table:table-cell>
          <table:table-cell office:value-type="float" office:value="1.41322525194945" calcext:value-type="float">
            <text:p>1.4132252519494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2888" calcext:value-type="float">
            <text:p>12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300" calcext:value-type="float">
            <text:p>300</text:p>
          </table:table-cell>
          <table:table-cell office:value-type="float" office:value="17.6546509465418" calcext:value-type="float">
            <text:p>17.6546509465418</text:p>
          </table:table-cell>
          <table:table-cell office:value-type="float" office:value="24.9358755529825" calcext:value-type="float">
            <text:p>24.9358755529825</text:p>
          </table:table-cell>
          <table:table-cell table:number-columns-repeated="2" office:value-type="float" office:value="56642298" calcext:value-type="float">
            <text:p>56642298</text:p>
          </table:table-cell>
          <table:table-cell office:value-type="float" office:value="71624" calcext:value-type="float">
            <text:p>71624</text:p>
          </table:table-cell>
          <table:table-cell office:value-type="float" office:value="113212972" calcext:value-type="float">
            <text:p>113212972</text:p>
          </table:table-cell>
          <table:table-cell office:value-type="float" office:value="80003014.403387" calcext:value-type="float">
            <text:p>80003014.403387</text:p>
          </table:table-cell>
          <table:table-cell office:value-type="float" office:value="1.41242529396295" calcext:value-type="float">
            <text:p>1.4124252939629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8808" calcext:value-type="float">
            <text:p>18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400" calcext:value-type="float">
            <text:p>400</text:p>
          </table:table-cell>
          <table:table-cell office:value-type="float" office:value="17.4622826046224" calcext:value-type="float">
            <text:p>17.4622826046224</text:p>
          </table:table-cell>
          <table:table-cell office:value-type="float" office:value="24.6578744398728" calcext:value-type="float">
            <text:p>24.6578744398728</text:p>
          </table:table-cell>
          <table:table-cell table:number-columns-repeated="2" office:value-type="float" office:value="57266282" calcext:value-type="float">
            <text:p>57266282</text:p>
          </table:table-cell>
          <table:table-cell office:value-type="float" office:value="87011" calcext:value-type="float">
            <text:p>87011</text:p>
          </table:table-cell>
          <table:table-cell office:value-type="float" office:value="114445553" calcext:value-type="float">
            <text:p>114445553</text:p>
          </table:table-cell>
          <table:table-cell office:value-type="float" office:value="80863700.5348066" calcext:value-type="float">
            <text:p>80863700.5348066</text:p>
          </table:table-cell>
          <table:table-cell office:value-type="float" office:value="1.41206479119435" calcext:value-type="float">
            <text:p>1.4120647911943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1496" calcext:value-type="float">
            <text:p>31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500" calcext:value-type="float">
            <text:p>500</text:p>
          </table:table-cell>
          <table:table-cell office:value-type="float" office:value="12609.7044285282" calcext:value-type="float">
            <text:p>12609.7044285282</text:p>
          </table:table-cell>
          <table:table-cell office:value-type="float" office:value="3253.06505199115" calcext:value-type="float">
            <text:p>3253.06505199115</text:p>
          </table:table-cell>
          <table:table-cell office:value-type="float" office:value="79304" calcext:value-type="float">
            <text:p>79304</text:p>
          </table:table-cell>
          <table:table-cell office:value-type="float" office:value="74607.5" calcext:value-type="float">
            <text:p>74607.5</text:p>
          </table:table-cell>
          <table:table-cell office:value-type="float" office:value="62046" calcext:value-type="float">
            <text:p>62046</text:p>
          </table:table-cell>
          <table:table-cell office:value-type="float" office:value="105955" calcext:value-type="float">
            <text:p>105955</text:p>
          </table:table-cell>
          <table:table-cell office:value-type="float" office:value="20458.9308453138" calcext:value-type="float">
            <text:p>20458.9308453138</text:p>
          </table:table-cell>
          <table:table-cell office:value-type="float" office:value="0.257981070883106" calcext:value-type="float">
            <text:p>0.25798107088310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0712" calcext:value-type="float">
            <text:p>30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600" calcext:value-type="float">
            <text:p>600</text:p>
          </table:table-cell>
          <table:table-cell office:value-type="float" office:value="10750.8096703533" calcext:value-type="float">
            <text:p>10750.8096703533</text:p>
          </table:table-cell>
          <table:table-cell office:value-type="float" office:value="1973.6480517169" calcext:value-type="float">
            <text:p>1973.6480517169</text:p>
          </table:table-cell>
          <table:table-cell office:value-type="float" office:value="93016.25" calcext:value-type="float">
            <text:p>93016.25</text:p>
          </table:table-cell>
          <table:table-cell office:value-type="float" office:value="90663.5" calcext:value-type="float">
            <text:p>90663.5</text:p>
          </table:table-cell>
          <table:table-cell office:value-type="float" office:value="75080" calcext:value-type="float">
            <text:p>75080</text:p>
          </table:table-cell>
          <table:table-cell office:value-type="float" office:value="115658" calcext:value-type="float">
            <text:p>115658</text:p>
          </table:table-cell>
          <table:table-cell office:value-type="float" office:value="17076.0478717022" calcext:value-type="float">
            <text:p>17076.0478717022</text:p>
          </table:table-cell>
          <table:table-cell office:value-type="float" office:value="0.183581340590512" calcext:value-type="float">
            <text:p>0.18358134059051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4792" calcext:value-type="float">
            <text:p>54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700" calcext:value-type="float">
            <text:p>700</text:p>
          </table:table-cell>
          <table:table-cell office:value-type="float" office:value="9856.63524042798" calcext:value-type="float">
            <text:p>9856.63524042798</text:p>
          </table:table-cell>
          <table:table-cell office:value-type="float" office:value="510.717472827594" calcext:value-type="float">
            <text:p>510.717472827594</text:p>
          </table:table-cell>
          <table:table-cell office:value-type="float" office:value="101454.5" calcext:value-type="float">
            <text:p>101454.5</text:p>
          </table:table-cell>
          <table:table-cell office:value-type="float" office:value="99703" calcext:value-type="float">
            <text:p>99703</text:p>
          </table:table-cell>
          <table:table-cell office:value-type="float" office:value="97582" calcext:value-type="float">
            <text:p>97582</text:p>
          </table:table-cell>
          <table:table-cell office:value-type="float" office:value="108830" calcext:value-type="float">
            <text:p>108830</text:p>
          </table:table-cell>
          <table:table-cell office:value-type="float" office:value="5256.82289981316" calcext:value-type="float">
            <text:p>5256.82289981316</text:p>
          </table:table-cell>
          <table:table-cell office:value-type="float" office:value="0.0518145858469871" calcext:value-type="float">
            <text:p>0.051814585846987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4464" calcext:value-type="float">
            <text:p>34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800" calcext:value-type="float">
            <text:p>800</text:p>
          </table:table-cell>
          <table:table-cell office:value-type="float" office:value="9619.98648391899" calcext:value-type="float">
            <text:p>9619.98648391899</text:p>
          </table:table-cell>
          <table:table-cell office:value-type="float" office:value="841.356311175888" calcext:value-type="float">
            <text:p>841.356311175888</text:p>
          </table:table-cell>
          <table:table-cell office:value-type="float" office:value="103950.25" calcext:value-type="float">
            <text:p>103950.25</text:p>
          </table:table-cell>
          <table:table-cell office:value-type="float" office:value="103208.5" calcext:value-type="float">
            <text:p>103208.5</text:p>
          </table:table-cell>
          <table:table-cell office:value-type="float" office:value="95471" calcext:value-type="float">
            <text:p>95471</text:p>
          </table:table-cell>
          <table:table-cell office:value-type="float" office:value="113913" calcext:value-type="float">
            <text:p>113913</text:p>
          </table:table-cell>
          <table:table-cell office:value-type="float" office:value="9091.40558897981" calcext:value-type="float">
            <text:p>9091.40558897981</text:p>
          </table:table-cell>
          <table:table-cell office:value-type="float" office:value="0.0874591988858114" calcext:value-type="float">
            <text:p>0.087459198885811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48424" calcext:value-type="float">
            <text:p>48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900" calcext:value-type="float">
            <text:p>900</text:p>
          </table:table-cell>
          <table:table-cell office:value-type="float" office:value="8271.23018006468" calcext:value-type="float">
            <text:p>8271.23018006468</text:p>
          </table:table-cell>
          <table:table-cell office:value-type="float" office:value="460.633002889125" calcext:value-type="float">
            <text:p>460.633002889125</text:p>
          </table:table-cell>
          <table:table-cell office:value-type="float" office:value="120901" calcext:value-type="float">
            <text:p>120901</text:p>
          </table:table-cell>
          <table:table-cell office:value-type="float" office:value="120131" calcext:value-type="float">
            <text:p>120131</text:p>
          </table:table-cell>
          <table:table-cell office:value-type="float" office:value="113502" calcext:value-type="float">
            <text:p>113502</text:p>
          </table:table-cell>
          <table:table-cell office:value-type="float" office:value="129840" calcext:value-type="float">
            <text:p>129840</text:p>
          </table:table-cell>
          <table:table-cell office:value-type="float" office:value="6733.09646448051" calcext:value-type="float">
            <text:p>6733.09646448051</text:p>
          </table:table-cell>
          <table:table-cell office:value-type="float" office:value="0.055690990682298" calcext:value-type="float">
            <text:p>0.05569099068229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4440" calcext:value-type="float">
            <text:p>54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1000" calcext:value-type="float">
            <text:p>1000</text:p>
          </table:table-cell>
          <table:table-cell office:value-type="float" office:value="8088.61890876442" calcext:value-type="float">
            <text:p>8088.61890876442</text:p>
          </table:table-cell>
          <table:table-cell office:value-type="float" office:value="486.669983680472" calcext:value-type="float">
            <text:p>486.669983680472</text:p>
          </table:table-cell>
          <table:table-cell office:value-type="float" office:value="123630.5" calcext:value-type="float">
            <text:p>123630.5</text:p>
          </table:table-cell>
          <table:table-cell office:value-type="float" office:value="125012" calcext:value-type="float">
            <text:p>125012</text:p>
          </table:table-cell>
          <table:table-cell office:value-type="float" office:value="114596" calcext:value-type="float">
            <text:p>114596</text:p>
          </table:table-cell>
          <table:table-cell office:value-type="float" office:value="129902" calcext:value-type="float">
            <text:p>129902</text:p>
          </table:table-cell>
          <table:table-cell office:value-type="float" office:value="7438.50762362093" calcext:value-type="float">
            <text:p>7438.50762362093</text:p>
          </table:table-cell>
          <table:table-cell office:value-type="float" office:value="0.0601672534174085" calcext:value-type="float">
            <text:p>0.060167253417408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0280" calcext:value-type="float">
            <text:p>60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2000" calcext:value-type="float">
            <text:p>2000</text:p>
          </table:table-cell>
          <table:table-cell office:value-type="float" office:value="4206.47039275814" calcext:value-type="float">
            <text:p>4206.47039275814</text:p>
          </table:table-cell>
          <table:table-cell office:value-type="float" office:value="164.384951626831" calcext:value-type="float">
            <text:p>164.384951626831</text:p>
          </table:table-cell>
          <table:table-cell office:value-type="float" office:value="237729" calcext:value-type="float">
            <text:p>237729</text:p>
          </table:table-cell>
          <table:table-cell office:value-type="float" office:value="240965" calcext:value-type="float">
            <text:p>240965</text:p>
          </table:table-cell>
          <table:table-cell office:value-type="float" office:value="224137" calcext:value-type="float">
            <text:p>224137</text:p>
          </table:table-cell>
          <table:table-cell office:value-type="float" office:value="244849" calcext:value-type="float">
            <text:p>244849</text:p>
          </table:table-cell>
          <table:table-cell office:value-type="float" office:value="9290.22827132538" calcext:value-type="float">
            <text:p>9290.22827132538</text:p>
          </table:table-cell>
          <table:table-cell office:value-type="float" office:value="0.0390790701652948" calcext:value-type="float">
            <text:p>0.039079070165294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52936" calcext:value-type="float">
            <text:p>152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3000" calcext:value-type="float">
            <text:p>3000</text:p>
          </table:table-cell>
          <table:table-cell office:value-type="float" office:value="2863.9139680244" calcext:value-type="float">
            <text:p>2863.9139680244</text:p>
          </table:table-cell>
          <table:table-cell office:value-type="float" office:value="22.6137796434585" calcext:value-type="float">
            <text:p>22.6137796434585</text:p>
          </table:table-cell>
          <table:table-cell office:value-type="float" office:value="349172.5" calcext:value-type="float">
            <text:p>349172.5</text:p>
          </table:table-cell>
          <table:table-cell office:value-type="float" office:value="349490" calcext:value-type="float">
            <text:p>349490</text:p>
          </table:table-cell>
          <table:table-cell office:value-type="float" office:value="345927" calcext:value-type="float">
            <text:p>345927</text:p>
          </table:table-cell>
          <table:table-cell office:value-type="float" office:value="351783" calcext:value-type="float">
            <text:p>351783</text:p>
          </table:table-cell>
          <table:table-cell office:value-type="float" office:value="2757.10445939214" calcext:value-type="float">
            <text:p>2757.10445939214</text:p>
          </table:table-cell>
          <table:table-cell office:value-type="float" office:value="0.0078961099725555" calcext:value-type="float">
            <text:p>0.007896109972555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55336" calcext:value-type="float">
            <text:p>255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4000" calcext:value-type="float">
            <text:p>4000</text:p>
          </table:table-cell>
          <table:table-cell office:value-type="float" office:value="2133.94335660754" calcext:value-type="float">
            <text:p>2133.94335660754</text:p>
          </table:table-cell>
          <table:table-cell office:value-type="float" office:value="113.300758733725" calcext:value-type="float">
            <text:p>113.300758733725</text:p>
          </table:table-cell>
          <table:table-cell office:value-type="float" office:value="468616" calcext:value-type="float">
            <text:p>468616</text:p>
          </table:table-cell>
          <table:table-cell office:value-type="float" office:value="460878.5" calcext:value-type="float">
            <text:p>460878.5</text:p>
          </table:table-cell>
          <table:table-cell office:value-type="float" office:value="448104" calcext:value-type="float">
            <text:p>448104</text:p>
          </table:table-cell>
          <table:table-cell office:value-type="float" office:value="504603" calcext:value-type="float">
            <text:p>504603</text:p>
          </table:table-cell>
          <table:table-cell office:value-type="float" office:value="24880.9548718158" calcext:value-type="float">
            <text:p>24880.9548718158</text:p>
          </table:table-cell>
          <table:table-cell office:value-type="float" office:value="0.0530945483547633" calcext:value-type="float">
            <text:p>0.053094548354763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04248" calcext:value-type="float">
            <text:p>304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5000" calcext:value-type="float">
            <text:p>5000</text:p>
          </table:table-cell>
          <table:table-cell office:value-type="float" office:value="1646.10137350699" calcext:value-type="float">
            <text:p>1646.10137350699</text:p>
          </table:table-cell>
          <table:table-cell office:value-type="float" office:value="53.6513453715191" calcext:value-type="float">
            <text:p>53.6513453715191</text:p>
          </table:table-cell>
          <table:table-cell office:value-type="float" office:value="607496" calcext:value-type="float">
            <text:p>607496</text:p>
          </table:table-cell>
          <table:table-cell office:value-type="float" office:value="601378.5" calcext:value-type="float">
            <text:p>601378.5</text:p>
          </table:table-cell>
          <table:table-cell office:value-type="float" office:value="591753" calcext:value-type="float">
            <text:p>591753</text:p>
          </table:table-cell>
          <table:table-cell office:value-type="float" office:value="635474" calcext:value-type="float">
            <text:p>635474</text:p>
          </table:table-cell>
          <table:table-cell office:value-type="float" office:value="19800.1035855876" calcext:value-type="float">
            <text:p>19800.1035855876</text:p>
          </table:table-cell>
          <table:table-cell office:value-type="float" office:value="0.0325929777078164" calcext:value-type="float">
            <text:p>0.032592977707816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402840" calcext:value-type="float">
            <text:p>4028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6000" calcext:value-type="float">
            <text:p>6000</text:p>
          </table:table-cell>
          <table:table-cell office:value-type="float" office:value="1403.9678940622" calcext:value-type="float">
            <text:p>1403.9678940622</text:p>
          </table:table-cell>
          <table:table-cell office:value-type="float" office:value="51.6181880931769" calcext:value-type="float">
            <text:p>51.6181880931769</text:p>
          </table:table-cell>
          <table:table-cell office:value-type="float" office:value="712267" calcext:value-type="float">
            <text:p>712267</text:p>
          </table:table-cell>
          <table:table-cell office:value-type="float" office:value="704959.5" calcext:value-type="float">
            <text:p>704959.5</text:p>
          </table:table-cell>
          <table:table-cell office:value-type="float" office:value="690135" calcext:value-type="float">
            <text:p>690135</text:p>
          </table:table-cell>
          <table:table-cell office:value-type="float" office:value="749014" calcext:value-type="float">
            <text:p>749014</text:p>
          </table:table-cell>
          <table:table-cell office:value-type="float" office:value="26187.160072575" calcext:value-type="float">
            <text:p>26187.160072575</text:p>
          </table:table-cell>
          <table:table-cell office:value-type="float" office:value="0.0367659319785628" calcext:value-type="float">
            <text:p>0.036765931978562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446360" calcext:value-type="float">
            <text:p>446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7000" calcext:value-type="float">
            <text:p>7000</text:p>
          </table:table-cell>
          <table:table-cell office:value-type="float" office:value="1224.53015543267" calcext:value-type="float">
            <text:p>1224.53015543267</text:p>
          </table:table-cell>
          <table:table-cell office:value-type="float" office:value="35.4234468472682" calcext:value-type="float">
            <text:p>35.4234468472682</text:p>
          </table:table-cell>
          <table:table-cell office:value-type="float" office:value="816639.75" calcext:value-type="float">
            <text:p>816639.75</text:p>
          </table:table-cell>
          <table:table-cell office:value-type="float" office:value="809650" calcext:value-type="float">
            <text:p>809650</text:p>
          </table:table-cell>
          <table:table-cell office:value-type="float" office:value="796698" calcext:value-type="float">
            <text:p>796698</text:p>
          </table:table-cell>
          <table:table-cell office:value-type="float" office:value="850561" calcext:value-type="float">
            <text:p>850561</text:p>
          </table:table-cell>
          <table:table-cell office:value-type="float" office:value="23623.9137510419" calcext:value-type="float">
            <text:p>23623.9137510419</text:p>
          </table:table-cell>
          <table:table-cell office:value-type="float" office:value="0.0289281947774914" calcext:value-type="float">
            <text:p>0.028928194777491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43128" calcext:value-type="float">
            <text:p>543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8000" calcext:value-type="float">
            <text:p>8000</text:p>
          </table:table-cell>
          <table:table-cell office:value-type="float" office:value="1033.0642545305" calcext:value-type="float">
            <text:p>1033.0642545305</text:p>
          </table:table-cell>
          <table:table-cell office:value-type="float" office:value="28.8372858779779" calcext:value-type="float">
            <text:p>28.8372858779779</text:p>
          </table:table-cell>
          <table:table-cell office:value-type="float" office:value="967994" calcext:value-type="float">
            <text:p>967994</text:p>
          </table:table-cell>
          <table:table-cell office:value-type="float" office:value="968815" calcext:value-type="float">
            <text:p>968815</text:p>
          </table:table-cell>
          <table:table-cell office:value-type="float" office:value="942068" calcext:value-type="float">
            <text:p>942068</text:p>
          </table:table-cell>
          <table:table-cell office:value-type="float" office:value="992278" calcext:value-type="float">
            <text:p>992278</text:p>
          </table:table-cell>
          <table:table-cell office:value-type="float" office:value="27020.8939896518" calcext:value-type="float">
            <text:p>27020.8939896518</text:p>
          </table:table-cell>
          <table:table-cell office:value-type="float" office:value="0.0279143197061674" calcext:value-type="float">
            <text:p>0.027914319706167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85600" calcext:value-type="float">
            <text:p>585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9000" calcext:value-type="float">
            <text:p>9000</text:p>
          </table:table-cell>
          <table:table-cell office:value-type="float" office:value="896.067785735855" calcext:value-type="float">
            <text:p>896.067785735855</text:p>
          </table:table-cell>
          <table:table-cell office:value-type="float" office:value="24.6332874345973" calcext:value-type="float">
            <text:p>24.6332874345973</text:p>
          </table:table-cell>
          <table:table-cell office:value-type="float" office:value="1115987" calcext:value-type="float">
            <text:p>1115987</text:p>
          </table:table-cell>
          <table:table-cell office:value-type="float" office:value="1113433.5" calcext:value-type="float">
            <text:p>1113433.5</text:p>
          </table:table-cell>
          <table:table-cell office:value-type="float" office:value="1084703" calcext:value-type="float">
            <text:p>1084703</text:p>
          </table:table-cell>
          <table:table-cell office:value-type="float" office:value="1152378" calcext:value-type="float">
            <text:p>1152378</text:p>
          </table:table-cell>
          <table:table-cell office:value-type="float" office:value="30678.9608798386" calcext:value-type="float">
            <text:p>30678.9608798386</text:p>
          </table:table-cell>
          <table:table-cell office:value-type="float" office:value="0.0274904285442739" calcext:value-type="float">
            <text:p>0.027490428544273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45728" calcext:value-type="float">
            <text:p>645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10000" calcext:value-type="float">
            <text:p>10000</text:p>
          </table:table-cell>
          <table:table-cell office:value-type="float" office:value="828.918822529102" calcext:value-type="float">
            <text:p>828.918822529102</text:p>
          </table:table-cell>
          <table:table-cell office:value-type="float" office:value="29.5733388171991" calcext:value-type="float">
            <text:p>29.5733388171991</text:p>
          </table:table-cell>
          <table:table-cell office:value-type="float" office:value="1206390.75" calcext:value-type="float">
            <text:p>1206390.75</text:p>
          </table:table-cell>
          <table:table-cell office:value-type="float" office:value="1208293" calcext:value-type="float">
            <text:p>1208293</text:p>
          </table:table-cell>
          <table:table-cell office:value-type="float" office:value="1152318" calcext:value-type="float">
            <text:p>1152318</text:p>
          </table:table-cell>
          <table:table-cell office:value-type="float" office:value="1256659" calcext:value-type="float">
            <text:p>1256659</text:p>
          </table:table-cell>
          <table:table-cell office:value-type="float" office:value="43040.4056778821" calcext:value-type="float">
            <text:p>43040.4056778821</text:p>
          </table:table-cell>
          <table:table-cell office:value-type="float" office:value="0.0356770023956849" calcext:value-type="float">
            <text:p>0.035677002395684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799768" calcext:value-type="float">
            <text:p>799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20000" calcext:value-type="float">
            <text:p>20000</text:p>
          </table:table-cell>
          <table:table-cell office:value-type="float" office:value="409.821243145612" calcext:value-type="float">
            <text:p>409.821243145612</text:p>
          </table:table-cell>
          <table:table-cell office:value-type="float" office:value="17.129351889906" calcext:value-type="float">
            <text:p>17.129351889906</text:p>
          </table:table-cell>
          <table:table-cell office:value-type="float" office:value="2440088.25" calcext:value-type="float">
            <text:p>2440088.25</text:p>
          </table:table-cell>
          <table:table-cell office:value-type="float" office:value="2476704" calcext:value-type="float">
            <text:p>2476704</text:p>
          </table:table-cell>
          <table:table-cell office:value-type="float" office:value="2293440" calcext:value-type="float">
            <text:p>2293440</text:p>
          </table:table-cell>
          <table:table-cell office:value-type="float" office:value="2513505" calcext:value-type="float">
            <text:p>2513505</text:p>
          </table:table-cell>
          <table:table-cell office:value-type="float" office:value="101988.686471834" calcext:value-type="float">
            <text:p>101988.686471834</text:p>
          </table:table-cell>
          <table:table-cell office:value-type="float" office:value="0.0417971302766749" calcext:value-type="float">
            <text:p>0.041797130276674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708040" calcext:value-type="float">
            <text:p>17080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30000" calcext:value-type="float">
            <text:p>30000</text:p>
          </table:table-cell>
          <table:table-cell office:value-type="float" office:value="270.943106215049" calcext:value-type="float">
            <text:p>270.943106215049</text:p>
          </table:table-cell>
          <table:table-cell office:value-type="float" office:value="9.19240531029185" calcext:value-type="float">
            <text:p>9.19240531029185</text:p>
          </table:table-cell>
          <table:table-cell office:value-type="float" office:value="3690811.75" calcext:value-type="float">
            <text:p>3690811.75</text:p>
          </table:table-cell>
          <table:table-cell office:value-type="float" office:value="3650853.5" calcext:value-type="float">
            <text:p>3650853.5</text:p>
          </table:table-cell>
          <table:table-cell office:value-type="float" office:value="3588514" calcext:value-type="float">
            <text:p>3588514</text:p>
          </table:table-cell>
          <table:table-cell office:value-type="float" office:value="3873026" calcext:value-type="float">
            <text:p>3873026</text:p>
          </table:table-cell>
          <table:table-cell office:value-type="float" office:value="125219.785083069" calcext:value-type="float">
            <text:p>125219.785083069</text:p>
          </table:table-cell>
          <table:table-cell office:value-type="float" office:value="0.0339274375299876" calcext:value-type="float">
            <text:p>0.033927437529987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637288" calcext:value-type="float">
            <text:p>2637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40000" calcext:value-type="float">
            <text:p>40000</text:p>
          </table:table-cell>
          <table:table-cell office:value-type="float" office:value="211.118971187697" calcext:value-type="float">
            <text:p>211.118971187697</text:p>
          </table:table-cell>
          <table:table-cell office:value-type="float" office:value="1.84886308423682" calcext:value-type="float">
            <text:p>1.84886308423682</text:p>
          </table:table-cell>
          <table:table-cell office:value-type="float" office:value="4736665.75" calcext:value-type="float">
            <text:p>4736665.75</text:p>
          </table:table-cell>
          <table:table-cell office:value-type="float" office:value="4741337" calcext:value-type="float">
            <text:p>4741337</text:p>
          </table:table-cell>
          <table:table-cell office:value-type="float" office:value="4683577" calcext:value-type="float">
            <text:p>4683577</text:p>
          </table:table-cell>
          <table:table-cell office:value-type="float" office:value="4780412" calcext:value-type="float">
            <text:p>4780412</text:p>
          </table:table-cell>
          <table:table-cell office:value-type="float" office:value="41481.0966455404" calcext:value-type="float">
            <text:p>41481.0966455404</text:p>
          </table:table-cell>
          <table:table-cell office:value-type="float" office:value="0.00875744644754392" calcext:value-type="float">
            <text:p>0.0087574464475439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531064" calcext:value-type="float">
            <text:p>3531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50000" calcext:value-type="float">
            <text:p>50000</text:p>
          </table:table-cell>
          <table:table-cell office:value-type="float" office:value="165.25619130255" calcext:value-type="float">
            <text:p>165.25619130255</text:p>
          </table:table-cell>
          <table:table-cell office:value-type="float" office:value="5.01606644514082" calcext:value-type="float">
            <text:p>5.01606644514082</text:p>
          </table:table-cell>
          <table:table-cell office:value-type="float" office:value="6051210.5" calcext:value-type="float">
            <text:p>6051210.5</text:p>
          </table:table-cell>
          <table:table-cell office:value-type="float" office:value="5974546.5" calcext:value-type="float">
            <text:p>5974546.5</text:p>
          </table:table-cell>
          <table:table-cell office:value-type="float" office:value="5931453" calcext:value-type="float">
            <text:p>5931453</text:p>
          </table:table-cell>
          <table:table-cell office:value-type="float" office:value="6324296" calcext:value-type="float">
            <text:p>6324296</text:p>
          </table:table-cell>
          <table:table-cell office:value-type="float" office:value="183674.049984386" calcext:value-type="float">
            <text:p>183674.049984386</text:p>
          </table:table-cell>
          <table:table-cell office:value-type="float" office:value="0.0303532739415338" calcext:value-type="float">
            <text:p>0.030353273941533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4059472" calcext:value-type="float">
            <text:p>4059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60000" calcext:value-type="float">
            <text:p>60000</text:p>
          </table:table-cell>
          <table:table-cell office:value-type="float" office:value="136.88843551439" calcext:value-type="float">
            <text:p>136.88843551439</text:p>
          </table:table-cell>
          <table:table-cell office:value-type="float" office:value="4.18850777514396" calcext:value-type="float">
            <text:p>4.18850777514396</text:p>
          </table:table-cell>
          <table:table-cell office:value-type="float" office:value="7305219" calcext:value-type="float">
            <text:p>7305219</text:p>
          </table:table-cell>
          <table:table-cell office:value-type="float" office:value="7216182" calcext:value-type="float">
            <text:p>7216182</text:p>
          </table:table-cell>
          <table:table-cell office:value-type="float" office:value="7151172" calcext:value-type="float">
            <text:p>7151172</text:p>
          </table:table-cell>
          <table:table-cell office:value-type="float" office:value="7637340" calcext:value-type="float">
            <text:p>7637340</text:p>
          </table:table-cell>
          <table:table-cell office:value-type="float" office:value="223524.846826179" calcext:value-type="float">
            <text:p>223524.846826179</text:p>
          </table:table-cell>
          <table:table-cell office:value-type="float" office:value="0.0305979665806294" calcext:value-type="float">
            <text:p>0.030597966580629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4900176" calcext:value-type="float">
            <text:p>4900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70000" calcext:value-type="float">
            <text:p>70000</text:p>
          </table:table-cell>
          <table:table-cell office:value-type="float" office:value="118.08452029433" calcext:value-type="float">
            <text:p>118.08452029433</text:p>
          </table:table-cell>
          <table:table-cell office:value-type="float" office:value="3.14332252787154" calcext:value-type="float">
            <text:p>3.14332252787154</text:p>
          </table:table-cell>
          <table:table-cell office:value-type="float" office:value="8468510.5" calcext:value-type="float">
            <text:p>8468510.5</text:p>
          </table:table-cell>
          <table:table-cell office:value-type="float" office:value="8458750" calcext:value-type="float">
            <text:p>8458750</text:p>
          </table:table-cell>
          <table:table-cell office:value-type="float" office:value="8255390" calcext:value-type="float">
            <text:p>8255390</text:p>
          </table:table-cell>
          <table:table-cell office:value-type="float" office:value="8701152" calcext:value-type="float">
            <text:p>8701152</text:p>
          </table:table-cell>
          <table:table-cell office:value-type="float" office:value="225425.481390932" calcext:value-type="float">
            <text:p>225425.481390932</text:p>
          </table:table-cell>
          <table:table-cell office:value-type="float" office:value="0.0266192598321667" calcext:value-type="float">
            <text:p>0.026619259832166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337320" calcext:value-type="float">
            <text:p>5337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80000" calcext:value-type="float">
            <text:p>80000</text:p>
          </table:table-cell>
          <table:table-cell office:value-type="float" office:value="102.336439846931" calcext:value-type="float">
            <text:p>102.336439846931</text:p>
          </table:table-cell>
          <table:table-cell office:value-type="float" office:value="2.28786823649591" calcext:value-type="float">
            <text:p>2.28786823649591</text:p>
          </table:table-cell>
          <table:table-cell office:value-type="float" office:value="9771690.33333333" calcext:value-type="float">
            <text:p>9771690.33333333</text:p>
          </table:table-cell>
          <table:table-cell office:value-type="float" office:value="9678156" calcext:value-type="float">
            <text:p>9678156</text:p>
          </table:table-cell>
          <table:table-cell office:value-type="float" office:value="9615571" calcext:value-type="float">
            <text:p>9615571</text:p>
          </table:table-cell>
          <table:table-cell office:value-type="float" office:value="10021344" calcext:value-type="float">
            <text:p>10021344</text:p>
          </table:table-cell>
          <table:table-cell office:value-type="float" office:value="218459.230787654" calcext:value-type="float">
            <text:p>218459.230787654</text:p>
          </table:table-cell>
          <table:table-cell office:value-type="float" office:value="0.0223563399305075" calcext:value-type="float">
            <text:p>0.022356339930507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7071432" calcext:value-type="float">
            <text:p>7071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90000" calcext:value-type="float">
            <text:p>90000</text:p>
          </table:table-cell>
          <table:table-cell office:value-type="float" office:value="88.6854720071402" calcext:value-type="float">
            <text:p>88.6854720071402</text:p>
          </table:table-cell>
          <table:table-cell office:value-type="float" office:value="4.05804117361131" calcext:value-type="float">
            <text:p>4.05804117361131</text:p>
          </table:table-cell>
          <table:table-cell office:value-type="float" office:value="11275804" calcext:value-type="float">
            <text:p>11275804</text:p>
          </table:table-cell>
          <table:table-cell office:value-type="float" office:value="11085878" calcext:value-type="float">
            <text:p>11085878</text:p>
          </table:table-cell>
          <table:table-cell office:value-type="float" office:value="10881732" calcext:value-type="float">
            <text:p>10881732</text:p>
          </table:table-cell>
          <table:table-cell office:value-type="float" office:value="11859802" calcext:value-type="float">
            <text:p>11859802</text:p>
          </table:table-cell>
          <table:table-cell office:value-type="float" office:value="515954.596192339" calcext:value-type="float">
            <text:p>515954.596192339</text:p>
          </table:table-cell>
          <table:table-cell office:value-type="float" office:value="0.0457576768975711" calcext:value-type="float">
            <text:p>0.045757676897571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6837432" calcext:value-type="float">
            <text:p>6837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100000" calcext:value-type="float">
            <text:p>100000</text:p>
          </table:table-cell>
          <table:table-cell office:value-type="float" office:value="81.0939991359705" calcext:value-type="float">
            <text:p>81.0939991359705</text:p>
          </table:table-cell>
          <table:table-cell office:value-type="float" office:value="1.20722296463085" calcext:value-type="float">
            <text:p>1.20722296463085</text:p>
          </table:table-cell>
          <table:table-cell office:value-type="float" office:value="12331368.6666667" calcext:value-type="float">
            <text:p>12331368.6666667</text:p>
          </table:table-cell>
          <table:table-cell office:value-type="float" office:value="12419647" calcext:value-type="float">
            <text:p>12419647</text:p>
          </table:table-cell>
          <table:table-cell office:value-type="float" office:value="12120333" calcext:value-type="float">
            <text:p>12120333</text:p>
          </table:table-cell>
          <table:table-cell office:value-type="float" office:value="12454126" calcext:value-type="float">
            <text:p>12454126</text:p>
          </table:table-cell>
          <table:table-cell office:value-type="float" office:value="183573.526997586" calcext:value-type="float">
            <text:p>183573.526997586</text:p>
          </table:table-cell>
          <table:table-cell office:value-type="float" office:value="0.0148867114397293" calcext:value-type="float">
            <text:p>0.014886711439729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8098688" calcext:value-type="float">
            <text:p>8098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200000" calcext:value-type="float">
            <text:p>200000</text:p>
          </table:table-cell>
          <table:table-cell office:value-type="float" office:value="40.5606844015195" calcext:value-type="float">
            <text:p>40.5606844015195</text:p>
          </table:table-cell>
          <table:table-cell office:value-type="float" office:value="0.347135679043577" calcext:value-type="float">
            <text:p>0.347135679043577</text:p>
          </table:table-cell>
          <table:table-cell office:value-type="float" office:value="24654416.3333333" calcext:value-type="float">
            <text:p>24654416.3333333</text:p>
          </table:table-cell>
          <table:table-cell office:value-type="float" office:value="24639964" calcext:value-type="float">
            <text:p>24639964</text:p>
          </table:table-cell>
          <table:table-cell office:value-type="float" office:value="24451011" calcext:value-type="float">
            <text:p>24451011</text:p>
          </table:table-cell>
          <table:table-cell office:value-type="float" office:value="24872274" calcext:value-type="float">
            <text:p>24872274</text:p>
          </table:table-cell>
          <table:table-cell office:value-type="float" office:value="211003.036106908" calcext:value-type="float">
            <text:p>211003.036106908</text:p>
          </table:table-cell>
          <table:table-cell office:value-type="float" office:value="0.00855842755529473" calcext:value-type="float">
            <text:p>0.0085584275552947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7369144" calcext:value-type="float">
            <text:p>17369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300000" calcext:value-type="float">
            <text:p>300000</text:p>
          </table:table-cell>
          <table:table-cell office:value-type="float" office:value="21.7716610828162" calcext:value-type="float">
            <text:p>21.7716610828162</text:p>
          </table:table-cell>
          <table:table-cell office:value-type="float" office:value="0.0851585694498152" calcext:value-type="float">
            <text:p>0.0851585694498152</text:p>
          </table:table-cell>
          <table:table-cell table:number-columns-repeated="2" office:value-type="float" office:value="45931268" calcext:value-type="float">
            <text:p>45931268</text:p>
          </table:table-cell>
          <table:table-cell office:value-type="float" office:value="45804231" calcext:value-type="float">
            <text:p>45804231</text:p>
          </table:table-cell>
          <table:table-cell office:value-type="float" office:value="46058305" calcext:value-type="float">
            <text:p>46058305</text:p>
          </table:table-cell>
          <table:table-cell office:value-type="float" office:value="179657.448323191" calcext:value-type="float">
            <text:p>179657.448323191</text:p>
          </table:table-cell>
          <table:table-cell office:value-type="float" office:value="0.00391144107589607" calcext:value-type="float">
            <text:p>0.0039114410758960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24673608" calcext:value-type="float">
            <text:p>24673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400000" calcext:value-type="float">
            <text:p>400000</text:p>
          </table:table-cell>
          <table:table-cell office:value-type="float" office:value="16.279172837321" calcext:value-type="float">
            <text:p>16.279172837321</text:p>
          </table:table-cell>
          <table:table-cell office:value-type="float" office:value="0.111309183604769" calcext:value-type="float">
            <text:p>0.111309183604769</text:p>
          </table:table-cell>
          <table:table-cell table:number-columns-repeated="2" office:value-type="float" office:value="61428182.5" calcext:value-type="float">
            <text:p>61428182.5</text:p>
          </table:table-cell>
          <table:table-cell office:value-type="float" office:value="61131186" calcext:value-type="float">
            <text:p>61131186</text:p>
          </table:table-cell>
          <table:table-cell office:value-type="float" office:value="61725179" calcext:value-type="float">
            <text:p>61725179</text:p>
          </table:table-cell>
          <table:table-cell office:value-type="float" office:value="420016.478277341" calcext:value-type="float">
            <text:p>420016.478277341</text:p>
          </table:table-cell>
          <table:table-cell office:value-type="float" office:value="0.00683752084439973" calcext:value-type="float">
            <text:p>0.0068375208443997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1899720" calcext:value-type="float">
            <text:p>31899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500000" calcext:value-type="float">
            <text:p>500000</text:p>
          </table:table-cell>
          <table:table-cell office:value-type="float" office:value="4.89710861387302" calcext:value-type="float">
            <text:p>4.8971086138730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04202128" calcext:value-type="float">
            <text:p>204202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9425576" calcext:value-type="float">
            <text:p>39425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600000" calcext:value-type="float">
            <text:p>600000</text:p>
          </table:table-cell>
          <table:table-cell office:value-type="float" office:value="10.7520843789175" calcext:value-type="float">
            <text:p>10.7520843789175</text:p>
          </table:table-cell>
          <table:table-cell office:value-type="float" office:value="0.155205873615322" calcext:value-type="float">
            <text:p>0.155205873615322</text:p>
          </table:table-cell>
          <table:table-cell table:number-columns-repeated="2" office:value-type="float" office:value="93005222.5" calcext:value-type="float">
            <text:p>93005222.5</text:p>
          </table:table-cell>
          <table:table-cell office:value-type="float" office:value="92055913" calcext:value-type="float">
            <text:p>92055913</text:p>
          </table:table-cell>
          <table:table-cell office:value-type="float" office:value="93954532" calcext:value-type="float">
            <text:p>93954532</text:p>
          </table:table-cell>
          <table:table-cell office:value-type="float" office:value="1342526.36978962" calcext:value-type="float">
            <text:p>1342526.36978962</text:p>
          </table:table-cell>
          <table:table-cell office:value-type="float" office:value="0.0144349568088999" calcext:value-type="float">
            <text:p>0.014434956808899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7298912" calcext:value-type="float">
            <text:p>47298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700000" calcext:value-type="float">
            <text:p>700000</text:p>
          </table:table-cell>
          <table:table-cell office:value-type="float" office:value="4.35576505585219" calcext:value-type="float">
            <text:p>4.35576505585219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29580794" calcext:value-type="float">
            <text:p>229580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9770504" calcext:value-type="float">
            <text:p>59770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800000" calcext:value-type="float">
            <text:p>800000</text:p>
          </table:table-cell>
          <table:table-cell office:value-type="float" office:value="3.03171219769354" calcext:value-type="float">
            <text:p>3.0317121976935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29846613" calcext:value-type="float">
            <text:p>329846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2293136" calcext:value-type="float">
            <text:p>62293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900000" calcext:value-type="float">
            <text:p>900000</text:p>
          </table:table-cell>
          <table:table-cell office:value-type="float" office:value="3.5869359845812" calcext:value-type="float">
            <text:p>3.586935984581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78789475" calcext:value-type="float">
            <text:p>278789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73134864" calcext:value-type="float">
            <text:p>73134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54399066660288" calcext:value-type="float">
            <text:p>3.5439906666028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82167786" calcext:value-type="float">
            <text:p>282167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80318600" calcext:value-type="float">
            <text:p>80318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Graphs" table:style-name="ta1">
        <table:shapes>
          <draw:frame draw:z-index="0" draw:style-name="gr1" draw:text-style-name="P1" svg:width="6.2988in" svg:height="3.5429in" svg:x="0.9283in" svg:y="0.0394in">
            <draw:object draw:notify-on-update-of-ranges="map_filter.A2:map_filter.A2 map_filter.C2:map_filter.C56 map_filter.B2:map_filter.B56 map_filter.A57:map_filter.A57 map_filter.C57:map_filter.C111 map_filter.B57:map_filter.B111 map_filter.A112:map_filter.A112 map_filter.C112:map_filter.C166 map_filter.B112:map_filter.B166 map_filter.A167:map_filter.A167 map_filter.C167:map_filter.C221 map_filter.B167:map_filter.B2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8.0004in" svg:y="0.0004in">
            <draw:object draw:notify-on-update-of-ranges="map_filter.B2:map_filter.B56 map_filter.A2:map_filter.A2 map_filter.C2:map_filter.C56 map_filter.B57:map_filter.B111 map_filter.A57:map_filter.A57 map_filter.C57:map_filter.C111 map_filter.B112:map_filter.B166 map_filter.A112:map_filter.A112 map_filter.C112:map_filter.C166 map_filter.B167:map_filter.B221 map_filter.A167:map_filter.A167 map_filter.C167:map_filter.C2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0.8894in" svg:y="3.9114in">
            <draw:object draw:notify-on-update-of-ranges="map_filter.B2:map_filter.B56 map_filter.A2:map_filter.A2 map_filter.E2:map_filter.E56 map_filter.B57:map_filter.B111 map_filter.A57:map_filter.A57 map_filter.E57:map_filter.E111 map_filter.B112:map_filter.B166 map_filter.A112:map_filter.A112 map_filter.E112:map_filter.E166 map_filter.B167:map_filter.B221 map_filter.A167:map_filter.A167 map_filter.E167:map_filter.E2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4.4165in" svg:height="8.1091in" svg:x="8.0004in" svg:y="3.9114in">
            <draw:object draw:notify-on-update-of-ranges="map_filter.B2:map_filter.B56 map_filter.A2:map_filter.A2 map_filter.E2:map_filter.E56 map_filter.B57:map_filter.B111 map_filter.A57:map_filter.A57 map_filter.E57:map_filter.E111 map_filter.B112:map_filter.B166 map_filter.A112:map_filter.A112 map_filter.E112:map_filter.E166 map_filter.B167:map_filter.B221 map_filter.A167:map_filter.A167 map_filter.E167:map_filter.E22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8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map_filter.A2:map_filter.R221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10T18:01:00.691859394</dc:date>
    <meta:editing-duration>PT26M5S</meta:editing-duration>
    <meta:editing-cycles>2</meta:editing-cycles>
    <meta:generator>LibreOffice/7.2.0.4$Linux_X86_64 LibreOffice_project/20$Build-4</meta:generator>
    <meta:document-statistic meta:table-count="2" meta:cell-count="3978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15cm" svg:y="0.316cm" chart:style-name="ch2">
          <text:p>filtering odd integers from a map</text:p>
        </chart:title>
        <chart:legend chart:legend-position="end" svg:x="9.999cm" svg:y="3.255cm" style:legend-expansion="high" chart:style-name="ch3"/>
        <chart:plot-area chart:style-name="ch4" table:cell-range-address="map_filter.B2:map_filter.C56 map_filter.A2:map_filter.A2 map_filter.A57:map_filter.A57 map_filter.C57:map_filter.C221 map_filter.A112:map_filter.A112 map_filter.A167:map_filter.A167" chart:data-source-has-labels="row" svg:x="1.331cm" svg:y="1.275cm" svg:width="8.348cm" svg:height="6.564cm">
          <chart:coordinate-region svg:x="2.693cm" svg:y="1.275cm" svg:width="6.845cm" svg:height="4.919cm"/>
          <chart:axis chart:dimension="x" chart:name="primary-x" chart:style-name="ch5">
            <chart:title svg:x="4.8cm" svg:y="8.019cm" chart:style-name="ch6">
              <text:p>Map size</text:p>
            </chart:title>
          </chart:axis>
          <chart:axis chart:dimension="y" chart:name="primary-y" chart:style-name="ch7">
            <chart:title svg:x="0.451cm" svg:y="6.122cm" chart:style-name="ch8">
              <text:p>iterations per second</text:p>
            </chart:title>
            <chart:grid chart:style-name="ch9" chart:class="major"/>
          </chart:axis>
          <chart:series chart:style-name="ch10" chart:values-cell-range-address="map_filter.C2:map_filter.C56" chart:label-cell-address="map_filter.A2:map_filter.A2" chart:class="chart:scatter">
            <chart:domain table:cell-range-address="map_filter.B2:map_filter.B56"/>
            <chart:data-point chart:repeated="55"/>
          </chart:series>
          <chart:series chart:style-name="ch11" chart:values-cell-range-address="map_filter.C57:map_filter.C111" chart:label-cell-address="map_filter.A57:map_filter.A57" chart:class="chart:scatter">
            <chart:domain table:cell-range-address="map_filter.B57:map_filter.B111"/>
            <chart:data-point chart:repeated="55"/>
          </chart:series>
          <chart:series chart:style-name="ch12" chart:values-cell-range-address="map_filter.C112:map_filter.C166" chart:label-cell-address="map_filter.A112:map_filter.A112" chart:class="chart:scatter">
            <chart:domain table:cell-range-address="map_filter.B112:map_filter.B166"/>
            <chart:data-point chart:repeated="55"/>
          </chart:series>
          <chart:series chart:style-name="ch13" chart:values-cell-range-address="map_filter.C167:map_filter.C221" chart:label-cell-address="map_filter.A167:map_filter.A167" chart:class="chart:scatter">
            <chart:domain table:cell-range-address="map_filter.B167:map_filter.B221"/>
            <chart:data-point chart:repeated="5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:maps.filter</text:p>
                <draw:g>
                  <svg:desc>map_filter.A2:map_filter.A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apsFilterProf.direct_filter</text:p>
                <draw:g>
                  <svg:desc>map_filter.A57:map_filter.A5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apsFilterProf.direct_filter_inlined</text:p>
                <draw:g>
                  <svg:desc>map_filter.A112:map_filter.A11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apsFilterProf.wrapped_filter</text:p>
                <draw:g>
                  <svg:desc>map_filter.A167:map_filter.A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p_filter.B2:map_filter.B56</svg:desc>
                </draw:g>
              </table:table-cell>
              <table:table-cell office:value-type="float" office:value="541491.809936375">
                <text:p>541491.809936375</text:p>
                <draw:g>
                  <svg:desc>map_filter.C2:map_filter.C56</svg:desc>
                </draw:g>
              </table:table-cell>
              <table:table-cell office:value-type="float" office:value="1">
                <text:p>1</text:p>
                <draw:g>
                  <svg:desc>map_filter.B57:map_filter.B111</svg:desc>
                </draw:g>
              </table:table-cell>
              <table:table-cell office:value-type="float" office:value="480019.200768031">
                <text:p>480019.200768031</text:p>
                <draw:g>
                  <svg:desc>map_filter.C57:map_filter.C111</svg:desc>
                </draw:g>
              </table:table-cell>
              <table:table-cell office:value-type="float" office:value="1">
                <text:p>1</text:p>
                <draw:g>
                  <svg:desc>map_filter.B112:map_filter.B166</svg:desc>
                </draw:g>
              </table:table-cell>
              <table:table-cell office:value-type="float" office:value="618238.021638331">
                <text:p>618238.021638331</text:p>
                <draw:g>
                  <svg:desc>map_filter.C112:map_filter.C166</svg:desc>
                </draw:g>
              </table:table-cell>
              <table:table-cell office:value-type="float" office:value="1">
                <text:p>1</text:p>
                <draw:g>
                  <svg:desc>map_filter.B167:map_filter.B221</svg:desc>
                </draw:g>
              </table:table-cell>
              <table:table-cell office:value-type="float" office:value="470145.745181006">
                <text:p>470145.745181006</text:p>
                <draw:g>
                  <svg:desc>map_filter.C167:map_filter.C2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55684.666210982">
                <text:p>455684.666210982</text:p>
              </table:table-cell>
              <table:table-cell office:value-type="float" office:value="2">
                <text:p>2</text:p>
              </table:table-cell>
              <table:table-cell office:value-type="float" office:value="518000.518000518">
                <text:p>518000.518000518</text:p>
              </table:table-cell>
              <table:table-cell office:value-type="float" office:value="2">
                <text:p>2</text:p>
              </table:table-cell>
              <table:table-cell office:value-type="float" office:value="538285.56048984">
                <text:p>538285.56048984</text:p>
              </table:table-cell>
              <table:table-cell office:value-type="float" office:value="2">
                <text:p>2</text:p>
              </table:table-cell>
              <table:table-cell office:value-type="float" office:value="420388.859695218">
                <text:p>420388.8596952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93040.876405579">
                <text:p>193040.876405579</text:p>
              </table:table-cell>
              <table:table-cell office:value-type="float" office:value="3">
                <text:p>3</text:p>
              </table:table-cell>
              <table:table-cell office:value-type="float" office:value="498566.620964726">
                <text:p>498566.620964726</text:p>
              </table:table-cell>
              <table:table-cell office:value-type="float" office:value="3">
                <text:p>3</text:p>
              </table:table-cell>
              <table:table-cell office:value-type="float" office:value="296186.597556461">
                <text:p>296186.597556461</text:p>
              </table:table-cell>
              <table:table-cell office:value-type="float" office:value="3">
                <text:p>3</text:p>
              </table:table-cell>
              <table:table-cell office:value-type="float" office:value="412541.254125413">
                <text:p>412541.2541254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24223.141372362">
                <text:p>424223.141372362</text:p>
              </table:table-cell>
              <table:table-cell office:value-type="float" office:value="4">
                <text:p>4</text:p>
              </table:table-cell>
              <table:table-cell office:value-type="float" office:value="475680.818171007">
                <text:p>475680.818171007</text:p>
              </table:table-cell>
              <table:table-cell office:value-type="float" office:value="4">
                <text:p>4</text:p>
              </table:table-cell>
              <table:table-cell office:value-type="float" office:value="565131.393048884">
                <text:p>565131.393048884</text:p>
              </table:table-cell>
              <table:table-cell office:value-type="float" office:value="4">
                <text:p>4</text:p>
              </table:table-cell>
              <table:table-cell office:value-type="float" office:value="175123.681099777">
                <text:p>175123.6810997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64414.257517706">
                <text:p>464414.257517706</text:p>
              </table:table-cell>
              <table:table-cell office:value-type="float" office:value="5">
                <text:p>5</text:p>
              </table:table-cell>
              <table:table-cell office:value-type="float" office:value="445732.114998886">
                <text:p>445732.114998886</text:p>
              </table:table-cell>
              <table:table-cell office:value-type="float" office:value="5">
                <text:p>5</text:p>
              </table:table-cell>
              <table:table-cell office:value-type="float" office:value="189834.3695126">
                <text:p>189834.3695126</text:p>
              </table:table-cell>
              <table:table-cell office:value-type="float" office:value="5">
                <text:p>5</text:p>
              </table:table-cell>
              <table:table-cell office:value-type="float" office:value="392272.236932431">
                <text:p>392272.2369324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86203.962562295">
                <text:p>486203.962562295</text:p>
              </table:table-cell>
              <table:table-cell office:value-type="float" office:value="6">
                <text:p>6</text:p>
              </table:table-cell>
              <table:table-cell office:value-type="float" office:value="426803.243704652">
                <text:p>426803.243704652</text:p>
              </table:table-cell>
              <table:table-cell office:value-type="float" office:value="6">
                <text:p>6</text:p>
              </table:table-cell>
              <table:table-cell office:value-type="float" office:value="482218.203737191">
                <text:p>482218.203737191</text:p>
              </table:table-cell>
              <table:table-cell office:value-type="float" office:value="6">
                <text:p>6</text:p>
              </table:table-cell>
              <table:table-cell office:value-type="float" office:value="390548.720952939">
                <text:p>390548.7209529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49135.41432742">
                <text:p>449135.41432742</text:p>
              </table:table-cell>
              <table:table-cell office:value-type="float" office:value="7">
                <text:p>7</text:p>
              </table:table-cell>
              <table:table-cell office:value-type="float" office:value="450602.681085953">
                <text:p>450602.681085953</text:p>
              </table:table-cell>
              <table:table-cell office:value-type="float" office:value="7">
                <text:p>7</text:p>
              </table:table-cell>
              <table:table-cell office:value-type="float" office:value="478125.74707148">
                <text:p>478125.74707148</text:p>
              </table:table-cell>
              <table:table-cell office:value-type="float" office:value="7">
                <text:p>7</text:p>
              </table:table-cell>
              <table:table-cell office:value-type="float" office:value="162873.081151513">
                <text:p>162873.0811515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62855.820411942">
                <text:p>462855.820411942</text:p>
              </table:table-cell>
              <table:table-cell office:value-type="float" office:value="8">
                <text:p>8</text:p>
              </table:table-cell>
              <table:table-cell office:value-type="float" office:value="434310.532030402">
                <text:p>434310.532030402</text:p>
              </table:table-cell>
              <table:table-cell office:value-type="float" office:value="8">
                <text:p>8</text:p>
              </table:table-cell>
              <table:table-cell office:value-type="float" office:value="439270.810454645">
                <text:p>439270.810454645</text:p>
              </table:table-cell>
              <table:table-cell office:value-type="float" office:value="8">
                <text:p>8</text:p>
              </table:table-cell>
              <table:table-cell office:value-type="float" office:value="400240.144086452">
                <text:p>400240.1440864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47727.781508843">
                <text:p>447727.781508843</text:p>
              </table:table-cell>
              <table:table-cell office:value-type="float" office:value="9">
                <text:p>9</text:p>
              </table:table-cell>
              <table:table-cell office:value-type="float" office:value="417057.658221249">
                <text:p>417057.658221249</text:p>
              </table:table-cell>
              <table:table-cell office:value-type="float" office:value="9">
                <text:p>9</text:p>
              </table:table-cell>
              <table:table-cell office:value-type="float" office:value="490556.78194751">
                <text:p>490556.78194751</text:p>
              </table:table-cell>
              <table:table-cell office:value-type="float" office:value="9">
                <text:p>9</text:p>
              </table:table-cell>
              <table:table-cell office:value-type="float" office:value="380011.40034201">
                <text:p>380011.400342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36490.615451768">
                <text:p>436490.615451768</text:p>
              </table:table-cell>
              <table:table-cell office:value-type="float" office:value="10">
                <text:p>10</text:p>
              </table:table-cell>
              <table:table-cell office:value-type="float" office:value="175154.354775146">
                <text:p>175154.354775146</text:p>
              </table:table-cell>
              <table:table-cell office:value-type="float" office:value="10">
                <text:p>10</text:p>
              </table:table-cell>
              <table:table-cell office:value-type="float" office:value="182008.463393548">
                <text:p>182008.463393548</text:p>
              </table:table-cell>
              <table:table-cell office:value-type="float" office:value="10">
                <text:p>10</text:p>
              </table:table-cell>
              <table:table-cell office:value-type="float" office:value="381606.563632894">
                <text:p>381606.5636328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369173.973234887">
                <text:p>369173.973234887</text:p>
              </table:table-cell>
              <table:table-cell office:value-type="float" office:value="20">
                <text:p>20</text:p>
              </table:table-cell>
              <table:table-cell office:value-type="float" office:value="171917.30777496">
                <text:p>171917.30777496</text:p>
              </table:table-cell>
              <table:table-cell office:value-type="float" office:value="20">
                <text:p>20</text:p>
              </table:table-cell>
              <table:table-cell office:value-type="float" office:value="401525.798032524">
                <text:p>401525.798032524</text:p>
              </table:table-cell>
              <table:table-cell office:value-type="float" office:value="20">
                <text:p>20</text:p>
              </table:table-cell>
              <table:table-cell office:value-type="float" office:value="214707.461084273">
                <text:p>214707.461084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334616.028107746">
                <text:p>334616.028107746</text:p>
              </table:table-cell>
              <table:table-cell office:value-type="float" office:value="30">
                <text:p>30</text:p>
              </table:table-cell>
              <table:table-cell office:value-type="float" office:value="320051.208193311">
                <text:p>320051.208193311</text:p>
              </table:table-cell>
              <table:table-cell office:value-type="float" office:value="30">
                <text:p>30</text:p>
              </table:table-cell>
              <table:table-cell office:value-type="float" office:value="372335.47426231">
                <text:p>372335.47426231</text:p>
              </table:table-cell>
              <table:table-cell office:value-type="float" office:value="30">
                <text:p>30</text:p>
              </table:table-cell>
              <table:table-cell office:value-type="float" office:value="288454.604456624">
                <text:p>288454.6044566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99031.9625659181">
                <text:p>99031.9625659181</text:p>
              </table:table-cell>
              <table:table-cell office:value-type="float" office:value="40">
                <text:p>40</text:p>
              </table:table-cell>
              <table:table-cell office:value-type="float" office:value="187169.528800711">
                <text:p>187169.528800711</text:p>
              </table:table-cell>
              <table:table-cell office:value-type="float" office:value="40">
                <text:p>40</text:p>
              </table:table-cell>
              <table:table-cell office:value-type="float" office:value="195780.921149234">
                <text:p>195780.921149234</text:p>
              </table:table-cell>
              <table:table-cell office:value-type="float" office:value="40">
                <text:p>40</text:p>
              </table:table-cell>
              <table:table-cell office:value-type="float" office:value="108269.048585736">
                <text:p>108269.0485857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92038.656235619">
                <text:p>92038.656235619</text:p>
              </table:table-cell>
              <table:table-cell office:value-type="float" office:value="50">
                <text:p>50</text:p>
              </table:table-cell>
              <table:table-cell office:value-type="float" office:value="70050.0858113551">
                <text:p>70050.0858113551</text:p>
              </table:table-cell>
              <table:table-cell office:value-type="float" office:value="50">
                <text:p>50</text:p>
              </table:table-cell>
              <table:table-cell office:value-type="float" office:value="131384.463787157">
                <text:p>131384.463787157</text:p>
              </table:table-cell>
              <table:table-cell office:value-type="float" office:value="50">
                <text:p>50</text:p>
              </table:table-cell>
              <table:table-cell office:value-type="float" office:value="97177.0079199261">
                <text:p>97177.00791992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60370.0685200278">
                <text:p>60370.0685200278</text:p>
              </table:table-cell>
              <table:table-cell office:value-type="float" office:value="60">
                <text:p>60</text:p>
              </table:table-cell>
              <table:table-cell office:value-type="float" office:value="147601.47601476">
                <text:p>147601.47601476</text:p>
              </table:table-cell>
              <table:table-cell office:value-type="float" office:value="60">
                <text:p>60</text:p>
              </table:table-cell>
              <table:table-cell office:value-type="float" office:value="149953.139643861">
                <text:p>149953.139643861</text:p>
              </table:table-cell>
              <table:table-cell office:value-type="float" office:value="60">
                <text:p>60</text:p>
              </table:table-cell>
              <table:table-cell office:value-type="float" office:value="128164.04998398">
                <text:p>128164.049983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60196.5417086788">
                <text:p>60196.5417086788</text:p>
              </table:table-cell>
              <table:table-cell office:value-type="float" office:value="70">
                <text:p>70</text:p>
              </table:table-cell>
              <table:table-cell office:value-type="float" office:value="65898.9439694229">
                <text:p>65898.9439694229</text:p>
              </table:table-cell>
              <table:table-cell office:value-type="float" office:value="70">
                <text:p>70</text:p>
              </table:table-cell>
              <table:table-cell office:value-type="float" office:value="66640.0106624017">
                <text:p>66640.0106624017</text:p>
              </table:table-cell>
              <table:table-cell office:value-type="float" office:value="70">
                <text:p>70</text:p>
              </table:table-cell>
              <table:table-cell office:value-type="float" office:value="45922.6433073488">
                <text:p>45922.64330734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57024.7344785801">
                <text:p>57024.7344785801</text:p>
              </table:table-cell>
              <table:table-cell office:value-type="float" office:value="80">
                <text:p>80</text:p>
              </table:table-cell>
              <table:table-cell office:value-type="float" office:value="59887.4116660678">
                <text:p>59887.4116660678</text:p>
              </table:table-cell>
              <table:table-cell office:value-type="float" office:value="80">
                <text:p>80</text:p>
              </table:table-cell>
              <table:table-cell office:value-type="float" office:value="60777.3422068253">
                <text:p>60777.3422068253</text:p>
              </table:table-cell>
              <table:table-cell office:value-type="float" office:value="80">
                <text:p>80</text:p>
              </table:table-cell>
              <table:table-cell office:value-type="float" office:value="46163.7891238113">
                <text:p>46163.78912381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51976.4027131682">
                <text:p>51976.4027131682</text:p>
              </table:table-cell>
              <table:table-cell office:value-type="float" office:value="90">
                <text:p>90</text:p>
              </table:table-cell>
              <table:table-cell office:value-type="float" office:value="41175.5623037727">
                <text:p>41175.5623037727</text:p>
              </table:table-cell>
              <table:table-cell office:value-type="float" office:value="90">
                <text:p>90</text:p>
              </table:table-cell>
              <table:table-cell office:value-type="float" office:value="43793.3828198559">
                <text:p>43793.3828198559</text:p>
              </table:table-cell>
              <table:table-cell office:value-type="float" office:value="90">
                <text:p>90</text:p>
              </table:table-cell>
              <table:table-cell office:value-type="float" office:value="46244.3784177486">
                <text:p>46244.37841774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47301.4521545812">
                <text:p>47301.4521545812</text:p>
              </table:table-cell>
              <table:table-cell office:value-type="float" office:value="100">
                <text:p>100</text:p>
              </table:table-cell>
              <table:table-cell office:value-type="float" office:value="35310.7344632768">
                <text:p>35310.7344632768</text:p>
              </table:table-cell>
              <table:table-cell office:value-type="float" office:value="100">
                <text:p>100</text:p>
              </table:table-cell>
              <table:table-cell office:value-type="float" office:value="35048.3667461096">
                <text:p>35048.3667461096</text:p>
              </table:table-cell>
              <table:table-cell office:value-type="float" office:value="100">
                <text:p>100</text:p>
              </table:table-cell>
              <table:table-cell office:value-type="float" office:value="42949.7916935103">
                <text:p>42949.79169351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23450.1410916822">
                <text:p>23450.1410916822</text:p>
              </table:table-cell>
              <table:table-cell office:value-type="float" office:value="200">
                <text:p>200</text:p>
              </table:table-cell>
              <table:table-cell office:value-type="float" office:value="17.0700905171422">
                <text:p>17.0700905171422</text:p>
              </table:table-cell>
              <table:table-cell office:value-type="float" office:value="200">
                <text:p>200</text:p>
              </table:table-cell>
              <table:table-cell office:value-type="float" office:value="17.4840826441465">
                <text:p>17.4840826441465</text:p>
              </table:table-cell>
              <table:table-cell office:value-type="float" office:value="200">
                <text:p>200</text:p>
              </table:table-cell>
              <table:table-cell office:value-type="float" office:value="17.1524188812798">
                <text:p>17.15241888127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17.3178111713667">
                <text:p>17.3178111713667</text:p>
              </table:table-cell>
              <table:table-cell office:value-type="float" office:value="300">
                <text:p>300</text:p>
              </table:table-cell>
              <table:table-cell office:value-type="float" office:value="16.8812490057999">
                <text:p>16.8812490057999</text:p>
              </table:table-cell>
              <table:table-cell office:value-type="float" office:value="300">
                <text:p>300</text:p>
              </table:table-cell>
              <table:table-cell office:value-type="float" office:value="17.5471769891094">
                <text:p>17.5471769891094</text:p>
              </table:table-cell>
              <table:table-cell office:value-type="float" office:value="300">
                <text:p>300</text:p>
              </table:table-cell>
              <table:table-cell office:value-type="float" office:value="17.6546509465418">
                <text:p>17.65465094654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  <table:table-cell office:value-type="float" office:value="26.2501578618868">
                <text:p>26.2501578618868</text:p>
              </table:table-cell>
              <table:table-cell office:value-type="float" office:value="400">
                <text:p>400</text:p>
              </table:table-cell>
              <table:table-cell office:value-type="float" office:value="17.63345119297">
                <text:p>17.63345119297</text:p>
              </table:table-cell>
              <table:table-cell office:value-type="float" office:value="400">
                <text:p>400</text:p>
              </table:table-cell>
              <table:table-cell office:value-type="float" office:value="17.4295356553832">
                <text:p>17.4295356553832</text:p>
              </table:table-cell>
              <table:table-cell office:value-type="float" office:value="400">
                <text:p>400</text:p>
              </table:table-cell>
              <table:table-cell office:value-type="float" office:value="17.4622826046224">
                <text:p>17.46228260462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12696.1959023028">
                <text:p>12696.1959023028</text:p>
              </table:table-cell>
              <table:table-cell office:value-type="float" office:value="500">
                <text:p>500</text:p>
              </table:table-cell>
              <table:table-cell office:value-type="float" office:value="14709.7761172075">
                <text:p>14709.7761172075</text:p>
              </table:table-cell>
              <table:table-cell office:value-type="float" office:value="500">
                <text:p>500</text:p>
              </table:table-cell>
              <table:table-cell office:value-type="float" office:value="14533.0882085789">
                <text:p>14533.0882085789</text:p>
              </table:table-cell>
              <table:table-cell office:value-type="float" office:value="500">
                <text:p>500</text:p>
              </table:table-cell>
              <table:table-cell office:value-type="float" office:value="12609.7044285282">
                <text:p>12609.70442852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">
                <text:p>600</text:p>
              </table:table-cell>
              <table:table-cell office:value-type="float" office:value="12923.987567124">
                <text:p>12923.987567124</text:p>
              </table:table-cell>
              <table:table-cell office:value-type="float" office:value="600">
                <text:p>600</text:p>
              </table:table-cell>
              <table:table-cell office:value-type="float" office:value="14255.9295757079">
                <text:p>14255.9295757079</text:p>
              </table:table-cell>
              <table:table-cell office:value-type="float" office:value="600">
                <text:p>600</text:p>
              </table:table-cell>
              <table:table-cell office:value-type="float" office:value="14310.3997252403">
                <text:p>14310.3997252403</text:p>
              </table:table-cell>
              <table:table-cell office:value-type="float" office:value="600">
                <text:p>600</text:p>
              </table:table-cell>
              <table:table-cell office:value-type="float" office:value="10750.8096703533">
                <text:p>10750.80967035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0">
                <text:p>700</text:p>
              </table:table-cell>
              <table:table-cell office:value-type="float" office:value="12233.2763466544">
                <text:p>12233.2763466544</text:p>
              </table:table-cell>
              <table:table-cell office:value-type="float" office:value="700">
                <text:p>700</text:p>
              </table:table-cell>
              <table:table-cell office:value-type="float" office:value="11477.9594483693">
                <text:p>11477.9594483693</text:p>
              </table:table-cell>
              <table:table-cell office:value-type="float" office:value="700">
                <text:p>700</text:p>
              </table:table-cell>
              <table:table-cell office:value-type="float" office:value="9154.135037223">
                <text:p>9154.135037223</text:p>
              </table:table-cell>
              <table:table-cell office:value-type="float" office:value="700">
                <text:p>700</text:p>
              </table:table-cell>
              <table:table-cell office:value-type="float" office:value="9856.63524042798">
                <text:p>9856.635240427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">
                <text:p>800</text:p>
              </table:table-cell>
              <table:table-cell office:value-type="float" office:value="9976.28139099291">
                <text:p>9976.28139099291</text:p>
              </table:table-cell>
              <table:table-cell office:value-type="float" office:value="800">
                <text:p>800</text:p>
              </table:table-cell>
              <table:table-cell office:value-type="float" office:value="9936.08612599454">
                <text:p>9936.08612599454</text:p>
              </table:table-cell>
              <table:table-cell office:value-type="float" office:value="800">
                <text:p>800</text:p>
              </table:table-cell>
              <table:table-cell office:value-type="float" office:value="9167.24725899307">
                <text:p>9167.24725899307</text:p>
              </table:table-cell>
              <table:table-cell office:value-type="float" office:value="800">
                <text:p>800</text:p>
              </table:table-cell>
              <table:table-cell office:value-type="float" office:value="9619.98648391899">
                <text:p>9619.986483918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">
                <text:p>900</text:p>
              </table:table-cell>
              <table:table-cell office:value-type="float" office:value="9008.17717282864">
                <text:p>9008.17717282864</text:p>
              </table:table-cell>
              <table:table-cell office:value-type="float" office:value="900">
                <text:p>900</text:p>
              </table:table-cell>
              <table:table-cell office:value-type="float" office:value="8302.3207061954">
                <text:p>8302.3207061954</text:p>
              </table:table-cell>
              <table:table-cell office:value-type="float" office:value="900">
                <text:p>900</text:p>
              </table:table-cell>
              <table:table-cell office:value-type="float" office:value="9880.37337931">
                <text:p>9880.37337931</text:p>
              </table:table-cell>
              <table:table-cell office:value-type="float" office:value="900">
                <text:p>900</text:p>
              </table:table-cell>
              <table:table-cell office:value-type="float" office:value="8271.23018006468">
                <text:p>8271.230180064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">
                <text:p>1000</text:p>
              </table:table-cell>
              <table:table-cell office:value-type="float" office:value="9196.33250259797">
                <text:p>9196.33250259797</text:p>
              </table:table-cell>
              <table:table-cell office:value-type="float" office:value="1000">
                <text:p>1000</text:p>
              </table:table-cell>
              <table:table-cell office:value-type="float" office:value="7755.24448408236">
                <text:p>7755.24448408236</text:p>
              </table:table-cell>
              <table:table-cell office:value-type="float" office:value="1000">
                <text:p>1000</text:p>
              </table:table-cell>
              <table:table-cell office:value-type="float" office:value="7959.23280954949">
                <text:p>7959.23280954949</text:p>
              </table:table-cell>
              <table:table-cell office:value-type="float" office:value="1000">
                <text:p>1000</text:p>
              </table:table-cell>
              <table:table-cell office:value-type="float" office:value="8088.61890876442">
                <text:p>8088.618908764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0">
                <text:p>2000</text:p>
              </table:table-cell>
              <table:table-cell office:value-type="float" office:value="4731.09071748173">
                <text:p>4731.09071748173</text:p>
              </table:table-cell>
              <table:table-cell office:value-type="float" office:value="2000">
                <text:p>2000</text:p>
              </table:table-cell>
              <table:table-cell office:value-type="float" office:value="4543.40485031185">
                <text:p>4543.40485031185</text:p>
              </table:table-cell>
              <table:table-cell office:value-type="float" office:value="2000">
                <text:p>2000</text:p>
              </table:table-cell>
              <table:table-cell office:value-type="float" office:value="4423.16411044641">
                <text:p>4423.16411044641</text:p>
              </table:table-cell>
              <table:table-cell office:value-type="float" office:value="2000">
                <text:p>2000</text:p>
              </table:table-cell>
              <table:table-cell office:value-type="float" office:value="4206.47039275814">
                <text:p>4206.470392758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3095.63260413128">
                <text:p>3095.63260413128</text:p>
              </table:table-cell>
              <table:table-cell office:value-type="float" office:value="3000">
                <text:p>3000</text:p>
              </table:table-cell>
              <table:table-cell office:value-type="float" office:value="2951.02116398603">
                <text:p>2951.02116398603</text:p>
              </table:table-cell>
              <table:table-cell office:value-type="float" office:value="3000">
                <text:p>3000</text:p>
              </table:table-cell>
              <table:table-cell office:value-type="float" office:value="2999.64529194423">
                <text:p>2999.64529194423</text:p>
              </table:table-cell>
              <table:table-cell office:value-type="float" office:value="3000">
                <text:p>3000</text:p>
              </table:table-cell>
              <table:table-cell office:value-type="float" office:value="2863.9139680244">
                <text:p>2863.91396802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00">
                <text:p>4000</text:p>
              </table:table-cell>
              <table:table-cell office:value-type="float" office:value="2349.96639548054">
                <text:p>2349.96639548054</text:p>
              </table:table-cell>
              <table:table-cell office:value-type="float" office:value="4000">
                <text:p>4000</text:p>
              </table:table-cell>
              <table:table-cell office:value-type="float" office:value="2370.89864171217">
                <text:p>2370.89864171217</text:p>
              </table:table-cell>
              <table:table-cell office:value-type="float" office:value="4000">
                <text:p>4000</text:p>
              </table:table-cell>
              <table:table-cell office:value-type="float" office:value="2170.93862159509">
                <text:p>2170.93862159509</text:p>
              </table:table-cell>
              <table:table-cell office:value-type="float" office:value="4000">
                <text:p>4000</text:p>
              </table:table-cell>
              <table:table-cell office:value-type="float" office:value="2133.94335660754">
                <text:p>2133.943356607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00">
                <text:p>5000</text:p>
              </table:table-cell>
              <table:table-cell office:value-type="float" office:value="1813.55889169789">
                <text:p>1813.55889169789</text:p>
              </table:table-cell>
              <table:table-cell office:value-type="float" office:value="5000">
                <text:p>5000</text:p>
              </table:table-cell>
              <table:table-cell office:value-type="float" office:value="1759.41573322331">
                <text:p>1759.41573322331</text:p>
              </table:table-cell>
              <table:table-cell office:value-type="float" office:value="5000">
                <text:p>5000</text:p>
              </table:table-cell>
              <table:table-cell office:value-type="float" office:value="1722.26274323732">
                <text:p>1722.26274323732</text:p>
              </table:table-cell>
              <table:table-cell office:value-type="float" office:value="5000">
                <text:p>5000</text:p>
              </table:table-cell>
              <table:table-cell office:value-type="float" office:value="1646.10137350699">
                <text:p>1646.101373506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00">
                <text:p>6000</text:p>
              </table:table-cell>
              <table:table-cell office:value-type="float" office:value="1503.62712453115">
                <text:p>1503.62712453115</text:p>
              </table:table-cell>
              <table:table-cell office:value-type="float" office:value="6000">
                <text:p>6000</text:p>
              </table:table-cell>
              <table:table-cell office:value-type="float" office:value="1490.16361623965">
                <text:p>1490.16361623965</text:p>
              </table:table-cell>
              <table:table-cell office:value-type="float" office:value="6000">
                <text:p>6000</text:p>
              </table:table-cell>
              <table:table-cell office:value-type="float" office:value="1457.94697738433">
                <text:p>1457.94697738433</text:p>
              </table:table-cell>
              <table:table-cell office:value-type="float" office:value="6000">
                <text:p>6000</text:p>
              </table:table-cell>
              <table:table-cell office:value-type="float" office:value="1403.9678940622">
                <text:p>1403.96789406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1302.6638498732">
                <text:p>1302.6638498732</text:p>
              </table:table-cell>
              <table:table-cell office:value-type="float" office:value="7000">
                <text:p>7000</text:p>
              </table:table-cell>
              <table:table-cell office:value-type="float" office:value="1261.61036362449">
                <text:p>1261.61036362449</text:p>
              </table:table-cell>
              <table:table-cell office:value-type="float" office:value="7000">
                <text:p>7000</text:p>
              </table:table-cell>
              <table:table-cell office:value-type="float" office:value="1228.94547568332">
                <text:p>1228.94547568332</text:p>
              </table:table-cell>
              <table:table-cell office:value-type="float" office:value="7000">
                <text:p>7000</text:p>
              </table:table-cell>
              <table:table-cell office:value-type="float" office:value="1224.53015543267">
                <text:p>1224.530155432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000">
                <text:p>8000</text:p>
              </table:table-cell>
              <table:table-cell office:value-type="float" office:value="1114.93596086575">
                <text:p>1114.93596086575</text:p>
              </table:table-cell>
              <table:table-cell office:value-type="float" office:value="8000">
                <text:p>8000</text:p>
              </table:table-cell>
              <table:table-cell office:value-type="float" office:value="1067.18603053486">
                <text:p>1067.18603053486</text:p>
              </table:table-cell>
              <table:table-cell office:value-type="float" office:value="8000">
                <text:p>8000</text:p>
              </table:table-cell>
              <table:table-cell office:value-type="float" office:value="1110.22601426085">
                <text:p>1110.22601426085</text:p>
              </table:table-cell>
              <table:table-cell office:value-type="float" office:value="8000">
                <text:p>8000</text:p>
              </table:table-cell>
              <table:table-cell office:value-type="float" office:value="1033.0642545305">
                <text:p>1033.06425453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00">
                <text:p>9000</text:p>
              </table:table-cell>
              <table:table-cell office:value-type="float" office:value="978.763044158608">
                <text:p>978.763044158608</text:p>
              </table:table-cell>
              <table:table-cell office:value-type="float" office:value="9000">
                <text:p>9000</text:p>
              </table:table-cell>
              <table:table-cell office:value-type="float" office:value="962.300436932513">
                <text:p>962.300436932513</text:p>
              </table:table-cell>
              <table:table-cell office:value-type="float" office:value="9000">
                <text:p>9000</text:p>
              </table:table-cell>
              <table:table-cell office:value-type="float" office:value="979.756275828825">
                <text:p>979.756275828825</text:p>
              </table:table-cell>
              <table:table-cell office:value-type="float" office:value="9000">
                <text:p>9000</text:p>
              </table:table-cell>
              <table:table-cell office:value-type="float" office:value="896.067785735855">
                <text:p>896.0677857358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0">
                <text:p>10000</text:p>
              </table:table-cell>
              <table:table-cell office:value-type="float" office:value="922.64455764268">
                <text:p>922.64455764268</text:p>
              </table:table-cell>
              <table:table-cell office:value-type="float" office:value="10000">
                <text:p>10000</text:p>
              </table:table-cell>
              <table:table-cell office:value-type="float" office:value="913.565720090772">
                <text:p>913.565720090772</text:p>
              </table:table-cell>
              <table:table-cell office:value-type="float" office:value="10000">
                <text:p>10000</text:p>
              </table:table-cell>
              <table:table-cell office:value-type="float" office:value="863.830322992637">
                <text:p>863.830322992637</text:p>
              </table:table-cell>
              <table:table-cell office:value-type="float" office:value="10000">
                <text:p>10000</text:p>
              </table:table-cell>
              <table:table-cell office:value-type="float" office:value="828.918822529102">
                <text:p>828.9188225291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0">
                <text:p>20000</text:p>
              </table:table-cell>
              <table:table-cell office:value-type="float" office:value="453.720611098142">
                <text:p>453.720611098142</text:p>
              </table:table-cell>
              <table:table-cell office:value-type="float" office:value="20000">
                <text:p>20000</text:p>
              </table:table-cell>
              <table:table-cell office:value-type="float" office:value="451.472517118427">
                <text:p>451.472517118427</text:p>
              </table:table-cell>
              <table:table-cell office:value-type="float" office:value="20000">
                <text:p>20000</text:p>
              </table:table-cell>
              <table:table-cell office:value-type="float" office:value="446.92203121147">
                <text:p>446.92203121147</text:p>
              </table:table-cell>
              <table:table-cell office:value-type="float" office:value="20000">
                <text:p>20000</text:p>
              </table:table-cell>
              <table:table-cell office:value-type="float" office:value="409.821243145612">
                <text:p>409.8212431456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000">
                <text:p>30000</text:p>
              </table:table-cell>
              <table:table-cell office:value-type="float" office:value="292.698575494573">
                <text:p>292.698575494573</text:p>
              </table:table-cell>
              <table:table-cell office:value-type="float" office:value="30000">
                <text:p>30000</text:p>
              </table:table-cell>
              <table:table-cell office:value-type="float" office:value="299.800430348528">
                <text:p>299.800430348528</text:p>
              </table:table-cell>
              <table:table-cell office:value-type="float" office:value="30000">
                <text:p>30000</text:p>
              </table:table-cell>
              <table:table-cell office:value-type="float" office:value="293.041280578674">
                <text:p>293.041280578674</text:p>
              </table:table-cell>
              <table:table-cell office:value-type="float" office:value="30000">
                <text:p>30000</text:p>
              </table:table-cell>
              <table:table-cell office:value-type="float" office:value="270.943106215049">
                <text:p>270.9431062150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">
                <text:p>40000</text:p>
              </table:table-cell>
              <table:table-cell office:value-type="float" office:value="214.710180977064">
                <text:p>214.710180977064</text:p>
              </table:table-cell>
              <table:table-cell office:value-type="float" office:value="40000">
                <text:p>40000</text:p>
              </table:table-cell>
              <table:table-cell office:value-type="float" office:value="227.852767921247">
                <text:p>227.852767921247</text:p>
              </table:table-cell>
              <table:table-cell office:value-type="float" office:value="40000">
                <text:p>40000</text:p>
              </table:table-cell>
              <table:table-cell office:value-type="float" office:value="198.298965038042">
                <text:p>198.298965038042</text:p>
              </table:table-cell>
              <table:table-cell office:value-type="float" office:value="40000">
                <text:p>40000</text:p>
              </table:table-cell>
              <table:table-cell office:value-type="float" office:value="211.118971187697">
                <text:p>211.1189711876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000">
                <text:p>50000</text:p>
              </table:table-cell>
              <table:table-cell office:value-type="float" office:value="182.094302997636">
                <text:p>182.094302997636</text:p>
              </table:table-cell>
              <table:table-cell office:value-type="float" office:value="50000">
                <text:p>50000</text:p>
              </table:table-cell>
              <table:table-cell office:value-type="float" office:value="179.237383469375">
                <text:p>179.237383469375</text:p>
              </table:table-cell>
              <table:table-cell office:value-type="float" office:value="50000">
                <text:p>50000</text:p>
              </table:table-cell>
              <table:table-cell office:value-type="float" office:value="175.791644711023">
                <text:p>175.791644711023</text:p>
              </table:table-cell>
              <table:table-cell office:value-type="float" office:value="50000">
                <text:p>50000</text:p>
              </table:table-cell>
              <table:table-cell office:value-type="float" office:value="165.25619130255">
                <text:p>165.256191302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0000">
                <text:p>60000</text:p>
              </table:table-cell>
              <table:table-cell office:value-type="float" office:value="153.677858858643">
                <text:p>153.677858858643</text:p>
              </table:table-cell>
              <table:table-cell office:value-type="float" office:value="60000">
                <text:p>60000</text:p>
              </table:table-cell>
              <table:table-cell office:value-type="float" office:value="145.780144081077">
                <text:p>145.780144081077</text:p>
              </table:table-cell>
              <table:table-cell office:value-type="float" office:value="60000">
                <text:p>60000</text:p>
              </table:table-cell>
              <table:table-cell office:value-type="float" office:value="143.414828490924">
                <text:p>143.414828490924</text:p>
              </table:table-cell>
              <table:table-cell office:value-type="float" office:value="60000">
                <text:p>60000</text:p>
              </table:table-cell>
              <table:table-cell office:value-type="float" office:value="136.88843551439">
                <text:p>136.888435514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000">
                <text:p>70000</text:p>
              </table:table-cell>
              <table:table-cell office:value-type="float" office:value="132.105727648586">
                <text:p>132.105727648586</text:p>
              </table:table-cell>
              <table:table-cell office:value-type="float" office:value="70000">
                <text:p>70000</text:p>
              </table:table-cell>
              <table:table-cell office:value-type="float" office:value="125.764819096583">
                <text:p>125.764819096583</text:p>
              </table:table-cell>
              <table:table-cell office:value-type="float" office:value="70000">
                <text:p>70000</text:p>
              </table:table-cell>
              <table:table-cell office:value-type="float" office:value="125.323219025468">
                <text:p>125.323219025468</text:p>
              </table:table-cell>
              <table:table-cell office:value-type="float" office:value="70000">
                <text:p>70000</text:p>
              </table:table-cell>
              <table:table-cell office:value-type="float" office:value="118.08452029433">
                <text:p>118.084520294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0000">
                <text:p>80000</text:p>
              </table:table-cell>
              <table:table-cell office:value-type="float" office:value="114.117573452989">
                <text:p>114.117573452989</text:p>
              </table:table-cell>
              <table:table-cell office:value-type="float" office:value="80000">
                <text:p>80000</text:p>
              </table:table-cell>
              <table:table-cell office:value-type="float" office:value="107.820036283599">
                <text:p>107.820036283599</text:p>
              </table:table-cell>
              <table:table-cell office:value-type="float" office:value="80000">
                <text:p>80000</text:p>
              </table:table-cell>
              <table:table-cell office:value-type="float" office:value="110.657142234301">
                <text:p>110.657142234301</text:p>
              </table:table-cell>
              <table:table-cell office:value-type="float" office:value="80000">
                <text:p>80000</text:p>
              </table:table-cell>
              <table:table-cell office:value-type="float" office:value="102.336439846931">
                <text:p>102.3364398469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000">
                <text:p>90000</text:p>
              </table:table-cell>
              <table:table-cell office:value-type="float" office:value="99.7535638082898">
                <text:p>99.7535638082898</text:p>
              </table:table-cell>
              <table:table-cell office:value-type="float" office:value="90000">
                <text:p>90000</text:p>
              </table:table-cell>
              <table:table-cell office:value-type="float" office:value="92.1351019997003">
                <text:p>92.1351019997003</text:p>
              </table:table-cell>
              <table:table-cell office:value-type="float" office:value="90000">
                <text:p>90000</text:p>
              </table:table-cell>
              <table:table-cell office:value-type="float" office:value="97.6429067408041">
                <text:p>97.6429067408041</text:p>
              </table:table-cell>
              <table:table-cell office:value-type="float" office:value="90000">
                <text:p>90000</text:p>
              </table:table-cell>
              <table:table-cell office:value-type="float" office:value="88.6854720071402">
                <text:p>88.68547200714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000">
                <text:p>100000</text:p>
              </table:table-cell>
              <table:table-cell office:value-type="float" office:value="91.8283174104561">
                <text:p>91.8283174104561</text:p>
              </table:table-cell>
              <table:table-cell office:value-type="float" office:value="100000">
                <text:p>100000</text:p>
              </table:table-cell>
              <table:table-cell office:value-type="float" office:value="88.6529040519371">
                <text:p>88.6529040519371</text:p>
              </table:table-cell>
              <table:table-cell office:value-type="float" office:value="100000">
                <text:p>100000</text:p>
              </table:table-cell>
              <table:table-cell office:value-type="float" office:value="88.8136676596553">
                <text:p>88.8136676596553</text:p>
              </table:table-cell>
              <table:table-cell office:value-type="float" office:value="100000">
                <text:p>100000</text:p>
              </table:table-cell>
              <table:table-cell office:value-type="float" office:value="81.0939991359705">
                <text:p>81.09399913597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0000">
                <text:p>200000</text:p>
              </table:table-cell>
              <table:table-cell office:value-type="float" office:value="44.6891389974483">
                <text:p>44.6891389974483</text:p>
              </table:table-cell>
              <table:table-cell office:value-type="float" office:value="200000">
                <text:p>200000</text:p>
              </table:table-cell>
              <table:table-cell office:value-type="float" office:value="43.5597934394595">
                <text:p>43.5597934394595</text:p>
              </table:table-cell>
              <table:table-cell office:value-type="float" office:value="200000">
                <text:p>200000</text:p>
              </table:table-cell>
              <table:table-cell office:value-type="float" office:value="40.7612877007094">
                <text:p>40.7612877007094</text:p>
              </table:table-cell>
              <table:table-cell office:value-type="float" office:value="200000">
                <text:p>200000</text:p>
              </table:table-cell>
              <table:table-cell office:value-type="float" office:value="40.5606844015195">
                <text:p>40.56068440151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0000">
                <text:p>300000</text:p>
              </table:table-cell>
              <table:table-cell office:value-type="float" office:value="27.8902332642424">
                <text:p>27.8902332642424</text:p>
              </table:table-cell>
              <table:table-cell office:value-type="float" office:value="300000">
                <text:p>300000</text:p>
              </table:table-cell>
              <table:table-cell office:value-type="float" office:value="24.6875504526096">
                <text:p>24.6875504526096</text:p>
              </table:table-cell>
              <table:table-cell office:value-type="float" office:value="300000">
                <text:p>300000</text:p>
              </table:table-cell>
              <table:table-cell office:value-type="float" office:value="22.238801248553">
                <text:p>22.238801248553</text:p>
              </table:table-cell>
              <table:table-cell office:value-type="float" office:value="300000">
                <text:p>300000</text:p>
              </table:table-cell>
              <table:table-cell office:value-type="float" office:value="21.7716610828162">
                <text:p>21.77166108281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0000">
                <text:p>400000</text:p>
              </table:table-cell>
              <table:table-cell office:value-type="float" office:value="17.8460854544633">
                <text:p>17.8460854544633</text:p>
              </table:table-cell>
              <table:table-cell office:value-type="float" office:value="400000">
                <text:p>400000</text:p>
              </table:table-cell>
              <table:table-cell office:value-type="float" office:value="17.0998588150157">
                <text:p>17.0998588150157</text:p>
              </table:table-cell>
              <table:table-cell office:value-type="float" office:value="400000">
                <text:p>400000</text:p>
              </table:table-cell>
              <table:table-cell office:value-type="float" office:value="17.0022408868478">
                <text:p>17.0022408868478</text:p>
              </table:table-cell>
              <table:table-cell office:value-type="float" office:value="400000">
                <text:p>400000</text:p>
              </table:table-cell>
              <table:table-cell office:value-type="float" office:value="16.279172837321">
                <text:p>16.2791728373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00">
                <text:p>500000</text:p>
              </table:table-cell>
              <table:table-cell office:value-type="float" office:value="14.6941799512462">
                <text:p>14.6941799512462</text:p>
              </table:table-cell>
              <table:table-cell office:value-type="float" office:value="500000">
                <text:p>500000</text:p>
              </table:table-cell>
              <table:table-cell office:value-type="float" office:value="7.68028553458349">
                <text:p>7.68028553458349</text:p>
              </table:table-cell>
              <table:table-cell office:value-type="float" office:value="500000">
                <text:p>500000</text:p>
              </table:table-cell>
              <table:table-cell office:value-type="float" office:value="5.14242374526095">
                <text:p>5.14242374526095</text:p>
              </table:table-cell>
              <table:table-cell office:value-type="float" office:value="500000">
                <text:p>500000</text:p>
              </table:table-cell>
              <table:table-cell office:value-type="float" office:value="4.89710861387302">
                <text:p>4.897108613873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0000">
                <text:p>600000</text:p>
              </table:table-cell>
              <table:table-cell office:value-type="float" office:value="4.69703563552163">
                <text:p>4.69703563552163</text:p>
              </table:table-cell>
              <table:table-cell office:value-type="float" office:value="600000">
                <text:p>600000</text:p>
              </table:table-cell>
              <table:table-cell office:value-type="float" office:value="11.5101846228434">
                <text:p>11.5101846228434</text:p>
              </table:table-cell>
              <table:table-cell office:value-type="float" office:value="600000">
                <text:p>600000</text:p>
              </table:table-cell>
              <table:table-cell office:value-type="float" office:value="11.1828095078908">
                <text:p>11.1828095078908</text:p>
              </table:table-cell>
              <table:table-cell office:value-type="float" office:value="600000">
                <text:p>600000</text:p>
              </table:table-cell>
              <table:table-cell office:value-type="float" office:value="10.7520843789175">
                <text:p>10.75208437891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00000">
                <text:p>700000</text:p>
              </table:table-cell>
              <table:table-cell office:value-type="float" office:value="10.2472845502915">
                <text:p>10.2472845502915</text:p>
              </table:table-cell>
              <table:table-cell office:value-type="float" office:value="700000">
                <text:p>700000</text:p>
              </table:table-cell>
              <table:table-cell office:value-type="float" office:value="4.45299883332321">
                <text:p>4.45299883332321</text:p>
              </table:table-cell>
              <table:table-cell office:value-type="float" office:value="700000">
                <text:p>700000</text:p>
              </table:table-cell>
              <table:table-cell office:value-type="float" office:value="4.29851026916468">
                <text:p>4.29851026916468</text:p>
              </table:table-cell>
              <table:table-cell office:value-type="float" office:value="700000">
                <text:p>700000</text:p>
              </table:table-cell>
              <table:table-cell office:value-type="float" office:value="4.35576505585219">
                <text:p>4.355765055852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00000">
                <text:p>800000</text:p>
              </table:table-cell>
              <table:table-cell office:value-type="float" office:value="9.02173432783219">
                <text:p>9.02173432783219</text:p>
              </table:table-cell>
              <table:table-cell office:value-type="float" office:value="800000">
                <text:p>800000</text:p>
              </table:table-cell>
              <table:table-cell office:value-type="float" office:value="3.19406572229727">
                <text:p>3.19406572229727</text:p>
              </table:table-cell>
              <table:table-cell office:value-type="float" office:value="800000">
                <text:p>800000</text:p>
              </table:table-cell>
              <table:table-cell office:value-type="float" office:value="3.16712666436623">
                <text:p>3.16712666436623</text:p>
              </table:table-cell>
              <table:table-cell office:value-type="float" office:value="800000">
                <text:p>800000</text:p>
              </table:table-cell>
              <table:table-cell office:value-type="float" office:value="3.03171219769354">
                <text:p>3.031712197693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00000">
                <text:p>900000</text:p>
              </table:table-cell>
              <table:table-cell office:value-type="float" office:value="3.76528047301261">
                <text:p>3.76528047301261</text:p>
              </table:table-cell>
              <table:table-cell office:value-type="float" office:value="900000">
                <text:p>900000</text:p>
              </table:table-cell>
              <table:table-cell office:value-type="float" office:value="3.55136811058381">
                <text:p>3.55136811058381</text:p>
              </table:table-cell>
              <table:table-cell office:value-type="float" office:value="900000">
                <text:p>900000</text:p>
              </table:table-cell>
              <table:table-cell office:value-type="float" office:value="3.7945073754428">
                <text:p>3.7945073754428</text:p>
              </table:table-cell>
              <table:table-cell office:value-type="float" office:value="900000">
                <text:p>900000</text:p>
              </table:table-cell>
              <table:table-cell office:value-type="float" office:value="3.5869359845812">
                <text:p>3.58693598458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0000">
                <text:p>1000000</text:p>
              </table:table-cell>
              <table:table-cell office:value-type="float" office:value="3.3837821069277">
                <text:p>3.3837821069277</text:p>
              </table:table-cell>
              <table:table-cell office:value-type="float" office:value="1000000">
                <text:p>1000000</text:p>
              </table:table-cell>
              <table:table-cell office:value-type="float" office:value="3.40843401864467">
                <text:p>3.40843401864467</text:p>
              </table:table-cell>
              <table:table-cell office:value-type="float" office:value="1000000">
                <text:p>1000000</text:p>
              </table:table-cell>
              <table:table-cell office:value-type="float" office:value="3.6052533935403">
                <text:p>3.6052533935403</text:p>
              </table:table-cell>
              <table:table-cell office:value-type="float" office:value="1000000">
                <text:p>1000000</text:p>
              </table:table-cell>
              <table:table-cell office:value-type="float" office:value="3.54399066660288">
                <text:p>3.543990666602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0.4$Linux_X86_64 LibreOffice_project/20$Build-4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15cm" svg:y="0.316cm" chart:style-name="ch2">
          <text:p>filtering odd integers from a map</text:p>
        </chart:title>
        <chart:legend chart:legend-position="end" svg:x="9.999cm" svg:y="3.255cm" style:legend-expansion="high" chart:style-name="ch3"/>
        <chart:plot-area chart:style-name="ch4" table:cell-range-address="map_filter.B2:map_filter.C56 map_filter.A2:map_filter.A2 map_filter.A57:map_filter.A57 map_filter.C57:map_filter.C221 map_filter.A112:map_filter.A112 map_filter.A167:map_filter.A167" chart:data-source-has-labels="row" svg:x="1.331cm" svg:y="1.275cm" svg:width="8.348cm" svg:height="6.564cm">
          <chart:coordinate-region svg:x="2.138cm" svg:y="1.474cm" svg:width="6.151cm" svg:height="5.718cm"/>
          <chart:axis chart:dimension="x" chart:name="primary-x" chart:style-name="ch5">
            <chart:title svg:x="4.8cm" svg:y="8.019cm" chart:style-name="ch6">
              <text:p>Map size</text:p>
            </chart:title>
          </chart:axis>
          <chart:axis chart:dimension="y" chart:name="primary-y" chart:style-name="ch7">
            <chart:title svg:x="0.451cm" svg:y="6.122cm" chart:style-name="ch8">
              <text:p>iterations per second</text:p>
            </chart:title>
            <chart:grid chart:style-name="ch9" chart:class="major"/>
          </chart:axis>
          <chart:series chart:style-name="ch10" chart:values-cell-range-address="map_filter.C2:map_filter.C56" chart:label-cell-address="map_filter.A2:map_filter.A2" chart:class="chart:scatter">
            <chart:domain table:cell-range-address="map_filter.B2:map_filter.B56"/>
            <chart:data-point chart:repeated="55"/>
          </chart:series>
          <chart:series chart:style-name="ch11" chart:values-cell-range-address="map_filter.C57:map_filter.C111" chart:label-cell-address="map_filter.A57:map_filter.A57" chart:class="chart:scatter">
            <chart:domain table:cell-range-address="map_filter.B57:map_filter.B111"/>
            <chart:data-point chart:repeated="55"/>
          </chart:series>
          <chart:series chart:style-name="ch12" chart:values-cell-range-address="map_filter.C112:map_filter.C166" chart:label-cell-address="map_filter.A112:map_filter.A112" chart:class="chart:scatter">
            <chart:domain table:cell-range-address="map_filter.B112:map_filter.B166"/>
            <chart:data-point chart:repeated="55"/>
          </chart:series>
          <chart:series chart:style-name="ch13" chart:values-cell-range-address="map_filter.C167:map_filter.C221" chart:label-cell-address="map_filter.A167:map_filter.A167" chart:class="chart:scatter">
            <chart:domain table:cell-range-address="map_filter.B167:map_filter.B221"/>
            <chart:data-point chart:repeated="5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:maps.filter</text:p>
                <draw:g>
                  <svg:desc>map_filter.A2:map_filter.A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apsFilterProf.direct_filter</text:p>
                <draw:g>
                  <svg:desc>map_filter.A57:map_filter.A5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apsFilterProf.direct_filter_inlined</text:p>
                <draw:g>
                  <svg:desc>map_filter.A112:map_filter.A11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apsFilterProf.wrapped_filter</text:p>
                <draw:g>
                  <svg:desc>map_filter.A167:map_filter.A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p_filter.B2:map_filter.B56</svg:desc>
                </draw:g>
              </table:table-cell>
              <table:table-cell office:value-type="float" office:value="541491.809936375">
                <text:p>541491.809936375</text:p>
                <draw:g>
                  <svg:desc>map_filter.C2:map_filter.C56</svg:desc>
                </draw:g>
              </table:table-cell>
              <table:table-cell office:value-type="float" office:value="1">
                <text:p>1</text:p>
                <draw:g>
                  <svg:desc>map_filter.B57:map_filter.B111</svg:desc>
                </draw:g>
              </table:table-cell>
              <table:table-cell office:value-type="float" office:value="480019.200768031">
                <text:p>480019.200768031</text:p>
                <draw:g>
                  <svg:desc>map_filter.C57:map_filter.C111</svg:desc>
                </draw:g>
              </table:table-cell>
              <table:table-cell office:value-type="float" office:value="1">
                <text:p>1</text:p>
                <draw:g>
                  <svg:desc>map_filter.B112:map_filter.B166</svg:desc>
                </draw:g>
              </table:table-cell>
              <table:table-cell office:value-type="float" office:value="618238.021638331">
                <text:p>618238.021638331</text:p>
                <draw:g>
                  <svg:desc>map_filter.C112:map_filter.C166</svg:desc>
                </draw:g>
              </table:table-cell>
              <table:table-cell office:value-type="float" office:value="1">
                <text:p>1</text:p>
                <draw:g>
                  <svg:desc>map_filter.B167:map_filter.B221</svg:desc>
                </draw:g>
              </table:table-cell>
              <table:table-cell office:value-type="float" office:value="470145.745181006">
                <text:p>470145.745181006</text:p>
                <draw:g>
                  <svg:desc>map_filter.C167:map_filter.C2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55684.666210982">
                <text:p>455684.666210982</text:p>
              </table:table-cell>
              <table:table-cell office:value-type="float" office:value="2">
                <text:p>2</text:p>
              </table:table-cell>
              <table:table-cell office:value-type="float" office:value="518000.518000518">
                <text:p>518000.518000518</text:p>
              </table:table-cell>
              <table:table-cell office:value-type="float" office:value="2">
                <text:p>2</text:p>
              </table:table-cell>
              <table:table-cell office:value-type="float" office:value="538285.56048984">
                <text:p>538285.56048984</text:p>
              </table:table-cell>
              <table:table-cell office:value-type="float" office:value="2">
                <text:p>2</text:p>
              </table:table-cell>
              <table:table-cell office:value-type="float" office:value="420388.859695218">
                <text:p>420388.8596952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93040.876405579">
                <text:p>193040.876405579</text:p>
              </table:table-cell>
              <table:table-cell office:value-type="float" office:value="3">
                <text:p>3</text:p>
              </table:table-cell>
              <table:table-cell office:value-type="float" office:value="498566.620964726">
                <text:p>498566.620964726</text:p>
              </table:table-cell>
              <table:table-cell office:value-type="float" office:value="3">
                <text:p>3</text:p>
              </table:table-cell>
              <table:table-cell office:value-type="float" office:value="296186.597556461">
                <text:p>296186.597556461</text:p>
              </table:table-cell>
              <table:table-cell office:value-type="float" office:value="3">
                <text:p>3</text:p>
              </table:table-cell>
              <table:table-cell office:value-type="float" office:value="412541.254125413">
                <text:p>412541.2541254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24223.141372362">
                <text:p>424223.141372362</text:p>
              </table:table-cell>
              <table:table-cell office:value-type="float" office:value="4">
                <text:p>4</text:p>
              </table:table-cell>
              <table:table-cell office:value-type="float" office:value="475680.818171007">
                <text:p>475680.818171007</text:p>
              </table:table-cell>
              <table:table-cell office:value-type="float" office:value="4">
                <text:p>4</text:p>
              </table:table-cell>
              <table:table-cell office:value-type="float" office:value="565131.393048884">
                <text:p>565131.393048884</text:p>
              </table:table-cell>
              <table:table-cell office:value-type="float" office:value="4">
                <text:p>4</text:p>
              </table:table-cell>
              <table:table-cell office:value-type="float" office:value="175123.681099777">
                <text:p>175123.6810997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64414.257517706">
                <text:p>464414.257517706</text:p>
              </table:table-cell>
              <table:table-cell office:value-type="float" office:value="5">
                <text:p>5</text:p>
              </table:table-cell>
              <table:table-cell office:value-type="float" office:value="445732.114998886">
                <text:p>445732.114998886</text:p>
              </table:table-cell>
              <table:table-cell office:value-type="float" office:value="5">
                <text:p>5</text:p>
              </table:table-cell>
              <table:table-cell office:value-type="float" office:value="189834.3695126">
                <text:p>189834.3695126</text:p>
              </table:table-cell>
              <table:table-cell office:value-type="float" office:value="5">
                <text:p>5</text:p>
              </table:table-cell>
              <table:table-cell office:value-type="float" office:value="392272.236932431">
                <text:p>392272.2369324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86203.962562295">
                <text:p>486203.962562295</text:p>
              </table:table-cell>
              <table:table-cell office:value-type="float" office:value="6">
                <text:p>6</text:p>
              </table:table-cell>
              <table:table-cell office:value-type="float" office:value="426803.243704652">
                <text:p>426803.243704652</text:p>
              </table:table-cell>
              <table:table-cell office:value-type="float" office:value="6">
                <text:p>6</text:p>
              </table:table-cell>
              <table:table-cell office:value-type="float" office:value="482218.203737191">
                <text:p>482218.203737191</text:p>
              </table:table-cell>
              <table:table-cell office:value-type="float" office:value="6">
                <text:p>6</text:p>
              </table:table-cell>
              <table:table-cell office:value-type="float" office:value="390548.720952939">
                <text:p>390548.7209529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49135.41432742">
                <text:p>449135.41432742</text:p>
              </table:table-cell>
              <table:table-cell office:value-type="float" office:value="7">
                <text:p>7</text:p>
              </table:table-cell>
              <table:table-cell office:value-type="float" office:value="450602.681085953">
                <text:p>450602.681085953</text:p>
              </table:table-cell>
              <table:table-cell office:value-type="float" office:value="7">
                <text:p>7</text:p>
              </table:table-cell>
              <table:table-cell office:value-type="float" office:value="478125.74707148">
                <text:p>478125.74707148</text:p>
              </table:table-cell>
              <table:table-cell office:value-type="float" office:value="7">
                <text:p>7</text:p>
              </table:table-cell>
              <table:table-cell office:value-type="float" office:value="162873.081151513">
                <text:p>162873.0811515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62855.820411942">
                <text:p>462855.820411942</text:p>
              </table:table-cell>
              <table:table-cell office:value-type="float" office:value="8">
                <text:p>8</text:p>
              </table:table-cell>
              <table:table-cell office:value-type="float" office:value="434310.532030402">
                <text:p>434310.532030402</text:p>
              </table:table-cell>
              <table:table-cell office:value-type="float" office:value="8">
                <text:p>8</text:p>
              </table:table-cell>
              <table:table-cell office:value-type="float" office:value="439270.810454645">
                <text:p>439270.810454645</text:p>
              </table:table-cell>
              <table:table-cell office:value-type="float" office:value="8">
                <text:p>8</text:p>
              </table:table-cell>
              <table:table-cell office:value-type="float" office:value="400240.144086452">
                <text:p>400240.1440864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47727.781508843">
                <text:p>447727.781508843</text:p>
              </table:table-cell>
              <table:table-cell office:value-type="float" office:value="9">
                <text:p>9</text:p>
              </table:table-cell>
              <table:table-cell office:value-type="float" office:value="417057.658221249">
                <text:p>417057.658221249</text:p>
              </table:table-cell>
              <table:table-cell office:value-type="float" office:value="9">
                <text:p>9</text:p>
              </table:table-cell>
              <table:table-cell office:value-type="float" office:value="490556.78194751">
                <text:p>490556.78194751</text:p>
              </table:table-cell>
              <table:table-cell office:value-type="float" office:value="9">
                <text:p>9</text:p>
              </table:table-cell>
              <table:table-cell office:value-type="float" office:value="380011.40034201">
                <text:p>380011.400342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36490.615451768">
                <text:p>436490.615451768</text:p>
              </table:table-cell>
              <table:table-cell office:value-type="float" office:value="10">
                <text:p>10</text:p>
              </table:table-cell>
              <table:table-cell office:value-type="float" office:value="175154.354775146">
                <text:p>175154.354775146</text:p>
              </table:table-cell>
              <table:table-cell office:value-type="float" office:value="10">
                <text:p>10</text:p>
              </table:table-cell>
              <table:table-cell office:value-type="float" office:value="182008.463393548">
                <text:p>182008.463393548</text:p>
              </table:table-cell>
              <table:table-cell office:value-type="float" office:value="10">
                <text:p>10</text:p>
              </table:table-cell>
              <table:table-cell office:value-type="float" office:value="381606.563632894">
                <text:p>381606.5636328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369173.973234887">
                <text:p>369173.973234887</text:p>
              </table:table-cell>
              <table:table-cell office:value-type="float" office:value="20">
                <text:p>20</text:p>
              </table:table-cell>
              <table:table-cell office:value-type="float" office:value="171917.30777496">
                <text:p>171917.30777496</text:p>
              </table:table-cell>
              <table:table-cell office:value-type="float" office:value="20">
                <text:p>20</text:p>
              </table:table-cell>
              <table:table-cell office:value-type="float" office:value="401525.798032524">
                <text:p>401525.798032524</text:p>
              </table:table-cell>
              <table:table-cell office:value-type="float" office:value="20">
                <text:p>20</text:p>
              </table:table-cell>
              <table:table-cell office:value-type="float" office:value="214707.461084273">
                <text:p>214707.461084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334616.028107746">
                <text:p>334616.028107746</text:p>
              </table:table-cell>
              <table:table-cell office:value-type="float" office:value="30">
                <text:p>30</text:p>
              </table:table-cell>
              <table:table-cell office:value-type="float" office:value="320051.208193311">
                <text:p>320051.208193311</text:p>
              </table:table-cell>
              <table:table-cell office:value-type="float" office:value="30">
                <text:p>30</text:p>
              </table:table-cell>
              <table:table-cell office:value-type="float" office:value="372335.47426231">
                <text:p>372335.47426231</text:p>
              </table:table-cell>
              <table:table-cell office:value-type="float" office:value="30">
                <text:p>30</text:p>
              </table:table-cell>
              <table:table-cell office:value-type="float" office:value="288454.604456624">
                <text:p>288454.6044566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99031.9625659181">
                <text:p>99031.9625659181</text:p>
              </table:table-cell>
              <table:table-cell office:value-type="float" office:value="40">
                <text:p>40</text:p>
              </table:table-cell>
              <table:table-cell office:value-type="float" office:value="187169.528800711">
                <text:p>187169.528800711</text:p>
              </table:table-cell>
              <table:table-cell office:value-type="float" office:value="40">
                <text:p>40</text:p>
              </table:table-cell>
              <table:table-cell office:value-type="float" office:value="195780.921149234">
                <text:p>195780.921149234</text:p>
              </table:table-cell>
              <table:table-cell office:value-type="float" office:value="40">
                <text:p>40</text:p>
              </table:table-cell>
              <table:table-cell office:value-type="float" office:value="108269.048585736">
                <text:p>108269.0485857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92038.656235619">
                <text:p>92038.656235619</text:p>
              </table:table-cell>
              <table:table-cell office:value-type="float" office:value="50">
                <text:p>50</text:p>
              </table:table-cell>
              <table:table-cell office:value-type="float" office:value="70050.0858113551">
                <text:p>70050.0858113551</text:p>
              </table:table-cell>
              <table:table-cell office:value-type="float" office:value="50">
                <text:p>50</text:p>
              </table:table-cell>
              <table:table-cell office:value-type="float" office:value="131384.463787157">
                <text:p>131384.463787157</text:p>
              </table:table-cell>
              <table:table-cell office:value-type="float" office:value="50">
                <text:p>50</text:p>
              </table:table-cell>
              <table:table-cell office:value-type="float" office:value="97177.0079199261">
                <text:p>97177.00791992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60370.0685200278">
                <text:p>60370.0685200278</text:p>
              </table:table-cell>
              <table:table-cell office:value-type="float" office:value="60">
                <text:p>60</text:p>
              </table:table-cell>
              <table:table-cell office:value-type="float" office:value="147601.47601476">
                <text:p>147601.47601476</text:p>
              </table:table-cell>
              <table:table-cell office:value-type="float" office:value="60">
                <text:p>60</text:p>
              </table:table-cell>
              <table:table-cell office:value-type="float" office:value="149953.139643861">
                <text:p>149953.139643861</text:p>
              </table:table-cell>
              <table:table-cell office:value-type="float" office:value="60">
                <text:p>60</text:p>
              </table:table-cell>
              <table:table-cell office:value-type="float" office:value="128164.04998398">
                <text:p>128164.049983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60196.5417086788">
                <text:p>60196.5417086788</text:p>
              </table:table-cell>
              <table:table-cell office:value-type="float" office:value="70">
                <text:p>70</text:p>
              </table:table-cell>
              <table:table-cell office:value-type="float" office:value="65898.9439694229">
                <text:p>65898.9439694229</text:p>
              </table:table-cell>
              <table:table-cell office:value-type="float" office:value="70">
                <text:p>70</text:p>
              </table:table-cell>
              <table:table-cell office:value-type="float" office:value="66640.0106624017">
                <text:p>66640.0106624017</text:p>
              </table:table-cell>
              <table:table-cell office:value-type="float" office:value="70">
                <text:p>70</text:p>
              </table:table-cell>
              <table:table-cell office:value-type="float" office:value="45922.6433073488">
                <text:p>45922.64330734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57024.7344785801">
                <text:p>57024.7344785801</text:p>
              </table:table-cell>
              <table:table-cell office:value-type="float" office:value="80">
                <text:p>80</text:p>
              </table:table-cell>
              <table:table-cell office:value-type="float" office:value="59887.4116660678">
                <text:p>59887.4116660678</text:p>
              </table:table-cell>
              <table:table-cell office:value-type="float" office:value="80">
                <text:p>80</text:p>
              </table:table-cell>
              <table:table-cell office:value-type="float" office:value="60777.3422068253">
                <text:p>60777.3422068253</text:p>
              </table:table-cell>
              <table:table-cell office:value-type="float" office:value="80">
                <text:p>80</text:p>
              </table:table-cell>
              <table:table-cell office:value-type="float" office:value="46163.7891238113">
                <text:p>46163.78912381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51976.4027131682">
                <text:p>51976.4027131682</text:p>
              </table:table-cell>
              <table:table-cell office:value-type="float" office:value="90">
                <text:p>90</text:p>
              </table:table-cell>
              <table:table-cell office:value-type="float" office:value="41175.5623037727">
                <text:p>41175.5623037727</text:p>
              </table:table-cell>
              <table:table-cell office:value-type="float" office:value="90">
                <text:p>90</text:p>
              </table:table-cell>
              <table:table-cell office:value-type="float" office:value="43793.3828198559">
                <text:p>43793.3828198559</text:p>
              </table:table-cell>
              <table:table-cell office:value-type="float" office:value="90">
                <text:p>90</text:p>
              </table:table-cell>
              <table:table-cell office:value-type="float" office:value="46244.3784177486">
                <text:p>46244.37841774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47301.4521545812">
                <text:p>47301.4521545812</text:p>
              </table:table-cell>
              <table:table-cell office:value-type="float" office:value="100">
                <text:p>100</text:p>
              </table:table-cell>
              <table:table-cell office:value-type="float" office:value="35310.7344632768">
                <text:p>35310.7344632768</text:p>
              </table:table-cell>
              <table:table-cell office:value-type="float" office:value="100">
                <text:p>100</text:p>
              </table:table-cell>
              <table:table-cell office:value-type="float" office:value="35048.3667461096">
                <text:p>35048.3667461096</text:p>
              </table:table-cell>
              <table:table-cell office:value-type="float" office:value="100">
                <text:p>100</text:p>
              </table:table-cell>
              <table:table-cell office:value-type="float" office:value="42949.7916935103">
                <text:p>42949.79169351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23450.1410916822">
                <text:p>23450.1410916822</text:p>
              </table:table-cell>
              <table:table-cell office:value-type="float" office:value="200">
                <text:p>200</text:p>
              </table:table-cell>
              <table:table-cell office:value-type="float" office:value="17.0700905171422">
                <text:p>17.0700905171422</text:p>
              </table:table-cell>
              <table:table-cell office:value-type="float" office:value="200">
                <text:p>200</text:p>
              </table:table-cell>
              <table:table-cell office:value-type="float" office:value="17.4840826441465">
                <text:p>17.4840826441465</text:p>
              </table:table-cell>
              <table:table-cell office:value-type="float" office:value="200">
                <text:p>200</text:p>
              </table:table-cell>
              <table:table-cell office:value-type="float" office:value="17.1524188812798">
                <text:p>17.15241888127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17.3178111713667">
                <text:p>17.3178111713667</text:p>
              </table:table-cell>
              <table:table-cell office:value-type="float" office:value="300">
                <text:p>300</text:p>
              </table:table-cell>
              <table:table-cell office:value-type="float" office:value="16.8812490057999">
                <text:p>16.8812490057999</text:p>
              </table:table-cell>
              <table:table-cell office:value-type="float" office:value="300">
                <text:p>300</text:p>
              </table:table-cell>
              <table:table-cell office:value-type="float" office:value="17.5471769891094">
                <text:p>17.5471769891094</text:p>
              </table:table-cell>
              <table:table-cell office:value-type="float" office:value="300">
                <text:p>300</text:p>
              </table:table-cell>
              <table:table-cell office:value-type="float" office:value="17.6546509465418">
                <text:p>17.65465094654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  <table:table-cell office:value-type="float" office:value="26.2501578618868">
                <text:p>26.2501578618868</text:p>
              </table:table-cell>
              <table:table-cell office:value-type="float" office:value="400">
                <text:p>400</text:p>
              </table:table-cell>
              <table:table-cell office:value-type="float" office:value="17.63345119297">
                <text:p>17.63345119297</text:p>
              </table:table-cell>
              <table:table-cell office:value-type="float" office:value="400">
                <text:p>400</text:p>
              </table:table-cell>
              <table:table-cell office:value-type="float" office:value="17.4295356553832">
                <text:p>17.4295356553832</text:p>
              </table:table-cell>
              <table:table-cell office:value-type="float" office:value="400">
                <text:p>400</text:p>
              </table:table-cell>
              <table:table-cell office:value-type="float" office:value="17.4622826046224">
                <text:p>17.46228260462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12696.1959023028">
                <text:p>12696.1959023028</text:p>
              </table:table-cell>
              <table:table-cell office:value-type="float" office:value="500">
                <text:p>500</text:p>
              </table:table-cell>
              <table:table-cell office:value-type="float" office:value="14709.7761172075">
                <text:p>14709.7761172075</text:p>
              </table:table-cell>
              <table:table-cell office:value-type="float" office:value="500">
                <text:p>500</text:p>
              </table:table-cell>
              <table:table-cell office:value-type="float" office:value="14533.0882085789">
                <text:p>14533.0882085789</text:p>
              </table:table-cell>
              <table:table-cell office:value-type="float" office:value="500">
                <text:p>500</text:p>
              </table:table-cell>
              <table:table-cell office:value-type="float" office:value="12609.7044285282">
                <text:p>12609.70442852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">
                <text:p>600</text:p>
              </table:table-cell>
              <table:table-cell office:value-type="float" office:value="12923.987567124">
                <text:p>12923.987567124</text:p>
              </table:table-cell>
              <table:table-cell office:value-type="float" office:value="600">
                <text:p>600</text:p>
              </table:table-cell>
              <table:table-cell office:value-type="float" office:value="14255.9295757079">
                <text:p>14255.9295757079</text:p>
              </table:table-cell>
              <table:table-cell office:value-type="float" office:value="600">
                <text:p>600</text:p>
              </table:table-cell>
              <table:table-cell office:value-type="float" office:value="14310.3997252403">
                <text:p>14310.3997252403</text:p>
              </table:table-cell>
              <table:table-cell office:value-type="float" office:value="600">
                <text:p>600</text:p>
              </table:table-cell>
              <table:table-cell office:value-type="float" office:value="10750.8096703533">
                <text:p>10750.80967035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0">
                <text:p>700</text:p>
              </table:table-cell>
              <table:table-cell office:value-type="float" office:value="12233.2763466544">
                <text:p>12233.2763466544</text:p>
              </table:table-cell>
              <table:table-cell office:value-type="float" office:value="700">
                <text:p>700</text:p>
              </table:table-cell>
              <table:table-cell office:value-type="float" office:value="11477.9594483693">
                <text:p>11477.9594483693</text:p>
              </table:table-cell>
              <table:table-cell office:value-type="float" office:value="700">
                <text:p>700</text:p>
              </table:table-cell>
              <table:table-cell office:value-type="float" office:value="9154.135037223">
                <text:p>9154.135037223</text:p>
              </table:table-cell>
              <table:table-cell office:value-type="float" office:value="700">
                <text:p>700</text:p>
              </table:table-cell>
              <table:table-cell office:value-type="float" office:value="9856.63524042798">
                <text:p>9856.635240427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">
                <text:p>800</text:p>
              </table:table-cell>
              <table:table-cell office:value-type="float" office:value="9976.28139099291">
                <text:p>9976.28139099291</text:p>
              </table:table-cell>
              <table:table-cell office:value-type="float" office:value="800">
                <text:p>800</text:p>
              </table:table-cell>
              <table:table-cell office:value-type="float" office:value="9936.08612599454">
                <text:p>9936.08612599454</text:p>
              </table:table-cell>
              <table:table-cell office:value-type="float" office:value="800">
                <text:p>800</text:p>
              </table:table-cell>
              <table:table-cell office:value-type="float" office:value="9167.24725899307">
                <text:p>9167.24725899307</text:p>
              </table:table-cell>
              <table:table-cell office:value-type="float" office:value="800">
                <text:p>800</text:p>
              </table:table-cell>
              <table:table-cell office:value-type="float" office:value="9619.98648391899">
                <text:p>9619.986483918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">
                <text:p>900</text:p>
              </table:table-cell>
              <table:table-cell office:value-type="float" office:value="9008.17717282864">
                <text:p>9008.17717282864</text:p>
              </table:table-cell>
              <table:table-cell office:value-type="float" office:value="900">
                <text:p>900</text:p>
              </table:table-cell>
              <table:table-cell office:value-type="float" office:value="8302.3207061954">
                <text:p>8302.3207061954</text:p>
              </table:table-cell>
              <table:table-cell office:value-type="float" office:value="900">
                <text:p>900</text:p>
              </table:table-cell>
              <table:table-cell office:value-type="float" office:value="9880.37337931">
                <text:p>9880.37337931</text:p>
              </table:table-cell>
              <table:table-cell office:value-type="float" office:value="900">
                <text:p>900</text:p>
              </table:table-cell>
              <table:table-cell office:value-type="float" office:value="8271.23018006468">
                <text:p>8271.230180064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">
                <text:p>1000</text:p>
              </table:table-cell>
              <table:table-cell office:value-type="float" office:value="9196.33250259797">
                <text:p>9196.33250259797</text:p>
              </table:table-cell>
              <table:table-cell office:value-type="float" office:value="1000">
                <text:p>1000</text:p>
              </table:table-cell>
              <table:table-cell office:value-type="float" office:value="7755.24448408236">
                <text:p>7755.24448408236</text:p>
              </table:table-cell>
              <table:table-cell office:value-type="float" office:value="1000">
                <text:p>1000</text:p>
              </table:table-cell>
              <table:table-cell office:value-type="float" office:value="7959.23280954949">
                <text:p>7959.23280954949</text:p>
              </table:table-cell>
              <table:table-cell office:value-type="float" office:value="1000">
                <text:p>1000</text:p>
              </table:table-cell>
              <table:table-cell office:value-type="float" office:value="8088.61890876442">
                <text:p>8088.618908764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0">
                <text:p>2000</text:p>
              </table:table-cell>
              <table:table-cell office:value-type="float" office:value="4731.09071748173">
                <text:p>4731.09071748173</text:p>
              </table:table-cell>
              <table:table-cell office:value-type="float" office:value="2000">
                <text:p>2000</text:p>
              </table:table-cell>
              <table:table-cell office:value-type="float" office:value="4543.40485031185">
                <text:p>4543.40485031185</text:p>
              </table:table-cell>
              <table:table-cell office:value-type="float" office:value="2000">
                <text:p>2000</text:p>
              </table:table-cell>
              <table:table-cell office:value-type="float" office:value="4423.16411044641">
                <text:p>4423.16411044641</text:p>
              </table:table-cell>
              <table:table-cell office:value-type="float" office:value="2000">
                <text:p>2000</text:p>
              </table:table-cell>
              <table:table-cell office:value-type="float" office:value="4206.47039275814">
                <text:p>4206.470392758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3095.63260413128">
                <text:p>3095.63260413128</text:p>
              </table:table-cell>
              <table:table-cell office:value-type="float" office:value="3000">
                <text:p>3000</text:p>
              </table:table-cell>
              <table:table-cell office:value-type="float" office:value="2951.02116398603">
                <text:p>2951.02116398603</text:p>
              </table:table-cell>
              <table:table-cell office:value-type="float" office:value="3000">
                <text:p>3000</text:p>
              </table:table-cell>
              <table:table-cell office:value-type="float" office:value="2999.64529194423">
                <text:p>2999.64529194423</text:p>
              </table:table-cell>
              <table:table-cell office:value-type="float" office:value="3000">
                <text:p>3000</text:p>
              </table:table-cell>
              <table:table-cell office:value-type="float" office:value="2863.9139680244">
                <text:p>2863.91396802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00">
                <text:p>4000</text:p>
              </table:table-cell>
              <table:table-cell office:value-type="float" office:value="2349.96639548054">
                <text:p>2349.96639548054</text:p>
              </table:table-cell>
              <table:table-cell office:value-type="float" office:value="4000">
                <text:p>4000</text:p>
              </table:table-cell>
              <table:table-cell office:value-type="float" office:value="2370.89864171217">
                <text:p>2370.89864171217</text:p>
              </table:table-cell>
              <table:table-cell office:value-type="float" office:value="4000">
                <text:p>4000</text:p>
              </table:table-cell>
              <table:table-cell office:value-type="float" office:value="2170.93862159509">
                <text:p>2170.93862159509</text:p>
              </table:table-cell>
              <table:table-cell office:value-type="float" office:value="4000">
                <text:p>4000</text:p>
              </table:table-cell>
              <table:table-cell office:value-type="float" office:value="2133.94335660754">
                <text:p>2133.943356607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00">
                <text:p>5000</text:p>
              </table:table-cell>
              <table:table-cell office:value-type="float" office:value="1813.55889169789">
                <text:p>1813.55889169789</text:p>
              </table:table-cell>
              <table:table-cell office:value-type="float" office:value="5000">
                <text:p>5000</text:p>
              </table:table-cell>
              <table:table-cell office:value-type="float" office:value="1759.41573322331">
                <text:p>1759.41573322331</text:p>
              </table:table-cell>
              <table:table-cell office:value-type="float" office:value="5000">
                <text:p>5000</text:p>
              </table:table-cell>
              <table:table-cell office:value-type="float" office:value="1722.26274323732">
                <text:p>1722.26274323732</text:p>
              </table:table-cell>
              <table:table-cell office:value-type="float" office:value="5000">
                <text:p>5000</text:p>
              </table:table-cell>
              <table:table-cell office:value-type="float" office:value="1646.10137350699">
                <text:p>1646.101373506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00">
                <text:p>6000</text:p>
              </table:table-cell>
              <table:table-cell office:value-type="float" office:value="1503.62712453115">
                <text:p>1503.62712453115</text:p>
              </table:table-cell>
              <table:table-cell office:value-type="float" office:value="6000">
                <text:p>6000</text:p>
              </table:table-cell>
              <table:table-cell office:value-type="float" office:value="1490.16361623965">
                <text:p>1490.16361623965</text:p>
              </table:table-cell>
              <table:table-cell office:value-type="float" office:value="6000">
                <text:p>6000</text:p>
              </table:table-cell>
              <table:table-cell office:value-type="float" office:value="1457.94697738433">
                <text:p>1457.94697738433</text:p>
              </table:table-cell>
              <table:table-cell office:value-type="float" office:value="6000">
                <text:p>6000</text:p>
              </table:table-cell>
              <table:table-cell office:value-type="float" office:value="1403.9678940622">
                <text:p>1403.96789406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1302.6638498732">
                <text:p>1302.6638498732</text:p>
              </table:table-cell>
              <table:table-cell office:value-type="float" office:value="7000">
                <text:p>7000</text:p>
              </table:table-cell>
              <table:table-cell office:value-type="float" office:value="1261.61036362449">
                <text:p>1261.61036362449</text:p>
              </table:table-cell>
              <table:table-cell office:value-type="float" office:value="7000">
                <text:p>7000</text:p>
              </table:table-cell>
              <table:table-cell office:value-type="float" office:value="1228.94547568332">
                <text:p>1228.94547568332</text:p>
              </table:table-cell>
              <table:table-cell office:value-type="float" office:value="7000">
                <text:p>7000</text:p>
              </table:table-cell>
              <table:table-cell office:value-type="float" office:value="1224.53015543267">
                <text:p>1224.530155432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000">
                <text:p>8000</text:p>
              </table:table-cell>
              <table:table-cell office:value-type="float" office:value="1114.93596086575">
                <text:p>1114.93596086575</text:p>
              </table:table-cell>
              <table:table-cell office:value-type="float" office:value="8000">
                <text:p>8000</text:p>
              </table:table-cell>
              <table:table-cell office:value-type="float" office:value="1067.18603053486">
                <text:p>1067.18603053486</text:p>
              </table:table-cell>
              <table:table-cell office:value-type="float" office:value="8000">
                <text:p>8000</text:p>
              </table:table-cell>
              <table:table-cell office:value-type="float" office:value="1110.22601426085">
                <text:p>1110.22601426085</text:p>
              </table:table-cell>
              <table:table-cell office:value-type="float" office:value="8000">
                <text:p>8000</text:p>
              </table:table-cell>
              <table:table-cell office:value-type="float" office:value="1033.0642545305">
                <text:p>1033.06425453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00">
                <text:p>9000</text:p>
              </table:table-cell>
              <table:table-cell office:value-type="float" office:value="978.763044158608">
                <text:p>978.763044158608</text:p>
              </table:table-cell>
              <table:table-cell office:value-type="float" office:value="9000">
                <text:p>9000</text:p>
              </table:table-cell>
              <table:table-cell office:value-type="float" office:value="962.300436932513">
                <text:p>962.300436932513</text:p>
              </table:table-cell>
              <table:table-cell office:value-type="float" office:value="9000">
                <text:p>9000</text:p>
              </table:table-cell>
              <table:table-cell office:value-type="float" office:value="979.756275828825">
                <text:p>979.756275828825</text:p>
              </table:table-cell>
              <table:table-cell office:value-type="float" office:value="9000">
                <text:p>9000</text:p>
              </table:table-cell>
              <table:table-cell office:value-type="float" office:value="896.067785735855">
                <text:p>896.0677857358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0">
                <text:p>10000</text:p>
              </table:table-cell>
              <table:table-cell office:value-type="float" office:value="922.64455764268">
                <text:p>922.64455764268</text:p>
              </table:table-cell>
              <table:table-cell office:value-type="float" office:value="10000">
                <text:p>10000</text:p>
              </table:table-cell>
              <table:table-cell office:value-type="float" office:value="913.565720090772">
                <text:p>913.565720090772</text:p>
              </table:table-cell>
              <table:table-cell office:value-type="float" office:value="10000">
                <text:p>10000</text:p>
              </table:table-cell>
              <table:table-cell office:value-type="float" office:value="863.830322992637">
                <text:p>863.830322992637</text:p>
              </table:table-cell>
              <table:table-cell office:value-type="float" office:value="10000">
                <text:p>10000</text:p>
              </table:table-cell>
              <table:table-cell office:value-type="float" office:value="828.918822529102">
                <text:p>828.9188225291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0">
                <text:p>20000</text:p>
              </table:table-cell>
              <table:table-cell office:value-type="float" office:value="453.720611098142">
                <text:p>453.720611098142</text:p>
              </table:table-cell>
              <table:table-cell office:value-type="float" office:value="20000">
                <text:p>20000</text:p>
              </table:table-cell>
              <table:table-cell office:value-type="float" office:value="451.472517118427">
                <text:p>451.472517118427</text:p>
              </table:table-cell>
              <table:table-cell office:value-type="float" office:value="20000">
                <text:p>20000</text:p>
              </table:table-cell>
              <table:table-cell office:value-type="float" office:value="446.92203121147">
                <text:p>446.92203121147</text:p>
              </table:table-cell>
              <table:table-cell office:value-type="float" office:value="20000">
                <text:p>20000</text:p>
              </table:table-cell>
              <table:table-cell office:value-type="float" office:value="409.821243145612">
                <text:p>409.8212431456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000">
                <text:p>30000</text:p>
              </table:table-cell>
              <table:table-cell office:value-type="float" office:value="292.698575494573">
                <text:p>292.698575494573</text:p>
              </table:table-cell>
              <table:table-cell office:value-type="float" office:value="30000">
                <text:p>30000</text:p>
              </table:table-cell>
              <table:table-cell office:value-type="float" office:value="299.800430348528">
                <text:p>299.800430348528</text:p>
              </table:table-cell>
              <table:table-cell office:value-type="float" office:value="30000">
                <text:p>30000</text:p>
              </table:table-cell>
              <table:table-cell office:value-type="float" office:value="293.041280578674">
                <text:p>293.041280578674</text:p>
              </table:table-cell>
              <table:table-cell office:value-type="float" office:value="30000">
                <text:p>30000</text:p>
              </table:table-cell>
              <table:table-cell office:value-type="float" office:value="270.943106215049">
                <text:p>270.9431062150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">
                <text:p>40000</text:p>
              </table:table-cell>
              <table:table-cell office:value-type="float" office:value="214.710180977064">
                <text:p>214.710180977064</text:p>
              </table:table-cell>
              <table:table-cell office:value-type="float" office:value="40000">
                <text:p>40000</text:p>
              </table:table-cell>
              <table:table-cell office:value-type="float" office:value="227.852767921247">
                <text:p>227.852767921247</text:p>
              </table:table-cell>
              <table:table-cell office:value-type="float" office:value="40000">
                <text:p>40000</text:p>
              </table:table-cell>
              <table:table-cell office:value-type="float" office:value="198.298965038042">
                <text:p>198.298965038042</text:p>
              </table:table-cell>
              <table:table-cell office:value-type="float" office:value="40000">
                <text:p>40000</text:p>
              </table:table-cell>
              <table:table-cell office:value-type="float" office:value="211.118971187697">
                <text:p>211.1189711876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000">
                <text:p>50000</text:p>
              </table:table-cell>
              <table:table-cell office:value-type="float" office:value="182.094302997636">
                <text:p>182.094302997636</text:p>
              </table:table-cell>
              <table:table-cell office:value-type="float" office:value="50000">
                <text:p>50000</text:p>
              </table:table-cell>
              <table:table-cell office:value-type="float" office:value="179.237383469375">
                <text:p>179.237383469375</text:p>
              </table:table-cell>
              <table:table-cell office:value-type="float" office:value="50000">
                <text:p>50000</text:p>
              </table:table-cell>
              <table:table-cell office:value-type="float" office:value="175.791644711023">
                <text:p>175.791644711023</text:p>
              </table:table-cell>
              <table:table-cell office:value-type="float" office:value="50000">
                <text:p>50000</text:p>
              </table:table-cell>
              <table:table-cell office:value-type="float" office:value="165.25619130255">
                <text:p>165.256191302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0000">
                <text:p>60000</text:p>
              </table:table-cell>
              <table:table-cell office:value-type="float" office:value="153.677858858643">
                <text:p>153.677858858643</text:p>
              </table:table-cell>
              <table:table-cell office:value-type="float" office:value="60000">
                <text:p>60000</text:p>
              </table:table-cell>
              <table:table-cell office:value-type="float" office:value="145.780144081077">
                <text:p>145.780144081077</text:p>
              </table:table-cell>
              <table:table-cell office:value-type="float" office:value="60000">
                <text:p>60000</text:p>
              </table:table-cell>
              <table:table-cell office:value-type="float" office:value="143.414828490924">
                <text:p>143.414828490924</text:p>
              </table:table-cell>
              <table:table-cell office:value-type="float" office:value="60000">
                <text:p>60000</text:p>
              </table:table-cell>
              <table:table-cell office:value-type="float" office:value="136.88843551439">
                <text:p>136.888435514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000">
                <text:p>70000</text:p>
              </table:table-cell>
              <table:table-cell office:value-type="float" office:value="132.105727648586">
                <text:p>132.105727648586</text:p>
              </table:table-cell>
              <table:table-cell office:value-type="float" office:value="70000">
                <text:p>70000</text:p>
              </table:table-cell>
              <table:table-cell office:value-type="float" office:value="125.764819096583">
                <text:p>125.764819096583</text:p>
              </table:table-cell>
              <table:table-cell office:value-type="float" office:value="70000">
                <text:p>70000</text:p>
              </table:table-cell>
              <table:table-cell office:value-type="float" office:value="125.323219025468">
                <text:p>125.323219025468</text:p>
              </table:table-cell>
              <table:table-cell office:value-type="float" office:value="70000">
                <text:p>70000</text:p>
              </table:table-cell>
              <table:table-cell office:value-type="float" office:value="118.08452029433">
                <text:p>118.084520294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0000">
                <text:p>80000</text:p>
              </table:table-cell>
              <table:table-cell office:value-type="float" office:value="114.117573452989">
                <text:p>114.117573452989</text:p>
              </table:table-cell>
              <table:table-cell office:value-type="float" office:value="80000">
                <text:p>80000</text:p>
              </table:table-cell>
              <table:table-cell office:value-type="float" office:value="107.820036283599">
                <text:p>107.820036283599</text:p>
              </table:table-cell>
              <table:table-cell office:value-type="float" office:value="80000">
                <text:p>80000</text:p>
              </table:table-cell>
              <table:table-cell office:value-type="float" office:value="110.657142234301">
                <text:p>110.657142234301</text:p>
              </table:table-cell>
              <table:table-cell office:value-type="float" office:value="80000">
                <text:p>80000</text:p>
              </table:table-cell>
              <table:table-cell office:value-type="float" office:value="102.336439846931">
                <text:p>102.3364398469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000">
                <text:p>90000</text:p>
              </table:table-cell>
              <table:table-cell office:value-type="float" office:value="99.7535638082898">
                <text:p>99.7535638082898</text:p>
              </table:table-cell>
              <table:table-cell office:value-type="float" office:value="90000">
                <text:p>90000</text:p>
              </table:table-cell>
              <table:table-cell office:value-type="float" office:value="92.1351019997003">
                <text:p>92.1351019997003</text:p>
              </table:table-cell>
              <table:table-cell office:value-type="float" office:value="90000">
                <text:p>90000</text:p>
              </table:table-cell>
              <table:table-cell office:value-type="float" office:value="97.6429067408041">
                <text:p>97.6429067408041</text:p>
              </table:table-cell>
              <table:table-cell office:value-type="float" office:value="90000">
                <text:p>90000</text:p>
              </table:table-cell>
              <table:table-cell office:value-type="float" office:value="88.6854720071402">
                <text:p>88.68547200714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000">
                <text:p>100000</text:p>
              </table:table-cell>
              <table:table-cell office:value-type="float" office:value="91.8283174104561">
                <text:p>91.8283174104561</text:p>
              </table:table-cell>
              <table:table-cell office:value-type="float" office:value="100000">
                <text:p>100000</text:p>
              </table:table-cell>
              <table:table-cell office:value-type="float" office:value="88.6529040519371">
                <text:p>88.6529040519371</text:p>
              </table:table-cell>
              <table:table-cell office:value-type="float" office:value="100000">
                <text:p>100000</text:p>
              </table:table-cell>
              <table:table-cell office:value-type="float" office:value="88.8136676596553">
                <text:p>88.8136676596553</text:p>
              </table:table-cell>
              <table:table-cell office:value-type="float" office:value="100000">
                <text:p>100000</text:p>
              </table:table-cell>
              <table:table-cell office:value-type="float" office:value="81.0939991359705">
                <text:p>81.09399913597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0000">
                <text:p>200000</text:p>
              </table:table-cell>
              <table:table-cell office:value-type="float" office:value="44.6891389974483">
                <text:p>44.6891389974483</text:p>
              </table:table-cell>
              <table:table-cell office:value-type="float" office:value="200000">
                <text:p>200000</text:p>
              </table:table-cell>
              <table:table-cell office:value-type="float" office:value="43.5597934394595">
                <text:p>43.5597934394595</text:p>
              </table:table-cell>
              <table:table-cell office:value-type="float" office:value="200000">
                <text:p>200000</text:p>
              </table:table-cell>
              <table:table-cell office:value-type="float" office:value="40.7612877007094">
                <text:p>40.7612877007094</text:p>
              </table:table-cell>
              <table:table-cell office:value-type="float" office:value="200000">
                <text:p>200000</text:p>
              </table:table-cell>
              <table:table-cell office:value-type="float" office:value="40.5606844015195">
                <text:p>40.56068440151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0000">
                <text:p>300000</text:p>
              </table:table-cell>
              <table:table-cell office:value-type="float" office:value="27.8902332642424">
                <text:p>27.8902332642424</text:p>
              </table:table-cell>
              <table:table-cell office:value-type="float" office:value="300000">
                <text:p>300000</text:p>
              </table:table-cell>
              <table:table-cell office:value-type="float" office:value="24.6875504526096">
                <text:p>24.6875504526096</text:p>
              </table:table-cell>
              <table:table-cell office:value-type="float" office:value="300000">
                <text:p>300000</text:p>
              </table:table-cell>
              <table:table-cell office:value-type="float" office:value="22.238801248553">
                <text:p>22.238801248553</text:p>
              </table:table-cell>
              <table:table-cell office:value-type="float" office:value="300000">
                <text:p>300000</text:p>
              </table:table-cell>
              <table:table-cell office:value-type="float" office:value="21.7716610828162">
                <text:p>21.77166108281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0000">
                <text:p>400000</text:p>
              </table:table-cell>
              <table:table-cell office:value-type="float" office:value="17.8460854544633">
                <text:p>17.8460854544633</text:p>
              </table:table-cell>
              <table:table-cell office:value-type="float" office:value="400000">
                <text:p>400000</text:p>
              </table:table-cell>
              <table:table-cell office:value-type="float" office:value="17.0998588150157">
                <text:p>17.0998588150157</text:p>
              </table:table-cell>
              <table:table-cell office:value-type="float" office:value="400000">
                <text:p>400000</text:p>
              </table:table-cell>
              <table:table-cell office:value-type="float" office:value="17.0022408868478">
                <text:p>17.0022408868478</text:p>
              </table:table-cell>
              <table:table-cell office:value-type="float" office:value="400000">
                <text:p>400000</text:p>
              </table:table-cell>
              <table:table-cell office:value-type="float" office:value="16.279172837321">
                <text:p>16.2791728373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00">
                <text:p>500000</text:p>
              </table:table-cell>
              <table:table-cell office:value-type="float" office:value="14.6941799512462">
                <text:p>14.6941799512462</text:p>
              </table:table-cell>
              <table:table-cell office:value-type="float" office:value="500000">
                <text:p>500000</text:p>
              </table:table-cell>
              <table:table-cell office:value-type="float" office:value="7.68028553458349">
                <text:p>7.68028553458349</text:p>
              </table:table-cell>
              <table:table-cell office:value-type="float" office:value="500000">
                <text:p>500000</text:p>
              </table:table-cell>
              <table:table-cell office:value-type="float" office:value="5.14242374526095">
                <text:p>5.14242374526095</text:p>
              </table:table-cell>
              <table:table-cell office:value-type="float" office:value="500000">
                <text:p>500000</text:p>
              </table:table-cell>
              <table:table-cell office:value-type="float" office:value="4.89710861387302">
                <text:p>4.897108613873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0000">
                <text:p>600000</text:p>
              </table:table-cell>
              <table:table-cell office:value-type="float" office:value="4.69703563552163">
                <text:p>4.69703563552163</text:p>
              </table:table-cell>
              <table:table-cell office:value-type="float" office:value="600000">
                <text:p>600000</text:p>
              </table:table-cell>
              <table:table-cell office:value-type="float" office:value="11.5101846228434">
                <text:p>11.5101846228434</text:p>
              </table:table-cell>
              <table:table-cell office:value-type="float" office:value="600000">
                <text:p>600000</text:p>
              </table:table-cell>
              <table:table-cell office:value-type="float" office:value="11.1828095078908">
                <text:p>11.1828095078908</text:p>
              </table:table-cell>
              <table:table-cell office:value-type="float" office:value="600000">
                <text:p>600000</text:p>
              </table:table-cell>
              <table:table-cell office:value-type="float" office:value="10.7520843789175">
                <text:p>10.75208437891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00000">
                <text:p>700000</text:p>
              </table:table-cell>
              <table:table-cell office:value-type="float" office:value="10.2472845502915">
                <text:p>10.2472845502915</text:p>
              </table:table-cell>
              <table:table-cell office:value-type="float" office:value="700000">
                <text:p>700000</text:p>
              </table:table-cell>
              <table:table-cell office:value-type="float" office:value="4.45299883332321">
                <text:p>4.45299883332321</text:p>
              </table:table-cell>
              <table:table-cell office:value-type="float" office:value="700000">
                <text:p>700000</text:p>
              </table:table-cell>
              <table:table-cell office:value-type="float" office:value="4.29851026916468">
                <text:p>4.29851026916468</text:p>
              </table:table-cell>
              <table:table-cell office:value-type="float" office:value="700000">
                <text:p>700000</text:p>
              </table:table-cell>
              <table:table-cell office:value-type="float" office:value="4.35576505585219">
                <text:p>4.355765055852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00000">
                <text:p>800000</text:p>
              </table:table-cell>
              <table:table-cell office:value-type="float" office:value="9.02173432783219">
                <text:p>9.02173432783219</text:p>
              </table:table-cell>
              <table:table-cell office:value-type="float" office:value="800000">
                <text:p>800000</text:p>
              </table:table-cell>
              <table:table-cell office:value-type="float" office:value="3.19406572229727">
                <text:p>3.19406572229727</text:p>
              </table:table-cell>
              <table:table-cell office:value-type="float" office:value="800000">
                <text:p>800000</text:p>
              </table:table-cell>
              <table:table-cell office:value-type="float" office:value="3.16712666436623">
                <text:p>3.16712666436623</text:p>
              </table:table-cell>
              <table:table-cell office:value-type="float" office:value="800000">
                <text:p>800000</text:p>
              </table:table-cell>
              <table:table-cell office:value-type="float" office:value="3.03171219769354">
                <text:p>3.031712197693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00000">
                <text:p>900000</text:p>
              </table:table-cell>
              <table:table-cell office:value-type="float" office:value="3.76528047301261">
                <text:p>3.76528047301261</text:p>
              </table:table-cell>
              <table:table-cell office:value-type="float" office:value="900000">
                <text:p>900000</text:p>
              </table:table-cell>
              <table:table-cell office:value-type="float" office:value="3.55136811058381">
                <text:p>3.55136811058381</text:p>
              </table:table-cell>
              <table:table-cell office:value-type="float" office:value="900000">
                <text:p>900000</text:p>
              </table:table-cell>
              <table:table-cell office:value-type="float" office:value="3.7945073754428">
                <text:p>3.7945073754428</text:p>
              </table:table-cell>
              <table:table-cell office:value-type="float" office:value="900000">
                <text:p>900000</text:p>
              </table:table-cell>
              <table:table-cell office:value-type="float" office:value="3.5869359845812">
                <text:p>3.58693598458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0000">
                <text:p>1000000</text:p>
              </table:table-cell>
              <table:table-cell office:value-type="float" office:value="3.3837821069277">
                <text:p>3.3837821069277</text:p>
              </table:table-cell>
              <table:table-cell office:value-type="float" office:value="1000000">
                <text:p>1000000</text:p>
              </table:table-cell>
              <table:table-cell office:value-type="float" office:value="3.40843401864467">
                <text:p>3.40843401864467</text:p>
              </table:table-cell>
              <table:table-cell office:value-type="float" office:value="1000000">
                <text:p>1000000</text:p>
              </table:table-cell>
              <table:table-cell office:value-type="float" office:value="3.6052533935403">
                <text:p>3.6052533935403</text:p>
              </table:table-cell>
              <table:table-cell office:value-type="float" office:value="1000000">
                <text:p>1000000</text:p>
              </table:table-cell>
              <table:table-cell office:value-type="float" office:value="3.54399066660288">
                <text:p>3.543990666602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0.4$Linux_X86_64 LibreOffice_project/20$Build-4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15cm" svg:y="0.316cm" chart:style-name="ch2">
          <text:p>filtering odd integers from a map</text:p>
        </chart:title>
        <chart:legend chart:legend-position="end" svg:x="9.999cm" svg:y="3.255cm" style:legend-expansion="high" chart:style-name="ch3"/>
        <chart:plot-area chart:style-name="ch4" table:cell-range-address="map_filter.B2:map_filter.B56 map_filter.A2:map_filter.A2 map_filter.E2:map_filter.E221 map_filter.A57:map_filter.A57 map_filter.A112:map_filter.A112 map_filter.A167:map_filter.A167" chart:data-source-has-labels="row" svg:x="1.331cm" svg:y="1.275cm" svg:width="8.348cm" svg:height="6.564cm">
          <chart:coordinate-region svg:x="2.693cm" svg:y="1.275cm" svg:width="6.104cm" svg:height="4.918cm"/>
          <chart:axis chart:dimension="x" chart:name="primary-x" chart:style-name="ch5">
            <chart:title svg:x="4.8cm" svg:y="8.019cm" chart:style-name="ch6">
              <text:p>Map size</text:p>
            </chart:title>
          </chart:axis>
          <chart:axis chart:dimension="y" chart:name="primary-y" chart:style-name="ch7">
            <chart:title svg:x="0.451cm" svg:y="6.162cm" chart:style-name="ch8">
              <text:p>Average running time</text:p>
            </chart:title>
            <chart:grid chart:style-name="ch9" chart:class="major"/>
          </chart:axis>
          <chart:series chart:style-name="ch10" chart:values-cell-range-address="map_filter.E2:map_filter.E56" chart:label-cell-address="map_filter.A2:map_filter.A2" chart:class="chart:scatter">
            <chart:domain table:cell-range-address="map_filter.B2:map_filter.B56"/>
            <chart:data-point chart:repeated="55"/>
          </chart:series>
          <chart:series chart:style-name="ch11" chart:values-cell-range-address="map_filter.E57:map_filter.E111" chart:label-cell-address="map_filter.A57:map_filter.A57" chart:class="chart:scatter">
            <chart:domain table:cell-range-address="map_filter.B57:map_filter.B111"/>
            <chart:data-point chart:repeated="55"/>
          </chart:series>
          <chart:series chart:style-name="ch12" chart:values-cell-range-address="map_filter.E112:map_filter.E166" chart:label-cell-address="map_filter.A112:map_filter.A112" chart:class="chart:scatter">
            <chart:domain table:cell-range-address="map_filter.B112:map_filter.B166"/>
            <chart:data-point chart:repeated="55"/>
          </chart:series>
          <chart:series chart:style-name="ch13" chart:values-cell-range-address="map_filter.E167:map_filter.E221" chart:label-cell-address="map_filter.A167:map_filter.A167" chart:class="chart:scatter">
            <chart:domain table:cell-range-address="map_filter.B167:map_filter.B221"/>
            <chart:data-point chart:repeated="5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:maps.filter</text:p>
                <draw:g>
                  <svg:desc>map_filter.A2:map_filter.A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apsFilterProf.direct_filter</text:p>
                <draw:g>
                  <svg:desc>map_filter.A57:map_filter.A5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apsFilterProf.direct_filter_inlined</text:p>
                <draw:g>
                  <svg:desc>map_filter.A112:map_filter.A11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apsFilterProf.wrapped_filter</text:p>
                <draw:g>
                  <svg:desc>map_filter.A167:map_filter.A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p_filter.B2:map_filter.B56</svg:desc>
                </draw:g>
              </table:table-cell>
              <table:table-cell office:value-type="float" office:value="1846.75">
                <text:p>1846.75</text:p>
                <draw:g>
                  <svg:desc>map_filter.E2:map_filter.E56</svg:desc>
                </draw:g>
              </table:table-cell>
              <table:table-cell office:value-type="float" office:value="1">
                <text:p>1</text:p>
                <draw:g>
                  <svg:desc>map_filter.B57:map_filter.B111</svg:desc>
                </draw:g>
              </table:table-cell>
              <table:table-cell office:value-type="float" office:value="2083.25">
                <text:p>2083.25</text:p>
                <draw:g>
                  <svg:desc>map_filter.E57:map_filter.E111</svg:desc>
                </draw:g>
              </table:table-cell>
              <table:table-cell office:value-type="float" office:value="1">
                <text:p>1</text:p>
                <draw:g>
                  <svg:desc>map_filter.B112:map_filter.B166</svg:desc>
                </draw:g>
              </table:table-cell>
              <table:table-cell office:value-type="float" office:value="1617.5">
                <text:p>1617.5</text:p>
                <draw:g>
                  <svg:desc>map_filter.E112:map_filter.E166</svg:desc>
                </draw:g>
              </table:table-cell>
              <table:table-cell office:value-type="float" office:value="1">
                <text:p>1</text:p>
                <draw:g>
                  <svg:desc>map_filter.B167:map_filter.B221</svg:desc>
                </draw:g>
              </table:table-cell>
              <table:table-cell office:value-type="float" office:value="2127">
                <text:p>2127</text:p>
                <draw:g>
                  <svg:desc>map_filter.E167:map_filter.E2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194.5">
                <text:p>2194.5</text:p>
              </table:table-cell>
              <table:table-cell office:value-type="float" office:value="2">
                <text:p>2</text:p>
              </table:table-cell>
              <table:table-cell office:value-type="float" office:value="1930.5">
                <text:p>1930.5</text:p>
              </table:table-cell>
              <table:table-cell office:value-type="float" office:value="2">
                <text:p>2</text:p>
              </table:table-cell>
              <table:table-cell office:value-type="float" office:value="1857.75">
                <text:p>1857.75</text:p>
              </table:table-cell>
              <table:table-cell office:value-type="float" office:value="2">
                <text:p>2</text:p>
              </table:table-cell>
              <table:table-cell office:value-type="float" office:value="2378.75">
                <text:p>2378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180.25">
                <text:p>5180.25</text:p>
              </table:table-cell>
              <table:table-cell office:value-type="float" office:value="3">
                <text:p>3</text:p>
              </table:table-cell>
              <table:table-cell office:value-type="float" office:value="2005.75">
                <text:p>2005.75</text:p>
              </table:table-cell>
              <table:table-cell office:value-type="float" office:value="3">
                <text:p>3</text:p>
              </table:table-cell>
              <table:table-cell office:value-type="float" office:value="3376.25">
                <text:p>3376.25</text:p>
              </table:table-cell>
              <table:table-cell office:value-type="float" office:value="3">
                <text:p>3</text:p>
              </table:table-cell>
              <table:table-cell office:value-type="float" office:value="2424">
                <text:p>24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357.25">
                <text:p>2357.25</text:p>
              </table:table-cell>
              <table:table-cell office:value-type="float" office:value="4">
                <text:p>4</text:p>
              </table:table-cell>
              <table:table-cell office:value-type="float" office:value="2102.25">
                <text:p>2102.25</text:p>
              </table:table-cell>
              <table:table-cell office:value-type="float" office:value="4">
                <text:p>4</text:p>
              </table:table-cell>
              <table:table-cell office:value-type="float" office:value="1769.5">
                <text:p>1769.5</text:p>
              </table:table-cell>
              <table:table-cell office:value-type="float" office:value="4">
                <text:p>4</text:p>
              </table:table-cell>
              <table:table-cell office:value-type="float" office:value="5710.25">
                <text:p>5710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153.25">
                <text:p>2153.25</text:p>
              </table:table-cell>
              <table:table-cell office:value-type="float" office:value="5">
                <text:p>5</text:p>
              </table:table-cell>
              <table:table-cell office:value-type="float" office:value="2243.5">
                <text:p>2243.5</text:p>
              </table:table-cell>
              <table:table-cell office:value-type="float" office:value="5">
                <text:p>5</text:p>
              </table:table-cell>
              <table:table-cell office:value-type="float" office:value="5267.75">
                <text:p>5267.75</text:p>
              </table:table-cell>
              <table:table-cell office:value-type="float" office:value="5">
                <text:p>5</text:p>
              </table:table-cell>
              <table:table-cell office:value-type="float" office:value="2549.25">
                <text:p>2549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056.75">
                <text:p>2056.75</text:p>
              </table:table-cell>
              <table:table-cell office:value-type="float" office:value="6">
                <text:p>6</text:p>
              </table:table-cell>
              <table:table-cell office:value-type="float" office:value="2343">
                <text:p>2343</text:p>
              </table:table-cell>
              <table:table-cell office:value-type="float" office:value="6">
                <text:p>6</text:p>
              </table:table-cell>
              <table:table-cell office:value-type="float" office:value="2073.75">
                <text:p>2073.75</text:p>
              </table:table-cell>
              <table:table-cell office:value-type="float" office:value="6">
                <text:p>6</text:p>
              </table:table-cell>
              <table:table-cell office:value-type="float" office:value="2560.5">
                <text:p>256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226.5">
                <text:p>2226.5</text:p>
              </table:table-cell>
              <table:table-cell office:value-type="float" office:value="7">
                <text:p>7</text:p>
              </table:table-cell>
              <table:table-cell office:value-type="float" office:value="2219.25">
                <text:p>2219.25</text:p>
              </table:table-cell>
              <table:table-cell office:value-type="float" office:value="7">
                <text:p>7</text:p>
              </table:table-cell>
              <table:table-cell office:value-type="float" office:value="2091.5">
                <text:p>2091.5</text:p>
              </table:table-cell>
              <table:table-cell office:value-type="float" office:value="7">
                <text:p>7</text:p>
              </table:table-cell>
              <table:table-cell office:value-type="float" office:value="6139.75">
                <text:p>6139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160.5">
                <text:p>2160.5</text:p>
              </table:table-cell>
              <table:table-cell office:value-type="float" office:value="8">
                <text:p>8</text:p>
              </table:table-cell>
              <table:table-cell office:value-type="float" office:value="2302.5">
                <text:p>2302.5</text:p>
              </table:table-cell>
              <table:table-cell office:value-type="float" office:value="8">
                <text:p>8</text:p>
              </table:table-cell>
              <table:table-cell office:value-type="float" office:value="2276.5">
                <text:p>2276.5</text:p>
              </table:table-cell>
              <table:table-cell office:value-type="float" office:value="8">
                <text:p>8</text:p>
              </table:table-cell>
              <table:table-cell office:value-type="float" office:value="2498.5">
                <text:p>2498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233.5">
                <text:p>2233.5</text:p>
              </table:table-cell>
              <table:table-cell office:value-type="float" office:value="9">
                <text:p>9</text:p>
              </table:table-cell>
              <table:table-cell office:value-type="float" office:value="2397.75">
                <text:p>2397.75</text:p>
              </table:table-cell>
              <table:table-cell office:value-type="float" office:value="9">
                <text:p>9</text:p>
              </table:table-cell>
              <table:table-cell office:value-type="float" office:value="2038.5">
                <text:p>2038.5</text:p>
              </table:table-cell>
              <table:table-cell office:value-type="float" office:value="9">
                <text:p>9</text:p>
              </table:table-cell>
              <table:table-cell office:value-type="float" office:value="2631.5">
                <text:p>2631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291">
                <text:p>2291</text:p>
              </table:table-cell>
              <table:table-cell office:value-type="float" office:value="10">
                <text:p>10</text:p>
              </table:table-cell>
              <table:table-cell office:value-type="float" office:value="5709.25">
                <text:p>5709.25</text:p>
              </table:table-cell>
              <table:table-cell office:value-type="float" office:value="10">
                <text:p>10</text:p>
              </table:table-cell>
              <table:table-cell office:value-type="float" office:value="5494.25">
                <text:p>5494.25</text:p>
              </table:table-cell>
              <table:table-cell office:value-type="float" office:value="10">
                <text:p>10</text:p>
              </table:table-cell>
              <table:table-cell office:value-type="float" office:value="2620.5">
                <text:p>2620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708.75">
                <text:p>2708.75</text:p>
              </table:table-cell>
              <table:table-cell office:value-type="float" office:value="20">
                <text:p>20</text:p>
              </table:table-cell>
              <table:table-cell office:value-type="float" office:value="5816.75">
                <text:p>5816.75</text:p>
              </table:table-cell>
              <table:table-cell office:value-type="float" office:value="20">
                <text:p>20</text:p>
              </table:table-cell>
              <table:table-cell office:value-type="float" office:value="2490.5">
                <text:p>2490.5</text:p>
              </table:table-cell>
              <table:table-cell office:value-type="float" office:value="20">
                <text:p>20</text:p>
              </table:table-cell>
              <table:table-cell office:value-type="float" office:value="4657.5">
                <text:p>4657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2988.5">
                <text:p>2988.5</text:p>
              </table:table-cell>
              <table:table-cell office:value-type="float" office:value="30">
                <text:p>30</text:p>
              </table:table-cell>
              <table:table-cell office:value-type="float" office:value="3124.5">
                <text:p>3124.5</text:p>
              </table:table-cell>
              <table:table-cell office:value-type="float" office:value="30">
                <text:p>30</text:p>
              </table:table-cell>
              <table:table-cell office:value-type="float" office:value="2685.75">
                <text:p>2685.75</text:p>
              </table:table-cell>
              <table:table-cell office:value-type="float" office:value="30">
                <text:p>30</text:p>
              </table:table-cell>
              <table:table-cell office:value-type="float" office:value="3466.75">
                <text:p>3466.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10097.75">
                <text:p>10097.75</text:p>
              </table:table-cell>
              <table:table-cell office:value-type="float" office:value="40">
                <text:p>40</text:p>
              </table:table-cell>
              <table:table-cell office:value-type="float" office:value="5342.75">
                <text:p>5342.75</text:p>
              </table:table-cell>
              <table:table-cell office:value-type="float" office:value="40">
                <text:p>40</text:p>
              </table:table-cell>
              <table:table-cell office:value-type="float" office:value="5107.75">
                <text:p>5107.75</text:p>
              </table:table-cell>
              <table:table-cell office:value-type="float" office:value="40">
                <text:p>40</text:p>
              </table:table-cell>
              <table:table-cell office:value-type="float" office:value="9236.25">
                <text:p>9236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10865">
                <text:p>10865</text:p>
              </table:table-cell>
              <table:table-cell office:value-type="float" office:value="50">
                <text:p>50</text:p>
              </table:table-cell>
              <table:table-cell office:value-type="float" office:value="14275.5">
                <text:p>14275.5</text:p>
              </table:table-cell>
              <table:table-cell office:value-type="float" office:value="50">
                <text:p>50</text:p>
              </table:table-cell>
              <table:table-cell office:value-type="float" office:value="7611.25">
                <text:p>7611.25</text:p>
              </table:table-cell>
              <table:table-cell office:value-type="float" office:value="50">
                <text:p>50</text:p>
              </table:table-cell>
              <table:table-cell office:value-type="float" office:value="10290.5">
                <text:p>10290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16564.5">
                <text:p>16564.5</text:p>
              </table:table-cell>
              <table:table-cell office:value-type="float" office:value="60">
                <text:p>60</text:p>
              </table:table-cell>
              <table:table-cell office:value-type="float" office:value="6775">
                <text:p>6775</text:p>
              </table:table-cell>
              <table:table-cell office:value-type="float" office:value="60">
                <text:p>60</text:p>
              </table:table-cell>
              <table:table-cell office:value-type="float" office:value="6668.75">
                <text:p>6668.75</text:p>
              </table:table-cell>
              <table:table-cell office:value-type="float" office:value="60">
                <text:p>60</text:p>
              </table:table-cell>
              <table:table-cell office:value-type="float" office:value="7802.5">
                <text:p>7802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16612.25">
                <text:p>16612.25</text:p>
              </table:table-cell>
              <table:table-cell office:value-type="float" office:value="70">
                <text:p>70</text:p>
              </table:table-cell>
              <table:table-cell office:value-type="float" office:value="15174.75">
                <text:p>15174.75</text:p>
              </table:table-cell>
              <table:table-cell office:value-type="float" office:value="70">
                <text:p>70</text:p>
              </table:table-cell>
              <table:table-cell office:value-type="float" office:value="15006">
                <text:p>15006</text:p>
              </table:table-cell>
              <table:table-cell office:value-type="float" office:value="70">
                <text:p>70</text:p>
              </table:table-cell>
              <table:table-cell office:value-type="float" office:value="21775.75">
                <text:p>21775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7536.25">
                <text:p>17536.25</text:p>
              </table:table-cell>
              <table:table-cell office:value-type="float" office:value="80">
                <text:p>80</text:p>
              </table:table-cell>
              <table:table-cell office:value-type="float" office:value="16698">
                <text:p>16698</text:p>
              </table:table-cell>
              <table:table-cell office:value-type="float" office:value="80">
                <text:p>80</text:p>
              </table:table-cell>
              <table:table-cell office:value-type="float" office:value="16453.5">
                <text:p>16453.5</text:p>
              </table:table-cell>
              <table:table-cell office:value-type="float" office:value="80">
                <text:p>80</text:p>
              </table:table-cell>
              <table:table-cell office:value-type="float" office:value="21662">
                <text:p>216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19239.5">
                <text:p>19239.5</text:p>
              </table:table-cell>
              <table:table-cell office:value-type="float" office:value="90">
                <text:p>90</text:p>
              </table:table-cell>
              <table:table-cell office:value-type="float" office:value="24286.25">
                <text:p>24286.25</text:p>
              </table:table-cell>
              <table:table-cell office:value-type="float" office:value="90">
                <text:p>90</text:p>
              </table:table-cell>
              <table:table-cell office:value-type="float" office:value="22834.5">
                <text:p>22834.5</text:p>
              </table:table-cell>
              <table:table-cell office:value-type="float" office:value="90">
                <text:p>90</text:p>
              </table:table-cell>
              <table:table-cell office:value-type="float" office:value="21624.25">
                <text:p>21624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21141">
                <text:p>21141</text:p>
              </table:table-cell>
              <table:table-cell office:value-type="float" office:value="100">
                <text:p>100</text:p>
              </table:table-cell>
              <table:table-cell office:value-type="float" office:value="28320">
                <text:p>28320</text:p>
              </table:table-cell>
              <table:table-cell office:value-type="float" office:value="100">
                <text:p>100</text:p>
              </table:table-cell>
              <table:table-cell office:value-type="float" office:value="28532">
                <text:p>28532</text:p>
              </table:table-cell>
              <table:table-cell office:value-type="float" office:value="100">
                <text:p>100</text:p>
              </table:table-cell>
              <table:table-cell office:value-type="float" office:value="23283">
                <text:p>232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42643.6666666667">
                <text:p>42643.6666666667</text:p>
              </table:table-cell>
              <table:table-cell office:value-type="float" office:value="200">
                <text:p>200</text:p>
              </table:table-cell>
              <table:table-cell office:value-type="float" office:value="58581997.5">
                <text:p>58581997.5</text:p>
              </table:table-cell>
              <table:table-cell office:value-type="float" office:value="200">
                <text:p>200</text:p>
              </table:table-cell>
              <table:table-cell office:value-type="float" office:value="57194879.5">
                <text:p>57194879.5</text:p>
              </table:table-cell>
              <table:table-cell office:value-type="float" office:value="200">
                <text:p>200</text:p>
              </table:table-cell>
              <table:table-cell office:value-type="float" office:value="58300815">
                <text:p>583008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57744018">
                <text:p>57744018</text:p>
              </table:table-cell>
              <table:table-cell office:value-type="float" office:value="300">
                <text:p>300</text:p>
              </table:table-cell>
              <table:table-cell office:value-type="float" office:value="59237323">
                <text:p>59237323</text:p>
              </table:table-cell>
              <table:table-cell office:value-type="float" office:value="300">
                <text:p>300</text:p>
              </table:table-cell>
              <table:table-cell office:value-type="float" office:value="56989224">
                <text:p>56989224</text:p>
              </table:table-cell>
              <table:table-cell office:value-type="float" office:value="300">
                <text:p>300</text:p>
              </table:table-cell>
              <table:table-cell office:value-type="float" office:value="56642298">
                <text:p>566422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  <table:table-cell office:value-type="float" office:value="38095009">
                <text:p>38095009</text:p>
              </table:table-cell>
              <table:table-cell office:value-type="float" office:value="400">
                <text:p>400</text:p>
              </table:table-cell>
              <table:table-cell office:value-type="float" office:value="56710396">
                <text:p>56710396</text:p>
              </table:table-cell>
              <table:table-cell office:value-type="float" office:value="400">
                <text:p>400</text:p>
              </table:table-cell>
              <table:table-cell office:value-type="float" office:value="57373875">
                <text:p>57373875</text:p>
              </table:table-cell>
              <table:table-cell office:value-type="float" office:value="400">
                <text:p>400</text:p>
              </table:table-cell>
              <table:table-cell office:value-type="float" office:value="57266282">
                <text:p>572662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78763.75">
                <text:p>78763.75</text:p>
              </table:table-cell>
              <table:table-cell office:value-type="float" office:value="500">
                <text:p>500</text:p>
              </table:table-cell>
              <table:table-cell office:value-type="float" office:value="67982">
                <text:p>67982</text:p>
              </table:table-cell>
              <table:table-cell office:value-type="float" office:value="500">
                <text:p>500</text:p>
              </table:table-cell>
              <table:table-cell office:value-type="float" office:value="68808.5">
                <text:p>68808.5</text:p>
              </table:table-cell>
              <table:table-cell office:value-type="float" office:value="500">
                <text:p>500</text:p>
              </table:table-cell>
              <table:table-cell office:value-type="float" office:value="79304">
                <text:p>793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">
                <text:p>600</text:p>
              </table:table-cell>
              <table:table-cell office:value-type="float" office:value="77375.5">
                <text:p>77375.5</text:p>
              </table:table-cell>
              <table:table-cell office:value-type="float" office:value="600">
                <text:p>600</text:p>
              </table:table-cell>
              <table:table-cell office:value-type="float" office:value="70146.25">
                <text:p>70146.25</text:p>
              </table:table-cell>
              <table:table-cell office:value-type="float" office:value="600">
                <text:p>600</text:p>
              </table:table-cell>
              <table:table-cell office:value-type="float" office:value="69879.25">
                <text:p>69879.25</text:p>
              </table:table-cell>
              <table:table-cell office:value-type="float" office:value="600">
                <text:p>600</text:p>
              </table:table-cell>
              <table:table-cell office:value-type="float" office:value="93016.25">
                <text:p>93016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0">
                <text:p>700</text:p>
              </table:table-cell>
              <table:table-cell office:value-type="float" office:value="81744.25">
                <text:p>81744.25</text:p>
              </table:table-cell>
              <table:table-cell office:value-type="float" office:value="700">
                <text:p>700</text:p>
              </table:table-cell>
              <table:table-cell office:value-type="float" office:value="87123.5">
                <text:p>87123.5</text:p>
              </table:table-cell>
              <table:table-cell office:value-type="float" office:value="700">
                <text:p>700</text:p>
              </table:table-cell>
              <table:table-cell office:value-type="float" office:value="109240.25">
                <text:p>109240.25</text:p>
              </table:table-cell>
              <table:table-cell office:value-type="float" office:value="700">
                <text:p>700</text:p>
              </table:table-cell>
              <table:table-cell office:value-type="float" office:value="101454.5">
                <text:p>101454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">
                <text:p>800</text:p>
              </table:table-cell>
              <table:table-cell office:value-type="float" office:value="100237.75">
                <text:p>100237.75</text:p>
              </table:table-cell>
              <table:table-cell office:value-type="float" office:value="800">
                <text:p>800</text:p>
              </table:table-cell>
              <table:table-cell office:value-type="float" office:value="100643.25">
                <text:p>100643.25</text:p>
              </table:table-cell>
              <table:table-cell office:value-type="float" office:value="800">
                <text:p>800</text:p>
              </table:table-cell>
              <table:table-cell office:value-type="float" office:value="109084">
                <text:p>109084</text:p>
              </table:table-cell>
              <table:table-cell office:value-type="float" office:value="800">
                <text:p>800</text:p>
              </table:table-cell>
              <table:table-cell office:value-type="float" office:value="103950.25">
                <text:p>103950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">
                <text:p>900</text:p>
              </table:table-cell>
              <table:table-cell office:value-type="float" office:value="111010.25">
                <text:p>111010.25</text:p>
              </table:table-cell>
              <table:table-cell office:value-type="float" office:value="900">
                <text:p>900</text:p>
              </table:table-cell>
              <table:table-cell office:value-type="float" office:value="120448.25">
                <text:p>120448.25</text:p>
              </table:table-cell>
              <table:table-cell office:value-type="float" office:value="900">
                <text:p>900</text:p>
              </table:table-cell>
              <table:table-cell office:value-type="float" office:value="101210.75">
                <text:p>101210.75</text:p>
              </table:table-cell>
              <table:table-cell office:value-type="float" office:value="900">
                <text:p>900</text:p>
              </table:table-cell>
              <table:table-cell office:value-type="float" office:value="120901">
                <text:p>1209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">
                <text:p>1000</text:p>
              </table:table-cell>
              <table:table-cell office:value-type="float" office:value="108739">
                <text:p>108739</text:p>
              </table:table-cell>
              <table:table-cell office:value-type="float" office:value="1000">
                <text:p>1000</text:p>
              </table:table-cell>
              <table:table-cell office:value-type="float" office:value="128945">
                <text:p>128945</text:p>
              </table:table-cell>
              <table:table-cell office:value-type="float" office:value="1000">
                <text:p>1000</text:p>
              </table:table-cell>
              <table:table-cell office:value-type="float" office:value="125640.25">
                <text:p>125640.25</text:p>
              </table:table-cell>
              <table:table-cell office:value-type="float" office:value="1000">
                <text:p>1000</text:p>
              </table:table-cell>
              <table:table-cell office:value-type="float" office:value="123630.5">
                <text:p>123630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0">
                <text:p>2000</text:p>
              </table:table-cell>
              <table:table-cell office:value-type="float" office:value="211367.75">
                <text:p>211367.75</text:p>
              </table:table-cell>
              <table:table-cell office:value-type="float" office:value="2000">
                <text:p>2000</text:p>
              </table:table-cell>
              <table:table-cell office:value-type="float" office:value="220099.25">
                <text:p>220099.25</text:p>
              </table:table-cell>
              <table:table-cell office:value-type="float" office:value="2000">
                <text:p>2000</text:p>
              </table:table-cell>
              <table:table-cell office:value-type="float" office:value="226082.5">
                <text:p>226082.5</text:p>
              </table:table-cell>
              <table:table-cell office:value-type="float" office:value="2000">
                <text:p>2000</text:p>
              </table:table-cell>
              <table:table-cell office:value-type="float" office:value="237729">
                <text:p>2377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323035.75">
                <text:p>323035.75</text:p>
              </table:table-cell>
              <table:table-cell office:value-type="float" office:value="3000">
                <text:p>3000</text:p>
              </table:table-cell>
              <table:table-cell office:value-type="float" office:value="338865.75">
                <text:p>338865.75</text:p>
              </table:table-cell>
              <table:table-cell office:value-type="float" office:value="3000">
                <text:p>3000</text:p>
              </table:table-cell>
              <table:table-cell office:value-type="float" office:value="333372.75">
                <text:p>333372.75</text:p>
              </table:table-cell>
              <table:table-cell office:value-type="float" office:value="3000">
                <text:p>3000</text:p>
              </table:table-cell>
              <table:table-cell office:value-type="float" office:value="349172.5">
                <text:p>349172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00">
                <text:p>4000</text:p>
              </table:table-cell>
              <table:table-cell office:value-type="float" office:value="425538">
                <text:p>425538</text:p>
              </table:table-cell>
              <table:table-cell office:value-type="float" office:value="4000">
                <text:p>4000</text:p>
              </table:table-cell>
              <table:table-cell office:value-type="float" office:value="421781">
                <text:p>421781</text:p>
              </table:table-cell>
              <table:table-cell office:value-type="float" office:value="4000">
                <text:p>4000</text:p>
              </table:table-cell>
              <table:table-cell office:value-type="float" office:value="460630.25">
                <text:p>460630.25</text:p>
              </table:table-cell>
              <table:table-cell office:value-type="float" office:value="4000">
                <text:p>4000</text:p>
              </table:table-cell>
              <table:table-cell office:value-type="float" office:value="468616">
                <text:p>4686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00">
                <text:p>5000</text:p>
              </table:table-cell>
              <table:table-cell office:value-type="float" office:value="551402">
                <text:p>551402</text:p>
              </table:table-cell>
              <table:table-cell office:value-type="float" office:value="5000">
                <text:p>5000</text:p>
              </table:table-cell>
              <table:table-cell office:value-type="float" office:value="568370.5">
                <text:p>568370.5</text:p>
              </table:table-cell>
              <table:table-cell office:value-type="float" office:value="5000">
                <text:p>5000</text:p>
              </table:table-cell>
              <table:table-cell office:value-type="float" office:value="580631.5">
                <text:p>580631.5</text:p>
              </table:table-cell>
              <table:table-cell office:value-type="float" office:value="5000">
                <text:p>5000</text:p>
              </table:table-cell>
              <table:table-cell office:value-type="float" office:value="607496">
                <text:p>6074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00">
                <text:p>6000</text:p>
              </table:table-cell>
              <table:table-cell office:value-type="float" office:value="665058.5">
                <text:p>665058.5</text:p>
              </table:table-cell>
              <table:table-cell office:value-type="float" office:value="6000">
                <text:p>6000</text:p>
              </table:table-cell>
              <table:table-cell office:value-type="float" office:value="671067.25">
                <text:p>671067.25</text:p>
              </table:table-cell>
              <table:table-cell office:value-type="float" office:value="6000">
                <text:p>6000</text:p>
              </table:table-cell>
              <table:table-cell office:value-type="float" office:value="685896">
                <text:p>685896</text:p>
              </table:table-cell>
              <table:table-cell office:value-type="float" office:value="6000">
                <text:p>6000</text:p>
              </table:table-cell>
              <table:table-cell office:value-type="float" office:value="712267">
                <text:p>7122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767657.75">
                <text:p>767657.75</text:p>
              </table:table-cell>
              <table:table-cell office:value-type="float" office:value="7000">
                <text:p>7000</text:p>
              </table:table-cell>
              <table:table-cell office:value-type="float" office:value="792637.75">
                <text:p>792637.75</text:p>
              </table:table-cell>
              <table:table-cell office:value-type="float" office:value="7000">
                <text:p>7000</text:p>
              </table:table-cell>
              <table:table-cell office:value-type="float" office:value="813705.75">
                <text:p>813705.75</text:p>
              </table:table-cell>
              <table:table-cell office:value-type="float" office:value="7000">
                <text:p>7000</text:p>
              </table:table-cell>
              <table:table-cell office:value-type="float" office:value="816639.75">
                <text:p>816639.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000">
                <text:p>8000</text:p>
              </table:table-cell>
              <table:table-cell office:value-type="float" office:value="896912.5">
                <text:p>896912.5</text:p>
              </table:table-cell>
              <table:table-cell office:value-type="float" office:value="8000">
                <text:p>8000</text:p>
              </table:table-cell>
              <table:table-cell office:value-type="float" office:value="937043.75">
                <text:p>937043.75</text:p>
              </table:table-cell>
              <table:table-cell office:value-type="float" office:value="8000">
                <text:p>8000</text:p>
              </table:table-cell>
              <table:table-cell office:value-type="float" office:value="900717.5">
                <text:p>900717.5</text:p>
              </table:table-cell>
              <table:table-cell office:value-type="float" office:value="8000">
                <text:p>8000</text:p>
              </table:table-cell>
              <table:table-cell office:value-type="float" office:value="967994">
                <text:p>9679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00">
                <text:p>9000</text:p>
              </table:table-cell>
              <table:table-cell office:value-type="float" office:value="1021697.75">
                <text:p>1021697.75</text:p>
              </table:table-cell>
              <table:table-cell office:value-type="float" office:value="9000">
                <text:p>9000</text:p>
              </table:table-cell>
              <table:table-cell office:value-type="float" office:value="1039176.5">
                <text:p>1039176.5</text:p>
              </table:table-cell>
              <table:table-cell office:value-type="float" office:value="9000">
                <text:p>9000</text:p>
              </table:table-cell>
              <table:table-cell office:value-type="float" office:value="1020662">
                <text:p>1020662</text:p>
              </table:table-cell>
              <table:table-cell office:value-type="float" office:value="9000">
                <text:p>9000</text:p>
              </table:table-cell>
              <table:table-cell office:value-type="float" office:value="1115987">
                <text:p>11159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0">
                <text:p>10000</text:p>
              </table:table-cell>
              <table:table-cell office:value-type="float" office:value="1083841">
                <text:p>1083841</text:p>
              </table:table-cell>
              <table:table-cell office:value-type="float" office:value="10000">
                <text:p>10000</text:p>
              </table:table-cell>
              <table:table-cell office:value-type="float" office:value="1094612">
                <text:p>1094612</text:p>
              </table:table-cell>
              <table:table-cell office:value-type="float" office:value="10000">
                <text:p>10000</text:p>
              </table:table-cell>
              <table:table-cell office:value-type="float" office:value="1157634.75">
                <text:p>1157634.75</text:p>
              </table:table-cell>
              <table:table-cell office:value-type="float" office:value="10000">
                <text:p>10000</text:p>
              </table:table-cell>
              <table:table-cell office:value-type="float" office:value="1206390.75">
                <text:p>1206390.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0">
                <text:p>20000</text:p>
              </table:table-cell>
              <table:table-cell office:value-type="float" office:value="2203999.5">
                <text:p>2203999.5</text:p>
              </table:table-cell>
              <table:table-cell office:value-type="float" office:value="20000">
                <text:p>20000</text:p>
              </table:table-cell>
              <table:table-cell office:value-type="float" office:value="2214974.25">
                <text:p>2214974.25</text:p>
              </table:table-cell>
              <table:table-cell office:value-type="float" office:value="20000">
                <text:p>20000</text:p>
              </table:table-cell>
              <table:table-cell office:value-type="float" office:value="2237526.75">
                <text:p>2237526.75</text:p>
              </table:table-cell>
              <table:table-cell office:value-type="float" office:value="20000">
                <text:p>20000</text:p>
              </table:table-cell>
              <table:table-cell office:value-type="float" office:value="2440088.25">
                <text:p>2440088.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000">
                <text:p>30000</text:p>
              </table:table-cell>
              <table:table-cell office:value-type="float" office:value="3416484">
                <text:p>3416484</text:p>
              </table:table-cell>
              <table:table-cell office:value-type="float" office:value="30000">
                <text:p>30000</text:p>
              </table:table-cell>
              <table:table-cell office:value-type="float" office:value="3335552.25">
                <text:p>3335552.25</text:p>
              </table:table-cell>
              <table:table-cell office:value-type="float" office:value="30000">
                <text:p>30000</text:p>
              </table:table-cell>
              <table:table-cell office:value-type="float" office:value="3412488.5">
                <text:p>3412488.5</text:p>
              </table:table-cell>
              <table:table-cell office:value-type="float" office:value="30000">
                <text:p>30000</text:p>
              </table:table-cell>
              <table:table-cell office:value-type="float" office:value="3690811.75">
                <text:p>3690811.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">
                <text:p>40000</text:p>
              </table:table-cell>
              <table:table-cell office:value-type="float" office:value="4657441">
                <text:p>4657441</text:p>
              </table:table-cell>
              <table:table-cell office:value-type="float" office:value="40000">
                <text:p>40000</text:p>
              </table:table-cell>
              <table:table-cell office:value-type="float" office:value="4388799">
                <text:p>4388799</text:p>
              </table:table-cell>
              <table:table-cell office:value-type="float" office:value="40000">
                <text:p>40000</text:p>
              </table:table-cell>
              <table:table-cell office:value-type="float" office:value="5042890.66666667">
                <text:p>5042890.66666667</text:p>
              </table:table-cell>
              <table:table-cell office:value-type="float" office:value="40000">
                <text:p>40000</text:p>
              </table:table-cell>
              <table:table-cell office:value-type="float" office:value="4736665.75">
                <text:p>4736665.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000">
                <text:p>50000</text:p>
              </table:table-cell>
              <table:table-cell office:value-type="float" office:value="5491660">
                <text:p>5491660</text:p>
              </table:table-cell>
              <table:table-cell office:value-type="float" office:value="50000">
                <text:p>50000</text:p>
              </table:table-cell>
              <table:table-cell office:value-type="float" office:value="5579193.25">
                <text:p>5579193.25</text:p>
              </table:table-cell>
              <table:table-cell office:value-type="float" office:value="50000">
                <text:p>50000</text:p>
              </table:table-cell>
              <table:table-cell office:value-type="float" office:value="5688552.5">
                <text:p>5688552.5</text:p>
              </table:table-cell>
              <table:table-cell office:value-type="float" office:value="50000">
                <text:p>50000</text:p>
              </table:table-cell>
              <table:table-cell office:value-type="float" office:value="6051210.5">
                <text:p>6051210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0000">
                <text:p>60000</text:p>
              </table:table-cell>
              <table:table-cell office:value-type="float" office:value="6507118.25">
                <text:p>6507118.25</text:p>
              </table:table-cell>
              <table:table-cell office:value-type="float" office:value="60000">
                <text:p>60000</text:p>
              </table:table-cell>
              <table:table-cell office:value-type="float" office:value="6859644.75">
                <text:p>6859644.75</text:p>
              </table:table-cell>
              <table:table-cell office:value-type="float" office:value="60000">
                <text:p>60000</text:p>
              </table:table-cell>
              <table:table-cell office:value-type="float" office:value="6972779.66666667">
                <text:p>6972779.66666667</text:p>
              </table:table-cell>
              <table:table-cell office:value-type="float" office:value="60000">
                <text:p>60000</text:p>
              </table:table-cell>
              <table:table-cell office:value-type="float" office:value="7305219">
                <text:p>73052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000">
                <text:p>70000</text:p>
              </table:table-cell>
              <table:table-cell office:value-type="float" office:value="7569694.5">
                <text:p>7569694.5</text:p>
              </table:table-cell>
              <table:table-cell office:value-type="float" office:value="70000">
                <text:p>70000</text:p>
              </table:table-cell>
              <table:table-cell office:value-type="float" office:value="7951349.25">
                <text:p>7951349.25</text:p>
              </table:table-cell>
              <table:table-cell office:value-type="float" office:value="70000">
                <text:p>70000</text:p>
              </table:table-cell>
              <table:table-cell office:value-type="float" office:value="7979367.33333333">
                <text:p>7979367.33333333</text:p>
              </table:table-cell>
              <table:table-cell office:value-type="float" office:value="70000">
                <text:p>70000</text:p>
              </table:table-cell>
              <table:table-cell office:value-type="float" office:value="8468510.5">
                <text:p>8468510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0000">
                <text:p>80000</text:p>
              </table:table-cell>
              <table:table-cell office:value-type="float" office:value="8762892.25">
                <text:p>8762892.25</text:p>
              </table:table-cell>
              <table:table-cell office:value-type="float" office:value="80000">
                <text:p>80000</text:p>
              </table:table-cell>
              <table:table-cell office:value-type="float" office:value="9274714">
                <text:p>9274714</text:p>
              </table:table-cell>
              <table:table-cell office:value-type="float" office:value="80000">
                <text:p>80000</text:p>
              </table:table-cell>
              <table:table-cell office:value-type="float" office:value="9036922.33333334">
                <text:p>9036922.33333334</text:p>
              </table:table-cell>
              <table:table-cell office:value-type="float" office:value="80000">
                <text:p>80000</text:p>
              </table:table-cell>
              <table:table-cell office:value-type="float" office:value="9771690.33333333">
                <text:p>9771690.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000">
                <text:p>90000</text:p>
              </table:table-cell>
              <table:table-cell office:value-type="float" office:value="10024704.5">
                <text:p>10024704.5</text:p>
              </table:table-cell>
              <table:table-cell office:value-type="float" office:value="90000">
                <text:p>90000</text:p>
              </table:table-cell>
              <table:table-cell office:value-type="float" office:value="10853626.6666667">
                <text:p>10853626.6666667</text:p>
              </table:table-cell>
              <table:table-cell office:value-type="float" office:value="90000">
                <text:p>90000</text:p>
              </table:table-cell>
              <table:table-cell office:value-type="float" office:value="10241399.3333333">
                <text:p>10241399.3333333</text:p>
              </table:table-cell>
              <table:table-cell office:value-type="float" office:value="90000">
                <text:p>90000</text:p>
              </table:table-cell>
              <table:table-cell office:value-type="float" office:value="11275804">
                <text:p>112758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000">
                <text:p>100000</text:p>
              </table:table-cell>
              <table:table-cell office:value-type="float" office:value="10889887">
                <text:p>10889887</text:p>
              </table:table-cell>
              <table:table-cell office:value-type="float" office:value="100000">
                <text:p>100000</text:p>
              </table:table-cell>
              <table:table-cell office:value-type="float" office:value="11279946.3333333">
                <text:p>11279946.3333333</text:p>
              </table:table-cell>
              <table:table-cell office:value-type="float" office:value="100000">
                <text:p>100000</text:p>
              </table:table-cell>
              <table:table-cell office:value-type="float" office:value="11259528.25">
                <text:p>11259528.25</text:p>
              </table:table-cell>
              <table:table-cell office:value-type="float" office:value="100000">
                <text:p>100000</text:p>
              </table:table-cell>
              <table:table-cell office:value-type="float" office:value="12331368.6666667">
                <text:p>12331368.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0000">
                <text:p>200000</text:p>
              </table:table-cell>
              <table:table-cell office:value-type="float" office:value="22376801.6666667">
                <text:p>22376801.6666667</text:p>
              </table:table-cell>
              <table:table-cell office:value-type="float" office:value="200000">
                <text:p>200000</text:p>
              </table:table-cell>
              <table:table-cell office:value-type="float" office:value="22956950">
                <text:p>22956950</text:p>
              </table:table-cell>
              <table:table-cell office:value-type="float" office:value="200000">
                <text:p>200000</text:p>
              </table:table-cell>
              <table:table-cell office:value-type="float" office:value="24533081.6666667">
                <text:p>24533081.6666667</text:p>
              </table:table-cell>
              <table:table-cell office:value-type="float" office:value="200000">
                <text:p>200000</text:p>
              </table:table-cell>
              <table:table-cell office:value-type="float" office:value="24654416.3333333">
                <text:p>24654416.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0000">
                <text:p>300000</text:p>
              </table:table-cell>
              <table:table-cell office:value-type="float" office:value="35854845.3333333">
                <text:p>35854845.3333333</text:p>
              </table:table-cell>
              <table:table-cell office:value-type="float" office:value="300000">
                <text:p>300000</text:p>
              </table:table-cell>
              <table:table-cell office:value-type="float" office:value="40506246.3333333">
                <text:p>40506246.3333333</text:p>
              </table:table-cell>
              <table:table-cell office:value-type="float" office:value="300000">
                <text:p>300000</text:p>
              </table:table-cell>
              <table:table-cell office:value-type="float" office:value="44966452.5">
                <text:p>44966452.5</text:p>
              </table:table-cell>
              <table:table-cell office:value-type="float" office:value="300000">
                <text:p>300000</text:p>
              </table:table-cell>
              <table:table-cell office:value-type="float" office:value="45931268">
                <text:p>459312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0000">
                <text:p>400000</text:p>
              </table:table-cell>
              <table:table-cell office:value-type="float" office:value="56034697.5">
                <text:p>56034697.5</text:p>
              </table:table-cell>
              <table:table-cell office:value-type="float" office:value="400000">
                <text:p>400000</text:p>
              </table:table-cell>
              <table:table-cell office:value-type="float" office:value="58480015">
                <text:p>58480015</text:p>
              </table:table-cell>
              <table:table-cell office:value-type="float" office:value="400000">
                <text:p>400000</text:p>
              </table:table-cell>
              <table:table-cell office:value-type="float" office:value="58815776.5">
                <text:p>58815776.5</text:p>
              </table:table-cell>
              <table:table-cell office:value-type="float" office:value="400000">
                <text:p>400000</text:p>
              </table:table-cell>
              <table:table-cell office:value-type="float" office:value="61428182.5">
                <text:p>61428182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00">
                <text:p>500000</text:p>
              </table:table-cell>
              <table:table-cell office:value-type="float" office:value="68054155">
                <text:p>68054155</text:p>
              </table:table-cell>
              <table:table-cell office:value-type="float" office:value="500000">
                <text:p>500000</text:p>
              </table:table-cell>
              <table:table-cell office:value-type="float" office:value="130203492.5">
                <text:p>130203492.5</text:p>
              </table:table-cell>
              <table:table-cell office:value-type="float" office:value="500000">
                <text:p>500000</text:p>
              </table:table-cell>
              <table:table-cell office:value-type="float" office:value="194460832">
                <text:p>194460832</text:p>
              </table:table-cell>
              <table:table-cell office:value-type="float" office:value="500000">
                <text:p>500000</text:p>
              </table:table-cell>
              <table:table-cell office:value-type="float" office:value="204202128">
                <text:p>2042021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0000">
                <text:p>600000</text:p>
              </table:table-cell>
              <table:table-cell office:value-type="float" office:value="212900237">
                <text:p>212900237</text:p>
              </table:table-cell>
              <table:table-cell office:value-type="float" office:value="600000">
                <text:p>600000</text:p>
              </table:table-cell>
              <table:table-cell office:value-type="float" office:value="86879579.5">
                <text:p>86879579.5</text:p>
              </table:table-cell>
              <table:table-cell office:value-type="float" office:value="600000">
                <text:p>600000</text:p>
              </table:table-cell>
              <table:table-cell office:value-type="float" office:value="89422966.5">
                <text:p>89422966.5</text:p>
              </table:table-cell>
              <table:table-cell office:value-type="float" office:value="600000">
                <text:p>600000</text:p>
              </table:table-cell>
              <table:table-cell office:value-type="float" office:value="93005222.5">
                <text:p>93005222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00000">
                <text:p>700000</text:p>
              </table:table-cell>
              <table:table-cell office:value-type="float" office:value="97586828.5">
                <text:p>97586828.5</text:p>
              </table:table-cell>
              <table:table-cell office:value-type="float" office:value="700000">
                <text:p>700000</text:p>
              </table:table-cell>
              <table:table-cell office:value-type="float" office:value="224567766">
                <text:p>224567766</text:p>
              </table:table-cell>
              <table:table-cell office:value-type="float" office:value="700000">
                <text:p>700000</text:p>
              </table:table-cell>
              <table:table-cell office:value-type="float" office:value="232638737">
                <text:p>232638737</text:p>
              </table:table-cell>
              <table:table-cell office:value-type="float" office:value="700000">
                <text:p>700000</text:p>
              </table:table-cell>
              <table:table-cell office:value-type="float" office:value="229580794">
                <text:p>2295807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00000">
                <text:p>800000</text:p>
              </table:table-cell>
              <table:table-cell office:value-type="float" office:value="110843432.5">
                <text:p>110843432.5</text:p>
              </table:table-cell>
              <table:table-cell office:value-type="float" office:value="800000">
                <text:p>800000</text:p>
              </table:table-cell>
              <table:table-cell office:value-type="float" office:value="313080596">
                <text:p>313080596</text:p>
              </table:table-cell>
              <table:table-cell office:value-type="float" office:value="800000">
                <text:p>800000</text:p>
              </table:table-cell>
              <table:table-cell office:value-type="float" office:value="315743608">
                <text:p>315743608</text:p>
              </table:table-cell>
              <table:table-cell office:value-type="float" office:value="800000">
                <text:p>800000</text:p>
              </table:table-cell>
              <table:table-cell office:value-type="float" office:value="329846613">
                <text:p>3298466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00000">
                <text:p>900000</text:p>
              </table:table-cell>
              <table:table-cell office:value-type="float" office:value="265584465">
                <text:p>265584465</text:p>
              </table:table-cell>
              <table:table-cell office:value-type="float" office:value="900000">
                <text:p>900000</text:p>
              </table:table-cell>
              <table:table-cell office:value-type="float" office:value="281581624">
                <text:p>281581624</text:p>
              </table:table-cell>
              <table:table-cell office:value-type="float" office:value="900000">
                <text:p>900000</text:p>
              </table:table-cell>
              <table:table-cell office:value-type="float" office:value="263538821">
                <text:p>263538821</text:p>
              </table:table-cell>
              <table:table-cell office:value-type="float" office:value="900000">
                <text:p>900000</text:p>
              </table:table-cell>
              <table:table-cell office:value-type="float" office:value="278789475">
                <text:p>2787894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0000">
                <text:p>1000000</text:p>
              </table:table-cell>
              <table:table-cell office:value-type="float" office:value="295527303">
                <text:p>295527303</text:p>
              </table:table-cell>
              <table:table-cell office:value-type="float" office:value="1000000">
                <text:p>1000000</text:p>
              </table:table-cell>
              <table:table-cell office:value-type="float" office:value="293389866">
                <text:p>293389866</text:p>
              </table:table-cell>
              <table:table-cell office:value-type="float" office:value="1000000">
                <text:p>1000000</text:p>
              </table:table-cell>
              <table:table-cell office:value-type="float" office:value="277373014">
                <text:p>277373014</text:p>
              </table:table-cell>
              <table:table-cell office:value-type="float" office:value="1000000">
                <text:p>1000000</text:p>
              </table:table-cell>
              <table:table-cell office:value-type="float" office:value="282167786">
                <text:p>2821677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0.4$Linux_X86_64 LibreOffice_project/20$Build-4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5cm" chart:symbol-height="0.1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5cm" chart:symbol-height="0.1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15cm" chart:symbol-height="0.1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619cm" svg:height="20.598cm" xlink:href=".." xlink:type="simple" chart:class="chart:scatter" chart:style-name="ch1">
        <chart:title svg:x="15.024cm" svg:y="0.547cm" chart:style-name="ch2">
          <text:p>filtering odd integers from a map</text:p>
        </chart:title>
        <chart:legend chart:legend-position="end" svg:x="30.063cm" svg:y="9.253cm" style:legend-expansion="high" chart:style-name="ch3"/>
        <chart:plot-area chart:style-name="ch4" table:cell-range-address="map_filter.B2:map_filter.B56 map_filter.A2:map_filter.A2 map_filter.E2:map_filter.E221 map_filter.A57:map_filter.A57 map_filter.A112:map_filter.A112 map_filter.A167:map_filter.A167" chart:data-source-has-labels="row" svg:x="1.743cm" svg:y="1.737cm" svg:width="27.588cm" svg:height="17.469cm">
          <chart:coordinate-region svg:x="3.105cm" svg:y="1.937cm" svg:width="24.835cm" svg:height="16.622cm"/>
          <chart:axis chart:dimension="x" chart:name="primary-x" chart:style-name="ch5">
            <chart:title svg:x="14.832cm" svg:y="19.617cm" chart:style-name="ch6">
              <text:p>Map size</text:p>
            </chart:title>
          </chart:axis>
          <chart:axis chart:dimension="y" chart:name="primary-y" chart:style-name="ch7">
            <chart:title svg:x="0.451cm" svg:y="12.076cm" chart:style-name="ch8">
              <text:p>Average running time</text:p>
            </chart:title>
            <chart:grid chart:style-name="ch9" chart:class="major"/>
          </chart:axis>
          <chart:series chart:style-name="ch10" chart:values-cell-range-address="map_filter.E2:map_filter.E56" chart:label-cell-address="map_filter.A2:map_filter.A2" chart:class="chart:scatter">
            <chart:domain table:cell-range-address="map_filter.B2:map_filter.B56"/>
            <chart:data-point chart:repeated="55"/>
          </chart:series>
          <chart:series chart:style-name="ch11" chart:values-cell-range-address="map_filter.E57:map_filter.E111" chart:label-cell-address="map_filter.A57:map_filter.A57" chart:class="chart:scatter">
            <chart:domain table:cell-range-address="map_filter.B57:map_filter.B111"/>
            <chart:data-point chart:repeated="55"/>
          </chart:series>
          <chart:series chart:style-name="ch12" chart:values-cell-range-address="map_filter.E112:map_filter.E166" chart:label-cell-address="map_filter.A112:map_filter.A112" chart:class="chart:scatter">
            <chart:domain table:cell-range-address="map_filter.B112:map_filter.B166"/>
            <chart:data-point chart:repeated="55"/>
          </chart:series>
          <chart:series chart:style-name="ch13" chart:values-cell-range-address="map_filter.E167:map_filter.E221" chart:label-cell-address="map_filter.A167:map_filter.A167" chart:class="chart:scatter">
            <chart:domain table:cell-range-address="map_filter.B167:map_filter.B221"/>
            <chart:data-point chart:repeated="5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:maps.filter</text:p>
                <draw:g>
                  <svg:desc>map_filter.A2:map_filter.A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apsFilterProf.direct_filter</text:p>
                <draw:g>
                  <svg:desc>map_filter.A57:map_filter.A5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apsFilterProf.direct_filter_inlined</text:p>
                <draw:g>
                  <svg:desc>map_filter.A112:map_filter.A11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apsFilterProf.wrapped_filter</text:p>
                <draw:g>
                  <svg:desc>map_filter.A167:map_filter.A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p_filter.B2:map_filter.B56</svg:desc>
                </draw:g>
              </table:table-cell>
              <table:table-cell office:value-type="float" office:value="1846.75">
                <text:p>1846.75</text:p>
                <draw:g>
                  <svg:desc>map_filter.E2:map_filter.E56</svg:desc>
                </draw:g>
              </table:table-cell>
              <table:table-cell office:value-type="float" office:value="1">
                <text:p>1</text:p>
                <draw:g>
                  <svg:desc>map_filter.B57:map_filter.B111</svg:desc>
                </draw:g>
              </table:table-cell>
              <table:table-cell office:value-type="float" office:value="2083.25">
                <text:p>2083.25</text:p>
                <draw:g>
                  <svg:desc>map_filter.E57:map_filter.E111</svg:desc>
                </draw:g>
              </table:table-cell>
              <table:table-cell office:value-type="float" office:value="1">
                <text:p>1</text:p>
                <draw:g>
                  <svg:desc>map_filter.B112:map_filter.B166</svg:desc>
                </draw:g>
              </table:table-cell>
              <table:table-cell office:value-type="float" office:value="1617.5">
                <text:p>1617.5</text:p>
                <draw:g>
                  <svg:desc>map_filter.E112:map_filter.E166</svg:desc>
                </draw:g>
              </table:table-cell>
              <table:table-cell office:value-type="float" office:value="1">
                <text:p>1</text:p>
                <draw:g>
                  <svg:desc>map_filter.B167:map_filter.B221</svg:desc>
                </draw:g>
              </table:table-cell>
              <table:table-cell office:value-type="float" office:value="2127">
                <text:p>2127</text:p>
                <draw:g>
                  <svg:desc>map_filter.E167:map_filter.E2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194.5">
                <text:p>2194.5</text:p>
              </table:table-cell>
              <table:table-cell office:value-type="float" office:value="2">
                <text:p>2</text:p>
              </table:table-cell>
              <table:table-cell office:value-type="float" office:value="1930.5">
                <text:p>1930.5</text:p>
              </table:table-cell>
              <table:table-cell office:value-type="float" office:value="2">
                <text:p>2</text:p>
              </table:table-cell>
              <table:table-cell office:value-type="float" office:value="1857.75">
                <text:p>1857.75</text:p>
              </table:table-cell>
              <table:table-cell office:value-type="float" office:value="2">
                <text:p>2</text:p>
              </table:table-cell>
              <table:table-cell office:value-type="float" office:value="2378.75">
                <text:p>2378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180.25">
                <text:p>5180.25</text:p>
              </table:table-cell>
              <table:table-cell office:value-type="float" office:value="3">
                <text:p>3</text:p>
              </table:table-cell>
              <table:table-cell office:value-type="float" office:value="2005.75">
                <text:p>2005.75</text:p>
              </table:table-cell>
              <table:table-cell office:value-type="float" office:value="3">
                <text:p>3</text:p>
              </table:table-cell>
              <table:table-cell office:value-type="float" office:value="3376.25">
                <text:p>3376.25</text:p>
              </table:table-cell>
              <table:table-cell office:value-type="float" office:value="3">
                <text:p>3</text:p>
              </table:table-cell>
              <table:table-cell office:value-type="float" office:value="2424">
                <text:p>24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357.25">
                <text:p>2357.25</text:p>
              </table:table-cell>
              <table:table-cell office:value-type="float" office:value="4">
                <text:p>4</text:p>
              </table:table-cell>
              <table:table-cell office:value-type="float" office:value="2102.25">
                <text:p>2102.25</text:p>
              </table:table-cell>
              <table:table-cell office:value-type="float" office:value="4">
                <text:p>4</text:p>
              </table:table-cell>
              <table:table-cell office:value-type="float" office:value="1769.5">
                <text:p>1769.5</text:p>
              </table:table-cell>
              <table:table-cell office:value-type="float" office:value="4">
                <text:p>4</text:p>
              </table:table-cell>
              <table:table-cell office:value-type="float" office:value="5710.25">
                <text:p>5710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153.25">
                <text:p>2153.25</text:p>
              </table:table-cell>
              <table:table-cell office:value-type="float" office:value="5">
                <text:p>5</text:p>
              </table:table-cell>
              <table:table-cell office:value-type="float" office:value="2243.5">
                <text:p>2243.5</text:p>
              </table:table-cell>
              <table:table-cell office:value-type="float" office:value="5">
                <text:p>5</text:p>
              </table:table-cell>
              <table:table-cell office:value-type="float" office:value="5267.75">
                <text:p>5267.75</text:p>
              </table:table-cell>
              <table:table-cell office:value-type="float" office:value="5">
                <text:p>5</text:p>
              </table:table-cell>
              <table:table-cell office:value-type="float" office:value="2549.25">
                <text:p>2549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056.75">
                <text:p>2056.75</text:p>
              </table:table-cell>
              <table:table-cell office:value-type="float" office:value="6">
                <text:p>6</text:p>
              </table:table-cell>
              <table:table-cell office:value-type="float" office:value="2343">
                <text:p>2343</text:p>
              </table:table-cell>
              <table:table-cell office:value-type="float" office:value="6">
                <text:p>6</text:p>
              </table:table-cell>
              <table:table-cell office:value-type="float" office:value="2073.75">
                <text:p>2073.75</text:p>
              </table:table-cell>
              <table:table-cell office:value-type="float" office:value="6">
                <text:p>6</text:p>
              </table:table-cell>
              <table:table-cell office:value-type="float" office:value="2560.5">
                <text:p>256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226.5">
                <text:p>2226.5</text:p>
              </table:table-cell>
              <table:table-cell office:value-type="float" office:value="7">
                <text:p>7</text:p>
              </table:table-cell>
              <table:table-cell office:value-type="float" office:value="2219.25">
                <text:p>2219.25</text:p>
              </table:table-cell>
              <table:table-cell office:value-type="float" office:value="7">
                <text:p>7</text:p>
              </table:table-cell>
              <table:table-cell office:value-type="float" office:value="2091.5">
                <text:p>2091.5</text:p>
              </table:table-cell>
              <table:table-cell office:value-type="float" office:value="7">
                <text:p>7</text:p>
              </table:table-cell>
              <table:table-cell office:value-type="float" office:value="6139.75">
                <text:p>6139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160.5">
                <text:p>2160.5</text:p>
              </table:table-cell>
              <table:table-cell office:value-type="float" office:value="8">
                <text:p>8</text:p>
              </table:table-cell>
              <table:table-cell office:value-type="float" office:value="2302.5">
                <text:p>2302.5</text:p>
              </table:table-cell>
              <table:table-cell office:value-type="float" office:value="8">
                <text:p>8</text:p>
              </table:table-cell>
              <table:table-cell office:value-type="float" office:value="2276.5">
                <text:p>2276.5</text:p>
              </table:table-cell>
              <table:table-cell office:value-type="float" office:value="8">
                <text:p>8</text:p>
              </table:table-cell>
              <table:table-cell office:value-type="float" office:value="2498.5">
                <text:p>2498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233.5">
                <text:p>2233.5</text:p>
              </table:table-cell>
              <table:table-cell office:value-type="float" office:value="9">
                <text:p>9</text:p>
              </table:table-cell>
              <table:table-cell office:value-type="float" office:value="2397.75">
                <text:p>2397.75</text:p>
              </table:table-cell>
              <table:table-cell office:value-type="float" office:value="9">
                <text:p>9</text:p>
              </table:table-cell>
              <table:table-cell office:value-type="float" office:value="2038.5">
                <text:p>2038.5</text:p>
              </table:table-cell>
              <table:table-cell office:value-type="float" office:value="9">
                <text:p>9</text:p>
              </table:table-cell>
              <table:table-cell office:value-type="float" office:value="2631.5">
                <text:p>2631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291">
                <text:p>2291</text:p>
              </table:table-cell>
              <table:table-cell office:value-type="float" office:value="10">
                <text:p>10</text:p>
              </table:table-cell>
              <table:table-cell office:value-type="float" office:value="5709.25">
                <text:p>5709.25</text:p>
              </table:table-cell>
              <table:table-cell office:value-type="float" office:value="10">
                <text:p>10</text:p>
              </table:table-cell>
              <table:table-cell office:value-type="float" office:value="5494.25">
                <text:p>5494.25</text:p>
              </table:table-cell>
              <table:table-cell office:value-type="float" office:value="10">
                <text:p>10</text:p>
              </table:table-cell>
              <table:table-cell office:value-type="float" office:value="2620.5">
                <text:p>2620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708.75">
                <text:p>2708.75</text:p>
              </table:table-cell>
              <table:table-cell office:value-type="float" office:value="20">
                <text:p>20</text:p>
              </table:table-cell>
              <table:table-cell office:value-type="float" office:value="5816.75">
                <text:p>5816.75</text:p>
              </table:table-cell>
              <table:table-cell office:value-type="float" office:value="20">
                <text:p>20</text:p>
              </table:table-cell>
              <table:table-cell office:value-type="float" office:value="2490.5">
                <text:p>2490.5</text:p>
              </table:table-cell>
              <table:table-cell office:value-type="float" office:value="20">
                <text:p>20</text:p>
              </table:table-cell>
              <table:table-cell office:value-type="float" office:value="4657.5">
                <text:p>4657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2988.5">
                <text:p>2988.5</text:p>
              </table:table-cell>
              <table:table-cell office:value-type="float" office:value="30">
                <text:p>30</text:p>
              </table:table-cell>
              <table:table-cell office:value-type="float" office:value="3124.5">
                <text:p>3124.5</text:p>
              </table:table-cell>
              <table:table-cell office:value-type="float" office:value="30">
                <text:p>30</text:p>
              </table:table-cell>
              <table:table-cell office:value-type="float" office:value="2685.75">
                <text:p>2685.75</text:p>
              </table:table-cell>
              <table:table-cell office:value-type="float" office:value="30">
                <text:p>30</text:p>
              </table:table-cell>
              <table:table-cell office:value-type="float" office:value="3466.75">
                <text:p>3466.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10097.75">
                <text:p>10097.75</text:p>
              </table:table-cell>
              <table:table-cell office:value-type="float" office:value="40">
                <text:p>40</text:p>
              </table:table-cell>
              <table:table-cell office:value-type="float" office:value="5342.75">
                <text:p>5342.75</text:p>
              </table:table-cell>
              <table:table-cell office:value-type="float" office:value="40">
                <text:p>40</text:p>
              </table:table-cell>
              <table:table-cell office:value-type="float" office:value="5107.75">
                <text:p>5107.75</text:p>
              </table:table-cell>
              <table:table-cell office:value-type="float" office:value="40">
                <text:p>40</text:p>
              </table:table-cell>
              <table:table-cell office:value-type="float" office:value="9236.25">
                <text:p>9236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10865">
                <text:p>10865</text:p>
              </table:table-cell>
              <table:table-cell office:value-type="float" office:value="50">
                <text:p>50</text:p>
              </table:table-cell>
              <table:table-cell office:value-type="float" office:value="14275.5">
                <text:p>14275.5</text:p>
              </table:table-cell>
              <table:table-cell office:value-type="float" office:value="50">
                <text:p>50</text:p>
              </table:table-cell>
              <table:table-cell office:value-type="float" office:value="7611.25">
                <text:p>7611.25</text:p>
              </table:table-cell>
              <table:table-cell office:value-type="float" office:value="50">
                <text:p>50</text:p>
              </table:table-cell>
              <table:table-cell office:value-type="float" office:value="10290.5">
                <text:p>10290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16564.5">
                <text:p>16564.5</text:p>
              </table:table-cell>
              <table:table-cell office:value-type="float" office:value="60">
                <text:p>60</text:p>
              </table:table-cell>
              <table:table-cell office:value-type="float" office:value="6775">
                <text:p>6775</text:p>
              </table:table-cell>
              <table:table-cell office:value-type="float" office:value="60">
                <text:p>60</text:p>
              </table:table-cell>
              <table:table-cell office:value-type="float" office:value="6668.75">
                <text:p>6668.75</text:p>
              </table:table-cell>
              <table:table-cell office:value-type="float" office:value="60">
                <text:p>60</text:p>
              </table:table-cell>
              <table:table-cell office:value-type="float" office:value="7802.5">
                <text:p>7802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16612.25">
                <text:p>16612.25</text:p>
              </table:table-cell>
              <table:table-cell office:value-type="float" office:value="70">
                <text:p>70</text:p>
              </table:table-cell>
              <table:table-cell office:value-type="float" office:value="15174.75">
                <text:p>15174.75</text:p>
              </table:table-cell>
              <table:table-cell office:value-type="float" office:value="70">
                <text:p>70</text:p>
              </table:table-cell>
              <table:table-cell office:value-type="float" office:value="15006">
                <text:p>15006</text:p>
              </table:table-cell>
              <table:table-cell office:value-type="float" office:value="70">
                <text:p>70</text:p>
              </table:table-cell>
              <table:table-cell office:value-type="float" office:value="21775.75">
                <text:p>21775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7536.25">
                <text:p>17536.25</text:p>
              </table:table-cell>
              <table:table-cell office:value-type="float" office:value="80">
                <text:p>80</text:p>
              </table:table-cell>
              <table:table-cell office:value-type="float" office:value="16698">
                <text:p>16698</text:p>
              </table:table-cell>
              <table:table-cell office:value-type="float" office:value="80">
                <text:p>80</text:p>
              </table:table-cell>
              <table:table-cell office:value-type="float" office:value="16453.5">
                <text:p>16453.5</text:p>
              </table:table-cell>
              <table:table-cell office:value-type="float" office:value="80">
                <text:p>80</text:p>
              </table:table-cell>
              <table:table-cell office:value-type="float" office:value="21662">
                <text:p>216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19239.5">
                <text:p>19239.5</text:p>
              </table:table-cell>
              <table:table-cell office:value-type="float" office:value="90">
                <text:p>90</text:p>
              </table:table-cell>
              <table:table-cell office:value-type="float" office:value="24286.25">
                <text:p>24286.25</text:p>
              </table:table-cell>
              <table:table-cell office:value-type="float" office:value="90">
                <text:p>90</text:p>
              </table:table-cell>
              <table:table-cell office:value-type="float" office:value="22834.5">
                <text:p>22834.5</text:p>
              </table:table-cell>
              <table:table-cell office:value-type="float" office:value="90">
                <text:p>90</text:p>
              </table:table-cell>
              <table:table-cell office:value-type="float" office:value="21624.25">
                <text:p>21624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21141">
                <text:p>21141</text:p>
              </table:table-cell>
              <table:table-cell office:value-type="float" office:value="100">
                <text:p>100</text:p>
              </table:table-cell>
              <table:table-cell office:value-type="float" office:value="28320">
                <text:p>28320</text:p>
              </table:table-cell>
              <table:table-cell office:value-type="float" office:value="100">
                <text:p>100</text:p>
              </table:table-cell>
              <table:table-cell office:value-type="float" office:value="28532">
                <text:p>28532</text:p>
              </table:table-cell>
              <table:table-cell office:value-type="float" office:value="100">
                <text:p>100</text:p>
              </table:table-cell>
              <table:table-cell office:value-type="float" office:value="23283">
                <text:p>232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42643.6666666667">
                <text:p>42643.6666666667</text:p>
              </table:table-cell>
              <table:table-cell office:value-type="float" office:value="200">
                <text:p>200</text:p>
              </table:table-cell>
              <table:table-cell office:value-type="float" office:value="58581997.5">
                <text:p>58581997.5</text:p>
              </table:table-cell>
              <table:table-cell office:value-type="float" office:value="200">
                <text:p>200</text:p>
              </table:table-cell>
              <table:table-cell office:value-type="float" office:value="57194879.5">
                <text:p>57194879.5</text:p>
              </table:table-cell>
              <table:table-cell office:value-type="float" office:value="200">
                <text:p>200</text:p>
              </table:table-cell>
              <table:table-cell office:value-type="float" office:value="58300815">
                <text:p>583008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57744018">
                <text:p>57744018</text:p>
              </table:table-cell>
              <table:table-cell office:value-type="float" office:value="300">
                <text:p>300</text:p>
              </table:table-cell>
              <table:table-cell office:value-type="float" office:value="59237323">
                <text:p>59237323</text:p>
              </table:table-cell>
              <table:table-cell office:value-type="float" office:value="300">
                <text:p>300</text:p>
              </table:table-cell>
              <table:table-cell office:value-type="float" office:value="56989224">
                <text:p>56989224</text:p>
              </table:table-cell>
              <table:table-cell office:value-type="float" office:value="300">
                <text:p>300</text:p>
              </table:table-cell>
              <table:table-cell office:value-type="float" office:value="56642298">
                <text:p>566422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  <table:table-cell office:value-type="float" office:value="38095009">
                <text:p>38095009</text:p>
              </table:table-cell>
              <table:table-cell office:value-type="float" office:value="400">
                <text:p>400</text:p>
              </table:table-cell>
              <table:table-cell office:value-type="float" office:value="56710396">
                <text:p>56710396</text:p>
              </table:table-cell>
              <table:table-cell office:value-type="float" office:value="400">
                <text:p>400</text:p>
              </table:table-cell>
              <table:table-cell office:value-type="float" office:value="57373875">
                <text:p>57373875</text:p>
              </table:table-cell>
              <table:table-cell office:value-type="float" office:value="400">
                <text:p>400</text:p>
              </table:table-cell>
              <table:table-cell office:value-type="float" office:value="57266282">
                <text:p>572662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78763.75">
                <text:p>78763.75</text:p>
              </table:table-cell>
              <table:table-cell office:value-type="float" office:value="500">
                <text:p>500</text:p>
              </table:table-cell>
              <table:table-cell office:value-type="float" office:value="67982">
                <text:p>67982</text:p>
              </table:table-cell>
              <table:table-cell office:value-type="float" office:value="500">
                <text:p>500</text:p>
              </table:table-cell>
              <table:table-cell office:value-type="float" office:value="68808.5">
                <text:p>68808.5</text:p>
              </table:table-cell>
              <table:table-cell office:value-type="float" office:value="500">
                <text:p>500</text:p>
              </table:table-cell>
              <table:table-cell office:value-type="float" office:value="79304">
                <text:p>793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">
                <text:p>600</text:p>
              </table:table-cell>
              <table:table-cell office:value-type="float" office:value="77375.5">
                <text:p>77375.5</text:p>
              </table:table-cell>
              <table:table-cell office:value-type="float" office:value="600">
                <text:p>600</text:p>
              </table:table-cell>
              <table:table-cell office:value-type="float" office:value="70146.25">
                <text:p>70146.25</text:p>
              </table:table-cell>
              <table:table-cell office:value-type="float" office:value="600">
                <text:p>600</text:p>
              </table:table-cell>
              <table:table-cell office:value-type="float" office:value="69879.25">
                <text:p>69879.25</text:p>
              </table:table-cell>
              <table:table-cell office:value-type="float" office:value="600">
                <text:p>600</text:p>
              </table:table-cell>
              <table:table-cell office:value-type="float" office:value="93016.25">
                <text:p>93016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0">
                <text:p>700</text:p>
              </table:table-cell>
              <table:table-cell office:value-type="float" office:value="81744.25">
                <text:p>81744.25</text:p>
              </table:table-cell>
              <table:table-cell office:value-type="float" office:value="700">
                <text:p>700</text:p>
              </table:table-cell>
              <table:table-cell office:value-type="float" office:value="87123.5">
                <text:p>87123.5</text:p>
              </table:table-cell>
              <table:table-cell office:value-type="float" office:value="700">
                <text:p>700</text:p>
              </table:table-cell>
              <table:table-cell office:value-type="float" office:value="109240.25">
                <text:p>109240.25</text:p>
              </table:table-cell>
              <table:table-cell office:value-type="float" office:value="700">
                <text:p>700</text:p>
              </table:table-cell>
              <table:table-cell office:value-type="float" office:value="101454.5">
                <text:p>101454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">
                <text:p>800</text:p>
              </table:table-cell>
              <table:table-cell office:value-type="float" office:value="100237.75">
                <text:p>100237.75</text:p>
              </table:table-cell>
              <table:table-cell office:value-type="float" office:value="800">
                <text:p>800</text:p>
              </table:table-cell>
              <table:table-cell office:value-type="float" office:value="100643.25">
                <text:p>100643.25</text:p>
              </table:table-cell>
              <table:table-cell office:value-type="float" office:value="800">
                <text:p>800</text:p>
              </table:table-cell>
              <table:table-cell office:value-type="float" office:value="109084">
                <text:p>109084</text:p>
              </table:table-cell>
              <table:table-cell office:value-type="float" office:value="800">
                <text:p>800</text:p>
              </table:table-cell>
              <table:table-cell office:value-type="float" office:value="103950.25">
                <text:p>103950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">
                <text:p>900</text:p>
              </table:table-cell>
              <table:table-cell office:value-type="float" office:value="111010.25">
                <text:p>111010.25</text:p>
              </table:table-cell>
              <table:table-cell office:value-type="float" office:value="900">
                <text:p>900</text:p>
              </table:table-cell>
              <table:table-cell office:value-type="float" office:value="120448.25">
                <text:p>120448.25</text:p>
              </table:table-cell>
              <table:table-cell office:value-type="float" office:value="900">
                <text:p>900</text:p>
              </table:table-cell>
              <table:table-cell office:value-type="float" office:value="101210.75">
                <text:p>101210.75</text:p>
              </table:table-cell>
              <table:table-cell office:value-type="float" office:value="900">
                <text:p>900</text:p>
              </table:table-cell>
              <table:table-cell office:value-type="float" office:value="120901">
                <text:p>1209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">
                <text:p>1000</text:p>
              </table:table-cell>
              <table:table-cell office:value-type="float" office:value="108739">
                <text:p>108739</text:p>
              </table:table-cell>
              <table:table-cell office:value-type="float" office:value="1000">
                <text:p>1000</text:p>
              </table:table-cell>
              <table:table-cell office:value-type="float" office:value="128945">
                <text:p>128945</text:p>
              </table:table-cell>
              <table:table-cell office:value-type="float" office:value="1000">
                <text:p>1000</text:p>
              </table:table-cell>
              <table:table-cell office:value-type="float" office:value="125640.25">
                <text:p>125640.25</text:p>
              </table:table-cell>
              <table:table-cell office:value-type="float" office:value="1000">
                <text:p>1000</text:p>
              </table:table-cell>
              <table:table-cell office:value-type="float" office:value="123630.5">
                <text:p>123630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0">
                <text:p>2000</text:p>
              </table:table-cell>
              <table:table-cell office:value-type="float" office:value="211367.75">
                <text:p>211367.75</text:p>
              </table:table-cell>
              <table:table-cell office:value-type="float" office:value="2000">
                <text:p>2000</text:p>
              </table:table-cell>
              <table:table-cell office:value-type="float" office:value="220099.25">
                <text:p>220099.25</text:p>
              </table:table-cell>
              <table:table-cell office:value-type="float" office:value="2000">
                <text:p>2000</text:p>
              </table:table-cell>
              <table:table-cell office:value-type="float" office:value="226082.5">
                <text:p>226082.5</text:p>
              </table:table-cell>
              <table:table-cell office:value-type="float" office:value="2000">
                <text:p>2000</text:p>
              </table:table-cell>
              <table:table-cell office:value-type="float" office:value="237729">
                <text:p>2377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323035.75">
                <text:p>323035.75</text:p>
              </table:table-cell>
              <table:table-cell office:value-type="float" office:value="3000">
                <text:p>3000</text:p>
              </table:table-cell>
              <table:table-cell office:value-type="float" office:value="338865.75">
                <text:p>338865.75</text:p>
              </table:table-cell>
              <table:table-cell office:value-type="float" office:value="3000">
                <text:p>3000</text:p>
              </table:table-cell>
              <table:table-cell office:value-type="float" office:value="333372.75">
                <text:p>333372.75</text:p>
              </table:table-cell>
              <table:table-cell office:value-type="float" office:value="3000">
                <text:p>3000</text:p>
              </table:table-cell>
              <table:table-cell office:value-type="float" office:value="349172.5">
                <text:p>349172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00">
                <text:p>4000</text:p>
              </table:table-cell>
              <table:table-cell office:value-type="float" office:value="425538">
                <text:p>425538</text:p>
              </table:table-cell>
              <table:table-cell office:value-type="float" office:value="4000">
                <text:p>4000</text:p>
              </table:table-cell>
              <table:table-cell office:value-type="float" office:value="421781">
                <text:p>421781</text:p>
              </table:table-cell>
              <table:table-cell office:value-type="float" office:value="4000">
                <text:p>4000</text:p>
              </table:table-cell>
              <table:table-cell office:value-type="float" office:value="460630.25">
                <text:p>460630.25</text:p>
              </table:table-cell>
              <table:table-cell office:value-type="float" office:value="4000">
                <text:p>4000</text:p>
              </table:table-cell>
              <table:table-cell office:value-type="float" office:value="468616">
                <text:p>4686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00">
                <text:p>5000</text:p>
              </table:table-cell>
              <table:table-cell office:value-type="float" office:value="551402">
                <text:p>551402</text:p>
              </table:table-cell>
              <table:table-cell office:value-type="float" office:value="5000">
                <text:p>5000</text:p>
              </table:table-cell>
              <table:table-cell office:value-type="float" office:value="568370.5">
                <text:p>568370.5</text:p>
              </table:table-cell>
              <table:table-cell office:value-type="float" office:value="5000">
                <text:p>5000</text:p>
              </table:table-cell>
              <table:table-cell office:value-type="float" office:value="580631.5">
                <text:p>580631.5</text:p>
              </table:table-cell>
              <table:table-cell office:value-type="float" office:value="5000">
                <text:p>5000</text:p>
              </table:table-cell>
              <table:table-cell office:value-type="float" office:value="607496">
                <text:p>6074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00">
                <text:p>6000</text:p>
              </table:table-cell>
              <table:table-cell office:value-type="float" office:value="665058.5">
                <text:p>665058.5</text:p>
              </table:table-cell>
              <table:table-cell office:value-type="float" office:value="6000">
                <text:p>6000</text:p>
              </table:table-cell>
              <table:table-cell office:value-type="float" office:value="671067.25">
                <text:p>671067.25</text:p>
              </table:table-cell>
              <table:table-cell office:value-type="float" office:value="6000">
                <text:p>6000</text:p>
              </table:table-cell>
              <table:table-cell office:value-type="float" office:value="685896">
                <text:p>685896</text:p>
              </table:table-cell>
              <table:table-cell office:value-type="float" office:value="6000">
                <text:p>6000</text:p>
              </table:table-cell>
              <table:table-cell office:value-type="float" office:value="712267">
                <text:p>7122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767657.75">
                <text:p>767657.75</text:p>
              </table:table-cell>
              <table:table-cell office:value-type="float" office:value="7000">
                <text:p>7000</text:p>
              </table:table-cell>
              <table:table-cell office:value-type="float" office:value="792637.75">
                <text:p>792637.75</text:p>
              </table:table-cell>
              <table:table-cell office:value-type="float" office:value="7000">
                <text:p>7000</text:p>
              </table:table-cell>
              <table:table-cell office:value-type="float" office:value="813705.75">
                <text:p>813705.75</text:p>
              </table:table-cell>
              <table:table-cell office:value-type="float" office:value="7000">
                <text:p>7000</text:p>
              </table:table-cell>
              <table:table-cell office:value-type="float" office:value="816639.75">
                <text:p>816639.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000">
                <text:p>8000</text:p>
              </table:table-cell>
              <table:table-cell office:value-type="float" office:value="896912.5">
                <text:p>896912.5</text:p>
              </table:table-cell>
              <table:table-cell office:value-type="float" office:value="8000">
                <text:p>8000</text:p>
              </table:table-cell>
              <table:table-cell office:value-type="float" office:value="937043.75">
                <text:p>937043.75</text:p>
              </table:table-cell>
              <table:table-cell office:value-type="float" office:value="8000">
                <text:p>8000</text:p>
              </table:table-cell>
              <table:table-cell office:value-type="float" office:value="900717.5">
                <text:p>900717.5</text:p>
              </table:table-cell>
              <table:table-cell office:value-type="float" office:value="8000">
                <text:p>8000</text:p>
              </table:table-cell>
              <table:table-cell office:value-type="float" office:value="967994">
                <text:p>9679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00">
                <text:p>9000</text:p>
              </table:table-cell>
              <table:table-cell office:value-type="float" office:value="1021697.75">
                <text:p>1021697.75</text:p>
              </table:table-cell>
              <table:table-cell office:value-type="float" office:value="9000">
                <text:p>9000</text:p>
              </table:table-cell>
              <table:table-cell office:value-type="float" office:value="1039176.5">
                <text:p>1039176.5</text:p>
              </table:table-cell>
              <table:table-cell office:value-type="float" office:value="9000">
                <text:p>9000</text:p>
              </table:table-cell>
              <table:table-cell office:value-type="float" office:value="1020662">
                <text:p>1020662</text:p>
              </table:table-cell>
              <table:table-cell office:value-type="float" office:value="9000">
                <text:p>9000</text:p>
              </table:table-cell>
              <table:table-cell office:value-type="float" office:value="1115987">
                <text:p>11159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0">
                <text:p>10000</text:p>
              </table:table-cell>
              <table:table-cell office:value-type="float" office:value="1083841">
                <text:p>1083841</text:p>
              </table:table-cell>
              <table:table-cell office:value-type="float" office:value="10000">
                <text:p>10000</text:p>
              </table:table-cell>
              <table:table-cell office:value-type="float" office:value="1094612">
                <text:p>1094612</text:p>
              </table:table-cell>
              <table:table-cell office:value-type="float" office:value="10000">
                <text:p>10000</text:p>
              </table:table-cell>
              <table:table-cell office:value-type="float" office:value="1157634.75">
                <text:p>1157634.75</text:p>
              </table:table-cell>
              <table:table-cell office:value-type="float" office:value="10000">
                <text:p>10000</text:p>
              </table:table-cell>
              <table:table-cell office:value-type="float" office:value="1206390.75">
                <text:p>1206390.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0">
                <text:p>20000</text:p>
              </table:table-cell>
              <table:table-cell office:value-type="float" office:value="2203999.5">
                <text:p>2203999.5</text:p>
              </table:table-cell>
              <table:table-cell office:value-type="float" office:value="20000">
                <text:p>20000</text:p>
              </table:table-cell>
              <table:table-cell office:value-type="float" office:value="2214974.25">
                <text:p>2214974.25</text:p>
              </table:table-cell>
              <table:table-cell office:value-type="float" office:value="20000">
                <text:p>20000</text:p>
              </table:table-cell>
              <table:table-cell office:value-type="float" office:value="2237526.75">
                <text:p>2237526.75</text:p>
              </table:table-cell>
              <table:table-cell office:value-type="float" office:value="20000">
                <text:p>20000</text:p>
              </table:table-cell>
              <table:table-cell office:value-type="float" office:value="2440088.25">
                <text:p>2440088.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000">
                <text:p>30000</text:p>
              </table:table-cell>
              <table:table-cell office:value-type="float" office:value="3416484">
                <text:p>3416484</text:p>
              </table:table-cell>
              <table:table-cell office:value-type="float" office:value="30000">
                <text:p>30000</text:p>
              </table:table-cell>
              <table:table-cell office:value-type="float" office:value="3335552.25">
                <text:p>3335552.25</text:p>
              </table:table-cell>
              <table:table-cell office:value-type="float" office:value="30000">
                <text:p>30000</text:p>
              </table:table-cell>
              <table:table-cell office:value-type="float" office:value="3412488.5">
                <text:p>3412488.5</text:p>
              </table:table-cell>
              <table:table-cell office:value-type="float" office:value="30000">
                <text:p>30000</text:p>
              </table:table-cell>
              <table:table-cell office:value-type="float" office:value="3690811.75">
                <text:p>3690811.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">
                <text:p>40000</text:p>
              </table:table-cell>
              <table:table-cell office:value-type="float" office:value="4657441">
                <text:p>4657441</text:p>
              </table:table-cell>
              <table:table-cell office:value-type="float" office:value="40000">
                <text:p>40000</text:p>
              </table:table-cell>
              <table:table-cell office:value-type="float" office:value="4388799">
                <text:p>4388799</text:p>
              </table:table-cell>
              <table:table-cell office:value-type="float" office:value="40000">
                <text:p>40000</text:p>
              </table:table-cell>
              <table:table-cell office:value-type="float" office:value="5042890.66666667">
                <text:p>5042890.66666667</text:p>
              </table:table-cell>
              <table:table-cell office:value-type="float" office:value="40000">
                <text:p>40000</text:p>
              </table:table-cell>
              <table:table-cell office:value-type="float" office:value="4736665.75">
                <text:p>4736665.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000">
                <text:p>50000</text:p>
              </table:table-cell>
              <table:table-cell office:value-type="float" office:value="5491660">
                <text:p>5491660</text:p>
              </table:table-cell>
              <table:table-cell office:value-type="float" office:value="50000">
                <text:p>50000</text:p>
              </table:table-cell>
              <table:table-cell office:value-type="float" office:value="5579193.25">
                <text:p>5579193.25</text:p>
              </table:table-cell>
              <table:table-cell office:value-type="float" office:value="50000">
                <text:p>50000</text:p>
              </table:table-cell>
              <table:table-cell office:value-type="float" office:value="5688552.5">
                <text:p>5688552.5</text:p>
              </table:table-cell>
              <table:table-cell office:value-type="float" office:value="50000">
                <text:p>50000</text:p>
              </table:table-cell>
              <table:table-cell office:value-type="float" office:value="6051210.5">
                <text:p>6051210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0000">
                <text:p>60000</text:p>
              </table:table-cell>
              <table:table-cell office:value-type="float" office:value="6507118.25">
                <text:p>6507118.25</text:p>
              </table:table-cell>
              <table:table-cell office:value-type="float" office:value="60000">
                <text:p>60000</text:p>
              </table:table-cell>
              <table:table-cell office:value-type="float" office:value="6859644.75">
                <text:p>6859644.75</text:p>
              </table:table-cell>
              <table:table-cell office:value-type="float" office:value="60000">
                <text:p>60000</text:p>
              </table:table-cell>
              <table:table-cell office:value-type="float" office:value="6972779.66666667">
                <text:p>6972779.66666667</text:p>
              </table:table-cell>
              <table:table-cell office:value-type="float" office:value="60000">
                <text:p>60000</text:p>
              </table:table-cell>
              <table:table-cell office:value-type="float" office:value="7305219">
                <text:p>73052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000">
                <text:p>70000</text:p>
              </table:table-cell>
              <table:table-cell office:value-type="float" office:value="7569694.5">
                <text:p>7569694.5</text:p>
              </table:table-cell>
              <table:table-cell office:value-type="float" office:value="70000">
                <text:p>70000</text:p>
              </table:table-cell>
              <table:table-cell office:value-type="float" office:value="7951349.25">
                <text:p>7951349.25</text:p>
              </table:table-cell>
              <table:table-cell office:value-type="float" office:value="70000">
                <text:p>70000</text:p>
              </table:table-cell>
              <table:table-cell office:value-type="float" office:value="7979367.33333333">
                <text:p>7979367.33333333</text:p>
              </table:table-cell>
              <table:table-cell office:value-type="float" office:value="70000">
                <text:p>70000</text:p>
              </table:table-cell>
              <table:table-cell office:value-type="float" office:value="8468510.5">
                <text:p>8468510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0000">
                <text:p>80000</text:p>
              </table:table-cell>
              <table:table-cell office:value-type="float" office:value="8762892.25">
                <text:p>8762892.25</text:p>
              </table:table-cell>
              <table:table-cell office:value-type="float" office:value="80000">
                <text:p>80000</text:p>
              </table:table-cell>
              <table:table-cell office:value-type="float" office:value="9274714">
                <text:p>9274714</text:p>
              </table:table-cell>
              <table:table-cell office:value-type="float" office:value="80000">
                <text:p>80000</text:p>
              </table:table-cell>
              <table:table-cell office:value-type="float" office:value="9036922.33333334">
                <text:p>9036922.33333334</text:p>
              </table:table-cell>
              <table:table-cell office:value-type="float" office:value="80000">
                <text:p>80000</text:p>
              </table:table-cell>
              <table:table-cell office:value-type="float" office:value="9771690.33333333">
                <text:p>9771690.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000">
                <text:p>90000</text:p>
              </table:table-cell>
              <table:table-cell office:value-type="float" office:value="10024704.5">
                <text:p>10024704.5</text:p>
              </table:table-cell>
              <table:table-cell office:value-type="float" office:value="90000">
                <text:p>90000</text:p>
              </table:table-cell>
              <table:table-cell office:value-type="float" office:value="10853626.6666667">
                <text:p>10853626.6666667</text:p>
              </table:table-cell>
              <table:table-cell office:value-type="float" office:value="90000">
                <text:p>90000</text:p>
              </table:table-cell>
              <table:table-cell office:value-type="float" office:value="10241399.3333333">
                <text:p>10241399.3333333</text:p>
              </table:table-cell>
              <table:table-cell office:value-type="float" office:value="90000">
                <text:p>90000</text:p>
              </table:table-cell>
              <table:table-cell office:value-type="float" office:value="11275804">
                <text:p>112758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000">
                <text:p>100000</text:p>
              </table:table-cell>
              <table:table-cell office:value-type="float" office:value="10889887">
                <text:p>10889887</text:p>
              </table:table-cell>
              <table:table-cell office:value-type="float" office:value="100000">
                <text:p>100000</text:p>
              </table:table-cell>
              <table:table-cell office:value-type="float" office:value="11279946.3333333">
                <text:p>11279946.3333333</text:p>
              </table:table-cell>
              <table:table-cell office:value-type="float" office:value="100000">
                <text:p>100000</text:p>
              </table:table-cell>
              <table:table-cell office:value-type="float" office:value="11259528.25">
                <text:p>11259528.25</text:p>
              </table:table-cell>
              <table:table-cell office:value-type="float" office:value="100000">
                <text:p>100000</text:p>
              </table:table-cell>
              <table:table-cell office:value-type="float" office:value="12331368.6666667">
                <text:p>12331368.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0000">
                <text:p>200000</text:p>
              </table:table-cell>
              <table:table-cell office:value-type="float" office:value="22376801.6666667">
                <text:p>22376801.6666667</text:p>
              </table:table-cell>
              <table:table-cell office:value-type="float" office:value="200000">
                <text:p>200000</text:p>
              </table:table-cell>
              <table:table-cell office:value-type="float" office:value="22956950">
                <text:p>22956950</text:p>
              </table:table-cell>
              <table:table-cell office:value-type="float" office:value="200000">
                <text:p>200000</text:p>
              </table:table-cell>
              <table:table-cell office:value-type="float" office:value="24533081.6666667">
                <text:p>24533081.6666667</text:p>
              </table:table-cell>
              <table:table-cell office:value-type="float" office:value="200000">
                <text:p>200000</text:p>
              </table:table-cell>
              <table:table-cell office:value-type="float" office:value="24654416.3333333">
                <text:p>24654416.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0000">
                <text:p>300000</text:p>
              </table:table-cell>
              <table:table-cell office:value-type="float" office:value="35854845.3333333">
                <text:p>35854845.3333333</text:p>
              </table:table-cell>
              <table:table-cell office:value-type="float" office:value="300000">
                <text:p>300000</text:p>
              </table:table-cell>
              <table:table-cell office:value-type="float" office:value="40506246.3333333">
                <text:p>40506246.3333333</text:p>
              </table:table-cell>
              <table:table-cell office:value-type="float" office:value="300000">
                <text:p>300000</text:p>
              </table:table-cell>
              <table:table-cell office:value-type="float" office:value="44966452.5">
                <text:p>44966452.5</text:p>
              </table:table-cell>
              <table:table-cell office:value-type="float" office:value="300000">
                <text:p>300000</text:p>
              </table:table-cell>
              <table:table-cell office:value-type="float" office:value="45931268">
                <text:p>459312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0000">
                <text:p>400000</text:p>
              </table:table-cell>
              <table:table-cell office:value-type="float" office:value="56034697.5">
                <text:p>56034697.5</text:p>
              </table:table-cell>
              <table:table-cell office:value-type="float" office:value="400000">
                <text:p>400000</text:p>
              </table:table-cell>
              <table:table-cell office:value-type="float" office:value="58480015">
                <text:p>58480015</text:p>
              </table:table-cell>
              <table:table-cell office:value-type="float" office:value="400000">
                <text:p>400000</text:p>
              </table:table-cell>
              <table:table-cell office:value-type="float" office:value="58815776.5">
                <text:p>58815776.5</text:p>
              </table:table-cell>
              <table:table-cell office:value-type="float" office:value="400000">
                <text:p>400000</text:p>
              </table:table-cell>
              <table:table-cell office:value-type="float" office:value="61428182.5">
                <text:p>61428182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00">
                <text:p>500000</text:p>
              </table:table-cell>
              <table:table-cell office:value-type="float" office:value="68054155">
                <text:p>68054155</text:p>
              </table:table-cell>
              <table:table-cell office:value-type="float" office:value="500000">
                <text:p>500000</text:p>
              </table:table-cell>
              <table:table-cell office:value-type="float" office:value="130203492.5">
                <text:p>130203492.5</text:p>
              </table:table-cell>
              <table:table-cell office:value-type="float" office:value="500000">
                <text:p>500000</text:p>
              </table:table-cell>
              <table:table-cell office:value-type="float" office:value="194460832">
                <text:p>194460832</text:p>
              </table:table-cell>
              <table:table-cell office:value-type="float" office:value="500000">
                <text:p>500000</text:p>
              </table:table-cell>
              <table:table-cell office:value-type="float" office:value="204202128">
                <text:p>2042021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0000">
                <text:p>600000</text:p>
              </table:table-cell>
              <table:table-cell office:value-type="float" office:value="212900237">
                <text:p>212900237</text:p>
              </table:table-cell>
              <table:table-cell office:value-type="float" office:value="600000">
                <text:p>600000</text:p>
              </table:table-cell>
              <table:table-cell office:value-type="float" office:value="86879579.5">
                <text:p>86879579.5</text:p>
              </table:table-cell>
              <table:table-cell office:value-type="float" office:value="600000">
                <text:p>600000</text:p>
              </table:table-cell>
              <table:table-cell office:value-type="float" office:value="89422966.5">
                <text:p>89422966.5</text:p>
              </table:table-cell>
              <table:table-cell office:value-type="float" office:value="600000">
                <text:p>600000</text:p>
              </table:table-cell>
              <table:table-cell office:value-type="float" office:value="93005222.5">
                <text:p>93005222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00000">
                <text:p>700000</text:p>
              </table:table-cell>
              <table:table-cell office:value-type="float" office:value="97586828.5">
                <text:p>97586828.5</text:p>
              </table:table-cell>
              <table:table-cell office:value-type="float" office:value="700000">
                <text:p>700000</text:p>
              </table:table-cell>
              <table:table-cell office:value-type="float" office:value="224567766">
                <text:p>224567766</text:p>
              </table:table-cell>
              <table:table-cell office:value-type="float" office:value="700000">
                <text:p>700000</text:p>
              </table:table-cell>
              <table:table-cell office:value-type="float" office:value="232638737">
                <text:p>232638737</text:p>
              </table:table-cell>
              <table:table-cell office:value-type="float" office:value="700000">
                <text:p>700000</text:p>
              </table:table-cell>
              <table:table-cell office:value-type="float" office:value="229580794">
                <text:p>2295807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00000">
                <text:p>800000</text:p>
              </table:table-cell>
              <table:table-cell office:value-type="float" office:value="110843432.5">
                <text:p>110843432.5</text:p>
              </table:table-cell>
              <table:table-cell office:value-type="float" office:value="800000">
                <text:p>800000</text:p>
              </table:table-cell>
              <table:table-cell office:value-type="float" office:value="313080596">
                <text:p>313080596</text:p>
              </table:table-cell>
              <table:table-cell office:value-type="float" office:value="800000">
                <text:p>800000</text:p>
              </table:table-cell>
              <table:table-cell office:value-type="float" office:value="315743608">
                <text:p>315743608</text:p>
              </table:table-cell>
              <table:table-cell office:value-type="float" office:value="800000">
                <text:p>800000</text:p>
              </table:table-cell>
              <table:table-cell office:value-type="float" office:value="329846613">
                <text:p>3298466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00000">
                <text:p>900000</text:p>
              </table:table-cell>
              <table:table-cell office:value-type="float" office:value="265584465">
                <text:p>265584465</text:p>
              </table:table-cell>
              <table:table-cell office:value-type="float" office:value="900000">
                <text:p>900000</text:p>
              </table:table-cell>
              <table:table-cell office:value-type="float" office:value="281581624">
                <text:p>281581624</text:p>
              </table:table-cell>
              <table:table-cell office:value-type="float" office:value="900000">
                <text:p>900000</text:p>
              </table:table-cell>
              <table:table-cell office:value-type="float" office:value="263538821">
                <text:p>263538821</text:p>
              </table:table-cell>
              <table:table-cell office:value-type="float" office:value="900000">
                <text:p>900000</text:p>
              </table:table-cell>
              <table:table-cell office:value-type="float" office:value="278789475">
                <text:p>2787894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0000">
                <text:p>1000000</text:p>
              </table:table-cell>
              <table:table-cell office:value-type="float" office:value="295527303">
                <text:p>295527303</text:p>
              </table:table-cell>
              <table:table-cell office:value-type="float" office:value="1000000">
                <text:p>1000000</text:p>
              </table:table-cell>
              <table:table-cell office:value-type="float" office:value="293389866">
                <text:p>293389866</text:p>
              </table:table-cell>
              <table:table-cell office:value-type="float" office:value="1000000">
                <text:p>1000000</text:p>
              </table:table-cell>
              <table:table-cell office:value-type="float" office:value="277373014">
                <text:p>277373014</text:p>
              </table:table-cell>
              <table:table-cell office:value-type="float" office:value="1000000">
                <text:p>1000000</text:p>
              </table:table-cell>
              <table:table-cell office:value-type="float" office:value="282167786">
                <text:p>2821677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0.4$Linux_X86_64 LibreOffice_project/20$Build-4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